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layout-cache" manifest:media-type="application/binary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38d" officeooo:paragraph-rsid="0005138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:</text:p>
      <text:p text:style-name="P1"/>
      <text:p text:style-name="P1"><draw:frame draw:style-name="fr1" draw:name="Object1" text:anchor-type="paragraph" svg:width="3.6984in" svg:height="2.05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: </text:p>
      <text:p text:style-name="P1"><draw:frame draw:style-name="fr1" draw:name="Object2" text:anchor-type="paragraph" svg:width="4.7846in" svg:height="2.6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:</text:p>
      <text:p text:style-name="P1"><draw:frame draw:style-name="fr1" draw:name="Object3" text:anchor-type="paragraph" svg:width="4.2665in" svg:height="2.37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H:</text:p>
      <text:p text:style-name="P1"><draw:frame draw:style-name="fr2" draw:name="Object4" text:anchor-type="paragraph" svg:width="3.3283in" svg:height="1.851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Object5" text:anchor-type="paragraph" svg:x="1.839in" svg:y="0.1256in" svg:width="3.3283in" svg:height="1.851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6" text:anchor-type="paragraph" svg:width="3.3283in" svg:height="1.851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HLS</text:p>
      <text:p text:style-name="P1"/>
      <text:p text:style-name="P1"><draw:frame draw:style-name="fr1" draw:name="Object7" text:anchor-type="paragraph" svg:width="3.3283in" svg:height="1.85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8" text:anchor-type="paragraph" svg:width="3.3283in" svg:height="1.8516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9" text:anchor-type="paragraph" svg:width="3.3283in" svg:height="1.8516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ab</text:p>
      <text:p text:style-name="P1"/>
      <text:p text:style-name="P1"/>
      <text:p text:style-name="P1"><draw:frame draw:style-name="fr1" draw:name="Object10" text:anchor-type="paragraph" svg:width="3.3283in" svg:height="1.851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1" text:anchor-type="paragraph" svg:width="3.3283in" svg:height="1.8516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2" text:anchor-type="paragraph" svg:width="3.3283in" svg:height="1.8516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UV</text:p>
      <text:p text:style-name="P1"/>
      <text:p text:style-name="P1"/>
      <text:p text:style-name="P1"><draw:frame draw:style-name="fr1" draw:name="Object13" text:anchor-type="paragraph" svg:width="3.3283in" svg:height="1.8516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4" text:anchor-type="paragraph" svg:width="3.3283in" svg:height="1.8516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3" draw:name="Object15" text:anchor-type="paragraph" svg:x="1.5681in" svg:y="2.2083in" svg:width="3.3283in" svg:height="1.8516in" draw:z-index="14"><draw:object xlink:href="./Object 15" xlink:type="simple" xlink:show="embed" xlink:actuate="onLoad"/><draw:image xlink:href="./ObjectReplacements/Object 1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7:55:10.428060700</meta:creation-date>
    <dc:date>2019-09-04T06:44:45.027483920</dc:date>
    <meta:editing-duration>PT12H8M42S</meta:editing-duration>
    <meta:editing-cycles>2</meta:editing-cycles>
    <meta:generator>LibreOffice/6.2.6.2$Linux_X86_64 LibreOffice_project/20$Build-2</meta:generator>
    <meta:document-statistic meta:table-count="0" meta:image-count="0" meta:object-count="15" meta:page-count="5" meta:paragraph-count="7" meta:word-count="7" meta:character-count="18" meta:non-whitespace-character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94cm" svg:height="5.226cm" xlink:href="." xlink:type="simple" chart:class="chart:scatter" chart:style-name="ch1">
        <chart:legend chart:legend-position="end" svg:x="7.686cm" svg:y="1.567cm" style:legend-expansion="high" chart:style-name="ch2"/>
        <chart:plot-area chart:style-name="ch3" chart:data-source-has-labels="both" svg:x="0.187cm" svg:y="0.104cm" svg:width="7.312cm" svg:height="5.018cm">
          <chartooo:coordinate-region svg:x="1.549cm" svg:y="0.303cm" svg:width="5.485cm" svg:height="4.172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9">
                <text:p>877899</text:p>
              </table:table-cell>
              <table:table-cell office:value-type="float" office:value="877897">
                <text:p>877897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7">
                <text:p>877897</text:p>
              </table:table-cell>
              <table:table-cell office:value-type="float" office:value="877891">
                <text:p>877891</text:p>
              </table:table-cell>
              <table:table-cell office:value-type="float" office:value="877897">
                <text:p>877897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92">
                <text:p>877892</text:p>
              </table:table-cell>
              <table:table-cell office:value-type="float" office:value="877887">
                <text:p>877887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92">
                <text:p>877892</text:p>
              </table:table-cell>
              <table:table-cell office:value-type="float" office:value="877885">
                <text:p>877885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83">
                <text:p>877883</text:p>
              </table:table-cell>
              <table:table-cell office:value-type="float" office:value="877879">
                <text:p>877879</text:p>
              </table:table-cell>
              <table:table-cell office:value-type="float" office:value="877889">
                <text:p>877889</text:p>
              </table:table-cell>
              <table:table-cell office:value-type="float" office:value="877886">
                <text:p>87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83">
                <text:p>877883</text:p>
              </table:table-cell>
              <table:table-cell office:value-type="float" office:value="877877">
                <text:p>877877</text:p>
              </table:table-cell>
              <table:table-cell office:value-type="float" office:value="877883">
                <text:p>877883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81">
                <text:p>877881</text:p>
              </table:table-cell>
              <table:table-cell office:value-type="float" office:value="877870">
                <text:p>877870</text:p>
              </table:table-cell>
              <table:table-cell office:value-type="float" office:value="877881">
                <text:p>877881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76">
                <text:p>877876</text:p>
              </table:table-cell>
              <table:table-cell office:value-type="float" office:value="877851">
                <text:p>877851</text:p>
              </table:table-cell>
              <table:table-cell office:value-type="float" office:value="877880">
                <text:p>877880</text:p>
              </table:table-cell>
              <table:table-cell office:value-type="float" office:value="877878">
                <text:p>877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3">
                <text:p>877873</text:p>
              </table:table-cell>
              <table:table-cell office:value-type="float" office:value="877654">
                <text:p>877654</text:p>
              </table:table-cell>
              <table:table-cell office:value-type="float" office:value="877876">
                <text:p>877876</text:p>
              </table:table-cell>
              <table:table-cell office:value-type="float" office:value="877877">
                <text:p>877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69">
                <text:p>877869</text:p>
              </table:table-cell>
              <table:table-cell office:value-type="float" office:value="876274">
                <text:p>876274</text:p>
              </table:table-cell>
              <table:table-cell office:value-type="float" office:value="877873">
                <text:p>877873</text:p>
              </table:table-cell>
              <table:table-cell office:value-type="float" office:value="877872">
                <text:p>877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68">
                <text:p>877868</text:p>
              </table:table-cell>
              <table:table-cell office:value-type="float" office:value="873316">
                <text:p>873316</text:p>
              </table:table-cell>
              <table:table-cell office:value-type="float" office:value="877872">
                <text:p>877872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799">
                <text:p>877799</text:p>
              </table:table-cell>
              <table:table-cell office:value-type="float" office:value="870341">
                <text:p>870341</text:p>
              </table:table-cell>
              <table:table-cell office:value-type="float" office:value="877869">
                <text:p>877869</text:p>
              </table:table-cell>
              <table:table-cell office:value-type="float" office:value="877869">
                <text:p>87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638">
                <text:p>877638</text:p>
              </table:table-cell>
              <table:table-cell office:value-type="float" office:value="867854">
                <text:p>867854</text:p>
              </table:table-cell>
              <table:table-cell office:value-type="float" office:value="877867">
                <text:p>877867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459">
                <text:p>877459</text:p>
              </table:table-cell>
              <table:table-cell office:value-type="float" office:value="865983">
                <text:p>865983</text:p>
              </table:table-cell>
              <table:table-cell office:value-type="float" office:value="877864">
                <text:p>877864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295">
                <text:p>877295</text:p>
              </table:table-cell>
              <table:table-cell office:value-type="float" office:value="864494">
                <text:p>864494</text:p>
              </table:table-cell>
              <table:table-cell office:value-type="float" office:value="877861">
                <text:p>877861</text:p>
              </table:table-cell>
              <table:table-cell office:value-type="float" office:value="877862">
                <text:p>877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167">
                <text:p>877167</text:p>
              </table:table-cell>
              <table:table-cell office:value-type="float" office:value="863312">
                <text:p>863312</text:p>
              </table:table-cell>
              <table:table-cell office:value-type="float" office:value="877857">
                <text:p>877857</text:p>
              </table:table-cell>
              <table:table-cell office:value-type="float" office:value="877857">
                <text:p>87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024">
                <text:p>877024</text:p>
              </table:table-cell>
              <table:table-cell office:value-type="float" office:value="862296">
                <text:p>862296</text:p>
              </table:table-cell>
              <table:table-cell office:value-type="float" office:value="877854">
                <text:p>877854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6808">
                <text:p>876808</text:p>
              </table:table-cell>
              <table:table-cell office:value-type="float" office:value="861480">
                <text:p>861480</text:p>
              </table:table-cell>
              <table:table-cell office:value-type="float" office:value="877851">
                <text:p>877851</text:p>
              </table:table-cell>
              <table:table-cell office:value-type="float" office:value="877849">
                <text:p>877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6541">
                <text:p>876541</text:p>
              </table:table-cell>
              <table:table-cell office:value-type="float" office:value="860710">
                <text:p>860710</text:p>
              </table:table-cell>
              <table:table-cell office:value-type="float" office:value="877848">
                <text:p>877848</text:p>
              </table:table-cell>
              <table:table-cell office:value-type="float" office:value="877848">
                <text:p>877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5545">
                <text:p>875545</text:p>
              </table:table-cell>
              <table:table-cell office:value-type="float" office:value="859978">
                <text:p>859978</text:p>
              </table:table-cell>
              <table:table-cell office:value-type="float" office:value="877846">
                <text:p>877846</text:p>
              </table:table-cell>
              <table:table-cell office:value-type="float" office:value="877846">
                <text:p>877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4305">
                <text:p>874305</text:p>
              </table:table-cell>
              <table:table-cell office:value-type="float" office:value="859260">
                <text:p>859260</text:p>
              </table:table-cell>
              <table:table-cell office:value-type="float" office:value="877843">
                <text:p>877843</text:p>
              </table:table-cell>
              <table:table-cell office:value-type="float" office:value="877841">
                <text:p>877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2736">
                <text:p>872736</text:p>
              </table:table-cell>
              <table:table-cell office:value-type="float" office:value="858670">
                <text:p>858670</text:p>
              </table:table-cell>
              <table:table-cell office:value-type="float" office:value="877840">
                <text:p>877840</text:p>
              </table:table-cell>
              <table:table-cell office:value-type="float" office:value="877840">
                <text:p>877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0857">
                <text:p>870857</text:p>
              </table:table-cell>
              <table:table-cell office:value-type="float" office:value="858116">
                <text:p>858116</text:p>
              </table:table-cell>
              <table:table-cell office:value-type="float" office:value="877837">
                <text:p>877837</text:p>
              </table:table-cell>
              <table:table-cell office:value-type="float" office:value="877835">
                <text:p>877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68367">
                <text:p>868367</text:p>
              </table:table-cell>
              <table:table-cell office:value-type="float" office:value="857569">
                <text:p>857569</text:p>
              </table:table-cell>
              <table:table-cell office:value-type="float" office:value="877835">
                <text:p>877835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66225">
                <text:p>866225</text:p>
              </table:table-cell>
              <table:table-cell office:value-type="float" office:value="857041">
                <text:p>857041</text:p>
              </table:table-cell>
              <table:table-cell office:value-type="float" office:value="877832">
                <text:p>877832</text:p>
              </table:table-cell>
              <table:table-cell office:value-type="float" office:value="877832">
                <text:p>877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64650">
                <text:p>864650</text:p>
              </table:table-cell>
              <table:table-cell office:value-type="float" office:value="856485">
                <text:p>856485</text:p>
              </table:table-cell>
              <table:table-cell office:value-type="float" office:value="877829">
                <text:p>877829</text:p>
              </table:table-cell>
              <table:table-cell office:value-type="float" office:value="877828">
                <text:p>877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63562">
                <text:p>863562</text:p>
              </table:table-cell>
              <table:table-cell office:value-type="float" office:value="855949">
                <text:p>855949</text:p>
              </table:table-cell>
              <table:table-cell office:value-type="float" office:value="877825">
                <text:p>877825</text:p>
              </table:table-cell>
              <table:table-cell office:value-type="float" office:value="877822">
                <text:p>877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62784">
                <text:p>862784</text:p>
              </table:table-cell>
              <table:table-cell office:value-type="float" office:value="855423">
                <text:p>855423</text:p>
              </table:table-cell>
              <table:table-cell office:value-type="float" office:value="877823">
                <text:p>877823</text:p>
              </table:table-cell>
              <table:table-cell office:value-type="float" office:value="877822">
                <text:p>877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62245">
                <text:p>862245</text:p>
              </table:table-cell>
              <table:table-cell office:value-type="float" office:value="854875">
                <text:p>854875</text:p>
              </table:table-cell>
              <table:table-cell office:value-type="float" office:value="877819">
                <text:p>877819</text:p>
              </table:table-cell>
              <table:table-cell office:value-type="float" office:value="877817">
                <text:p>877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61762">
                <text:p>861762</text:p>
              </table:table-cell>
              <table:table-cell office:value-type="float" office:value="854262">
                <text:p>854262</text:p>
              </table:table-cell>
              <table:table-cell office:value-type="float" office:value="877816">
                <text:p>877816</text:p>
              </table:table-cell>
              <table:table-cell office:value-type="float" office:value="877816">
                <text:p>877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61318">
                <text:p>861318</text:p>
              </table:table-cell>
              <table:table-cell office:value-type="float" office:value="853597">
                <text:p>853597</text:p>
              </table:table-cell>
              <table:table-cell office:value-type="float" office:value="877814">
                <text:p>877814</text:p>
              </table:table-cell>
              <table:table-cell office:value-type="float" office:value="877814">
                <text:p>877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60895">
                <text:p>860895</text:p>
              </table:table-cell>
              <table:table-cell office:value-type="float" office:value="852868">
                <text:p>852868</text:p>
              </table:table-cell>
              <table:table-cell office:value-type="float" office:value="877812">
                <text:p>877812</text:p>
              </table:table-cell>
              <table:table-cell office:value-type="float" office:value="877810">
                <text:p>8778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60451">
                <text:p>860451</text:p>
              </table:table-cell>
              <table:table-cell office:value-type="float" office:value="852056">
                <text:p>852056</text:p>
              </table:table-cell>
              <table:table-cell office:value-type="float" office:value="877809">
                <text:p>877809</text:p>
              </table:table-cell>
              <table:table-cell office:value-type="float" office:value="877808">
                <text:p>877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60063">
                <text:p>860063</text:p>
              </table:table-cell>
              <table:table-cell office:value-type="float" office:value="851288">
                <text:p>851288</text:p>
              </table:table-cell>
              <table:table-cell office:value-type="float" office:value="877808">
                <text:p>877808</text:p>
              </table:table-cell>
              <table:table-cell office:value-type="float" office:value="877806">
                <text:p>877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59699">
                <text:p>859699</text:p>
              </table:table-cell>
              <table:table-cell office:value-type="float" office:value="850527">
                <text:p>850527</text:p>
              </table:table-cell>
              <table:table-cell office:value-type="float" office:value="877806">
                <text:p>877806</text:p>
              </table:table-cell>
              <table:table-cell office:value-type="float" office:value="877803">
                <text:p>877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59351">
                <text:p>859351</text:p>
              </table:table-cell>
              <table:table-cell office:value-type="float" office:value="849812">
                <text:p>849812</text:p>
              </table:table-cell>
              <table:table-cell office:value-type="float" office:value="877804">
                <text:p>877804</text:p>
              </table:table-cell>
              <table:table-cell office:value-type="float" office:value="877799">
                <text:p>877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59089">
                <text:p>859089</text:p>
              </table:table-cell>
              <table:table-cell office:value-type="float" office:value="849078">
                <text:p>849078</text:p>
              </table:table-cell>
              <table:table-cell office:value-type="float" office:value="877803">
                <text:p>877803</text:p>
              </table:table-cell>
              <table:table-cell office:value-type="float" office:value="877797">
                <text:p>877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58833">
                <text:p>858833</text:p>
              </table:table-cell>
              <table:table-cell office:value-type="float" office:value="848364">
                <text:p>848364</text:p>
              </table:table-cell>
              <table:table-cell office:value-type="float" office:value="877798">
                <text:p>877798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58602">
                <text:p>858602</text:p>
              </table:table-cell>
              <table:table-cell office:value-type="float" office:value="847645">
                <text:p>847645</text:p>
              </table:table-cell>
              <table:table-cell office:value-type="float" office:value="877796">
                <text:p>877796</text:p>
              </table:table-cell>
              <table:table-cell office:value-type="float" office:value="877794">
                <text:p>877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58417">
                <text:p>858417</text:p>
              </table:table-cell>
              <table:table-cell office:value-type="float" office:value="846971">
                <text:p>846971</text:p>
              </table:table-cell>
              <table:table-cell office:value-type="float" office:value="877794">
                <text:p>877794</text:p>
              </table:table-cell>
              <table:table-cell office:value-type="float" office:value="877792">
                <text:p>877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58234">
                <text:p>858234</text:p>
              </table:table-cell>
              <table:table-cell office:value-type="float" office:value="846221">
                <text:p>846221</text:p>
              </table:table-cell>
              <table:table-cell office:value-type="float" office:value="877793">
                <text:p>877793</text:p>
              </table:table-cell>
              <table:table-cell office:value-type="float" office:value="877790">
                <text:p>8777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8022">
                <text:p>858022</text:p>
              </table:table-cell>
              <table:table-cell office:value-type="float" office:value="845447">
                <text:p>845447</text:p>
              </table:table-cell>
              <table:table-cell office:value-type="float" office:value="877793">
                <text:p>877793</text:p>
              </table:table-cell>
              <table:table-cell office:value-type="float" office:value="877788">
                <text:p>877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57876">
                <text:p>857876</text:p>
              </table:table-cell>
              <table:table-cell office:value-type="float" office:value="844729">
                <text:p>844729</text:p>
              </table:table-cell>
              <table:table-cell office:value-type="float" office:value="877789">
                <text:p>877789</text:p>
              </table:table-cell>
              <table:table-cell office:value-type="float" office:value="877786">
                <text:p>877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57702">
                <text:p>857702</text:p>
              </table:table-cell>
              <table:table-cell office:value-type="float" office:value="844070">
                <text:p>844070</text:p>
              </table:table-cell>
              <table:table-cell office:value-type="float" office:value="877786">
                <text:p>877786</text:p>
              </table:table-cell>
              <table:table-cell office:value-type="float" office:value="877783">
                <text:p>8777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7526">
                <text:p>857526</text:p>
              </table:table-cell>
              <table:table-cell office:value-type="float" office:value="843389">
                <text:p>843389</text:p>
              </table:table-cell>
              <table:table-cell office:value-type="float" office:value="877784">
                <text:p>877784</text:p>
              </table:table-cell>
              <table:table-cell office:value-type="float" office:value="877779">
                <text:p>877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57403">
                <text:p>857403</text:p>
              </table:table-cell>
              <table:table-cell office:value-type="float" office:value="842693">
                <text:p>842693</text:p>
              </table:table-cell>
              <table:table-cell office:value-type="float" office:value="877781">
                <text:p>877781</text:p>
              </table:table-cell>
              <table:table-cell office:value-type="float" office:value="877777">
                <text:p>877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57201">
                <text:p>857201</text:p>
              </table:table-cell>
              <table:table-cell office:value-type="float" office:value="841997">
                <text:p>841997</text:p>
              </table:table-cell>
              <table:table-cell office:value-type="float" office:value="877780">
                <text:p>877780</text:p>
              </table:table-cell>
              <table:table-cell office:value-type="float" office:value="877774">
                <text:p>877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7053">
                <text:p>857053</text:p>
              </table:table-cell>
              <table:table-cell office:value-type="float" office:value="841302">
                <text:p>841302</text:p>
              </table:table-cell>
              <table:table-cell office:value-type="float" office:value="877778">
                <text:p>877778</text:p>
              </table:table-cell>
              <table:table-cell office:value-type="float" office:value="877771">
                <text:p>877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56915">
                <text:p>856915</text:p>
              </table:table-cell>
              <table:table-cell office:value-type="float" office:value="840556">
                <text:p>840556</text:p>
              </table:table-cell>
              <table:table-cell office:value-type="float" office:value="877777">
                <text:p>877777</text:p>
              </table:table-cell>
              <table:table-cell office:value-type="float" office:value="877770">
                <text:p>8777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56731">
                <text:p>856731</text:p>
              </table:table-cell>
              <table:table-cell office:value-type="float" office:value="839689">
                <text:p>839689</text:p>
              </table:table-cell>
              <table:table-cell office:value-type="float" office:value="877775">
                <text:p>877775</text:p>
              </table:table-cell>
              <table:table-cell office:value-type="float" office:value="877767">
                <text:p>877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6594">
                <text:p>856594</text:p>
              </table:table-cell>
              <table:table-cell office:value-type="float" office:value="838834">
                <text:p>838834</text:p>
              </table:table-cell>
              <table:table-cell office:value-type="float" office:value="877772">
                <text:p>877772</text:p>
              </table:table-cell>
              <table:table-cell office:value-type="float" office:value="877762">
                <text:p>877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56466">
                <text:p>856466</text:p>
              </table:table-cell>
              <table:table-cell office:value-type="float" office:value="837995">
                <text:p>837995</text:p>
              </table:table-cell>
              <table:table-cell office:value-type="float" office:value="877771">
                <text:p>877771</text:p>
              </table:table-cell>
              <table:table-cell office:value-type="float" office:value="877748">
                <text:p>8777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56271">
                <text:p>856271</text:p>
              </table:table-cell>
              <table:table-cell office:value-type="float" office:value="837156">
                <text:p>837156</text:p>
              </table:table-cell>
              <table:table-cell office:value-type="float" office:value="877766">
                <text:p>877766</text:p>
              </table:table-cell>
              <table:table-cell office:value-type="float" office:value="877725">
                <text:p>877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6102">
                <text:p>856102</text:p>
              </table:table-cell>
              <table:table-cell office:value-type="float" office:value="836252">
                <text:p>836252</text:p>
              </table:table-cell>
              <table:table-cell office:value-type="float" office:value="877765">
                <text:p>877765</text:p>
              </table:table-cell>
              <table:table-cell office:value-type="float" office:value="877689">
                <text:p>877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5912">
                <text:p>855912</text:p>
              </table:table-cell>
              <table:table-cell office:value-type="float" office:value="835282">
                <text:p>835282</text:p>
              </table:table-cell>
              <table:table-cell office:value-type="float" office:value="877762">
                <text:p>877762</text:p>
              </table:table-cell>
              <table:table-cell office:value-type="float" office:value="877653">
                <text:p>877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55595">
                <text:p>855595</text:p>
              </table:table-cell>
              <table:table-cell office:value-type="float" office:value="834224">
                <text:p>834224</text:p>
              </table:table-cell>
              <table:table-cell office:value-type="float" office:value="877760">
                <text:p>877760</text:p>
              </table:table-cell>
              <table:table-cell office:value-type="float" office:value="877617">
                <text:p>877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5302">
                <text:p>855302</text:p>
              </table:table-cell>
              <table:table-cell office:value-type="float" office:value="833130">
                <text:p>833130</text:p>
              </table:table-cell>
              <table:table-cell office:value-type="float" office:value="877759">
                <text:p>877759</text:p>
              </table:table-cell>
              <table:table-cell office:value-type="float" office:value="877567">
                <text:p>877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55022">
                <text:p>855022</text:p>
              </table:table-cell>
              <table:table-cell office:value-type="float" office:value="832053">
                <text:p>832053</text:p>
              </table:table-cell>
              <table:table-cell office:value-type="float" office:value="877757">
                <text:p>877757</text:p>
              </table:table-cell>
              <table:table-cell office:value-type="float" office:value="877515">
                <text:p>877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54595">
                <text:p>854595</text:p>
              </table:table-cell>
              <table:table-cell office:value-type="float" office:value="830957">
                <text:p>830957</text:p>
              </table:table-cell>
              <table:table-cell office:value-type="float" office:value="877754">
                <text:p>877754</text:p>
              </table:table-cell>
              <table:table-cell office:value-type="float" office:value="877460">
                <text:p>8774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4192">
                <text:p>854192</text:p>
              </table:table-cell>
              <table:table-cell office:value-type="float" office:value="829827">
                <text:p>829827</text:p>
              </table:table-cell>
              <table:table-cell office:value-type="float" office:value="877749">
                <text:p>877749</text:p>
              </table:table-cell>
              <table:table-cell office:value-type="float" office:value="877398">
                <text:p>877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3816">
                <text:p>853816</text:p>
              </table:table-cell>
              <table:table-cell office:value-type="float" office:value="828540">
                <text:p>828540</text:p>
              </table:table-cell>
              <table:table-cell office:value-type="float" office:value="877743">
                <text:p>877743</text:p>
              </table:table-cell>
              <table:table-cell office:value-type="float" office:value="877330">
                <text:p>8773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53330">
                <text:p>853330</text:p>
              </table:table-cell>
              <table:table-cell office:value-type="float" office:value="826992">
                <text:p>826992</text:p>
              </table:table-cell>
              <table:table-cell office:value-type="float" office:value="877732">
                <text:p>877732</text:p>
              </table:table-cell>
              <table:table-cell office:value-type="float" office:value="877238">
                <text:p>877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52776">
                <text:p>852776</text:p>
              </table:table-cell>
              <table:table-cell office:value-type="float" office:value="825457">
                <text:p>825457</text:p>
              </table:table-cell>
              <table:table-cell office:value-type="float" office:value="877719">
                <text:p>877719</text:p>
              </table:table-cell>
              <table:table-cell office:value-type="float" office:value="877121">
                <text:p>877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52204">
                <text:p>852204</text:p>
              </table:table-cell>
              <table:table-cell office:value-type="float" office:value="823903">
                <text:p>823903</text:p>
              </table:table-cell>
              <table:table-cell office:value-type="float" office:value="877705">
                <text:p>877705</text:p>
              </table:table-cell>
              <table:table-cell office:value-type="float" office:value="876992">
                <text:p>876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51553">
                <text:p>851553</text:p>
              </table:table-cell>
              <table:table-cell office:value-type="float" office:value="822126">
                <text:p>822126</text:p>
              </table:table-cell>
              <table:table-cell office:value-type="float" office:value="877681">
                <text:p>877681</text:p>
              </table:table-cell>
              <table:table-cell office:value-type="float" office:value="876785">
                <text:p>876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50777">
                <text:p>850777</text:p>
              </table:table-cell>
              <table:table-cell office:value-type="float" office:value="820118">
                <text:p>820118</text:p>
              </table:table-cell>
              <table:table-cell office:value-type="float" office:value="877634">
                <text:p>877634</text:p>
              </table:table-cell>
              <table:table-cell office:value-type="float" office:value="876453">
                <text:p>876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49863">
                <text:p>849863</text:p>
              </table:table-cell>
              <table:table-cell office:value-type="float" office:value="817848">
                <text:p>817848</text:p>
              </table:table-cell>
              <table:table-cell office:value-type="float" office:value="877561">
                <text:p>877561</text:p>
              </table:table-cell>
              <table:table-cell office:value-type="float" office:value="876083">
                <text:p>876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48936">
                <text:p>848936</text:p>
              </table:table-cell>
              <table:table-cell office:value-type="float" office:value="815402">
                <text:p>815402</text:p>
              </table:table-cell>
              <table:table-cell office:value-type="float" office:value="877432">
                <text:p>877432</text:p>
              </table:table-cell>
              <table:table-cell office:value-type="float" office:value="875450">
                <text:p>875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47836">
                <text:p>847836</text:p>
              </table:table-cell>
              <table:table-cell office:value-type="float" office:value="812937">
                <text:p>812937</text:p>
              </table:table-cell>
              <table:table-cell office:value-type="float" office:value="877200">
                <text:p>877200</text:p>
              </table:table-cell>
              <table:table-cell office:value-type="float" office:value="874567">
                <text:p>874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46659">
                <text:p>846659</text:p>
              </table:table-cell>
              <table:table-cell office:value-type="float" office:value="810208">
                <text:p>810208</text:p>
              </table:table-cell>
              <table:table-cell office:value-type="float" office:value="876788">
                <text:p>876788</text:p>
              </table:table-cell>
              <table:table-cell office:value-type="float" office:value="873719">
                <text:p>873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5320">
                <text:p>845320</text:p>
              </table:table-cell>
              <table:table-cell office:value-type="float" office:value="807241">
                <text:p>807241</text:p>
              </table:table-cell>
              <table:table-cell office:value-type="float" office:value="876247">
                <text:p>876247</text:p>
              </table:table-cell>
              <table:table-cell office:value-type="float" office:value="872569">
                <text:p>8725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43753">
                <text:p>843753</text:p>
              </table:table-cell>
              <table:table-cell office:value-type="float" office:value="803882">
                <text:p>803882</text:p>
              </table:table-cell>
              <table:table-cell office:value-type="float" office:value="875525">
                <text:p>875525</text:p>
              </table:table-cell>
              <table:table-cell office:value-type="float" office:value="870999">
                <text:p>870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2001">
                <text:p>842001</text:p>
              </table:table-cell>
              <table:table-cell office:value-type="float" office:value="799881">
                <text:p>799881</text:p>
              </table:table-cell>
              <table:table-cell office:value-type="float" office:value="874588">
                <text:p>874588</text:p>
              </table:table-cell>
              <table:table-cell office:value-type="float" office:value="869150">
                <text:p>8691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39988">
                <text:p>839988</text:p>
              </table:table-cell>
              <table:table-cell office:value-type="float" office:value="795590">
                <text:p>795590</text:p>
              </table:table-cell>
              <table:table-cell office:value-type="float" office:value="873552">
                <text:p>873552</text:p>
              </table:table-cell>
              <table:table-cell office:value-type="float" office:value="866901">
                <text:p>866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7728">
                <text:p>837728</text:p>
              </table:table-cell>
              <table:table-cell office:value-type="float" office:value="790588">
                <text:p>790588</text:p>
              </table:table-cell>
              <table:table-cell office:value-type="float" office:value="872291">
                <text:p>872291</text:p>
              </table:table-cell>
              <table:table-cell office:value-type="float" office:value="864767">
                <text:p>864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35061">
                <text:p>835061</text:p>
              </table:table-cell>
              <table:table-cell office:value-type="float" office:value="785115">
                <text:p>785115</text:p>
              </table:table-cell>
              <table:table-cell office:value-type="float" office:value="870916">
                <text:p>870916</text:p>
              </table:table-cell>
              <table:table-cell office:value-type="float" office:value="862876">
                <text:p>862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2027">
                <text:p>832027</text:p>
              </table:table-cell>
              <table:table-cell office:value-type="float" office:value="779918">
                <text:p>779918</text:p>
              </table:table-cell>
              <table:table-cell office:value-type="float" office:value="869400">
                <text:p>869400</text:p>
              </table:table-cell>
              <table:table-cell office:value-type="float" office:value="861035">
                <text:p>861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28523">
                <text:p>828523</text:p>
              </table:table-cell>
              <table:table-cell office:value-type="float" office:value="774647">
                <text:p>774647</text:p>
              </table:table-cell>
              <table:table-cell office:value-type="float" office:value="867738">
                <text:p>867738</text:p>
              </table:table-cell>
              <table:table-cell office:value-type="float" office:value="859462">
                <text:p>859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24359">
                <text:p>824359</text:p>
              </table:table-cell>
              <table:table-cell office:value-type="float" office:value="769046">
                <text:p>769046</text:p>
              </table:table-cell>
              <table:table-cell office:value-type="float" office:value="866017">
                <text:p>866017</text:p>
              </table:table-cell>
              <table:table-cell office:value-type="float" office:value="857916">
                <text:p>857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9508">
                <text:p>819508</text:p>
              </table:table-cell>
              <table:table-cell office:value-type="float" office:value="762800">
                <text:p>762800</text:p>
              </table:table-cell>
              <table:table-cell office:value-type="float" office:value="864170">
                <text:p>864170</text:p>
              </table:table-cell>
              <table:table-cell office:value-type="float" office:value="856261">
                <text:p>856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3870">
                <text:p>813870</text:p>
              </table:table-cell>
              <table:table-cell office:value-type="float" office:value="755865">
                <text:p>755865</text:p>
              </table:table-cell>
              <table:table-cell office:value-type="float" office:value="862021">
                <text:p>862021</text:p>
              </table:table-cell>
              <table:table-cell office:value-type="float" office:value="854163">
                <text:p>854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06877">
                <text:p>806877</text:p>
              </table:table-cell>
              <table:table-cell office:value-type="float" office:value="747234">
                <text:p>747234</text:p>
              </table:table-cell>
              <table:table-cell office:value-type="float" office:value="859480">
                <text:p>859480</text:p>
              </table:table-cell>
              <table:table-cell office:value-type="float" office:value="851236">
                <text:p>8512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97903">
                <text:p>797903</text:p>
              </table:table-cell>
              <table:table-cell office:value-type="float" office:value="736774">
                <text:p>736774</text:p>
              </table:table-cell>
              <table:table-cell office:value-type="float" office:value="856562">
                <text:p>856562</text:p>
              </table:table-cell>
              <table:table-cell office:value-type="float" office:value="846893">
                <text:p>846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87051">
                <text:p>787051</text:p>
              </table:table-cell>
              <table:table-cell office:value-type="float" office:value="724272">
                <text:p>724272</text:p>
              </table:table-cell>
              <table:table-cell office:value-type="float" office:value="852912">
                <text:p>852912</text:p>
              </table:table-cell>
              <table:table-cell office:value-type="float" office:value="841869">
                <text:p>841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74095">
                <text:p>774095</text:p>
              </table:table-cell>
              <table:table-cell office:value-type="float" office:value="710049">
                <text:p>710049</text:p>
              </table:table-cell>
              <table:table-cell office:value-type="float" office:value="848529">
                <text:p>848529</text:p>
              </table:table-cell>
              <table:table-cell office:value-type="float" office:value="836823">
                <text:p>83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60196">
                <text:p>760196</text:p>
              </table:table-cell>
              <table:table-cell office:value-type="float" office:value="692946">
                <text:p>692946</text:p>
              </table:table-cell>
              <table:table-cell office:value-type="float" office:value="843226">
                <text:p>843226</text:p>
              </table:table-cell>
              <table:table-cell office:value-type="float" office:value="831487">
                <text:p>831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44641">
                <text:p>744641</text:p>
              </table:table-cell>
              <table:table-cell office:value-type="float" office:value="673550">
                <text:p>673550</text:p>
              </table:table-cell>
              <table:table-cell office:value-type="float" office:value="836612">
                <text:p>836612</text:p>
              </table:table-cell>
              <table:table-cell office:value-type="float" office:value="825604">
                <text:p>8256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28223">
                <text:p>728223</text:p>
              </table:table-cell>
              <table:table-cell office:value-type="float" office:value="653900">
                <text:p>653900</text:p>
              </table:table-cell>
              <table:table-cell office:value-type="float" office:value="828058">
                <text:p>828058</text:p>
              </table:table-cell>
              <table:table-cell office:value-type="float" office:value="818447">
                <text:p>818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08625">
                <text:p>708625</text:p>
              </table:table-cell>
              <table:table-cell office:value-type="float" office:value="633627">
                <text:p>633627</text:p>
              </table:table-cell>
              <table:table-cell office:value-type="float" office:value="817361">
                <text:p>817361</text:p>
              </table:table-cell>
              <table:table-cell office:value-type="float" office:value="808511">
                <text:p>808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85008">
                <text:p>685008</text:p>
              </table:table-cell>
              <table:table-cell office:value-type="float" office:value="614141">
                <text:p>614141</text:p>
              </table:table-cell>
              <table:table-cell office:value-type="float" office:value="803756">
                <text:p>803756</text:p>
              </table:table-cell>
              <table:table-cell office:value-type="float" office:value="795908">
                <text:p>7959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60978">
                <text:p>660978</text:p>
              </table:table-cell>
              <table:table-cell office:value-type="float" office:value="597377">
                <text:p>597377</text:p>
              </table:table-cell>
              <table:table-cell office:value-type="float" office:value="787703">
                <text:p>787703</text:p>
              </table:table-cell>
              <table:table-cell office:value-type="float" office:value="782803">
                <text:p>7828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34988">
                <text:p>634988</text:p>
              </table:table-cell>
              <table:table-cell office:value-type="float" office:value="581306">
                <text:p>581306</text:p>
              </table:table-cell>
              <table:table-cell office:value-type="float" office:value="770158">
                <text:p>770158</text:p>
              </table:table-cell>
              <table:table-cell office:value-type="float" office:value="767598">
                <text:p>767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05873">
                <text:p>605873</text:p>
              </table:table-cell>
              <table:table-cell office:value-type="float" office:value="564418">
                <text:p>564418</text:p>
              </table:table-cell>
              <table:table-cell office:value-type="float" office:value="751290">
                <text:p>751290</text:p>
              </table:table-cell>
              <table:table-cell office:value-type="float" office:value="749700">
                <text:p>749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79791">
                <text:p>579791</text:p>
              </table:table-cell>
              <table:table-cell office:value-type="float" office:value="545147">
                <text:p>545147</text:p>
              </table:table-cell>
              <table:table-cell office:value-type="float" office:value="731095">
                <text:p>731095</text:p>
              </table:table-cell>
              <table:table-cell office:value-type="float" office:value="727966">
                <text:p>727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56852">
                <text:p>556852</text:p>
              </table:table-cell>
              <table:table-cell office:value-type="float" office:value="522342">
                <text:p>522342</text:p>
              </table:table-cell>
              <table:table-cell office:value-type="float" office:value="708224">
                <text:p>708224</text:p>
              </table:table-cell>
              <table:table-cell office:value-type="float" office:value="702882">
                <text:p>702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35242">
                <text:p>535242</text:p>
              </table:table-cell>
              <table:table-cell office:value-type="float" office:value="497564">
                <text:p>497564</text:p>
              </table:table-cell>
              <table:table-cell office:value-type="float" office:value="682593">
                <text:p>682593</text:p>
              </table:table-cell>
              <table:table-cell office:value-type="float" office:value="671627">
                <text:p>671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13805">
                <text:p>513805</text:p>
              </table:table-cell>
              <table:table-cell office:value-type="float" office:value="470292">
                <text:p>470292</text:p>
              </table:table-cell>
              <table:table-cell office:value-type="float" office:value="655862">
                <text:p>655862</text:p>
              </table:table-cell>
              <table:table-cell office:value-type="float" office:value="636685">
                <text:p>636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88639">
                <text:p>488639</text:p>
              </table:table-cell>
              <table:table-cell office:value-type="float" office:value="439783">
                <text:p>439783</text:p>
              </table:table-cell>
              <table:table-cell office:value-type="float" office:value="627809">
                <text:p>627809</text:p>
              </table:table-cell>
              <table:table-cell office:value-type="float" office:value="598992">
                <text:p>598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62878">
                <text:p>462878</text:p>
              </table:table-cell>
              <table:table-cell office:value-type="float" office:value="407318">
                <text:p>407318</text:p>
              </table:table-cell>
              <table:table-cell office:value-type="float" office:value="599858">
                <text:p>599858</text:p>
              </table:table-cell>
              <table:table-cell office:value-type="float" office:value="554695">
                <text:p>5546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35750">
                <text:p>435750</text:p>
              </table:table-cell>
              <table:table-cell office:value-type="float" office:value="373628">
                <text:p>373628</text:p>
              </table:table-cell>
              <table:table-cell office:value-type="float" office:value="573936">
                <text:p>573936</text:p>
              </table:table-cell>
              <table:table-cell office:value-type="float" office:value="507659">
                <text:p>5076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05052">
                <text:p>405052</text:p>
              </table:table-cell>
              <table:table-cell office:value-type="float" office:value="339211">
                <text:p>339211</text:p>
              </table:table-cell>
              <table:table-cell office:value-type="float" office:value="548895">
                <text:p>548895</text:p>
              </table:table-cell>
              <table:table-cell office:value-type="float" office:value="457341">
                <text:p>4573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69522">
                <text:p>369522</text:p>
              </table:table-cell>
              <table:table-cell office:value-type="float" office:value="304830">
                <text:p>304830</text:p>
              </table:table-cell>
              <table:table-cell office:value-type="float" office:value="519612">
                <text:p>519612</text:p>
              </table:table-cell>
              <table:table-cell office:value-type="float" office:value="407449">
                <text:p>4074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31848">
                <text:p>331848</text:p>
              </table:table-cell>
              <table:table-cell office:value-type="float" office:value="268841">
                <text:p>268841</text:p>
              </table:table-cell>
              <table:table-cell office:value-type="float" office:value="487736">
                <text:p>487736</text:p>
              </table:table-cell>
              <table:table-cell office:value-type="float" office:value="360043">
                <text:p>360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91552">
                <text:p>291552</text:p>
              </table:table-cell>
              <table:table-cell office:value-type="float" office:value="232965">
                <text:p>232965</text:p>
              </table:table-cell>
              <table:table-cell office:value-type="float" office:value="456985">
                <text:p>456985</text:p>
              </table:table-cell>
              <table:table-cell office:value-type="float" office:value="310698">
                <text:p>310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45458">
                <text:p>245458</text:p>
              </table:table-cell>
              <table:table-cell office:value-type="float" office:value="197391">
                <text:p>197391</text:p>
              </table:table-cell>
              <table:table-cell office:value-type="float" office:value="425398">
                <text:p>425398</text:p>
              </table:table-cell>
              <table:table-cell office:value-type="float" office:value="261796">
                <text:p>2617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01484">
                <text:p>201484</text:p>
              </table:table-cell>
              <table:table-cell office:value-type="float" office:value="159787">
                <text:p>159787</text:p>
              </table:table-cell>
              <table:table-cell office:value-type="float" office:value="386948">
                <text:p>386948</text:p>
              </table:table-cell>
              <table:table-cell office:value-type="float" office:value="217267">
                <text:p>2172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62409">
                <text:p>162409</text:p>
              </table:table-cell>
              <table:table-cell office:value-type="float" office:value="127025">
                <text:p>127025</text:p>
              </table:table-cell>
              <table:table-cell office:value-type="float" office:value="342618">
                <text:p>342618</text:p>
              </table:table-cell>
              <table:table-cell office:value-type="float" office:value="179108">
                <text:p>179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4570">
                <text:p>124570</text:p>
              </table:table-cell>
              <table:table-cell office:value-type="float" office:value="101947">
                <text:p>101947</text:p>
              </table:table-cell>
              <table:table-cell office:value-type="float" office:value="293564">
                <text:p>293564</text:p>
              </table:table-cell>
              <table:table-cell office:value-type="float" office:value="139751">
                <text:p>1397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88935">
                <text:p>88935</text:p>
              </table:table-cell>
              <table:table-cell office:value-type="float" office:value="82963">
                <text:p>82963</text:p>
              </table:table-cell>
              <table:table-cell office:value-type="float" office:value="247518">
                <text:p>247518</text:p>
              </table:table-cell>
              <table:table-cell office:value-type="float" office:value="108284">
                <text:p>1082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7470">
                <text:p>67470</text:p>
              </table:table-cell>
              <table:table-cell office:value-type="float" office:value="66816">
                <text:p>66816</text:p>
              </table:table-cell>
              <table:table-cell office:value-type="float" office:value="206986">
                <text:p>206986</text:p>
              </table:table-cell>
              <table:table-cell office:value-type="float" office:value="84920">
                <text:p>849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2415">
                <text:p>52415</text:p>
              </table:table-cell>
              <table:table-cell office:value-type="float" office:value="54346">
                <text:p>54346</text:p>
              </table:table-cell>
              <table:table-cell office:value-type="float" office:value="174359">
                <text:p>174359</text:p>
              </table:table-cell>
              <table:table-cell office:value-type="float" office:value="66933">
                <text:p>669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190">
                <text:p>40190</text:p>
              </table:table-cell>
              <table:table-cell office:value-type="float" office:value="45300">
                <text:p>45300</text:p>
              </table:table-cell>
              <table:table-cell office:value-type="float" office:value="145094">
                <text:p>145094</text:p>
              </table:table-cell>
              <table:table-cell office:value-type="float" office:value="53687">
                <text:p>536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5092">
                <text:p>35092</text:p>
              </table:table-cell>
              <table:table-cell office:value-type="float" office:value="38947">
                <text:p>38947</text:p>
              </table:table-cell>
              <table:table-cell office:value-type="float" office:value="119327">
                <text:p>119327</text:p>
              </table:table-cell>
              <table:table-cell office:value-type="float" office:value="44336">
                <text:p>44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2458">
                <text:p>32458</text:p>
              </table:table-cell>
              <table:table-cell office:value-type="float" office:value="34141">
                <text:p>34141</text:p>
              </table:table-cell>
              <table:table-cell office:value-type="float" office:value="92772">
                <text:p>92772</text:p>
              </table:table-cell>
              <table:table-cell office:value-type="float" office:value="38243">
                <text:p>38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0797">
                <text:p>30797</text:p>
              </table:table-cell>
              <table:table-cell office:value-type="float" office:value="30409">
                <text:p>30409</text:p>
              </table:table-cell>
              <table:table-cell office:value-type="float" office:value="67386">
                <text:p>67386</text:p>
              </table:table-cell>
              <table:table-cell office:value-type="float" office:value="34799">
                <text:p>347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9254">
                <text:p>29254</text:p>
              </table:table-cell>
              <table:table-cell office:value-type="float" office:value="27353">
                <text:p>27353</text:p>
              </table:table-cell>
              <table:table-cell office:value-type="float" office:value="45133">
                <text:p>45133</text:p>
              </table:table-cell>
              <table:table-cell office:value-type="float" office:value="32874">
                <text:p>328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7568">
                <text:p>27568</text:p>
              </table:table-cell>
              <table:table-cell office:value-type="float" office:value="25008">
                <text:p>25008</text:p>
              </table:table-cell>
              <table:table-cell office:value-type="float" office:value="27448">
                <text:p>27448</text:p>
              </table:table-cell>
              <table:table-cell office:value-type="float" office:value="31053">
                <text:p>310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5562">
                <text:p>25562</text:p>
              </table:table-cell>
              <table:table-cell office:value-type="float" office:value="23045">
                <text:p>23045</text:p>
              </table:table-cell>
              <table:table-cell office:value-type="float" office:value="16823">
                <text:p>16823</text:p>
              </table:table-cell>
              <table:table-cell office:value-type="float" office:value="29503">
                <text:p>29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3465">
                <text:p>23465</text:p>
              </table:table-cell>
              <table:table-cell office:value-type="float" office:value="21108">
                <text:p>21108</text:p>
              </table:table-cell>
              <table:table-cell office:value-type="float" office:value="11677">
                <text:p>11677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1248">
                <text:p>21248</text:p>
              </table:table-cell>
              <table:table-cell office:value-type="float" office:value="19402">
                <text:p>19402</text:p>
              </table:table-cell>
              <table:table-cell office:value-type="float" office:value="10385">
                <text:p>10385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218">
                <text:p>19218</text:p>
              </table:table-cell>
              <table:table-cell office:value-type="float" office:value="17791">
                <text:p>17791</text:p>
              </table:table-cell>
              <table:table-cell office:value-type="float" office:value="10025">
                <text:p>10025</text:p>
              </table:table-cell>
              <table:table-cell office:value-type="float" office:value="25402">
                <text:p>25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234">
                <text:p>17234</text:p>
              </table:table-cell>
              <table:table-cell office:value-type="float" office:value="16310">
                <text:p>16310</text:p>
              </table:table-cell>
              <table:table-cell office:value-type="float" office:value="9750">
                <text:p>9750</text:p>
              </table:table-cell>
              <table:table-cell office:value-type="float" office:value="24163">
                <text:p>241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5602">
                <text:p>15602</text:p>
              </table:table-cell>
              <table:table-cell office:value-type="float" office:value="14839">
                <text:p>14839</text:p>
              </table:table-cell>
              <table:table-cell office:value-type="float" office:value="9482">
                <text:p>9482</text:p>
              </table:table-cell>
              <table:table-cell office:value-type="float" office:value="22804">
                <text:p>2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955">
                <text:p>13955</text:p>
              </table:table-cell>
              <table:table-cell office:value-type="float" office:value="13426">
                <text:p>13426</text:p>
              </table:table-cell>
              <table:table-cell office:value-type="float" office:value="9210">
                <text:p>9210</text:p>
              </table:table-cell>
              <table:table-cell office:value-type="float" office:value="21426">
                <text:p>21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193">
                <text:p>12193</text:p>
              </table:table-cell>
              <table:table-cell office:value-type="float" office:value="12099">
                <text:p>12099</text:p>
              </table:table-cell>
              <table:table-cell office:value-type="float" office:value="8917">
                <text:p>8917</text:p>
              </table:table-cell>
              <table:table-cell office:value-type="float" office:value="20247">
                <text:p>20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0701">
                <text:p>10701</text:p>
              </table:table-cell>
              <table:table-cell office:value-type="float" office:value="10789">
                <text:p>10789</text:p>
              </table:table-cell>
              <table:table-cell office:value-type="float" office:value="8626">
                <text:p>8626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487">
                <text:p>9487</text:p>
              </table:table-cell>
              <table:table-cell office:value-type="float" office:value="9402">
                <text:p>9402</text:p>
              </table:table-cell>
              <table:table-cell office:value-type="float" office:value="8361">
                <text:p>8361</text:p>
              </table:table-cell>
              <table:table-cell office:value-type="float" office:value="18777">
                <text:p>187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570">
                <text:p>8570</text:p>
              </table:table-cell>
              <table:table-cell office:value-type="float" office:value="8002">
                <text:p>8002</text:p>
              </table:table-cell>
              <table:table-cell office:value-type="float" office:value="8120">
                <text:p>8120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954">
                <text:p>7954</text:p>
              </table:table-cell>
              <table:table-cell office:value-type="float" office:value="6820">
                <text:p>6820</text:p>
              </table:table-cell>
              <table:table-cell office:value-type="float" office:value="7830">
                <text:p>7830</text:p>
              </table:table-cell>
              <table:table-cell office:value-type="float" office:value="17797">
                <text:p>177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540">
                <text:p>7540</text:p>
              </table:table-cell>
              <table:table-cell office:value-type="float" office:value="5579">
                <text:p>5579</text:p>
              </table:table-cell>
              <table:table-cell office:value-type="float" office:value="7522">
                <text:p>7522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151">
                <text:p>7151</text:p>
              </table:table-cell>
              <table:table-cell office:value-type="float" office:value="4657">
                <text:p>4657</text:p>
              </table:table-cell>
              <table:table-cell office:value-type="float" office:value="7214">
                <text:p>7214</text:p>
              </table:table-cell>
              <table:table-cell office:value-type="float" office:value="17036">
                <text:p>17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6782">
                <text:p>6782</text:p>
              </table:table-cell>
              <table:table-cell office:value-type="float" office:value="3980">
                <text:p>3980</text:p>
              </table:table-cell>
              <table:table-cell office:value-type="float" office:value="6884">
                <text:p>6884</text:p>
              </table:table-cell>
              <table:table-cell office:value-type="float" office:value="16670">
                <text:p>166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435">
                <text:p>6435</text:p>
              </table:table-cell>
              <table:table-cell office:value-type="float" office:value="3622">
                <text:p>3622</text:p>
              </table:table-cell>
              <table:table-cell office:value-type="float" office:value="6558">
                <text:p>6558</text:p>
              </table:table-cell>
              <table:table-cell office:value-type="float" office:value="16314">
                <text:p>16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087">
                <text:p>6087</text:p>
              </table:table-cell>
              <table:table-cell office:value-type="float" office:value="3320">
                <text:p>3320</text:p>
              </table:table-cell>
              <table:table-cell office:value-type="float" office:value="6228">
                <text:p>6228</text:p>
              </table:table-cell>
              <table:table-cell office:value-type="float" office:value="15917">
                <text:p>159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737">
                <text:p>5737</text:p>
              </table:table-cell>
              <table:table-cell office:value-type="float" office:value="3064">
                <text:p>3064</text:p>
              </table:table-cell>
              <table:table-cell office:value-type="float" office:value="5880">
                <text:p>5880</text:p>
              </table:table-cell>
              <table:table-cell office:value-type="float" office:value="15536">
                <text:p>155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403">
                <text:p>5403</text:p>
              </table:table-cell>
              <table:table-cell office:value-type="float" office:value="2843">
                <text:p>2843</text:p>
              </table:table-cell>
              <table:table-cell office:value-type="float" office:value="5525">
                <text:p>5525</text:p>
              </table:table-cell>
              <table:table-cell office:value-type="float" office:value="15141">
                <text:p>15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044">
                <text:p>5044</text:p>
              </table:table-cell>
              <table:table-cell office:value-type="float" office:value="2614">
                <text:p>2614</text:p>
              </table:table-cell>
              <table:table-cell office:value-type="float" office:value="5175">
                <text:p>5175</text:p>
              </table:table-cell>
              <table:table-cell office:value-type="float" office:value="14736">
                <text:p>147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667">
                <text:p>4667</text:p>
              </table:table-cell>
              <table:table-cell office:value-type="float" office:value="2390">
                <text:p>2390</text:p>
              </table:table-cell>
              <table:table-cell office:value-type="float" office:value="4810">
                <text:p>4810</text:p>
              </table:table-cell>
              <table:table-cell office:value-type="float" office:value="14327">
                <text:p>143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284">
                <text:p>4284</text:p>
              </table:table-cell>
              <table:table-cell office:value-type="float" office:value="2231">
                <text:p>2231</text:p>
              </table:table-cell>
              <table:table-cell office:value-type="float" office:value="4488">
                <text:p>4488</text:p>
              </table:table-cell>
              <table:table-cell office:value-type="float" office:value="13865">
                <text:p>138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908">
                <text:p>3908</text:p>
              </table:table-cell>
              <table:table-cell office:value-type="float" office:value="2052">
                <text:p>2052</text:p>
              </table:table-cell>
              <table:table-cell office:value-type="float" office:value="4196">
                <text:p>419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556">
                <text:p>3556</text:p>
              </table:table-cell>
              <table:table-cell office:value-type="float" office:value="1827">
                <text:p>1827</text:p>
              </table:table-cell>
              <table:table-cell office:value-type="float" office:value="3942">
                <text:p>3942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199">
                <text:p>3199</text:p>
              </table:table-cell>
              <table:table-cell office:value-type="float" office:value="1601">
                <text:p>1601</text:p>
              </table:table-cell>
              <table:table-cell office:value-type="float" office:value="3694">
                <text:p>3694</text:p>
              </table:table-cell>
              <table:table-cell office:value-type="float" office:value="12478">
                <text:p>12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844">
                <text:p>2844</text:p>
              </table:table-cell>
              <table:table-cell office:value-type="float" office:value="1437">
                <text:p>1437</text:p>
              </table:table-cell>
              <table:table-cell office:value-type="float" office:value="3463">
                <text:p>3463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495">
                <text:p>2495</text:p>
              </table:table-cell>
              <table:table-cell office:value-type="float" office:value="1315">
                <text:p>1315</text:p>
              </table:table-cell>
              <table:table-cell office:value-type="float" office:value="3246">
                <text:p>3246</text:p>
              </table:table-cell>
              <table:table-cell office:value-type="float" office:value="11447">
                <text:p>11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152">
                <text:p>2152</text:p>
              </table:table-cell>
              <table:table-cell office:value-type="float" office:value="1188">
                <text:p>1188</text:p>
              </table:table-cell>
              <table:table-cell office:value-type="float" office:value="3025">
                <text:p>3025</text:p>
              </table:table-cell>
              <table:table-cell office:value-type="float" office:value="10952">
                <text:p>10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801">
                <text:p>1801</text:p>
              </table:table-cell>
              <table:table-cell office:value-type="float" office:value="1062">
                <text:p>1062</text:p>
              </table:table-cell>
              <table:table-cell office:value-type="float" office:value="2832">
                <text:p>2832</text:p>
              </table:table-cell>
              <table:table-cell office:value-type="float" office:value="10384">
                <text:p>10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927">
                <text:p>927</text:p>
              </table:table-cell>
              <table:table-cell office:value-type="float" office:value="2655">
                <text:p>2655</text:p>
              </table:table-cell>
              <table:table-cell office:value-type="float" office:value="9850">
                <text:p>98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72">
                <text:p>1172</text:p>
              </table:table-cell>
              <table:table-cell office:value-type="float" office:value="797">
                <text:p>797</text:p>
              </table:table-cell>
              <table:table-cell office:value-type="float" office:value="2483">
                <text:p>2483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01">
                <text:p>901</text:p>
              </table:table-cell>
              <table:table-cell office:value-type="float" office:value="690">
                <text:p>690</text:p>
              </table:table-cell>
              <table:table-cell office:value-type="float" office:value="2325">
                <text:p>2325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634">
                <text:p>634</text:p>
              </table:table-cell>
              <table:table-cell office:value-type="float" office:value="602">
                <text:p>602</text:p>
              </table:table-cell>
              <table:table-cell office:value-type="float" office:value="2165">
                <text:p>2165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39">
                <text:p>439</text:p>
              </table:table-cell>
              <table:table-cell office:value-type="float" office:value="522">
                <text:p>522</text:p>
              </table:table-cell>
              <table:table-cell office:value-type="float" office:value="2014">
                <text:p>2014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86">
                <text:p>286</text:p>
              </table:table-cell>
              <table:table-cell office:value-type="float" office:value="445">
                <text:p>445</text:p>
              </table:table-cell>
              <table:table-cell office:value-type="float" office:value="1851">
                <text:p>1851</text:p>
              </table:table-cell>
              <table:table-cell office:value-type="float" office:value="7478">
                <text:p>7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  <table:table-cell office:value-type="float" office:value="403">
                <text:p>403</text:p>
              </table:table-cell>
              <table:table-cell office:value-type="float" office:value="1719">
                <text:p>1719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0">
                <text:p>90</text:p>
              </table:table-cell>
              <table:table-cell office:value-type="float" office:value="359">
                <text:p>359</text:p>
              </table:table-cell>
              <table:table-cell office:value-type="float" office:value="1564">
                <text:p>1564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1441">
                <text:p>1441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276">
                <text:p>276</text:p>
              </table:table-cell>
              <table:table-cell office:value-type="float" office:value="1304">
                <text:p>1304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245">
                <text:p>245</text:p>
              </table:table-cell>
              <table:table-cell office:value-type="float" office:value="1174">
                <text:p>1174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07">
                <text:p>207</text:p>
              </table:table-cell>
              <table:table-cell office:value-type="float" office:value="1075">
                <text:p>1075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973">
                <text:p>973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875">
                <text:p>875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786">
                <text:p>786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705">
                <text:p>705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631">
                <text:p>631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570">
                <text:p>57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516">
                <text:p>516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466">
                <text:p>466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17">
                <text:p>417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9">
                <text:p>32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8">
                <text:p>877898</text:p>
              </table:table-cell>
              <table:table-cell office:value-type="float" office:value="877894">
                <text:p>877894</text:p>
              </table:table-cell>
              <table:table-cell office:value-type="float" office:value="877898">
                <text:p>877898</text:p>
              </table:table-cell>
              <table:table-cell office:value-type="float" office:value="877898">
                <text:p>877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2">
                <text:p>877892</text:p>
              </table:table-cell>
              <table:table-cell office:value-type="float" office:value="877886">
                <text:p>877886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83">
                <text:p>877883</text:p>
              </table:table-cell>
              <table:table-cell office:value-type="float" office:value="877880">
                <text:p>877880</text:p>
              </table:table-cell>
              <table:table-cell office:value-type="float" office:value="877889">
                <text:p>877889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83">
                <text:p>877883</text:p>
              </table:table-cell>
              <table:table-cell office:value-type="float" office:value="877880">
                <text:p>877880</text:p>
              </table:table-cell>
              <table:table-cell office:value-type="float" office:value="877889">
                <text:p>877889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82">
                <text:p>877882</text:p>
              </table:table-cell>
              <table:table-cell office:value-type="float" office:value="877873">
                <text:p>877873</text:p>
              </table:table-cell>
              <table:table-cell office:value-type="float" office:value="877882">
                <text:p>877882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76">
                <text:p>877876</text:p>
              </table:table-cell>
              <table:table-cell office:value-type="float" office:value="877869">
                <text:p>877869</text:p>
              </table:table-cell>
              <table:table-cell office:value-type="float" office:value="877881">
                <text:p>877881</text:p>
              </table:table-cell>
              <table:table-cell office:value-type="float" office:value="877878">
                <text:p>877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71">
                <text:p>877871</text:p>
              </table:table-cell>
              <table:table-cell office:value-type="float" office:value="877865">
                <text:p>877865</text:p>
              </table:table-cell>
              <table:table-cell office:value-type="float" office:value="877875">
                <text:p>877875</text:p>
              </table:table-cell>
              <table:table-cell office:value-type="float" office:value="877872">
                <text:p>877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69">
                <text:p>877869</text:p>
              </table:table-cell>
              <table:table-cell office:value-type="float" office:value="877857">
                <text:p>877857</text:p>
              </table:table-cell>
              <table:table-cell office:value-type="float" office:value="877873">
                <text:p>877873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61">
                <text:p>877861</text:p>
              </table:table-cell>
              <table:table-cell office:value-type="float" office:value="877821">
                <text:p>877821</text:p>
              </table:table-cell>
              <table:table-cell office:value-type="float" office:value="877869">
                <text:p>877869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60">
                <text:p>877860</text:p>
              </table:table-cell>
              <table:table-cell office:value-type="float" office:value="877650">
                <text:p>877650</text:p>
              </table:table-cell>
              <table:table-cell office:value-type="float" office:value="877867">
                <text:p>877867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58">
                <text:p>877858</text:p>
              </table:table-cell>
              <table:table-cell office:value-type="float" office:value="873549">
                <text:p>873549</text:p>
              </table:table-cell>
              <table:table-cell office:value-type="float" office:value="877864">
                <text:p>877864</text:p>
              </table:table-cell>
              <table:table-cell office:value-type="float" office:value="877861">
                <text:p>877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52">
                <text:p>877852</text:p>
              </table:table-cell>
              <table:table-cell office:value-type="float" office:value="870070">
                <text:p>870070</text:p>
              </table:table-cell>
              <table:table-cell office:value-type="float" office:value="877859">
                <text:p>877859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52">
                <text:p>877852</text:p>
              </table:table-cell>
              <table:table-cell office:value-type="float" office:value="870070">
                <text:p>870070</text:p>
              </table:table-cell>
              <table:table-cell office:value-type="float" office:value="877859">
                <text:p>877859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48">
                <text:p>877848</text:p>
              </table:table-cell>
              <table:table-cell office:value-type="float" office:value="867227">
                <text:p>867227</text:p>
              </table:table-cell>
              <table:table-cell office:value-type="float" office:value="877855">
                <text:p>877855</text:p>
              </table:table-cell>
              <table:table-cell office:value-type="float" office:value="877850">
                <text:p>8778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45">
                <text:p>877845</text:p>
              </table:table-cell>
              <table:table-cell office:value-type="float" office:value="865341">
                <text:p>865341</text:p>
              </table:table-cell>
              <table:table-cell office:value-type="float" office:value="877854">
                <text:p>877854</text:p>
              </table:table-cell>
              <table:table-cell office:value-type="float" office:value="877848">
                <text:p>877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754">
                <text:p>877754</text:p>
              </table:table-cell>
              <table:table-cell office:value-type="float" office:value="863975">
                <text:p>863975</text:p>
              </table:table-cell>
              <table:table-cell office:value-type="float" office:value="877851">
                <text:p>877851</text:p>
              </table:table-cell>
              <table:table-cell office:value-type="float" office:value="877845">
                <text:p>877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564">
                <text:p>877564</text:p>
              </table:table-cell>
              <table:table-cell office:value-type="float" office:value="862658">
                <text:p>862658</text:p>
              </table:table-cell>
              <table:table-cell office:value-type="float" office:value="877846">
                <text:p>877846</text:p>
              </table:table-cell>
              <table:table-cell office:value-type="float" office:value="877841">
                <text:p>877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336">
                <text:p>877336</text:p>
              </table:table-cell>
              <table:table-cell office:value-type="float" office:value="861658">
                <text:p>861658</text:p>
              </table:table-cell>
              <table:table-cell office:value-type="float" office:value="877846">
                <text:p>877846</text:p>
              </table:table-cell>
              <table:table-cell office:value-type="float" office:value="877840">
                <text:p>877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257">
                <text:p>877257</text:p>
              </table:table-cell>
              <table:table-cell office:value-type="float" office:value="860738">
                <text:p>860738</text:p>
              </table:table-cell>
              <table:table-cell office:value-type="float" office:value="877843">
                <text:p>877843</text:p>
              </table:table-cell>
              <table:table-cell office:value-type="float" office:value="877836">
                <text:p>877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010">
                <text:p>877010</text:p>
              </table:table-cell>
              <table:table-cell office:value-type="float" office:value="859805">
                <text:p>859805</text:p>
              </table:table-cell>
              <table:table-cell office:value-type="float" office:value="877839">
                <text:p>877839</text:p>
              </table:table-cell>
              <table:table-cell office:value-type="float" office:value="877835">
                <text:p>8778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6763">
                <text:p>876763</text:p>
              </table:table-cell>
              <table:table-cell office:value-type="float" office:value="859066">
                <text:p>859066</text:p>
              </table:table-cell>
              <table:table-cell office:value-type="float" office:value="877837">
                <text:p>877837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6763">
                <text:p>876763</text:p>
              </table:table-cell>
              <table:table-cell office:value-type="float" office:value="859066">
                <text:p>859066</text:p>
              </table:table-cell>
              <table:table-cell office:value-type="float" office:value="877837">
                <text:p>877837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5933">
                <text:p>875933</text:p>
              </table:table-cell>
              <table:table-cell office:value-type="float" office:value="858379">
                <text:p>858379</text:p>
              </table:table-cell>
              <table:table-cell office:value-type="float" office:value="877837">
                <text:p>877837</text:p>
              </table:table-cell>
              <table:table-cell office:value-type="float" office:value="877832">
                <text:p>877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5272">
                <text:p>875272</text:p>
              </table:table-cell>
              <table:table-cell office:value-type="float" office:value="858128">
                <text:p>858128</text:p>
              </table:table-cell>
              <table:table-cell office:value-type="float" office:value="877834">
                <text:p>877834</text:p>
              </table:table-cell>
              <table:table-cell office:value-type="float" office:value="877828">
                <text:p>877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4919">
                <text:p>874919</text:p>
              </table:table-cell>
              <table:table-cell office:value-type="float" office:value="857522">
                <text:p>857522</text:p>
              </table:table-cell>
              <table:table-cell office:value-type="float" office:value="877833">
                <text:p>877833</text:p>
              </table:table-cell>
              <table:table-cell office:value-type="float" office:value="877824">
                <text:p>87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4228">
                <text:p>874228</text:p>
              </table:table-cell>
              <table:table-cell office:value-type="float" office:value="856967">
                <text:p>856967</text:p>
              </table:table-cell>
              <table:table-cell office:value-type="float" office:value="877830">
                <text:p>877830</text:p>
              </table:table-cell>
              <table:table-cell office:value-type="float" office:value="877822">
                <text:p>8778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2274">
                <text:p>872274</text:p>
              </table:table-cell>
              <table:table-cell office:value-type="float" office:value="856204">
                <text:p>856204</text:p>
              </table:table-cell>
              <table:table-cell office:value-type="float" office:value="877825">
                <text:p>877825</text:p>
              </table:table-cell>
              <table:table-cell office:value-type="float" office:value="877817">
                <text:p>877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1099">
                <text:p>871099</text:p>
              </table:table-cell>
              <table:table-cell office:value-type="float" office:value="855780">
                <text:p>855780</text:p>
              </table:table-cell>
              <table:table-cell office:value-type="float" office:value="877823">
                <text:p>877823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69130">
                <text:p>869130</text:p>
              </table:table-cell>
              <table:table-cell office:value-type="float" office:value="855260">
                <text:p>855260</text:p>
              </table:table-cell>
              <table:table-cell office:value-type="float" office:value="877821">
                <text:p>877821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68327">
                <text:p>868327</text:p>
              </table:table-cell>
              <table:table-cell office:value-type="float" office:value="854927">
                <text:p>854927</text:p>
              </table:table-cell>
              <table:table-cell office:value-type="float" office:value="877819">
                <text:p>877819</text:p>
              </table:table-cell>
              <table:table-cell office:value-type="float" office:value="877813">
                <text:p>877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66397">
                <text:p>866397</text:p>
              </table:table-cell>
              <table:table-cell office:value-type="float" office:value="854480">
                <text:p>854480</text:p>
              </table:table-cell>
              <table:table-cell office:value-type="float" office:value="877819">
                <text:p>877819</text:p>
              </table:table-cell>
              <table:table-cell office:value-type="float" office:value="877809">
                <text:p>877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65954">
                <text:p>865954</text:p>
              </table:table-cell>
              <table:table-cell office:value-type="float" office:value="854015">
                <text:p>854015</text:p>
              </table:table-cell>
              <table:table-cell office:value-type="float" office:value="877815">
                <text:p>877815</text:p>
              </table:table-cell>
              <table:table-cell office:value-type="float" office:value="877809">
                <text:p>877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63412">
                <text:p>863412</text:p>
              </table:table-cell>
              <table:table-cell office:value-type="float" office:value="853005">
                <text:p>853005</text:p>
              </table:table-cell>
              <table:table-cell office:value-type="float" office:value="877812">
                <text:p>877812</text:p>
              </table:table-cell>
              <table:table-cell office:value-type="float" office:value="877807">
                <text:p>877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63075">
                <text:p>863075</text:p>
              </table:table-cell>
              <table:table-cell office:value-type="float" office:value="852456">
                <text:p>852456</text:p>
              </table:table-cell>
              <table:table-cell office:value-type="float" office:value="877812">
                <text:p>877812</text:p>
              </table:table-cell>
              <table:table-cell office:value-type="float" office:value="877804">
                <text:p>877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62438">
                <text:p>862438</text:p>
              </table:table-cell>
              <table:table-cell office:value-type="float" office:value="852018">
                <text:p>852018</text:p>
              </table:table-cell>
              <table:table-cell office:value-type="float" office:value="877812">
                <text:p>877812</text:p>
              </table:table-cell>
              <table:table-cell office:value-type="float" office:value="877801">
                <text:p>877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61815">
                <text:p>861815</text:p>
              </table:table-cell>
              <table:table-cell office:value-type="float" office:value="851004">
                <text:p>851004</text:p>
              </table:table-cell>
              <table:table-cell office:value-type="float" office:value="877809">
                <text:p>877809</text:p>
              </table:table-cell>
              <table:table-cell office:value-type="float" office:value="877801">
                <text:p>877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61591">
                <text:p>861591</text:p>
              </table:table-cell>
              <table:table-cell office:value-type="float" office:value="850386">
                <text:p>850386</text:p>
              </table:table-cell>
              <table:table-cell office:value-type="float" office:value="877807">
                <text:p>877807</text:p>
              </table:table-cell>
              <table:table-cell office:value-type="float" office:value="877797">
                <text:p>877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60944">
                <text:p>860944</text:p>
              </table:table-cell>
              <table:table-cell office:value-type="float" office:value="849270">
                <text:p>849270</text:p>
              </table:table-cell>
              <table:table-cell office:value-type="float" office:value="877806">
                <text:p>877806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0713">
                <text:p>860713</text:p>
              </table:table-cell>
              <table:table-cell office:value-type="float" office:value="848689">
                <text:p>848689</text:p>
              </table:table-cell>
              <table:table-cell office:value-type="float" office:value="877804">
                <text:p>877804</text:p>
              </table:table-cell>
              <table:table-cell office:value-type="float" office:value="877795">
                <text:p>877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60263">
                <text:p>860263</text:p>
              </table:table-cell>
              <table:table-cell office:value-type="float" office:value="847741">
                <text:p>847741</text:p>
              </table:table-cell>
              <table:table-cell office:value-type="float" office:value="877803">
                <text:p>877803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59978">
                <text:p>859978</text:p>
              </table:table-cell>
              <table:table-cell office:value-type="float" office:value="847350">
                <text:p>847350</text:p>
              </table:table-cell>
              <table:table-cell office:value-type="float" office:value="877803">
                <text:p>877803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9608">
                <text:p>859608</text:p>
              </table:table-cell>
              <table:table-cell office:value-type="float" office:value="846383">
                <text:p>846383</text:p>
              </table:table-cell>
              <table:table-cell office:value-type="float" office:value="877798">
                <text:p>877798</text:p>
              </table:table-cell>
              <table:table-cell office:value-type="float" office:value="877789">
                <text:p>877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59273">
                <text:p>859273</text:p>
              </table:table-cell>
              <table:table-cell office:value-type="float" office:value="845412">
                <text:p>845412</text:p>
              </table:table-cell>
              <table:table-cell office:value-type="float" office:value="877796">
                <text:p>877796</text:p>
              </table:table-cell>
              <table:table-cell office:value-type="float" office:value="877786">
                <text:p>877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59173">
                <text:p>859173</text:p>
              </table:table-cell>
              <table:table-cell office:value-type="float" office:value="844880">
                <text:p>844880</text:p>
              </table:table-cell>
              <table:table-cell office:value-type="float" office:value="877795">
                <text:p>877795</text:p>
              </table:table-cell>
              <table:table-cell office:value-type="float" office:value="877786">
                <text:p>877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9003">
                <text:p>859003</text:p>
              </table:table-cell>
              <table:table-cell office:value-type="float" office:value="844044">
                <text:p>844044</text:p>
              </table:table-cell>
              <table:table-cell office:value-type="float" office:value="877793">
                <text:p>877793</text:p>
              </table:table-cell>
              <table:table-cell office:value-type="float" office:value="877782">
                <text:p>877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58800">
                <text:p>858800</text:p>
              </table:table-cell>
              <table:table-cell office:value-type="float" office:value="843023">
                <text:p>843023</text:p>
              </table:table-cell>
              <table:table-cell office:value-type="float" office:value="877793">
                <text:p>877793</text:p>
              </table:table-cell>
              <table:table-cell office:value-type="float" office:value="877780">
                <text:p>877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58582">
                <text:p>858582</text:p>
              </table:table-cell>
              <table:table-cell office:value-type="float" office:value="841823">
                <text:p>841823</text:p>
              </table:table-cell>
              <table:table-cell office:value-type="float" office:value="877793">
                <text:p>877793</text:p>
              </table:table-cell>
              <table:table-cell office:value-type="float" office:value="877778">
                <text:p>8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8393">
                <text:p>858393</text:p>
              </table:table-cell>
              <table:table-cell office:value-type="float" office:value="840514">
                <text:p>840514</text:p>
              </table:table-cell>
              <table:table-cell office:value-type="float" office:value="877787">
                <text:p>877787</text:p>
              </table:table-cell>
              <table:table-cell office:value-type="float" office:value="877777">
                <text:p>877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58249">
                <text:p>858249</text:p>
              </table:table-cell>
              <table:table-cell office:value-type="float" office:value="839658">
                <text:p>839658</text:p>
              </table:table-cell>
              <table:table-cell office:value-type="float" office:value="877787">
                <text:p>877787</text:p>
              </table:table-cell>
              <table:table-cell office:value-type="float" office:value="877775">
                <text:p>877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58151">
                <text:p>858151</text:p>
              </table:table-cell>
              <table:table-cell office:value-type="float" office:value="838387">
                <text:p>838387</text:p>
              </table:table-cell>
              <table:table-cell office:value-type="float" office:value="877786">
                <text:p>877786</text:p>
              </table:table-cell>
              <table:table-cell office:value-type="float" office:value="877770">
                <text:p>8777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7961">
                <text:p>857961</text:p>
              </table:table-cell>
              <table:table-cell office:value-type="float" office:value="837181">
                <text:p>837181</text:p>
              </table:table-cell>
              <table:table-cell office:value-type="float" office:value="877784">
                <text:p>877784</text:p>
              </table:table-cell>
              <table:table-cell office:value-type="float" office:value="877769">
                <text:p>877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57857">
                <text:p>857857</text:p>
              </table:table-cell>
              <table:table-cell office:value-type="float" office:value="836190">
                <text:p>836190</text:p>
              </table:table-cell>
              <table:table-cell office:value-type="float" office:value="877781">
                <text:p>877781</text:p>
              </table:table-cell>
              <table:table-cell office:value-type="float" office:value="877765">
                <text:p>877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57702">
                <text:p>857702</text:p>
              </table:table-cell>
              <table:table-cell office:value-type="float" office:value="835153">
                <text:p>835153</text:p>
              </table:table-cell>
              <table:table-cell office:value-type="float" office:value="877781">
                <text:p>877781</text:p>
              </table:table-cell>
              <table:table-cell office:value-type="float" office:value="877764">
                <text:p>877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7507">
                <text:p>857507</text:p>
              </table:table-cell>
              <table:table-cell office:value-type="float" office:value="833084">
                <text:p>833084</text:p>
              </table:table-cell>
              <table:table-cell office:value-type="float" office:value="877779">
                <text:p>877779</text:p>
              </table:table-cell>
              <table:table-cell office:value-type="float" office:value="877759">
                <text:p>877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7344">
                <text:p>857344</text:p>
              </table:table-cell>
              <table:table-cell office:value-type="float" office:value="832150">
                <text:p>832150</text:p>
              </table:table-cell>
              <table:table-cell office:value-type="float" office:value="877778">
                <text:p>877778</text:p>
              </table:table-cell>
              <table:table-cell office:value-type="float" office:value="877756">
                <text:p>877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57140">
                <text:p>857140</text:p>
              </table:table-cell>
              <table:table-cell office:value-type="float" office:value="831123">
                <text:p>831123</text:p>
              </table:table-cell>
              <table:table-cell office:value-type="float" office:value="877777">
                <text:p>877777</text:p>
              </table:table-cell>
              <table:table-cell office:value-type="float" office:value="877753">
                <text:p>8777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7046">
                <text:p>857046</text:p>
              </table:table-cell>
              <table:table-cell office:value-type="float" office:value="830097">
                <text:p>830097</text:p>
              </table:table-cell>
              <table:table-cell office:value-type="float" office:value="877775">
                <text:p>877775</text:p>
              </table:table-cell>
              <table:table-cell office:value-type="float" office:value="877749">
                <text:p>877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56803">
                <text:p>856803</text:p>
              </table:table-cell>
              <table:table-cell office:value-type="float" office:value="828471">
                <text:p>828471</text:p>
              </table:table-cell>
              <table:table-cell office:value-type="float" office:value="877774">
                <text:p>877774</text:p>
              </table:table-cell>
              <table:table-cell office:value-type="float" office:value="877736">
                <text:p>877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56561">
                <text:p>856561</text:p>
              </table:table-cell>
              <table:table-cell office:value-type="float" office:value="827183">
                <text:p>827183</text:p>
              </table:table-cell>
              <table:table-cell office:value-type="float" office:value="877772">
                <text:p>877772</text:p>
              </table:table-cell>
              <table:table-cell office:value-type="float" office:value="877716">
                <text:p>877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6317">
                <text:p>856317</text:p>
              </table:table-cell>
              <table:table-cell office:value-type="float" office:value="825833">
                <text:p>825833</text:p>
              </table:table-cell>
              <table:table-cell office:value-type="float" office:value="877768">
                <text:p>877768</text:p>
              </table:table-cell>
              <table:table-cell office:value-type="float" office:value="877679">
                <text:p>877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6020">
                <text:p>856020</text:p>
              </table:table-cell>
              <table:table-cell office:value-type="float" office:value="824248">
                <text:p>824248</text:p>
              </table:table-cell>
              <table:table-cell office:value-type="float" office:value="877766">
                <text:p>877766</text:p>
              </table:table-cell>
              <table:table-cell office:value-type="float" office:value="877640">
                <text:p>8776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55756">
                <text:p>855756</text:p>
              </table:table-cell>
              <table:table-cell office:value-type="float" office:value="823120">
                <text:p>823120</text:p>
              </table:table-cell>
              <table:table-cell office:value-type="float" office:value="877765">
                <text:p>877765</text:p>
              </table:table-cell>
              <table:table-cell office:value-type="float" office:value="877639">
                <text:p>877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55369">
                <text:p>855369</text:p>
              </table:table-cell>
              <table:table-cell office:value-type="float" office:value="821318">
                <text:p>821318</text:p>
              </table:table-cell>
              <table:table-cell office:value-type="float" office:value="877764">
                <text:p>877764</text:p>
              </table:table-cell>
              <table:table-cell office:value-type="float" office:value="877593">
                <text:p>877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55049">
                <text:p>855049</text:p>
              </table:table-cell>
              <table:table-cell office:value-type="float" office:value="820261">
                <text:p>820261</text:p>
              </table:table-cell>
              <table:table-cell office:value-type="float" office:value="877762">
                <text:p>877762</text:p>
              </table:table-cell>
              <table:table-cell office:value-type="float" office:value="877553">
                <text:p>877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54649">
                <text:p>854649</text:p>
              </table:table-cell>
              <table:table-cell office:value-type="float" office:value="818817">
                <text:p>818817</text:p>
              </table:table-cell>
              <table:table-cell office:value-type="float" office:value="877760">
                <text:p>877760</text:p>
              </table:table-cell>
              <table:table-cell office:value-type="float" office:value="877479">
                <text:p>877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54229">
                <text:p>854229</text:p>
              </table:table-cell>
              <table:table-cell office:value-type="float" office:value="817329">
                <text:p>817329</text:p>
              </table:table-cell>
              <table:table-cell office:value-type="float" office:value="877760">
                <text:p>877760</text:p>
              </table:table-cell>
              <table:table-cell office:value-type="float" office:value="877380">
                <text:p>8773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54029">
                <text:p>854029</text:p>
              </table:table-cell>
              <table:table-cell office:value-type="float" office:value="816356">
                <text:p>816356</text:p>
              </table:table-cell>
              <table:table-cell office:value-type="float" office:value="877759">
                <text:p>877759</text:p>
              </table:table-cell>
              <table:table-cell office:value-type="float" office:value="877313">
                <text:p>877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3701">
                <text:p>853701</text:p>
              </table:table-cell>
              <table:table-cell office:value-type="float" office:value="814623">
                <text:p>814623</text:p>
              </table:table-cell>
              <table:table-cell office:value-type="float" office:value="877753">
                <text:p>877753</text:p>
              </table:table-cell>
              <table:table-cell office:value-type="float" office:value="877200">
                <text:p>8772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53130">
                <text:p>853130</text:p>
              </table:table-cell>
              <table:table-cell office:value-type="float" office:value="812379">
                <text:p>812379</text:p>
              </table:table-cell>
              <table:table-cell office:value-type="float" office:value="877750">
                <text:p>877750</text:p>
              </table:table-cell>
              <table:table-cell office:value-type="float" office:value="877065">
                <text:p>877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52536">
                <text:p>852536</text:p>
              </table:table-cell>
              <table:table-cell office:value-type="float" office:value="809850">
                <text:p>809850</text:p>
              </table:table-cell>
              <table:table-cell office:value-type="float" office:value="877747">
                <text:p>877747</text:p>
              </table:table-cell>
              <table:table-cell office:value-type="float" office:value="876932">
                <text:p>876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51978">
                <text:p>851978</text:p>
              </table:table-cell>
              <table:table-cell office:value-type="float" office:value="807042">
                <text:p>807042</text:p>
              </table:table-cell>
              <table:table-cell office:value-type="float" office:value="877742">
                <text:p>877742</text:p>
              </table:table-cell>
              <table:table-cell office:value-type="float" office:value="876738">
                <text:p>876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51302">
                <text:p>851302</text:p>
              </table:table-cell>
              <table:table-cell office:value-type="float" office:value="803840">
                <text:p>803840</text:p>
              </table:table-cell>
              <table:table-cell office:value-type="float" office:value="877738">
                <text:p>877738</text:p>
              </table:table-cell>
              <table:table-cell office:value-type="float" office:value="876503">
                <text:p>876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50535">
                <text:p>850535</text:p>
              </table:table-cell>
              <table:table-cell office:value-type="float" office:value="799556">
                <text:p>799556</text:p>
              </table:table-cell>
              <table:table-cell office:value-type="float" office:value="877728">
                <text:p>877728</text:p>
              </table:table-cell>
              <table:table-cell office:value-type="float" office:value="876164">
                <text:p>876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49832">
                <text:p>849832</text:p>
              </table:table-cell>
              <table:table-cell office:value-type="float" office:value="796138">
                <text:p>796138</text:p>
              </table:table-cell>
              <table:table-cell office:value-type="float" office:value="877720">
                <text:p>877720</text:p>
              </table:table-cell>
              <table:table-cell office:value-type="float" office:value="875751">
                <text:p>8757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49105">
                <text:p>849105</text:p>
              </table:table-cell>
              <table:table-cell office:value-type="float" office:value="791748">
                <text:p>791748</text:p>
              </table:table-cell>
              <table:table-cell office:value-type="float" office:value="877716">
                <text:p>877716</text:p>
              </table:table-cell>
              <table:table-cell office:value-type="float" office:value="875352">
                <text:p>875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48221">
                <text:p>848221</text:p>
              </table:table-cell>
              <table:table-cell office:value-type="float" office:value="787872">
                <text:p>787872</text:p>
              </table:table-cell>
              <table:table-cell office:value-type="float" office:value="877698">
                <text:p>877698</text:p>
              </table:table-cell>
              <table:table-cell office:value-type="float" office:value="874560">
                <text:p>8745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46846">
                <text:p>846846</text:p>
              </table:table-cell>
              <table:table-cell office:value-type="float" office:value="783411">
                <text:p>783411</text:p>
              </table:table-cell>
              <table:table-cell office:value-type="float" office:value="877670">
                <text:p>877670</text:p>
              </table:table-cell>
              <table:table-cell office:value-type="float" office:value="873518">
                <text:p>8735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45787">
                <text:p>845787</text:p>
              </table:table-cell>
              <table:table-cell office:value-type="float" office:value="780218">
                <text:p>780218</text:p>
              </table:table-cell>
              <table:table-cell office:value-type="float" office:value="877632">
                <text:p>877632</text:p>
              </table:table-cell>
              <table:table-cell office:value-type="float" office:value="872698">
                <text:p>872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44889">
                <text:p>844889</text:p>
              </table:table-cell>
              <table:table-cell office:value-type="float" office:value="777242">
                <text:p>777242</text:p>
              </table:table-cell>
              <table:table-cell office:value-type="float" office:value="877593">
                <text:p>877593</text:p>
              </table:table-cell>
              <table:table-cell office:value-type="float" office:value="871882">
                <text:p>8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43268">
                <text:p>843268</text:p>
              </table:table-cell>
              <table:table-cell office:value-type="float" office:value="773291">
                <text:p>773291</text:p>
              </table:table-cell>
              <table:table-cell office:value-type="float" office:value="877459">
                <text:p>877459</text:p>
              </table:table-cell>
              <table:table-cell office:value-type="float" office:value="869682">
                <text:p>869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41620">
                <text:p>841620</text:p>
              </table:table-cell>
              <table:table-cell office:value-type="float" office:value="769712">
                <text:p>769712</text:p>
              </table:table-cell>
              <table:table-cell office:value-type="float" office:value="877311">
                <text:p>877311</text:p>
              </table:table-cell>
              <table:table-cell office:value-type="float" office:value="868290">
                <text:p>8682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9492">
                <text:p>839492</text:p>
              </table:table-cell>
              <table:table-cell office:value-type="float" office:value="764835">
                <text:p>764835</text:p>
              </table:table-cell>
              <table:table-cell office:value-type="float" office:value="876989">
                <text:p>876989</text:p>
              </table:table-cell>
              <table:table-cell office:value-type="float" office:value="865909">
                <text:p>865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7174">
                <text:p>837174</text:p>
              </table:table-cell>
              <table:table-cell office:value-type="float" office:value="760092">
                <text:p>760092</text:p>
              </table:table-cell>
              <table:table-cell office:value-type="float" office:value="876515">
                <text:p>876515</text:p>
              </table:table-cell>
              <table:table-cell office:value-type="float" office:value="863717">
                <text:p>8637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5550">
                <text:p>835550</text:p>
              </table:table-cell>
              <table:table-cell office:value-type="float" office:value="757730">
                <text:p>757730</text:p>
              </table:table-cell>
              <table:table-cell office:value-type="float" office:value="875924">
                <text:p>875924</text:p>
              </table:table-cell>
              <table:table-cell office:value-type="float" office:value="861899">
                <text:p>8618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3117">
                <text:p>833117</text:p>
              </table:table-cell>
              <table:table-cell office:value-type="float" office:value="753618">
                <text:p>753618</text:p>
              </table:table-cell>
              <table:table-cell office:value-type="float" office:value="875164">
                <text:p>875164</text:p>
              </table:table-cell>
              <table:table-cell office:value-type="float" office:value="859966">
                <text:p>859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29794">
                <text:p>829794</text:p>
              </table:table-cell>
              <table:table-cell office:value-type="float" office:value="748947">
                <text:p>748947</text:p>
              </table:table-cell>
              <table:table-cell office:value-type="float" office:value="874199">
                <text:p>874199</text:p>
              </table:table-cell>
              <table:table-cell office:value-type="float" office:value="857456">
                <text:p>8574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25992">
                <text:p>825992</text:p>
              </table:table-cell>
              <table:table-cell office:value-type="float" office:value="744434">
                <text:p>744434</text:p>
              </table:table-cell>
              <table:table-cell office:value-type="float" office:value="873065">
                <text:p>873065</text:p>
              </table:table-cell>
              <table:table-cell office:value-type="float" office:value="853375">
                <text:p>853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21610">
                <text:p>821610</text:p>
              </table:table-cell>
              <table:table-cell office:value-type="float" office:value="739683">
                <text:p>739683</text:p>
              </table:table-cell>
              <table:table-cell office:value-type="float" office:value="871804">
                <text:p>871804</text:p>
              </table:table-cell>
              <table:table-cell office:value-type="float" office:value="848383">
                <text:p>848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16449">
                <text:p>816449</text:p>
              </table:table-cell>
              <table:table-cell office:value-type="float" office:value="734729">
                <text:p>734729</text:p>
              </table:table-cell>
              <table:table-cell office:value-type="float" office:value="870804">
                <text:p>870804</text:p>
              </table:table-cell>
              <table:table-cell office:value-type="float" office:value="843474">
                <text:p>843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10451">
                <text:p>810451</text:p>
              </table:table-cell>
              <table:table-cell office:value-type="float" office:value="728941">
                <text:p>728941</text:p>
              </table:table-cell>
              <table:table-cell office:value-type="float" office:value="869262">
                <text:p>869262</text:p>
              </table:table-cell>
              <table:table-cell office:value-type="float" office:value="838687">
                <text:p>8386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02696">
                <text:p>802696</text:p>
              </table:table-cell>
              <table:table-cell office:value-type="float" office:value="722360">
                <text:p>722360</text:p>
              </table:table-cell>
              <table:table-cell office:value-type="float" office:value="867852">
                <text:p>867852</text:p>
              </table:table-cell>
              <table:table-cell office:value-type="float" office:value="833360">
                <text:p>8333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97827">
                <text:p>797827</text:p>
              </table:table-cell>
              <table:table-cell office:value-type="float" office:value="715739">
                <text:p>715739</text:p>
              </table:table-cell>
              <table:table-cell office:value-type="float" office:value="866121">
                <text:p>866121</text:p>
              </table:table-cell>
              <table:table-cell office:value-type="float" office:value="827331">
                <text:p>8273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87445">
                <text:p>787445</text:p>
              </table:table-cell>
              <table:table-cell office:value-type="float" office:value="705914">
                <text:p>705914</text:p>
              </table:table-cell>
              <table:table-cell office:value-type="float" office:value="865301">
                <text:p>865301</text:p>
              </table:table-cell>
              <table:table-cell office:value-type="float" office:value="823343">
                <text:p>8233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76509">
                <text:p>776509</text:p>
              </table:table-cell>
              <table:table-cell office:value-type="float" office:value="695764">
                <text:p>695764</text:p>
              </table:table-cell>
              <table:table-cell office:value-type="float" office:value="863447">
                <text:p>863447</text:p>
              </table:table-cell>
              <table:table-cell office:value-type="float" office:value="815993">
                <text:p>815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62191">
                <text:p>762191</text:p>
              </table:table-cell>
              <table:table-cell office:value-type="float" office:value="682007">
                <text:p>682007</text:p>
              </table:table-cell>
              <table:table-cell office:value-type="float" office:value="861149">
                <text:p>861149</text:p>
              </table:table-cell>
              <table:table-cell office:value-type="float" office:value="804127">
                <text:p>804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47397">
                <text:p>747397</text:p>
              </table:table-cell>
              <table:table-cell office:value-type="float" office:value="669342">
                <text:p>669342</text:p>
              </table:table-cell>
              <table:table-cell office:value-type="float" office:value="858498">
                <text:p>858498</text:p>
              </table:table-cell>
              <table:table-cell office:value-type="float" office:value="794004">
                <text:p>794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28447">
                <text:p>728447</text:p>
              </table:table-cell>
              <table:table-cell office:value-type="float" office:value="646871">
                <text:p>646871</text:p>
              </table:table-cell>
              <table:table-cell office:value-type="float" office:value="855147">
                <text:p>855147</text:p>
              </table:table-cell>
              <table:table-cell office:value-type="float" office:value="781188">
                <text:p>781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12038">
                <text:p>712038</text:p>
              </table:table-cell>
              <table:table-cell office:value-type="float" office:value="632600">
                <text:p>632600</text:p>
              </table:table-cell>
              <table:table-cell office:value-type="float" office:value="851261">
                <text:p>851261</text:p>
              </table:table-cell>
              <table:table-cell office:value-type="float" office:value="766933">
                <text:p>766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90318">
                <text:p>690318</text:p>
              </table:table-cell>
              <table:table-cell office:value-type="float" office:value="613327">
                <text:p>613327</text:p>
              </table:table-cell>
              <table:table-cell office:value-type="float" office:value="846632">
                <text:p>846632</text:p>
              </table:table-cell>
              <table:table-cell office:value-type="float" office:value="749806">
                <text:p>7498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69823">
                <text:p>669823</text:p>
              </table:table-cell>
              <table:table-cell office:value-type="float" office:value="603007">
                <text:p>603007</text:p>
              </table:table-cell>
              <table:table-cell office:value-type="float" office:value="841422">
                <text:p>841422</text:p>
              </table:table-cell>
              <table:table-cell office:value-type="float" office:value="735768">
                <text:p>735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44290">
                <text:p>644290</text:p>
              </table:table-cell>
              <table:table-cell office:value-type="float" office:value="585975">
                <text:p>585975</text:p>
              </table:table-cell>
              <table:table-cell office:value-type="float" office:value="835226">
                <text:p>835226</text:p>
              </table:table-cell>
              <table:table-cell office:value-type="float" office:value="714212">
                <text:p>714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16757">
                <text:p>616757</text:p>
              </table:table-cell>
              <table:table-cell office:value-type="float" office:value="571133">
                <text:p>571133</text:p>
              </table:table-cell>
              <table:table-cell office:value-type="float" office:value="830559">
                <text:p>830559</text:p>
              </table:table-cell>
              <table:table-cell office:value-type="float" office:value="687638">
                <text:p>6876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90905">
                <text:p>590905</text:p>
              </table:table-cell>
              <table:table-cell office:value-type="float" office:value="556895">
                <text:p>556895</text:p>
              </table:table-cell>
              <table:table-cell office:value-type="float" office:value="822328">
                <text:p>822328</text:p>
              </table:table-cell>
              <table:table-cell office:value-type="float" office:value="665985">
                <text:p>665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67047">
                <text:p>567047</text:p>
              </table:table-cell>
              <table:table-cell office:value-type="float" office:value="542999">
                <text:p>542999</text:p>
              </table:table-cell>
              <table:table-cell office:value-type="float" office:value="809175">
                <text:p>809175</text:p>
              </table:table-cell>
              <table:table-cell office:value-type="float" office:value="627118">
                <text:p>627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46109">
                <text:p>546109</text:p>
              </table:table-cell>
              <table:table-cell office:value-type="float" office:value="527384">
                <text:p>527384</text:p>
              </table:table-cell>
              <table:table-cell office:value-type="float" office:value="799625">
                <text:p>799625</text:p>
              </table:table-cell>
              <table:table-cell office:value-type="float" office:value="587258">
                <text:p>5872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27859">
                <text:p>527859</text:p>
              </table:table-cell>
              <table:table-cell office:value-type="float" office:value="509194">
                <text:p>509194</text:p>
              </table:table-cell>
              <table:table-cell office:value-type="float" office:value="783690">
                <text:p>783690</text:p>
              </table:table-cell>
              <table:table-cell office:value-type="float" office:value="543828">
                <text:p>54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04731">
                <text:p>504731</text:p>
              </table:table-cell>
              <table:table-cell office:value-type="float" office:value="489569">
                <text:p>489569</text:p>
              </table:table-cell>
              <table:table-cell office:value-type="float" office:value="765931">
                <text:p>765931</text:p>
              </table:table-cell>
              <table:table-cell office:value-type="float" office:value="492080">
                <text:p>4920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81662">
                <text:p>481662</text:p>
              </table:table-cell>
              <table:table-cell office:value-type="float" office:value="467665">
                <text:p>467665</text:p>
              </table:table-cell>
              <table:table-cell office:value-type="float" office:value="748023">
                <text:p>748023</text:p>
              </table:table-cell>
              <table:table-cell office:value-type="float" office:value="445615">
                <text:p>4456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57699">
                <text:p>457699</text:p>
              </table:table-cell>
              <table:table-cell office:value-type="float" office:value="445151">
                <text:p>445151</text:p>
              </table:table-cell>
              <table:table-cell office:value-type="float" office:value="726757">
                <text:p>726757</text:p>
              </table:table-cell>
              <table:table-cell office:value-type="float" office:value="406775">
                <text:p>406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42961">
                <text:p>442961</text:p>
              </table:table-cell>
              <table:table-cell office:value-type="float" office:value="423005">
                <text:p>423005</text:p>
              </table:table-cell>
              <table:table-cell office:value-type="float" office:value="701275">
                <text:p>701275</text:p>
              </table:table-cell>
              <table:table-cell office:value-type="float" office:value="369328">
                <text:p>3693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16189">
                <text:p>416189</text:p>
              </table:table-cell>
              <table:table-cell office:value-type="float" office:value="402267">
                <text:p>402267</text:p>
              </table:table-cell>
              <table:table-cell office:value-type="float" office:value="683868">
                <text:p>683868</text:p>
              </table:table-cell>
              <table:table-cell office:value-type="float" office:value="326035">
                <text:p>326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84159">
                <text:p>384159</text:p>
              </table:table-cell>
              <table:table-cell office:value-type="float" office:value="374199">
                <text:p>374199</text:p>
              </table:table-cell>
              <table:table-cell office:value-type="float" office:value="656162">
                <text:p>656162</text:p>
              </table:table-cell>
              <table:table-cell office:value-type="float" office:value="284078">
                <text:p>284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53574">
                <text:p>353574</text:p>
              </table:table-cell>
              <table:table-cell office:value-type="float" office:value="343678">
                <text:p>343678</text:p>
              </table:table-cell>
              <table:table-cell office:value-type="float" office:value="630046">
                <text:p>630046</text:p>
              </table:table-cell>
              <table:table-cell office:value-type="float" office:value="250402">
                <text:p>250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17650">
                <text:p>317650</text:p>
              </table:table-cell>
              <table:table-cell office:value-type="float" office:value="306232">
                <text:p>306232</text:p>
              </table:table-cell>
              <table:table-cell office:value-type="float" office:value="602044">
                <text:p>602044</text:p>
              </table:table-cell>
              <table:table-cell office:value-type="float" office:value="207399">
                <text:p>207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72725">
                <text:p>272725</text:p>
              </table:table-cell>
              <table:table-cell office:value-type="float" office:value="269150">
                <text:p>269150</text:p>
              </table:table-cell>
              <table:table-cell office:value-type="float" office:value="576320">
                <text:p>576320</text:p>
              </table:table-cell>
              <table:table-cell office:value-type="float" office:value="164603">
                <text:p>1646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30515">
                <text:p>230515</text:p>
              </table:table-cell>
              <table:table-cell office:value-type="float" office:value="232081">
                <text:p>232081</text:p>
              </table:table-cell>
              <table:table-cell office:value-type="float" office:value="552081">
                <text:p>552081</text:p>
              </table:table-cell>
              <table:table-cell office:value-type="float" office:value="126897">
                <text:p>126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91375">
                <text:p>191375</text:p>
              </table:table-cell>
              <table:table-cell office:value-type="float" office:value="192902">
                <text:p>192902</text:p>
              </table:table-cell>
              <table:table-cell office:value-type="float" office:value="528160">
                <text:p>528160</text:p>
              </table:table-cell>
              <table:table-cell office:value-type="float" office:value="98602">
                <text:p>986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65161">
                <text:p>165161</text:p>
              </table:table-cell>
              <table:table-cell office:value-type="float" office:value="165521">
                <text:p>165521</text:p>
              </table:table-cell>
              <table:table-cell office:value-type="float" office:value="508738">
                <text:p>508738</text:p>
              </table:table-cell>
              <table:table-cell office:value-type="float" office:value="78264">
                <text:p>78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681">
                <text:p>119681</text:p>
              </table:table-cell>
              <table:table-cell office:value-type="float" office:value="129857">
                <text:p>129857</text:p>
              </table:table-cell>
              <table:table-cell office:value-type="float" office:value="469232">
                <text:p>469232</text:p>
              </table:table-cell>
              <table:table-cell office:value-type="float" office:value="60541">
                <text:p>605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7407">
                <text:p>87407</text:p>
              </table:table-cell>
              <table:table-cell office:value-type="float" office:value="104015">
                <text:p>104015</text:p>
              </table:table-cell>
              <table:table-cell office:value-type="float" office:value="436618">
                <text:p>436618</text:p>
              </table:table-cell>
              <table:table-cell office:value-type="float" office:value="47104">
                <text:p>47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5885">
                <text:p>65885</text:p>
              </table:table-cell>
              <table:table-cell office:value-type="float" office:value="80152">
                <text:p>80152</text:p>
              </table:table-cell>
              <table:table-cell office:value-type="float" office:value="405793">
                <text:p>405793</text:p>
              </table:table-cell>
              <table:table-cell office:value-type="float" office:value="39260">
                <text:p>392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6522">
                <text:p>56522</text:p>
              </table:table-cell>
              <table:table-cell office:value-type="float" office:value="65531">
                <text:p>65531</text:p>
              </table:table-cell>
              <table:table-cell office:value-type="float" office:value="373895">
                <text:p>373895</text:p>
              </table:table-cell>
              <table:table-cell office:value-type="float" office:value="35672">
                <text:p>35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2543">
                <text:p>42543</text:p>
              </table:table-cell>
              <table:table-cell office:value-type="float" office:value="52558">
                <text:p>52558</text:p>
              </table:table-cell>
              <table:table-cell office:value-type="float" office:value="344961">
                <text:p>344961</text:p>
              </table:table-cell>
              <table:table-cell office:value-type="float" office:value="33798">
                <text:p>337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4002">
                <text:p>34002</text:p>
              </table:table-cell>
              <table:table-cell office:value-type="float" office:value="42879">
                <text:p>42879</text:p>
              </table:table-cell>
              <table:table-cell office:value-type="float" office:value="303067">
                <text:p>303067</text:p>
              </table:table-cell>
              <table:table-cell office:value-type="float" office:value="31753">
                <text:p>317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0240">
                <text:p>30240</text:p>
              </table:table-cell>
              <table:table-cell office:value-type="float" office:value="36312">
                <text:p>36312</text:p>
              </table:table-cell>
              <table:table-cell office:value-type="float" office:value="261459">
                <text:p>261459</text:p>
              </table:table-cell>
              <table:table-cell office:value-type="float" office:value="30227">
                <text:p>30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7516">
                <text:p>27516</text:p>
              </table:table-cell>
              <table:table-cell office:value-type="float" office:value="29016">
                <text:p>29016</text:p>
              </table:table-cell>
              <table:table-cell office:value-type="float" office:value="219575">
                <text:p>219575</text:p>
              </table:table-cell>
              <table:table-cell office:value-type="float" office:value="28675">
                <text:p>28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625">
                <text:p>25625</text:p>
              </table:table-cell>
              <table:table-cell office:value-type="float" office:value="24561">
                <text:p>24561</text:p>
              </table:table-cell>
              <table:table-cell office:value-type="float" office:value="187480">
                <text:p>187480</text:p>
              </table:table-cell>
              <table:table-cell office:value-type="float" office:value="27361">
                <text:p>273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3652">
                <text:p>23652</text:p>
              </table:table-cell>
              <table:table-cell office:value-type="float" office:value="21286">
                <text:p>21286</text:p>
              </table:table-cell>
              <table:table-cell office:value-type="float" office:value="158242">
                <text:p>158242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1633">
                <text:p>21633</text:p>
              </table:table-cell>
              <table:table-cell office:value-type="float" office:value="18801">
                <text:p>18801</text:p>
              </table:table-cell>
              <table:table-cell office:value-type="float" office:value="131985">
                <text:p>131985</text:p>
              </table:table-cell>
              <table:table-cell office:value-type="float" office:value="24805">
                <text:p>24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9493">
                <text:p>19493</text:p>
              </table:table-cell>
              <table:table-cell office:value-type="float" office:value="16746">
                <text:p>16746</text:p>
              </table:table-cell>
              <table:table-cell office:value-type="float" office:value="108721">
                <text:p>108721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7471">
                <text:p>17471</text:p>
              </table:table-cell>
              <table:table-cell office:value-type="float" office:value="14939">
                <text:p>14939</text:p>
              </table:table-cell>
              <table:table-cell office:value-type="float" office:value="86440">
                <text:p>86440</text:p>
              </table:table-cell>
              <table:table-cell office:value-type="float" office:value="22325">
                <text:p>22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5820">
                <text:p>15820</text:p>
              </table:table-cell>
              <table:table-cell office:value-type="float" office:value="13451">
                <text:p>13451</text:p>
              </table:table-cell>
              <table:table-cell office:value-type="float" office:value="64268">
                <text:p>64268</text:p>
              </table:table-cell>
              <table:table-cell office:value-type="float" office:value="21052">
                <text:p>210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4146">
                <text:p>14146</text:p>
              </table:table-cell>
              <table:table-cell office:value-type="float" office:value="12151">
                <text:p>12151</text:p>
              </table:table-cell>
              <table:table-cell office:value-type="float" office:value="43717">
                <text:p>43717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2380">
                <text:p>12380</text:p>
              </table:table-cell>
              <table:table-cell office:value-type="float" office:value="10911">
                <text:p>10911</text:p>
              </table:table-cell>
              <table:table-cell office:value-type="float" office:value="26798">
                <text:p>26798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816">
                <text:p>10816</text:p>
              </table:table-cell>
              <table:table-cell office:value-type="float" office:value="9361">
                <text:p>9361</text:p>
              </table:table-cell>
              <table:table-cell office:value-type="float" office:value="16288">
                <text:p>16288</text:p>
              </table:table-cell>
              <table:table-cell office:value-type="float" office:value="18446">
                <text:p>184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9712">
                <text:p>9712</text:p>
              </table:table-cell>
              <table:table-cell office:value-type="float" office:value="8062">
                <text:p>8062</text:p>
              </table:table-cell>
              <table:table-cell office:value-type="float" office:value="11316">
                <text:p>11316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847">
                <text:p>8847</text:p>
              </table:table-cell>
              <table:table-cell office:value-type="float" office:value="7044">
                <text:p>7044</text:p>
              </table:table-cell>
              <table:table-cell office:value-type="float" office:value="10082">
                <text:p>10082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162">
                <text:p>8162</text:p>
              </table:table-cell>
              <table:table-cell office:value-type="float" office:value="5963">
                <text:p>5963</text:p>
              </table:table-cell>
              <table:table-cell office:value-type="float" office:value="9747">
                <text:p>9747</text:p>
              </table:table-cell>
              <table:table-cell office:value-type="float" office:value="17142">
                <text:p>17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706">
                <text:p>7706</text:p>
              </table:table-cell>
              <table:table-cell office:value-type="float" office:value="4871">
                <text:p>4871</text:p>
              </table:table-cell>
              <table:table-cell office:value-type="float" office:value="9446">
                <text:p>9446</text:p>
              </table:table-cell>
              <table:table-cell office:value-type="float" office:value="16749">
                <text:p>167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319">
                <text:p>7319</text:p>
              </table:table-cell>
              <table:table-cell office:value-type="float" office:value="4297">
                <text:p>4297</text:p>
              </table:table-cell>
              <table:table-cell office:value-type="float" office:value="9174">
                <text:p>9174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6925">
                <text:p>6925</text:p>
              </table:table-cell>
              <table:table-cell office:value-type="float" office:value="3884">
                <text:p>3884</text:p>
              </table:table-cell>
              <table:table-cell office:value-type="float" office:value="8901">
                <text:p>8901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547">
                <text:p>6547</text:p>
              </table:table-cell>
              <table:table-cell office:value-type="float" office:value="3602">
                <text:p>3602</text:p>
              </table:table-cell>
              <table:table-cell office:value-type="float" office:value="8631">
                <text:p>8631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6170">
                <text:p>6170</text:p>
              </table:table-cell>
              <table:table-cell office:value-type="float" office:value="3345">
                <text:p>3345</text:p>
              </table:table-cell>
              <table:table-cell office:value-type="float" office:value="8331">
                <text:p>8331</text:p>
              </table:table-cell>
              <table:table-cell office:value-type="float" office:value="15210">
                <text:p>152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5734">
                <text:p>5734</text:p>
              </table:table-cell>
              <table:table-cell office:value-type="float" office:value="3114">
                <text:p>3114</text:p>
              </table:table-cell>
              <table:table-cell office:value-type="float" office:value="8061">
                <text:p>8061</text:p>
              </table:table-cell>
              <table:table-cell office:value-type="float" office:value="14814">
                <text:p>14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5382">
                <text:p>5382</text:p>
              </table:table-cell>
              <table:table-cell office:value-type="float" office:value="2908">
                <text:p>2908</text:p>
              </table:table-cell>
              <table:table-cell office:value-type="float" office:value="7801">
                <text:p>7801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5117">
                <text:p>5117</text:p>
              </table:table-cell>
              <table:table-cell office:value-type="float" office:value="2716">
                <text:p>2716</text:p>
              </table:table-cell>
              <table:table-cell office:value-type="float" office:value="7502">
                <text:p>7502</text:p>
              </table:table-cell>
              <table:table-cell office:value-type="float" office:value="13959">
                <text:p>139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706">
                <text:p>4706</text:p>
              </table:table-cell>
              <table:table-cell office:value-type="float" office:value="2511">
                <text:p>2511</text:p>
              </table:table-cell>
              <table:table-cell office:value-type="float" office:value="7154">
                <text:p>7154</text:p>
              </table:table-cell>
              <table:table-cell office:value-type="float" office:value="13470">
                <text:p>134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334">
                <text:p>4334</text:p>
              </table:table-cell>
              <table:table-cell office:value-type="float" office:value="2351">
                <text:p>2351</text:p>
              </table:table-cell>
              <table:table-cell office:value-type="float" office:value="6907">
                <text:p>6907</text:p>
              </table:table-cell>
              <table:table-cell office:value-type="float" office:value="12987">
                <text:p>129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993">
                <text:p>3993</text:p>
              </table:table-cell>
              <table:table-cell office:value-type="float" office:value="2194">
                <text:p>2194</text:p>
              </table:table-cell>
              <table:table-cell office:value-type="float" office:value="6503">
                <text:p>6503</text:p>
              </table:table-cell>
              <table:table-cell office:value-type="float" office:value="12545">
                <text:p>125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666">
                <text:p>3666</text:p>
              </table:table-cell>
              <table:table-cell office:value-type="float" office:value="2001">
                <text:p>2001</text:p>
              </table:table-cell>
              <table:table-cell office:value-type="float" office:value="6241">
                <text:p>6241</text:p>
              </table:table-cell>
              <table:table-cell office:value-type="float" office:value="12071">
                <text:p>120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295">
                <text:p>3295</text:p>
              </table:table-cell>
              <table:table-cell office:value-type="float" office:value="1801">
                <text:p>1801</text:p>
              </table:table-cell>
              <table:table-cell office:value-type="float" office:value="5870">
                <text:p>5870</text:p>
              </table:table-cell>
              <table:table-cell office:value-type="float" office:value="11517">
                <text:p>11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977">
                <text:p>2977</text:p>
              </table:table-cell>
              <table:table-cell office:value-type="float" office:value="1603">
                <text:p>1603</text:p>
              </table:table-cell>
              <table:table-cell office:value-type="float" office:value="5492">
                <text:p>5492</text:p>
              </table:table-cell>
              <table:table-cell office:value-type="float" office:value="11005">
                <text:p>11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76">
                <text:p>2676</text:p>
              </table:table-cell>
              <table:table-cell office:value-type="float" office:value="1425">
                <text:p>1425</text:p>
              </table:table-cell>
              <table:table-cell office:value-type="float" office:value="5190">
                <text:p>5190</text:p>
              </table:table-cell>
              <table:table-cell office:value-type="float" office:value="10475">
                <text:p>104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366">
                <text:p>2366</text:p>
              </table:table-cell>
              <table:table-cell office:value-type="float" office:value="1276">
                <text:p>1276</text:p>
              </table:table-cell>
              <table:table-cell office:value-type="float" office:value="4857">
                <text:p>4857</text:p>
              </table:table-cell>
              <table:table-cell office:value-type="float" office:value="9921">
                <text:p>99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052">
                <text:p>2052</text:p>
              </table:table-cell>
              <table:table-cell office:value-type="float" office:value="1146">
                <text:p>1146</text:p>
              </table:table-cell>
              <table:table-cell office:value-type="float" office:value="4489">
                <text:p>4489</text:p>
              </table:table-cell>
              <table:table-cell office:value-type="float" office:value="9417">
                <text:p>94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739">
                <text:p>1739</text:p>
              </table:table-cell>
              <table:table-cell office:value-type="float" office:value="1016">
                <text:p>1016</text:p>
              </table:table-cell>
              <table:table-cell office:value-type="float" office:value="4146">
                <text:p>4146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79">
                <text:p>1479</text:p>
              </table:table-cell>
              <table:table-cell office:value-type="float" office:value="925">
                <text:p>925</text:p>
              </table:table-cell>
              <table:table-cell office:value-type="float" office:value="3861">
                <text:p>3861</text:p>
              </table:table-cell>
              <table:table-cell office:value-type="float" office:value="8469">
                <text:p>84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39">
                <text:p>1239</text:p>
              </table:table-cell>
              <table:table-cell office:value-type="float" office:value="822">
                <text:p>822</text:p>
              </table:table-cell>
              <table:table-cell office:value-type="float" office:value="3612">
                <text:p>361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82">
                <text:p>982</text:p>
              </table:table-cell>
              <table:table-cell office:value-type="float" office:value="724">
                <text:p>724</text:p>
              </table:table-cell>
              <table:table-cell office:value-type="float" office:value="3354">
                <text:p>3354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725">
                <text:p>725</text:p>
              </table:table-cell>
              <table:table-cell office:value-type="float" office:value="656">
                <text:p>656</text:p>
              </table:table-cell>
              <table:table-cell office:value-type="float" office:value="3129">
                <text:p>3129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2890">
                <text:p>2890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60">
                <text:p>360</text:p>
              </table:table-cell>
              <table:table-cell office:value-type="float" office:value="492">
                <text:p>492</text:p>
              </table:table-cell>
              <table:table-cell office:value-type="float" office:value="2719">
                <text:p>2719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32">
                <text:p>232</text:p>
              </table:table-cell>
              <table:table-cell office:value-type="float" office:value="426">
                <text:p>426</text:p>
              </table:table-cell>
              <table:table-cell office:value-type="float" office:value="2537">
                <text:p>2537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33">
                <text:p>133</text:p>
              </table:table-cell>
              <table:table-cell office:value-type="float" office:value="388">
                <text:p>388</text:p>
              </table:table-cell>
              <table:table-cell office:value-type="float" office:value="2361">
                <text:p>2361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73">
                <text:p>73</text:p>
              </table:table-cell>
              <table:table-cell office:value-type="float" office:value="336">
                <text:p>336</text:p>
              </table:table-cell>
              <table:table-cell office:value-type="float" office:value="2186">
                <text:p>2186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7">
                <text:p>37</text:p>
              </table:table-cell>
              <table:table-cell office:value-type="float" office:value="285">
                <text:p>285</text:p>
              </table:table-cell>
              <table:table-cell office:value-type="float" office:value="2014">
                <text:p>2014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236">
                <text:p>236</text:p>
              </table:table-cell>
              <table:table-cell office:value-type="float" office:value="1862">
                <text:p>1862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660">
                <text:p>1660</text:p>
              </table:table-cell>
              <table:table-cell office:value-type="float" office:value="4311">
                <text:p>43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68">
                <text:p>168</text:p>
              </table:table-cell>
              <table:table-cell office:value-type="float" office:value="1519">
                <text:p>1519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371">
                <text:p>1371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1243">
                <text:p>1243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1105">
                <text:p>1105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1001">
                <text:p>1001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86">
                <text:p>886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10">
                <text:p>81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27">
                <text:p>72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5">
                <text:p>665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0">
                <text:p>540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4">
                <text:p>48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9">
                <text:p>35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8">
                <text:p>34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594">
                <text:p>921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595">
                <text:p>921595</text:p>
              </table:table-cell>
              <table:table-cell office:value-type="float" office:value="921360">
                <text:p>9213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21600">
                <text:p>921600</text:p>
              </table:table-cell>
              <table:table-cell office:value-type="float" office:value="921383">
                <text:p>921383</text:p>
              </table:table-cell>
              <table:table-cell office:value-type="float" office:value="920990">
                <text:p>920990</text:p>
              </table:table-cell>
              <table:table-cell office:value-type="float" office:value="920169">
                <text:p>920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21472">
                <text:p>921472</text:p>
              </table:table-cell>
              <table:table-cell office:value-type="float" office:value="917663">
                <text:p>917663</text:p>
              </table:table-cell>
              <table:table-cell office:value-type="float" office:value="746621">
                <text:p>746621</text:p>
              </table:table-cell>
              <table:table-cell office:value-type="float" office:value="914275">
                <text:p>914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10896">
                <text:p>910896</text:p>
              </table:table-cell>
              <table:table-cell office:value-type="float" office:value="825847">
                <text:p>825847</text:p>
              </table:table-cell>
              <table:table-cell office:value-type="float" office:value="346598">
                <text:p>346598</text:p>
              </table:table-cell>
              <table:table-cell office:value-type="float" office:value="904950">
                <text:p>9049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25484">
                <text:p>725484</text:p>
              </table:table-cell>
              <table:table-cell office:value-type="float" office:value="465887">
                <text:p>465887</text:p>
              </table:table-cell>
              <table:table-cell office:value-type="float" office:value="55214">
                <text:p>55214</text:p>
              </table:table-cell>
              <table:table-cell office:value-type="float" office:value="889905">
                <text:p>8899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5260">
                <text:p>195260</text:p>
              </table:table-cell>
              <table:table-cell office:value-type="float" office:value="140417">
                <text:p>140417</text:p>
              </table:table-cell>
              <table:table-cell office:value-type="float" office:value="43779">
                <text:p>43779</text:p>
              </table:table-cell>
              <table:table-cell office:value-type="float" office:value="699425">
                <text:p>6994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5433">
                <text:p>45433</text:p>
              </table:table-cell>
              <table:table-cell office:value-type="float" office:value="95079">
                <text:p>95079</text:p>
              </table:table-cell>
              <table:table-cell office:value-type="float" office:value="43756">
                <text:p>43756</text:p>
              </table:table-cell>
              <table:table-cell office:value-type="float" office:value="151257">
                <text:p>1512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46746">
                <text:p>46746</text:p>
              </table:table-cell>
              <table:table-cell office:value-type="float" office:value="0">
                <text:p>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45724">
                <text:p>4572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43048">
                <text:p>43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1894">
                <text:p>4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0742">
                <text:p>40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39702">
                <text:p>39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38527">
                <text:p>38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37297">
                <text:p>37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35799">
                <text:p>35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34315">
                <text:p>34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32283">
                <text:p>32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9337">
                <text:p>29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6604">
                <text:p>26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3540">
                <text:p>23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8346">
                <text:p>18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2847">
                <text:p>12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8187">
                <text:p>8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5158">
                <text:p>5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636">
                <text:p>2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21053">
                <text:p>92105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18119">
                <text:p>9181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05097">
                <text:p>90509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02450">
                <text:p>902450</text:p>
              </table:table-cell>
              <table:table-cell office:value-type="float" office:value="921475">
                <text:p>92147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99379">
                <text:p>899379</text:p>
              </table:table-cell>
              <table:table-cell office:value-type="float" office:value="920005">
                <text:p>920005</text:p>
              </table:table-cell>
              <table:table-cell office:value-type="float" office:value="920639">
                <text:p>920639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96288">
                <text:p>896288</text:p>
              </table:table-cell>
              <table:table-cell office:value-type="float" office:value="907809">
                <text:p>907809</text:p>
              </table:table-cell>
              <table:table-cell office:value-type="float" office:value="538021">
                <text:p>538021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46304">
                <text:p>846304</text:p>
              </table:table-cell>
              <table:table-cell office:value-type="float" office:value="806910">
                <text:p>806910</text:p>
              </table:table-cell>
              <table:table-cell office:value-type="float" office:value="46976">
                <text:p>46976</text:p>
              </table:table-cell>
              <table:table-cell office:value-type="float" office:value="877631">
                <text:p>8776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24162">
                <text:p>624162</text:p>
              </table:table-cell>
              <table:table-cell office:value-type="float" office:value="500624">
                <text:p>500624</text:p>
              </table:table-cell>
              <table:table-cell office:value-type="float" office:value="6477">
                <text:p>6477</text:p>
              </table:table-cell>
              <table:table-cell office:value-type="float" office:value="876612">
                <text:p>876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7210">
                <text:p>147210</text:p>
              </table:table-cell>
              <table:table-cell office:value-type="float" office:value="179919">
                <text:p>179919</text:p>
              </table:table-cell>
              <table:table-cell office:value-type="float" office:value="1672">
                <text:p>1672</text:p>
              </table:table-cell>
              <table:table-cell office:value-type="float" office:value="873129">
                <text:p>873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8065">
                <text:p>98065</text:p>
              </table:table-cell>
              <table:table-cell office:value-type="float" office:value="136293">
                <text:p>136293</text:p>
              </table:table-cell>
              <table:table-cell office:value-type="float" office:value="666">
                <text:p>666</text:p>
              </table:table-cell>
              <table:table-cell office:value-type="float" office:value="833648">
                <text:p>8336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1053">
                <text:p>51053</text:p>
              </table:table-cell>
              <table:table-cell office:value-type="float" office:value="94980">
                <text:p>94980</text:p>
              </table:table-cell>
              <table:table-cell office:value-type="float" office:value="22">
                <text:p>22</text:p>
              </table:table-cell>
              <table:table-cell office:value-type="float" office:value="526265">
                <text:p>526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191">
                <text:p>11191</text:p>
              </table:table-cell>
              <table:table-cell office:value-type="float" office:value="60021">
                <text:p>60021</text:p>
              </table:table-cell>
              <table:table-cell office:value-type="float" office:value="1">
                <text:p>1</text:p>
              </table:table-cell>
              <table:table-cell office:value-type="float" office:value="38748">
                <text:p>387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458">
                <text:p>6458</text:p>
              </table:table-cell>
              <table:table-cell office:value-type="float" office:value="40678">
                <text:p>40678</text:p>
              </table:table-cell>
              <table:table-cell office:value-type="float" office:value="0">
                <text:p>0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758">
                <text:p>3758</text:p>
              </table:table-cell>
              <table:table-cell office:value-type="float" office:value="21566">
                <text:p>21566</text:p>
              </table:table-cell>
              <table:table-cell office:value-type="float" office:value="0">
                <text:p>0</text:p>
              </table:table-cell>
              <table:table-cell office:value-type="float" office:value="14323">
                <text:p>143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772">
                <text:p>1772</text:p>
              </table:table-cell>
              <table:table-cell office:value-type="float" office:value="11544">
                <text:p>11544</text:p>
              </table:table-cell>
              <table:table-cell office:value-type="float" office:value="0">
                <text:p>0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67">
                <text:p>567</text:p>
              </table:table-cell>
              <table:table-cell office:value-type="float" office:value="6063">
                <text:p>6063</text:p>
              </table:table-cell>
              <table:table-cell office:value-type="float" office:value="0">
                <text:p>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5">
                <text:p>25</text:p>
              </table:table-cell>
              <table:table-cell office:value-type="float" office:value="2449">
                <text:p>2449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99">
                <text:p>877899</text:p>
              </table:table-cell>
              <table:table-cell office:value-type="float" office:value="877898">
                <text:p>877898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7">
                <text:p>877897</text:p>
              </table:table-cell>
              <table:table-cell office:value-type="float" office:value="877891">
                <text:p>877891</text:p>
              </table:table-cell>
              <table:table-cell office:value-type="float" office:value="877897">
                <text:p>877897</text:p>
              </table:table-cell>
              <table:table-cell office:value-type="float" office:value="877898">
                <text:p>877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2">
                <text:p>877892</text:p>
              </table:table-cell>
              <table:table-cell office:value-type="float" office:value="877886">
                <text:p>877886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83">
                <text:p>877883</text:p>
              </table:table-cell>
              <table:table-cell office:value-type="float" office:value="877880">
                <text:p>877880</text:p>
              </table:table-cell>
              <table:table-cell office:value-type="float" office:value="877889">
                <text:p>877889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82">
                <text:p>877882</text:p>
              </table:table-cell>
              <table:table-cell office:value-type="float" office:value="877873">
                <text:p>877873</text:p>
              </table:table-cell>
              <table:table-cell office:value-type="float" office:value="877882">
                <text:p>877882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76">
                <text:p>877876</text:p>
              </table:table-cell>
              <table:table-cell office:value-type="float" office:value="877869">
                <text:p>877869</text:p>
              </table:table-cell>
              <table:table-cell office:value-type="float" office:value="877881">
                <text:p>877881</text:p>
              </table:table-cell>
              <table:table-cell office:value-type="float" office:value="877878">
                <text:p>877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73">
                <text:p>877873</text:p>
              </table:table-cell>
              <table:table-cell office:value-type="float" office:value="877866">
                <text:p>877866</text:p>
              </table:table-cell>
              <table:table-cell office:value-type="float" office:value="877878">
                <text:p>877878</text:p>
              </table:table-cell>
              <table:table-cell office:value-type="float" office:value="877876">
                <text:p>877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69">
                <text:p>877869</text:p>
              </table:table-cell>
              <table:table-cell office:value-type="float" office:value="877859">
                <text:p>877859</text:p>
              </table:table-cell>
              <table:table-cell office:value-type="float" office:value="877873">
                <text:p>877873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67">
                <text:p>877867</text:p>
              </table:table-cell>
              <table:table-cell office:value-type="float" office:value="877848">
                <text:p>877848</text:p>
              </table:table-cell>
              <table:table-cell office:value-type="float" office:value="877872">
                <text:p>877872</text:p>
              </table:table-cell>
              <table:table-cell office:value-type="float" office:value="877869">
                <text:p>877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61">
                <text:p>877861</text:p>
              </table:table-cell>
              <table:table-cell office:value-type="float" office:value="877795">
                <text:p>877795</text:p>
              </table:table-cell>
              <table:table-cell office:value-type="float" office:value="877869">
                <text:p>877869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59">
                <text:p>877859</text:p>
              </table:table-cell>
              <table:table-cell office:value-type="float" office:value="876812">
                <text:p>876812</text:p>
              </table:table-cell>
              <table:table-cell office:value-type="float" office:value="877864">
                <text:p>877864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53">
                <text:p>877853</text:p>
              </table:table-cell>
              <table:table-cell office:value-type="float" office:value="873850">
                <text:p>873850</text:p>
              </table:table-cell>
              <table:table-cell office:value-type="float" office:value="877862">
                <text:p>877862</text:p>
              </table:table-cell>
              <table:table-cell office:value-type="float" office:value="877857">
                <text:p>877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52">
                <text:p>877852</text:p>
              </table:table-cell>
              <table:table-cell office:value-type="float" office:value="871977">
                <text:p>871977</text:p>
              </table:table-cell>
              <table:table-cell office:value-type="float" office:value="877859">
                <text:p>877859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49">
                <text:p>877849</text:p>
              </table:table-cell>
              <table:table-cell office:value-type="float" office:value="868836">
                <text:p>868836</text:p>
              </table:table-cell>
              <table:table-cell office:value-type="float" office:value="877855">
                <text:p>877855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48">
                <text:p>877848</text:p>
              </table:table-cell>
              <table:table-cell office:value-type="float" office:value="866428">
                <text:p>866428</text:p>
              </table:table-cell>
              <table:table-cell office:value-type="float" office:value="877854">
                <text:p>877854</text:p>
              </table:table-cell>
              <table:table-cell office:value-type="float" office:value="877849">
                <text:p>877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45">
                <text:p>877845</text:p>
              </table:table-cell>
              <table:table-cell office:value-type="float" office:value="864907">
                <text:p>864907</text:p>
              </table:table-cell>
              <table:table-cell office:value-type="float" office:value="877851">
                <text:p>877851</text:p>
              </table:table-cell>
              <table:table-cell office:value-type="float" office:value="877848">
                <text:p>877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754">
                <text:p>877754</text:p>
              </table:table-cell>
              <table:table-cell office:value-type="float" office:value="863753">
                <text:p>863753</text:p>
              </table:table-cell>
              <table:table-cell office:value-type="float" office:value="877851">
                <text:p>877851</text:p>
              </table:table-cell>
              <table:table-cell office:value-type="float" office:value="877845">
                <text:p>877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564">
                <text:p>877564</text:p>
              </table:table-cell>
              <table:table-cell office:value-type="float" office:value="862697">
                <text:p>862697</text:p>
              </table:table-cell>
              <table:table-cell office:value-type="float" office:value="877846">
                <text:p>877846</text:p>
              </table:table-cell>
              <table:table-cell office:value-type="float" office:value="877841">
                <text:p>877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336">
                <text:p>877336</text:p>
              </table:table-cell>
              <table:table-cell office:value-type="float" office:value="861516">
                <text:p>861516</text:p>
              </table:table-cell>
              <table:table-cell office:value-type="float" office:value="877846">
                <text:p>877846</text:p>
              </table:table-cell>
              <table:table-cell office:value-type="float" office:value="877840">
                <text:p>877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127">
                <text:p>877127</text:p>
              </table:table-cell>
              <table:table-cell office:value-type="float" office:value="860656">
                <text:p>860656</text:p>
              </table:table-cell>
              <table:table-cell office:value-type="float" office:value="877843">
                <text:p>877843</text:p>
              </table:table-cell>
              <table:table-cell office:value-type="float" office:value="877836">
                <text:p>877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6945">
                <text:p>876945</text:p>
              </table:table-cell>
              <table:table-cell office:value-type="float" office:value="859790">
                <text:p>859790</text:p>
              </table:table-cell>
              <table:table-cell office:value-type="float" office:value="877839">
                <text:p>877839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6794">
                <text:p>876794</text:p>
              </table:table-cell>
              <table:table-cell office:value-type="float" office:value="859130">
                <text:p>859130</text:p>
              </table:table-cell>
              <table:table-cell office:value-type="float" office:value="877837">
                <text:p>877837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6013">
                <text:p>876013</text:p>
              </table:table-cell>
              <table:table-cell office:value-type="float" office:value="858669">
                <text:p>858669</text:p>
              </table:table-cell>
              <table:table-cell office:value-type="float" office:value="877837">
                <text:p>877837</text:p>
              </table:table-cell>
              <table:table-cell office:value-type="float" office:value="877832">
                <text:p>87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5300">
                <text:p>875300</text:p>
              </table:table-cell>
              <table:table-cell office:value-type="float" office:value="858118">
                <text:p>858118</text:p>
              </table:table-cell>
              <table:table-cell office:value-type="float" office:value="877834">
                <text:p>877834</text:p>
              </table:table-cell>
              <table:table-cell office:value-type="float" office:value="877828">
                <text:p>877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4919">
                <text:p>874919</text:p>
              </table:table-cell>
              <table:table-cell office:value-type="float" office:value="857535">
                <text:p>857535</text:p>
              </table:table-cell>
              <table:table-cell office:value-type="float" office:value="877833">
                <text:p>877833</text:p>
              </table:table-cell>
              <table:table-cell office:value-type="float" office:value="877824">
                <text:p>877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4262">
                <text:p>874262</text:p>
              </table:table-cell>
              <table:table-cell office:value-type="float" office:value="857016">
                <text:p>857016</text:p>
              </table:table-cell>
              <table:table-cell office:value-type="float" office:value="877830">
                <text:p>877830</text:p>
              </table:table-cell>
              <table:table-cell office:value-type="float" office:value="877822">
                <text:p>877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3712">
                <text:p>873712</text:p>
              </table:table-cell>
              <table:table-cell office:value-type="float" office:value="856528">
                <text:p>856528</text:p>
              </table:table-cell>
              <table:table-cell office:value-type="float" office:value="877829">
                <text:p>877829</text:p>
              </table:table-cell>
              <table:table-cell office:value-type="float" office:value="877820">
                <text:p>877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2285">
                <text:p>872285</text:p>
              </table:table-cell>
              <table:table-cell office:value-type="float" office:value="856131">
                <text:p>856131</text:p>
              </table:table-cell>
              <table:table-cell office:value-type="float" office:value="877825">
                <text:p>877825</text:p>
              </table:table-cell>
              <table:table-cell office:value-type="float" office:value="877817">
                <text:p>877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0888">
                <text:p>870888</text:p>
              </table:table-cell>
              <table:table-cell office:value-type="float" office:value="855744">
                <text:p>855744</text:p>
              </table:table-cell>
              <table:table-cell office:value-type="float" office:value="877823">
                <text:p>877823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68998">
                <text:p>868998</text:p>
              </table:table-cell>
              <table:table-cell office:value-type="float" office:value="855196">
                <text:p>855196</text:p>
              </table:table-cell>
              <table:table-cell office:value-type="float" office:value="877821">
                <text:p>877821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66731">
                <text:p>866731</text:p>
              </table:table-cell>
              <table:table-cell office:value-type="float" office:value="854646">
                <text:p>854646</text:p>
              </table:table-cell>
              <table:table-cell office:value-type="float" office:value="877819">
                <text:p>877819</text:p>
              </table:table-cell>
              <table:table-cell office:value-type="float" office:value="877810">
                <text:p>8778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65916">
                <text:p>865916</text:p>
              </table:table-cell>
              <table:table-cell office:value-type="float" office:value="854072">
                <text:p>854072</text:p>
              </table:table-cell>
              <table:table-cell office:value-type="float" office:value="877815">
                <text:p>877815</text:p>
              </table:table-cell>
              <table:table-cell office:value-type="float" office:value="877809">
                <text:p>877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64316">
                <text:p>864316</text:p>
              </table:table-cell>
              <table:table-cell office:value-type="float" office:value="853490">
                <text:p>853490</text:p>
              </table:table-cell>
              <table:table-cell office:value-type="float" office:value="877814">
                <text:p>877814</text:p>
              </table:table-cell>
              <table:table-cell office:value-type="float" office:value="877807">
                <text:p>877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63318">
                <text:p>863318</text:p>
              </table:table-cell>
              <table:table-cell office:value-type="float" office:value="852871">
                <text:p>852871</text:p>
              </table:table-cell>
              <table:table-cell office:value-type="float" office:value="877812">
                <text:p>877812</text:p>
              </table:table-cell>
              <table:table-cell office:value-type="float" office:value="877804">
                <text:p>877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62517">
                <text:p>862517</text:p>
              </table:table-cell>
              <table:table-cell office:value-type="float" office:value="852142">
                <text:p>852142</text:p>
              </table:table-cell>
              <table:table-cell office:value-type="float" office:value="877812">
                <text:p>877812</text:p>
              </table:table-cell>
              <table:table-cell office:value-type="float" office:value="877802">
                <text:p>877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61966">
                <text:p>861966</text:p>
              </table:table-cell>
              <table:table-cell office:value-type="float" office:value="851346">
                <text:p>851346</text:p>
              </table:table-cell>
              <table:table-cell office:value-type="float" office:value="877809">
                <text:p>877809</text:p>
              </table:table-cell>
              <table:table-cell office:value-type="float" office:value="877801">
                <text:p>877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61593">
                <text:p>861593</text:p>
              </table:table-cell>
              <table:table-cell office:value-type="float" office:value="850500">
                <text:p>850500</text:p>
              </table:table-cell>
              <table:table-cell office:value-type="float" office:value="877807">
                <text:p>877807</text:p>
              </table:table-cell>
              <table:table-cell office:value-type="float" office:value="877799">
                <text:p>877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61203">
                <text:p>861203</text:p>
              </table:table-cell>
              <table:table-cell office:value-type="float" office:value="849815">
                <text:p>849815</text:p>
              </table:table-cell>
              <table:table-cell office:value-type="float" office:value="877806">
                <text:p>877806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60825">
                <text:p>860825</text:p>
              </table:table-cell>
              <table:table-cell office:value-type="float" office:value="849128">
                <text:p>849128</text:p>
              </table:table-cell>
              <table:table-cell office:value-type="float" office:value="877806">
                <text:p>877806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0523">
                <text:p>860523</text:p>
              </table:table-cell>
              <table:table-cell office:value-type="float" office:value="848361">
                <text:p>848361</text:p>
              </table:table-cell>
              <table:table-cell office:value-type="float" office:value="877804">
                <text:p>877804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60187">
                <text:p>860187</text:p>
              </table:table-cell>
              <table:table-cell office:value-type="float" office:value="847567">
                <text:p>847567</text:p>
              </table:table-cell>
              <table:table-cell office:value-type="float" office:value="877803">
                <text:p>877803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59849">
                <text:p>859849</text:p>
              </table:table-cell>
              <table:table-cell office:value-type="float" office:value="846769">
                <text:p>846769</text:p>
              </table:table-cell>
              <table:table-cell office:value-type="float" office:value="877799">
                <text:p>877799</text:p>
              </table:table-cell>
              <table:table-cell office:value-type="float" office:value="877791">
                <text:p>877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9590">
                <text:p>859590</text:p>
              </table:table-cell>
              <table:table-cell office:value-type="float" office:value="845942">
                <text:p>845942</text:p>
              </table:table-cell>
              <table:table-cell office:value-type="float" office:value="877797">
                <text:p>877797</text:p>
              </table:table-cell>
              <table:table-cell office:value-type="float" office:value="877788">
                <text:p>877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59262">
                <text:p>859262</text:p>
              </table:table-cell>
              <table:table-cell office:value-type="float" office:value="845195">
                <text:p>845195</text:p>
              </table:table-cell>
              <table:table-cell office:value-type="float" office:value="877795">
                <text:p>877795</text:p>
              </table:table-cell>
              <table:table-cell office:value-type="float" office:value="877786">
                <text:p>877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59021">
                <text:p>859021</text:p>
              </table:table-cell>
              <table:table-cell office:value-type="float" office:value="844452">
                <text:p>844452</text:p>
              </table:table-cell>
              <table:table-cell office:value-type="float" office:value="877794">
                <text:p>877794</text:p>
              </table:table-cell>
              <table:table-cell office:value-type="float" office:value="877784">
                <text:p>877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8858">
                <text:p>858858</text:p>
              </table:table-cell>
              <table:table-cell office:value-type="float" office:value="843576">
                <text:p>843576</text:p>
              </table:table-cell>
              <table:table-cell office:value-type="float" office:value="877793">
                <text:p>877793</text:p>
              </table:table-cell>
              <table:table-cell office:value-type="float" office:value="877781">
                <text:p>877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58662">
                <text:p>858662</text:p>
              </table:table-cell>
              <table:table-cell office:value-type="float" office:value="842649">
                <text:p>842649</text:p>
              </table:table-cell>
              <table:table-cell office:value-type="float" office:value="877793">
                <text:p>877793</text:p>
              </table:table-cell>
              <table:table-cell office:value-type="float" office:value="877778">
                <text:p>8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58498">
                <text:p>858498</text:p>
              </table:table-cell>
              <table:table-cell office:value-type="float" office:value="841429">
                <text:p>841429</text:p>
              </table:table-cell>
              <table:table-cell office:value-type="float" office:value="877792">
                <text:p>877792</text:p>
              </table:table-cell>
              <table:table-cell office:value-type="float" office:value="877777">
                <text:p>877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8339">
                <text:p>858339</text:p>
              </table:table-cell>
              <table:table-cell office:value-type="float" office:value="840018">
                <text:p>840018</text:p>
              </table:table-cell>
              <table:table-cell office:value-type="float" office:value="877787">
                <text:p>877787</text:p>
              </table:table-cell>
              <table:table-cell office:value-type="float" office:value="877777">
                <text:p>877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58192">
                <text:p>858192</text:p>
              </table:table-cell>
              <table:table-cell office:value-type="float" office:value="838771">
                <text:p>838771</text:p>
              </table:table-cell>
              <table:table-cell office:value-type="float" office:value="877786">
                <text:p>877786</text:p>
              </table:table-cell>
              <table:table-cell office:value-type="float" office:value="877773">
                <text:p>877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58010">
                <text:p>858010</text:p>
              </table:table-cell>
              <table:table-cell office:value-type="float" office:value="837744">
                <text:p>837744</text:p>
              </table:table-cell>
              <table:table-cell office:value-type="float" office:value="877784">
                <text:p>877784</text:p>
              </table:table-cell>
              <table:table-cell office:value-type="float" office:value="877769">
                <text:p>877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7882">
                <text:p>857882</text:p>
              </table:table-cell>
              <table:table-cell office:value-type="float" office:value="836530">
                <text:p>836530</text:p>
              </table:table-cell>
              <table:table-cell office:value-type="float" office:value="877781">
                <text:p>877781</text:p>
              </table:table-cell>
              <table:table-cell office:value-type="float" office:value="877765">
                <text:p>877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57709">
                <text:p>857709</text:p>
              </table:table-cell>
              <table:table-cell office:value-type="float" office:value="835339">
                <text:p>835339</text:p>
              </table:table-cell>
              <table:table-cell office:value-type="float" office:value="877781">
                <text:p>877781</text:p>
              </table:table-cell>
              <table:table-cell office:value-type="float" office:value="877764">
                <text:p>877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57565">
                <text:p>857565</text:p>
              </table:table-cell>
              <table:table-cell office:value-type="float" office:value="834247">
                <text:p>834247</text:p>
              </table:table-cell>
              <table:table-cell office:value-type="float" office:value="877780">
                <text:p>877780</text:p>
              </table:table-cell>
              <table:table-cell office:value-type="float" office:value="877762">
                <text:p>877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7457">
                <text:p>857457</text:p>
              </table:table-cell>
              <table:table-cell office:value-type="float" office:value="832627">
                <text:p>832627</text:p>
              </table:table-cell>
              <table:table-cell office:value-type="float" office:value="877779">
                <text:p>877779</text:p>
              </table:table-cell>
              <table:table-cell office:value-type="float" office:value="877757">
                <text:p>8777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7316">
                <text:p>857316</text:p>
              </table:table-cell>
              <table:table-cell office:value-type="float" office:value="831598">
                <text:p>831598</text:p>
              </table:table-cell>
              <table:table-cell office:value-type="float" office:value="877777">
                <text:p>877777</text:p>
              </table:table-cell>
              <table:table-cell office:value-type="float" office:value="877756">
                <text:p>877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57113">
                <text:p>857113</text:p>
              </table:table-cell>
              <table:table-cell office:value-type="float" office:value="830591">
                <text:p>830591</text:p>
              </table:table-cell>
              <table:table-cell office:value-type="float" office:value="877775">
                <text:p>877775</text:p>
              </table:table-cell>
              <table:table-cell office:value-type="float" office:value="877751">
                <text:p>8777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6924">
                <text:p>856924</text:p>
              </table:table-cell>
              <table:table-cell office:value-type="float" office:value="829371">
                <text:p>829371</text:p>
              </table:table-cell>
              <table:table-cell office:value-type="float" office:value="877774">
                <text:p>877774</text:p>
              </table:table-cell>
              <table:table-cell office:value-type="float" office:value="877738">
                <text:p>877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56679">
                <text:p>856679</text:p>
              </table:table-cell>
              <table:table-cell office:value-type="float" office:value="828036">
                <text:p>828036</text:p>
              </table:table-cell>
              <table:table-cell office:value-type="float" office:value="877772">
                <text:p>877772</text:p>
              </table:table-cell>
              <table:table-cell office:value-type="float" office:value="877736">
                <text:p>877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56394">
                <text:p>856394</text:p>
              </table:table-cell>
              <table:table-cell office:value-type="float" office:value="826604">
                <text:p>826604</text:p>
              </table:table-cell>
              <table:table-cell office:value-type="float" office:value="877770">
                <text:p>877770</text:p>
              </table:table-cell>
              <table:table-cell office:value-type="float" office:value="877710">
                <text:p>8777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6151">
                <text:p>856151</text:p>
              </table:table-cell>
              <table:table-cell office:value-type="float" office:value="825112">
                <text:p>825112</text:p>
              </table:table-cell>
              <table:table-cell office:value-type="float" office:value="877768">
                <text:p>877768</text:p>
              </table:table-cell>
              <table:table-cell office:value-type="float" office:value="877677">
                <text:p>877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5910">
                <text:p>855910</text:p>
              </table:table-cell>
              <table:table-cell office:value-type="float" office:value="823703">
                <text:p>823703</text:p>
              </table:table-cell>
              <table:table-cell office:value-type="float" office:value="877765">
                <text:p>877765</text:p>
              </table:table-cell>
              <table:table-cell office:value-type="float" office:value="877639">
                <text:p>8776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55564">
                <text:p>855564</text:p>
              </table:table-cell>
              <table:table-cell office:value-type="float" office:value="822194">
                <text:p>822194</text:p>
              </table:table-cell>
              <table:table-cell office:value-type="float" office:value="877765">
                <text:p>877765</text:p>
              </table:table-cell>
              <table:table-cell office:value-type="float" office:value="877603">
                <text:p>8776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55218">
                <text:p>855218</text:p>
              </table:table-cell>
              <table:table-cell office:value-type="float" office:value="820737">
                <text:p>820737</text:p>
              </table:table-cell>
              <table:table-cell office:value-type="float" office:value="877763">
                <text:p>877763</text:p>
              </table:table-cell>
              <table:table-cell office:value-type="float" office:value="877556">
                <text:p>877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54934">
                <text:p>854934</text:p>
              </table:table-cell>
              <table:table-cell office:value-type="float" office:value="819335">
                <text:p>819335</text:p>
              </table:table-cell>
              <table:table-cell office:value-type="float" office:value="877762">
                <text:p>877762</text:p>
              </table:table-cell>
              <table:table-cell office:value-type="float" office:value="877501">
                <text:p>877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54563">
                <text:p>854563</text:p>
              </table:table-cell>
              <table:table-cell office:value-type="float" office:value="818202">
                <text:p>818202</text:p>
              </table:table-cell>
              <table:table-cell office:value-type="float" office:value="877760">
                <text:p>877760</text:p>
              </table:table-cell>
              <table:table-cell office:value-type="float" office:value="877422">
                <text:p>8774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54195">
                <text:p>854195</text:p>
              </table:table-cell>
              <table:table-cell office:value-type="float" office:value="816891">
                <text:p>816891</text:p>
              </table:table-cell>
              <table:table-cell office:value-type="float" office:value="877759">
                <text:p>877759</text:p>
              </table:table-cell>
              <table:table-cell office:value-type="float" office:value="877368">
                <text:p>877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53793">
                <text:p>853793</text:p>
              </table:table-cell>
              <table:table-cell office:value-type="float" office:value="815313">
                <text:p>815313</text:p>
              </table:table-cell>
              <table:table-cell office:value-type="float" office:value="877754">
                <text:p>877754</text:p>
              </table:table-cell>
              <table:table-cell office:value-type="float" office:value="877265">
                <text:p>877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3274">
                <text:p>853274</text:p>
              </table:table-cell>
              <table:table-cell office:value-type="float" office:value="813486">
                <text:p>813486</text:p>
              </table:table-cell>
              <table:table-cell office:value-type="float" office:value="877751">
                <text:p>877751</text:p>
              </table:table-cell>
              <table:table-cell office:value-type="float" office:value="877141">
                <text:p>877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52758">
                <text:p>852758</text:p>
              </table:table-cell>
              <table:table-cell office:value-type="float" office:value="811262">
                <text:p>811262</text:p>
              </table:table-cell>
              <table:table-cell office:value-type="float" office:value="877749">
                <text:p>877749</text:p>
              </table:table-cell>
              <table:table-cell office:value-type="float" office:value="876977">
                <text:p>876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52252">
                <text:p>852252</text:p>
              </table:table-cell>
              <table:table-cell office:value-type="float" office:value="808414">
                <text:p>808414</text:p>
              </table:table-cell>
              <table:table-cell office:value-type="float" office:value="877746">
                <text:p>877746</text:p>
              </table:table-cell>
              <table:table-cell office:value-type="float" office:value="876796">
                <text:p>876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51642">
                <text:p>851642</text:p>
              </table:table-cell>
              <table:table-cell office:value-type="float" office:value="805471">
                <text:p>805471</text:p>
              </table:table-cell>
              <table:table-cell office:value-type="float" office:value="877740">
                <text:p>877740</text:p>
              </table:table-cell>
              <table:table-cell office:value-type="float" office:value="876646">
                <text:p>876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50985">
                <text:p>850985</text:p>
              </table:table-cell>
              <table:table-cell office:value-type="float" office:value="802039">
                <text:p>802039</text:p>
              </table:table-cell>
              <table:table-cell office:value-type="float" office:value="877735">
                <text:p>877735</text:p>
              </table:table-cell>
              <table:table-cell office:value-type="float" office:value="876308">
                <text:p>876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50165">
                <text:p>850165</text:p>
              </table:table-cell>
              <table:table-cell office:value-type="float" office:value="797863">
                <text:p>797863</text:p>
              </table:table-cell>
              <table:table-cell office:value-type="float" office:value="877725">
                <text:p>877725</text:p>
              </table:table-cell>
              <table:table-cell office:value-type="float" office:value="875921">
                <text:p>875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49442">
                <text:p>849442</text:p>
              </table:table-cell>
              <table:table-cell office:value-type="float" office:value="793835">
                <text:p>793835</text:p>
              </table:table-cell>
              <table:table-cell office:value-type="float" office:value="877716">
                <text:p>877716</text:p>
              </table:table-cell>
              <table:table-cell office:value-type="float" office:value="875434">
                <text:p>875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48583">
                <text:p>848583</text:p>
              </table:table-cell>
              <table:table-cell office:value-type="float" office:value="789434">
                <text:p>789434</text:p>
              </table:table-cell>
              <table:table-cell office:value-type="float" office:value="877707">
                <text:p>877707</text:p>
              </table:table-cell>
              <table:table-cell office:value-type="float" office:value="874856">
                <text:p>874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47526">
                <text:p>847526</text:p>
              </table:table-cell>
              <table:table-cell office:value-type="float" office:value="785423">
                <text:p>785423</text:p>
              </table:table-cell>
              <table:table-cell office:value-type="float" office:value="877687">
                <text:p>877687</text:p>
              </table:table-cell>
              <table:table-cell office:value-type="float" office:value="874132">
                <text:p>8741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46321">
                <text:p>846321</text:p>
              </table:table-cell>
              <table:table-cell office:value-type="float" office:value="781511">
                <text:p>781511</text:p>
              </table:table-cell>
              <table:table-cell office:value-type="float" office:value="877652">
                <text:p>877652</text:p>
              </table:table-cell>
              <table:table-cell office:value-type="float" office:value="873119">
                <text:p>873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45187">
                <text:p>845187</text:p>
              </table:table-cell>
              <table:table-cell office:value-type="float" office:value="777955">
                <text:p>777955</text:p>
              </table:table-cell>
              <table:table-cell office:value-type="float" office:value="877593">
                <text:p>877593</text:p>
              </table:table-cell>
              <table:table-cell office:value-type="float" office:value="872047">
                <text:p>872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43911">
                <text:p>843911</text:p>
              </table:table-cell>
              <table:table-cell office:value-type="float" office:value="775191">
                <text:p>775191</text:p>
              </table:table-cell>
              <table:table-cell office:value-type="float" office:value="877502">
                <text:p>877502</text:p>
              </table:table-cell>
              <table:table-cell office:value-type="float" office:value="870557">
                <text:p>8705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42403">
                <text:p>842403</text:p>
              </table:table-cell>
              <table:table-cell office:value-type="float" office:value="771620">
                <text:p>771620</text:p>
              </table:table-cell>
              <table:table-cell office:value-type="float" office:value="877323">
                <text:p>877323</text:p>
              </table:table-cell>
              <table:table-cell office:value-type="float" office:value="868777">
                <text:p>8687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40570">
                <text:p>840570</text:p>
              </table:table-cell>
              <table:table-cell office:value-type="float" office:value="767421">
                <text:p>767421</text:p>
              </table:table-cell>
              <table:table-cell office:value-type="float" office:value="877013">
                <text:p>877013</text:p>
              </table:table-cell>
              <table:table-cell office:value-type="float" office:value="867073">
                <text:p>867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8476">
                <text:p>838476</text:p>
              </table:table-cell>
              <table:table-cell office:value-type="float" office:value="762581">
                <text:p>762581</text:p>
              </table:table-cell>
              <table:table-cell office:value-type="float" office:value="876788">
                <text:p>876788</text:p>
              </table:table-cell>
              <table:table-cell office:value-type="float" office:value="865020">
                <text:p>8650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6149">
                <text:p>836149</text:p>
              </table:table-cell>
              <table:table-cell office:value-type="float" office:value="758132">
                <text:p>758132</text:p>
              </table:table-cell>
              <table:table-cell office:value-type="float" office:value="876261">
                <text:p>876261</text:p>
              </table:table-cell>
              <table:table-cell office:value-type="float" office:value="862840">
                <text:p>862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3569">
                <text:p>833569</text:p>
              </table:table-cell>
              <table:table-cell office:value-type="float" office:value="754268">
                <text:p>754268</text:p>
              </table:table-cell>
              <table:table-cell office:value-type="float" office:value="875573">
                <text:p>875573</text:p>
              </table:table-cell>
              <table:table-cell office:value-type="float" office:value="860641">
                <text:p>8606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1215">
                <text:p>831215</text:p>
              </table:table-cell>
              <table:table-cell office:value-type="float" office:value="750568">
                <text:p>750568</text:p>
              </table:table-cell>
              <table:table-cell office:value-type="float" office:value="874757">
                <text:p>874757</text:p>
              </table:table-cell>
              <table:table-cell office:value-type="float" office:value="858352">
                <text:p>858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27906">
                <text:p>827906</text:p>
              </table:table-cell>
              <table:table-cell office:value-type="float" office:value="746214">
                <text:p>746214</text:p>
              </table:table-cell>
              <table:table-cell office:value-type="float" office:value="874113">
                <text:p>874113</text:p>
              </table:table-cell>
              <table:table-cell office:value-type="float" office:value="854562">
                <text:p>854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24150">
                <text:p>824150</text:p>
              </table:table-cell>
              <table:table-cell office:value-type="float" office:value="741730">
                <text:p>741730</text:p>
              </table:table-cell>
              <table:table-cell office:value-type="float" office:value="872997">
                <text:p>872997</text:p>
              </table:table-cell>
              <table:table-cell office:value-type="float" office:value="851625">
                <text:p>851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19727">
                <text:p>819727</text:p>
              </table:table-cell>
              <table:table-cell office:value-type="float" office:value="736972">
                <text:p>736972</text:p>
              </table:table-cell>
              <table:table-cell office:value-type="float" office:value="871763">
                <text:p>871763</text:p>
              </table:table-cell>
              <table:table-cell office:value-type="float" office:value="846476">
                <text:p>84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14684">
                <text:p>814684</text:p>
              </table:table-cell>
              <table:table-cell office:value-type="float" office:value="731628">
                <text:p>731628</text:p>
              </table:table-cell>
              <table:table-cell office:value-type="float" office:value="870336">
                <text:p>870336</text:p>
              </table:table-cell>
              <table:table-cell office:value-type="float" office:value="841625">
                <text:p>841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08768">
                <text:p>808768</text:p>
              </table:table-cell>
              <table:table-cell office:value-type="float" office:value="726458">
                <text:p>726458</text:p>
              </table:table-cell>
              <table:table-cell office:value-type="float" office:value="868769">
                <text:p>868769</text:p>
              </table:table-cell>
              <table:table-cell office:value-type="float" office:value="836749">
                <text:p>836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01546">
                <text:p>801546</text:p>
              </table:table-cell>
              <table:table-cell office:value-type="float" office:value="721128">
                <text:p>721128</text:p>
              </table:table-cell>
              <table:table-cell office:value-type="float" office:value="867148">
                <text:p>867148</text:p>
              </table:table-cell>
              <table:table-cell office:value-type="float" office:value="831148">
                <text:p>831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92123">
                <text:p>792123</text:p>
              </table:table-cell>
              <table:table-cell office:value-type="float" office:value="712696">
                <text:p>712696</text:p>
              </table:table-cell>
              <table:table-cell office:value-type="float" office:value="865428">
                <text:p>865428</text:p>
              </table:table-cell>
              <table:table-cell office:value-type="float" office:value="825021">
                <text:p>825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81049">
                <text:p>781049</text:p>
              </table:table-cell>
              <table:table-cell office:value-type="float" office:value="702331">
                <text:p>702331</text:p>
              </table:table-cell>
              <table:table-cell office:value-type="float" office:value="863502">
                <text:p>863502</text:p>
              </table:table-cell>
              <table:table-cell office:value-type="float" office:value="817379">
                <text:p>8173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68247">
                <text:p>768247</text:p>
              </table:table-cell>
              <table:table-cell office:value-type="float" office:value="690304">
                <text:p>690304</text:p>
              </table:table-cell>
              <table:table-cell office:value-type="float" office:value="861238">
                <text:p>861238</text:p>
              </table:table-cell>
              <table:table-cell office:value-type="float" office:value="809602">
                <text:p>809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52615">
                <text:p>752615</text:p>
              </table:table-cell>
              <table:table-cell office:value-type="float" office:value="675891">
                <text:p>675891</text:p>
              </table:table-cell>
              <table:table-cell office:value-type="float" office:value="859255">
                <text:p>859255</text:p>
              </table:table-cell>
              <table:table-cell office:value-type="float" office:value="799474">
                <text:p>799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35484">
                <text:p>735484</text:p>
              </table:table-cell>
              <table:table-cell office:value-type="float" office:value="659151">
                <text:p>659151</text:p>
              </table:table-cell>
              <table:table-cell office:value-type="float" office:value="856429">
                <text:p>856429</text:p>
              </table:table-cell>
              <table:table-cell office:value-type="float" office:value="787615">
                <text:p>787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17133">
                <text:p>717133</text:p>
              </table:table-cell>
              <table:table-cell office:value-type="float" office:value="641447">
                <text:p>641447</text:p>
              </table:table-cell>
              <table:table-cell office:value-type="float" office:value="853042">
                <text:p>853042</text:p>
              </table:table-cell>
              <table:table-cell office:value-type="float" office:value="774976">
                <text:p>774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97418">
                <text:p>697418</text:p>
              </table:table-cell>
              <table:table-cell office:value-type="float" office:value="623256">
                <text:p>623256</text:p>
              </table:table-cell>
              <table:table-cell office:value-type="float" office:value="848865">
                <text:p>848865</text:p>
              </table:table-cell>
              <table:table-cell office:value-type="float" office:value="760337">
                <text:p>760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84728">
                <text:p>684728</text:p>
              </table:table-cell>
              <table:table-cell office:value-type="float" office:value="606620">
                <text:p>606620</text:p>
              </table:table-cell>
              <table:table-cell office:value-type="float" office:value="844167">
                <text:p>844167</text:p>
              </table:table-cell>
              <table:table-cell office:value-type="float" office:value="744246">
                <text:p>744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60334">
                <text:p>660334</text:p>
              </table:table-cell>
              <table:table-cell office:value-type="float" office:value="589246">
                <text:p>589246</text:p>
              </table:table-cell>
              <table:table-cell office:value-type="float" office:value="838532">
                <text:p>838532</text:p>
              </table:table-cell>
              <table:table-cell office:value-type="float" office:value="725087">
                <text:p>7250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35813">
                <text:p>635813</text:p>
              </table:table-cell>
              <table:table-cell office:value-type="float" office:value="574327">
                <text:p>574327</text:p>
              </table:table-cell>
              <table:table-cell office:value-type="float" office:value="834068">
                <text:p>834068</text:p>
              </table:table-cell>
              <table:table-cell office:value-type="float" office:value="702893">
                <text:p>702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08823">
                <text:p>608823</text:p>
              </table:table-cell>
              <table:table-cell office:value-type="float" office:value="560614">
                <text:p>560614</text:p>
              </table:table-cell>
              <table:table-cell office:value-type="float" office:value="826873">
                <text:p>826873</text:p>
              </table:table-cell>
              <table:table-cell office:value-type="float" office:value="675721">
                <text:p>675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82849">
                <text:p>582849</text:p>
              </table:table-cell>
              <table:table-cell office:value-type="float" office:value="546648">
                <text:p>546648</text:p>
              </table:table-cell>
              <table:table-cell office:value-type="float" office:value="817794">
                <text:p>817794</text:p>
              </table:table-cell>
              <table:table-cell office:value-type="float" office:value="641039">
                <text:p>6410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60666">
                <text:p>560666</text:p>
              </table:table-cell>
              <table:table-cell office:value-type="float" office:value="531068">
                <text:p>531068</text:p>
              </table:table-cell>
              <table:table-cell office:value-type="float" office:value="806176">
                <text:p>806176</text:p>
              </table:table-cell>
              <table:table-cell office:value-type="float" office:value="601200">
                <text:p>601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40380">
                <text:p>540380</text:p>
              </table:table-cell>
              <table:table-cell office:value-type="float" office:value="512914">
                <text:p>512914</text:p>
              </table:table-cell>
              <table:table-cell office:value-type="float" office:value="791293">
                <text:p>791293</text:p>
              </table:table-cell>
              <table:table-cell office:value-type="float" office:value="557436">
                <text:p>557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18837">
                <text:p>518837</text:p>
              </table:table-cell>
              <table:table-cell office:value-type="float" office:value="494218">
                <text:p>494218</text:p>
              </table:table-cell>
              <table:table-cell office:value-type="float" office:value="774599">
                <text:p>774599</text:p>
              </table:table-cell>
              <table:table-cell office:value-type="float" office:value="510306">
                <text:p>5103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96150">
                <text:p>496150</text:p>
              </table:table-cell>
              <table:table-cell office:value-type="float" office:value="479140">
                <text:p>479140</text:p>
              </table:table-cell>
              <table:table-cell office:value-type="float" office:value="760072">
                <text:p>760072</text:p>
              </table:table-cell>
              <table:table-cell office:value-type="float" office:value="457468">
                <text:p>4574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74177">
                <text:p>474177</text:p>
              </table:table-cell>
              <table:table-cell office:value-type="float" office:value="459149">
                <text:p>459149</text:p>
              </table:table-cell>
              <table:table-cell office:value-type="float" office:value="740824">
                <text:p>740824</text:p>
              </table:table-cell>
              <table:table-cell office:value-type="float" office:value="416324">
                <text:p>416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50657">
                <text:p>450657</text:p>
              </table:table-cell>
              <table:table-cell office:value-type="float" office:value="436665">
                <text:p>436665</text:p>
              </table:table-cell>
              <table:table-cell office:value-type="float" office:value="718792">
                <text:p>718792</text:p>
              </table:table-cell>
              <table:table-cell office:value-type="float" office:value="374842">
                <text:p>374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28417">
                <text:p>428417</text:p>
              </table:table-cell>
              <table:table-cell office:value-type="float" office:value="416586">
                <text:p>416586</text:p>
              </table:table-cell>
              <table:table-cell office:value-type="float" office:value="692716">
                <text:p>692716</text:p>
              </table:table-cell>
              <table:table-cell office:value-type="float" office:value="331541">
                <text:p>3315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9067">
                <text:p>399067</text:p>
              </table:table-cell>
              <table:table-cell office:value-type="float" office:value="389794">
                <text:p>389794</text:p>
              </table:table-cell>
              <table:table-cell office:value-type="float" office:value="664179">
                <text:p>664179</text:p>
              </table:table-cell>
              <table:table-cell office:value-type="float" office:value="303196">
                <text:p>303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67417">
                <text:p>367417</text:p>
              </table:table-cell>
              <table:table-cell office:value-type="float" office:value="358621">
                <text:p>358621</text:p>
              </table:table-cell>
              <table:table-cell office:value-type="float" office:value="635756">
                <text:p>635756</text:p>
              </table:table-cell>
              <table:table-cell office:value-type="float" office:value="263380">
                <text:p>2633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33784">
                <text:p>333784</text:p>
              </table:table-cell>
              <table:table-cell office:value-type="float" office:value="323844">
                <text:p>323844</text:p>
              </table:table-cell>
              <table:table-cell office:value-type="float" office:value="608369">
                <text:p>608369</text:p>
              </table:table-cell>
              <table:table-cell office:value-type="float" office:value="217527">
                <text:p>2175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94281">
                <text:p>294281</text:p>
              </table:table-cell>
              <table:table-cell office:value-type="float" office:value="286949">
                <text:p>286949</text:p>
              </table:table-cell>
              <table:table-cell office:value-type="float" office:value="582552">
                <text:p>582552</text:p>
              </table:table-cell>
              <table:table-cell office:value-type="float" office:value="187996">
                <text:p>187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55269">
                <text:p>255269</text:p>
              </table:table-cell>
              <table:table-cell office:value-type="float" office:value="251612">
                <text:p>251612</text:p>
              </table:table-cell>
              <table:table-cell office:value-type="float" office:value="559395">
                <text:p>559395</text:p>
              </table:table-cell>
              <table:table-cell office:value-type="float" office:value="147517">
                <text:p>147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18786">
                <text:p>218786</text:p>
              </table:table-cell>
              <table:table-cell office:value-type="float" office:value="215873">
                <text:p>215873</text:p>
              </table:table-cell>
              <table:table-cell office:value-type="float" office:value="535800">
                <text:p>535800</text:p>
              </table:table-cell>
              <table:table-cell office:value-type="float" office:value="113918">
                <text:p>113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9829">
                <text:p>179829</text:p>
              </table:table-cell>
              <table:table-cell office:value-type="float" office:value="177624">
                <text:p>177624</text:p>
              </table:table-cell>
              <table:table-cell office:value-type="float" office:value="510748">
                <text:p>510748</text:p>
              </table:table-cell>
              <table:table-cell office:value-type="float" office:value="90371">
                <text:p>90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43175">
                <text:p>143175</text:p>
              </table:table-cell>
              <table:table-cell office:value-type="float" office:value="143955">
                <text:p>143955</text:p>
              </table:table-cell>
              <table:table-cell office:value-type="float" office:value="489378">
                <text:p>489378</text:p>
              </table:table-cell>
              <table:table-cell office:value-type="float" office:value="70927">
                <text:p>70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2243">
                <text:p>112243</text:p>
              </table:table-cell>
              <table:table-cell office:value-type="float" office:value="114590">
                <text:p>114590</text:p>
              </table:table-cell>
              <table:table-cell office:value-type="float" office:value="457499">
                <text:p>457499</text:p>
              </table:table-cell>
              <table:table-cell office:value-type="float" office:value="55677">
                <text:p>556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1868">
                <text:p>81868</text:p>
              </table:table-cell>
              <table:table-cell office:value-type="float" office:value="89864">
                <text:p>89864</text:p>
              </table:table-cell>
              <table:table-cell office:value-type="float" office:value="425374">
                <text:p>425374</text:p>
              </table:table-cell>
              <table:table-cell office:value-type="float" office:value="44471">
                <text:p>444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9631">
                <text:p>59631</text:p>
              </table:table-cell>
              <table:table-cell office:value-type="float" office:value="70059">
                <text:p>70059</text:p>
              </table:table-cell>
              <table:table-cell office:value-type="float" office:value="393769">
                <text:p>393769</text:p>
              </table:table-cell>
              <table:table-cell office:value-type="float" office:value="38279">
                <text:p>38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5512">
                <text:p>45512</text:p>
              </table:table-cell>
              <table:table-cell office:value-type="float" office:value="56045">
                <text:p>56045</text:p>
              </table:table-cell>
              <table:table-cell office:value-type="float" office:value="358281">
                <text:p>358281</text:p>
              </table:table-cell>
              <table:table-cell office:value-type="float" office:value="34874">
                <text:p>348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5851">
                <text:p>35851</text:p>
              </table:table-cell>
              <table:table-cell office:value-type="float" office:value="46047">
                <text:p>46047</text:p>
              </table:table-cell>
              <table:table-cell office:value-type="float" office:value="324095">
                <text:p>324095</text:p>
              </table:table-cell>
              <table:table-cell office:value-type="float" office:value="32951">
                <text:p>32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1350">
                <text:p>31350</text:p>
              </table:table-cell>
              <table:table-cell office:value-type="float" office:value="37675">
                <text:p>37675</text:p>
              </table:table-cell>
              <table:table-cell office:value-type="float" office:value="283285">
                <text:p>283285</text:p>
              </table:table-cell>
              <table:table-cell office:value-type="float" office:value="31117">
                <text:p>31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8222">
                <text:p>28222</text:p>
              </table:table-cell>
              <table:table-cell office:value-type="float" office:value="30693">
                <text:p>30693</text:p>
              </table:table-cell>
              <table:table-cell office:value-type="float" office:value="241411">
                <text:p>241411</text:p>
              </table:table-cell>
              <table:table-cell office:value-type="float" office:value="29609">
                <text:p>29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352">
                <text:p>26352</text:p>
              </table:table-cell>
              <table:table-cell office:value-type="float" office:value="25540">
                <text:p>25540</text:p>
              </table:table-cell>
              <table:table-cell office:value-type="float" office:value="202447">
                <text:p>202447</text:p>
              </table:table-cell>
              <table:table-cell office:value-type="float" office:value="28190">
                <text:p>281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4011">
                <text:p>24011</text:p>
              </table:table-cell>
              <table:table-cell office:value-type="float" office:value="22089">
                <text:p>22089</text:p>
              </table:table-cell>
              <table:table-cell office:value-type="float" office:value="170251">
                <text:p>170251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1979">
                <text:p>21979</text:p>
              </table:table-cell>
              <table:table-cell office:value-type="float" office:value="19509">
                <text:p>19509</text:p>
              </table:table-cell>
              <table:table-cell office:value-type="float" office:value="141419">
                <text:p>141419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886">
                <text:p>19886</text:p>
              </table:table-cell>
              <table:table-cell office:value-type="float" office:value="17496">
                <text:p>17496</text:p>
              </table:table-cell>
              <table:table-cell office:value-type="float" office:value="116646">
                <text:p>116646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7873">
                <text:p>17873</text:p>
              </table:table-cell>
              <table:table-cell office:value-type="float" office:value="15688">
                <text:p>15688</text:p>
              </table:table-cell>
              <table:table-cell office:value-type="float" office:value="93936">
                <text:p>93936</text:p>
              </table:table-cell>
              <table:table-cell office:value-type="float" office:value="23191">
                <text:p>231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200">
                <text:p>16200</text:p>
              </table:table-cell>
              <table:table-cell office:value-type="float" office:value="14161">
                <text:p>14161</text:p>
              </table:table-cell>
              <table:table-cell office:value-type="float" office:value="71818">
                <text:p>71818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441">
                <text:p>14441</text:p>
              </table:table-cell>
              <table:table-cell office:value-type="float" office:value="12750">
                <text:p>12750</text:p>
              </table:table-cell>
              <table:table-cell office:value-type="float" office:value="49933">
                <text:p>49933</text:p>
              </table:table-cell>
              <table:table-cell office:value-type="float" office:value="20525">
                <text:p>20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2701">
                <text:p>12701</text:p>
              </table:table-cell>
              <table:table-cell office:value-type="float" office:value="11402">
                <text:p>11402</text:p>
              </table:table-cell>
              <table:table-cell office:value-type="float" office:value="33405">
                <text:p>33405</text:p>
              </table:table-cell>
              <table:table-cell office:value-type="float" office:value="19564">
                <text:p>19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1114">
                <text:p>11114</text:p>
              </table:table-cell>
              <table:table-cell office:value-type="float" office:value="9928">
                <text:p>9928</text:p>
              </table:table-cell>
              <table:table-cell office:value-type="float" office:value="21412">
                <text:p>21412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9871">
                <text:p>9871</text:p>
              </table:table-cell>
              <table:table-cell office:value-type="float" office:value="8522">
                <text:p>8522</text:p>
              </table:table-cell>
              <table:table-cell office:value-type="float" office:value="14245">
                <text:p>14245</text:p>
              </table:table-cell>
              <table:table-cell office:value-type="float" office:value="18318">
                <text:p>18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943">
                <text:p>8943</text:p>
              </table:table-cell>
              <table:table-cell office:value-type="float" office:value="7364">
                <text:p>7364</text:p>
              </table:table-cell>
              <table:table-cell office:value-type="float" office:value="10369">
                <text:p>10369</text:p>
              </table:table-cell>
              <table:table-cell office:value-type="float" office:value="17836">
                <text:p>178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308">
                <text:p>8308</text:p>
              </table:table-cell>
              <table:table-cell office:value-type="float" office:value="6299">
                <text:p>6299</text:p>
              </table:table-cell>
              <table:table-cell office:value-type="float" office:value="9870">
                <text:p>9870</text:p>
              </table:table-cell>
              <table:table-cell office:value-type="float" office:value="17427">
                <text:p>174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842">
                <text:p>7842</text:p>
              </table:table-cell>
              <table:table-cell office:value-type="float" office:value="5272">
                <text:p>5272</text:p>
              </table:table-cell>
              <table:table-cell office:value-type="float" office:value="9589">
                <text:p>9589</text:p>
              </table:table-cell>
              <table:table-cell office:value-type="float" office:value="17046">
                <text:p>170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418">
                <text:p>7418</text:p>
              </table:table-cell>
              <table:table-cell office:value-type="float" office:value="4498">
                <text:p>4498</text:p>
              </table:table-cell>
              <table:table-cell office:value-type="float" office:value="9302">
                <text:p>9302</text:p>
              </table:table-cell>
              <table:table-cell office:value-type="float" office:value="16690">
                <text:p>166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054">
                <text:p>7054</text:p>
              </table:table-cell>
              <table:table-cell office:value-type="float" office:value="4041">
                <text:p>4041</text:p>
              </table:table-cell>
              <table:table-cell office:value-type="float" office:value="9026">
                <text:p>9026</text:p>
              </table:table-cell>
              <table:table-cell office:value-type="float" office:value="16327">
                <text:p>163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6663">
                <text:p>6663</text:p>
              </table:table-cell>
              <table:table-cell office:value-type="float" office:value="3719">
                <text:p>3719</text:p>
              </table:table-cell>
              <table:table-cell office:value-type="float" office:value="8770">
                <text:p>8770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308">
                <text:p>6308</text:p>
              </table:table-cell>
              <table:table-cell office:value-type="float" office:value="3461">
                <text:p>3461</text:p>
              </table:table-cell>
              <table:table-cell office:value-type="float" office:value="8479">
                <text:p>8479</text:p>
              </table:table-cell>
              <table:table-cell office:value-type="float" office:value="15549">
                <text:p>155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5931">
                <text:p>5931</text:p>
              </table:table-cell>
              <table:table-cell office:value-type="float" office:value="3226">
                <text:p>3226</text:p>
              </table:table-cell>
              <table:table-cell office:value-type="float" office:value="8195">
                <text:p>8195</text:p>
              </table:table-cell>
              <table:table-cell office:value-type="float" office:value="15158">
                <text:p>15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5572">
                <text:p>5572</text:p>
              </table:table-cell>
              <table:table-cell office:value-type="float" office:value="2999">
                <text:p>2999</text:p>
              </table:table-cell>
              <table:table-cell office:value-type="float" office:value="7922">
                <text:p>7922</text:p>
              </table:table-cell>
              <table:table-cell office:value-type="float" office:value="14749">
                <text:p>147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5218">
                <text:p>5218</text:p>
              </table:table-cell>
              <table:table-cell office:value-type="float" office:value="2789">
                <text:p>2789</text:p>
              </table:table-cell>
              <table:table-cell office:value-type="float" office:value="7647">
                <text:p>7647</text:p>
              </table:table-cell>
              <table:table-cell office:value-type="float" office:value="14329">
                <text:p>14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879">
                <text:p>4879</text:p>
              </table:table-cell>
              <table:table-cell office:value-type="float" office:value="2605">
                <text:p>2605</text:p>
              </table:table-cell>
              <table:table-cell office:value-type="float" office:value="7364">
                <text:p>7364</text:p>
              </table:table-cell>
              <table:table-cell office:value-type="float" office:value="13885">
                <text:p>138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531">
                <text:p>4531</text:p>
              </table:table-cell>
              <table:table-cell office:value-type="float" office:value="2438">
                <text:p>2438</text:p>
              </table:table-cell>
              <table:table-cell office:value-type="float" office:value="7065">
                <text:p>7065</text:p>
              </table:table-cell>
              <table:table-cell office:value-type="float" office:value="13360">
                <text:p>13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189">
                <text:p>4189</text:p>
              </table:table-cell>
              <table:table-cell office:value-type="float" office:value="2268">
                <text:p>2268</text:p>
              </table:table-cell>
              <table:table-cell office:value-type="float" office:value="6701">
                <text:p>6701</text:p>
              </table:table-cell>
              <table:table-cell office:value-type="float" office:value="12912">
                <text:p>12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857">
                <text:p>3857</text:p>
              </table:table-cell>
              <table:table-cell office:value-type="float" office:value="2106">
                <text:p>2106</text:p>
              </table:table-cell>
              <table:table-cell office:value-type="float" office:value="6365">
                <text:p>6365</text:p>
              </table:table-cell>
              <table:table-cell office:value-type="float" office:value="12479">
                <text:p>124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499">
                <text:p>3499</text:p>
              </table:table-cell>
              <table:table-cell office:value-type="float" office:value="1903">
                <text:p>1903</text:p>
              </table:table-cell>
              <table:table-cell office:value-type="float" office:value="6044">
                <text:p>6044</text:p>
              </table:table-cell>
              <table:table-cell office:value-type="float" office:value="11967">
                <text:p>119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160">
                <text:p>3160</text:p>
              </table:table-cell>
              <table:table-cell office:value-type="float" office:value="1709">
                <text:p>1709</text:p>
              </table:table-cell>
              <table:table-cell office:value-type="float" office:value="5695">
                <text:p>5695</text:p>
              </table:table-cell>
              <table:table-cell office:value-type="float" office:value="11427">
                <text:p>114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839">
                <text:p>2839</text:p>
              </table:table-cell>
              <table:table-cell office:value-type="float" office:value="1498">
                <text:p>1498</text:p>
              </table:table-cell>
              <table:table-cell office:value-type="float" office:value="5341">
                <text:p>5341</text:p>
              </table:table-cell>
              <table:table-cell office:value-type="float" office:value="10919">
                <text:p>10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552">
                <text:p>2552</text:p>
              </table:table-cell>
              <table:table-cell office:value-type="float" office:value="1329">
                <text:p>1329</text:p>
              </table:table-cell>
              <table:table-cell office:value-type="float" office:value="4976">
                <text:p>4976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228">
                <text:p>2228</text:p>
              </table:table-cell>
              <table:table-cell office:value-type="float" office:value="1179">
                <text:p>1179</text:p>
              </table:table-cell>
              <table:table-cell office:value-type="float" office:value="4644">
                <text:p>4644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43">
                <text:p>1943</text:p>
              </table:table-cell>
              <table:table-cell office:value-type="float" office:value="1077">
                <text:p>1077</text:p>
              </table:table-cell>
              <table:table-cell office:value-type="float" office:value="4243">
                <text:p>4243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657">
                <text:p>1657</text:p>
              </table:table-cell>
              <table:table-cell office:value-type="float" office:value="969">
                <text:p>969</text:p>
              </table:table-cell>
              <table:table-cell office:value-type="float" office:value="3953">
                <text:p>3953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20">
                <text:p>1420</text:p>
              </table:table-cell>
              <table:table-cell office:value-type="float" office:value="884">
                <text:p>884</text:p>
              </table:table-cell>
              <table:table-cell office:value-type="float" office:value="3688">
                <text:p>3688</text:p>
              </table:table-cell>
              <table:table-cell office:value-type="float" office:value="8119">
                <text:p>81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196">
                <text:p>1196</text:p>
              </table:table-cell>
              <table:table-cell office:value-type="float" office:value="775">
                <text:p>775</text:p>
              </table:table-cell>
              <table:table-cell office:value-type="float" office:value="3434">
                <text:p>3434</text:p>
              </table:table-cell>
              <table:table-cell office:value-type="float" office:value="7679">
                <text:p>76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26">
                <text:p>926</text:p>
              </table:table-cell>
              <table:table-cell office:value-type="float" office:value="686">
                <text:p>686</text:p>
              </table:table-cell>
              <table:table-cell office:value-type="float" office:value="3198">
                <text:p>3198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80">
                <text:p>680</text:p>
              </table:table-cell>
              <table:table-cell office:value-type="float" office:value="597">
                <text:p>597</text:p>
              </table:table-cell>
              <table:table-cell office:value-type="float" office:value="2975">
                <text:p>2975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479">
                <text:p>479</text:p>
              </table:table-cell>
              <table:table-cell office:value-type="float" office:value="500">
                <text:p>500</text:p>
              </table:table-cell>
              <table:table-cell office:value-type="float" office:value="2782">
                <text:p>2782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36">
                <text:p>336</text:p>
              </table:table-cell>
              <table:table-cell office:value-type="float" office:value="435">
                <text:p>435</text:p>
              </table:table-cell>
              <table:table-cell office:value-type="float" office:value="2601">
                <text:p>2601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  <table:table-cell office:value-type="float" office:value="406">
                <text:p>406</text:p>
              </table:table-cell>
              <table:table-cell office:value-type="float" office:value="2425">
                <text:p>2425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83">
                <text:p>83</text:p>
              </table:table-cell>
              <table:table-cell office:value-type="float" office:value="357">
                <text:p>357</text:p>
              </table:table-cell>
              <table:table-cell office:value-type="float" office:value="2266">
                <text:p>2266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317">
                <text:p>317</text:p>
              </table:table-cell>
              <table:table-cell office:value-type="float" office:value="2086">
                <text:p>2086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275">
                <text:p>275</text:p>
              </table:table-cell>
              <table:table-cell office:value-type="float" office:value="1922">
                <text:p>1922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5">
                <text:p>5</text:p>
              </table:table-cell>
              <table:table-cell office:value-type="float" office:value="232">
                <text:p>232</text:p>
              </table:table-cell>
              <table:table-cell office:value-type="float" office:value="1743">
                <text:p>1743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1417">
                <text:p>1417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276">
                <text:p>1276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149">
                <text:p>114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1047">
                <text:p>1047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932">
                <text:p>932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47">
                <text:p>847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3">
                <text:p>693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9">
                <text:p>579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6">
                <text:p>44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">
                <text:p>36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8">
                <text:p>34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568">
                <text:p>921568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1599">
                <text:p>921599</text:p>
              </table:table-cell>
              <table:table-cell office:value-type="float" office:value="921600">
                <text:p>921600</text:p>
              </table:table-cell>
              <table:table-cell office:value-type="float" office:value="738026">
                <text:p>738026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18402">
                <text:p>918402</text:p>
              </table:table-cell>
              <table:table-cell office:value-type="float" office:value="914966">
                <text:p>914966</text:p>
              </table:table-cell>
              <table:table-cell office:value-type="float" office:value="199261">
                <text:p>199261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91865">
                <text:p>891865</text:p>
              </table:table-cell>
              <table:table-cell office:value-type="float" office:value="721323">
                <text:p>721323</text:p>
              </table:table-cell>
              <table:table-cell office:value-type="float" office:value="44270">
                <text:p>44270</text:p>
              </table:table-cell>
              <table:table-cell office:value-type="float" office:value="921231">
                <text:p>9212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5235">
                <text:p>465235</text:p>
              </table:table-cell>
              <table:table-cell office:value-type="float" office:value="241592">
                <text:p>241592</text:p>
              </table:table-cell>
              <table:table-cell office:value-type="float" office:value="43803">
                <text:p>43803</text:p>
              </table:table-cell>
              <table:table-cell office:value-type="float" office:value="908602">
                <text:p>908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6539">
                <text:p>36539</text:p>
              </table:table-cell>
              <table:table-cell office:value-type="float" office:value="95942">
                <text:p>95942</text:p>
              </table:table-cell>
              <table:table-cell office:value-type="float" office:value="0">
                <text:p>0</text:p>
              </table:table-cell>
              <table:table-cell office:value-type="float" office:value="708025">
                <text:p>708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250">
                <text:p>4250</text:p>
              </table:table-cell>
              <table:table-cell office:value-type="float" office:value="54677">
                <text:p>54677</text:p>
              </table:table-cell>
              <table:table-cell office:value-type="float" office:value="0">
                <text:p>0</text:p>
              </table:table-cell>
              <table:table-cell office:value-type="float" office:value="148103">
                <text:p>148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40">
                <text:p>940</text:p>
              </table:table-cell>
              <table:table-cell office:value-type="float" office:value="45002">
                <text:p>45002</text:p>
              </table:table-cell>
              <table:table-cell office:value-type="float" office:value="0">
                <text:p>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42936">
                <text:p>429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1706">
                <text:p>41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40450">
                <text:p>40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39313">
                <text:p>39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38176">
                <text:p>38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36941">
                <text:p>36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35783">
                <text:p>35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34135">
                <text:p>34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32521">
                <text:p>32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29815">
                <text:p>29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7500">
                <text:p>2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24713">
                <text:p>2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21834">
                <text:p>2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6351">
                <text:p>16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0559">
                <text:p>10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7962">
                <text:p>7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4138">
                <text:p>4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921540">
                <text:p>92154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21319">
                <text:p>921319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918514">
                <text:p>9185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08214">
                <text:p>908214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902192">
                <text:p>902192</text:p>
              </table:table-cell>
              <table:table-cell office:value-type="float" office:value="921600">
                <text:p>921600</text:p>
              </table:table-cell>
              <table:table-cell office:value-type="float" office:value="921128">
                <text:p>921128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98620">
                <text:p>898620</text:p>
              </table:table-cell>
              <table:table-cell office:value-type="float" office:value="920840">
                <text:p>920840</text:p>
              </table:table-cell>
              <table:table-cell office:value-type="float" office:value="799412">
                <text:p>799412</text:p>
              </table:table-cell>
              <table:table-cell office:value-type="float" office:value="921600">
                <text:p>921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51150">
                <text:p>851150</text:p>
              </table:table-cell>
              <table:table-cell office:value-type="float" office:value="858749">
                <text:p>858749</text:p>
              </table:table-cell>
              <table:table-cell office:value-type="float" office:value="463262">
                <text:p>463262</text:p>
              </table:table-cell>
              <table:table-cell office:value-type="float" office:value="877867">
                <text:p>8778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35494">
                <text:p>835494</text:p>
              </table:table-cell>
              <table:table-cell office:value-type="float" office:value="789087">
                <text:p>789087</text:p>
              </table:table-cell>
              <table:table-cell office:value-type="float" office:value="48991">
                <text:p>48991</text:p>
              </table:table-cell>
              <table:table-cell office:value-type="float" office:value="877468">
                <text:p>877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21831">
                <text:p>621831</text:p>
              </table:table-cell>
              <table:table-cell office:value-type="float" office:value="566668">
                <text:p>566668</text:p>
              </table:table-cell>
              <table:table-cell office:value-type="float" office:value="12858">
                <text:p>12858</text:p>
              </table:table-cell>
              <table:table-cell office:value-type="float" office:value="876473">
                <text:p>8764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97880">
                <text:p>297880</text:p>
              </table:table-cell>
              <table:table-cell office:value-type="float" office:value="337153">
                <text:p>337153</text:p>
              </table:table-cell>
              <table:table-cell office:value-type="float" office:value="4149">
                <text:p>4149</text:p>
              </table:table-cell>
              <table:table-cell office:value-type="float" office:value="873654">
                <text:p>8736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9769">
                <text:p>109769</text:p>
              </table:table-cell>
              <table:table-cell office:value-type="float" office:value="131780">
                <text:p>131780</text:p>
              </table:table-cell>
              <table:table-cell office:value-type="float" office:value="1554">
                <text:p>1554</text:p>
              </table:table-cell>
              <table:table-cell office:value-type="float" office:value="860180">
                <text:p>860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64373">
                <text:p>64373</text:p>
              </table:table-cell>
              <table:table-cell office:value-type="float" office:value="89484">
                <text:p>89484</text:p>
              </table:table-cell>
              <table:table-cell office:value-type="float" office:value="811">
                <text:p>811</text:p>
              </table:table-cell>
              <table:table-cell office:value-type="float" office:value="653230">
                <text:p>6532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7879">
                <text:p>37879</text:p>
              </table:table-cell>
              <table:table-cell office:value-type="float" office:value="58106">
                <text:p>58106</text:p>
              </table:table-cell>
              <table:table-cell office:value-type="float" office:value="56">
                <text:p>56</text:p>
              </table:table-cell>
              <table:table-cell office:value-type="float" office:value="187160">
                <text:p>1871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017">
                <text:p>13017</text:p>
              </table:table-cell>
              <table:table-cell office:value-type="float" office:value="34395">
                <text:p>34395</text:p>
              </table:table-cell>
              <table:table-cell office:value-type="float" office:value="9">
                <text:p>9</text:p>
              </table:table-cell>
              <table:table-cell office:value-type="float" office:value="39317">
                <text:p>393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6979">
                <text:p>6979</text:p>
              </table:table-cell>
              <table:table-cell office:value-type="float" office:value="24867">
                <text:p>24867</text:p>
              </table:table-cell>
              <table:table-cell office:value-type="float" office:value="0">
                <text:p>0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512">
                <text:p>4512</text:p>
              </table:table-cell>
              <table:table-cell office:value-type="float" office:value="11882">
                <text:p>11882</text:p>
              </table:table-cell>
              <table:table-cell office:value-type="float" office:value="0">
                <text:p>0</text:p>
              </table:table-cell>
              <table:table-cell office:value-type="float" office:value="13306">
                <text:p>13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480">
                <text:p>2480</text:p>
              </table:table-cell>
              <table:table-cell office:value-type="float" office:value="5959">
                <text:p>5959</text:p>
              </table:table-cell>
              <table:table-cell office:value-type="float" office:value="0">
                <text:p>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09">
                <text:p>909</text:p>
              </table:table-cell>
              <table:table-cell office:value-type="float" office:value="2653">
                <text:p>2653</text:p>
              </table:table-cell>
              <table:table-cell office:value-type="float" office:value="0">
                <text:p>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25">
                <text:p>325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52cm" svg:height="6.758cm" xlink:href="." xlink:type="simple" chart:class="chart:scatter" chart:style-name="ch1">
        <chart:legend chart:legend-position="end" svg:x="10.444cm" svg:y="2.333cm" style:legend-expansion="high" chart:style-name="ch2"/>
        <chart:plot-area chart:style-name="ch3" chart:data-source-has-labels="both" svg:x="0.243cm" svg:y="0.135cm" svg:width="9.958cm" svg:height="6.488cm">
          <chartooo:coordinate-region svg:x="1.605cm" svg:y="0.334cm" svg:width="8.131cm" svg:height="5.642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9">
                <text:p>877899</text:p>
              </table:table-cell>
              <table:table-cell office:value-type="float" office:value="877898">
                <text:p>877898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8">
                <text:p>877898</text:p>
              </table:table-cell>
              <table:table-cell office:value-type="float" office:value="877894">
                <text:p>877894</text:p>
              </table:table-cell>
              <table:table-cell office:value-type="float" office:value="877898">
                <text:p>877898</text:p>
              </table:table-cell>
              <table:table-cell office:value-type="float" office:value="877898">
                <text:p>877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92">
                <text:p>877892</text:p>
              </table:table-cell>
              <table:table-cell office:value-type="float" office:value="877890">
                <text:p>877890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92">
                <text:p>877892</text:p>
              </table:table-cell>
              <table:table-cell office:value-type="float" office:value="877886">
                <text:p>877886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83">
                <text:p>877883</text:p>
              </table:table-cell>
              <table:table-cell office:value-type="float" office:value="877880">
                <text:p>877880</text:p>
              </table:table-cell>
              <table:table-cell office:value-type="float" office:value="877889">
                <text:p>877889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83">
                <text:p>877883</text:p>
              </table:table-cell>
              <table:table-cell office:value-type="float" office:value="877878">
                <text:p>877878</text:p>
              </table:table-cell>
              <table:table-cell office:value-type="float" office:value="877886">
                <text:p>877886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82">
                <text:p>877882</text:p>
              </table:table-cell>
              <table:table-cell office:value-type="float" office:value="877873">
                <text:p>877873</text:p>
              </table:table-cell>
              <table:table-cell office:value-type="float" office:value="877882">
                <text:p>877882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76">
                <text:p>877876</text:p>
              </table:table-cell>
              <table:table-cell office:value-type="float" office:value="877869">
                <text:p>877869</text:p>
              </table:table-cell>
              <table:table-cell office:value-type="float" office:value="877881">
                <text:p>877881</text:p>
              </table:table-cell>
              <table:table-cell office:value-type="float" office:value="877878">
                <text:p>877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3">
                <text:p>877873</text:p>
              </table:table-cell>
              <table:table-cell office:value-type="float" office:value="877867">
                <text:p>877867</text:p>
              </table:table-cell>
              <table:table-cell office:value-type="float" office:value="877878">
                <text:p>877878</text:p>
              </table:table-cell>
              <table:table-cell office:value-type="float" office:value="877876">
                <text:p>877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71">
                <text:p>877871</text:p>
              </table:table-cell>
              <table:table-cell office:value-type="float" office:value="877865">
                <text:p>877865</text:p>
              </table:table-cell>
              <table:table-cell office:value-type="float" office:value="877875">
                <text:p>877875</text:p>
              </table:table-cell>
              <table:table-cell office:value-type="float" office:value="877872">
                <text:p>877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69">
                <text:p>877869</text:p>
              </table:table-cell>
              <table:table-cell office:value-type="float" office:value="877859">
                <text:p>877859</text:p>
              </table:table-cell>
              <table:table-cell office:value-type="float" office:value="877873">
                <text:p>877873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67">
                <text:p>877867</text:p>
              </table:table-cell>
              <table:table-cell office:value-type="float" office:value="877850">
                <text:p>877850</text:p>
              </table:table-cell>
              <table:table-cell office:value-type="float" office:value="877872">
                <text:p>877872</text:p>
              </table:table-cell>
              <table:table-cell office:value-type="float" office:value="877869">
                <text:p>87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61">
                <text:p>877861</text:p>
              </table:table-cell>
              <table:table-cell office:value-type="float" office:value="877836">
                <text:p>877836</text:p>
              </table:table-cell>
              <table:table-cell office:value-type="float" office:value="877869">
                <text:p>877869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60">
                <text:p>877860</text:p>
              </table:table-cell>
              <table:table-cell office:value-type="float" office:value="877765">
                <text:p>877765</text:p>
              </table:table-cell>
              <table:table-cell office:value-type="float" office:value="877867">
                <text:p>877867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58">
                <text:p>877858</text:p>
              </table:table-cell>
              <table:table-cell office:value-type="float" office:value="877516">
                <text:p>877516</text:p>
              </table:table-cell>
              <table:table-cell office:value-type="float" office:value="877864">
                <text:p>877864</text:p>
              </table:table-cell>
              <table:table-cell office:value-type="float" office:value="877861">
                <text:p>87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853">
                <text:p>877853</text:p>
              </table:table-cell>
              <table:table-cell office:value-type="float" office:value="876211">
                <text:p>876211</text:p>
              </table:table-cell>
              <table:table-cell office:value-type="float" office:value="877862">
                <text:p>877862</text:p>
              </table:table-cell>
              <table:table-cell office:value-type="float" office:value="877857">
                <text:p>87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852">
                <text:p>877852</text:p>
              </table:table-cell>
              <table:table-cell office:value-type="float" office:value="872892">
                <text:p>872892</text:p>
              </table:table-cell>
              <table:table-cell office:value-type="float" office:value="877859">
                <text:p>877859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848">
                <text:p>877848</text:p>
              </table:table-cell>
              <table:table-cell office:value-type="float" office:value="869532">
                <text:p>869532</text:p>
              </table:table-cell>
              <table:table-cell office:value-type="float" office:value="877855">
                <text:p>877855</text:p>
              </table:table-cell>
              <table:table-cell office:value-type="float" office:value="877850">
                <text:p>877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845">
                <text:p>877845</text:p>
              </table:table-cell>
              <table:table-cell office:value-type="float" office:value="866815">
                <text:p>866815</text:p>
              </table:table-cell>
              <table:table-cell office:value-type="float" office:value="877854">
                <text:p>877854</text:p>
              </table:table-cell>
              <table:table-cell office:value-type="float" office:value="877848">
                <text:p>877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843">
                <text:p>877843</text:p>
              </table:table-cell>
              <table:table-cell office:value-type="float" office:value="865050">
                <text:p>865050</text:p>
              </table:table-cell>
              <table:table-cell office:value-type="float" office:value="877851">
                <text:p>877851</text:p>
              </table:table-cell>
              <table:table-cell office:value-type="float" office:value="877845">
                <text:p>877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7751">
                <text:p>877751</text:p>
              </table:table-cell>
              <table:table-cell office:value-type="float" office:value="863572">
                <text:p>863572</text:p>
              </table:table-cell>
              <table:table-cell office:value-type="float" office:value="877846">
                <text:p>877846</text:p>
              </table:table-cell>
              <table:table-cell office:value-type="float" office:value="877841">
                <text:p>877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7560">
                <text:p>877560</text:p>
              </table:table-cell>
              <table:table-cell office:value-type="float" office:value="862198">
                <text:p>862198</text:p>
              </table:table-cell>
              <table:table-cell office:value-type="float" office:value="877846">
                <text:p>877846</text:p>
              </table:table-cell>
              <table:table-cell office:value-type="float" office:value="877840">
                <text:p>877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7333">
                <text:p>877333</text:p>
              </table:table-cell>
              <table:table-cell office:value-type="float" office:value="861028">
                <text:p>861028</text:p>
              </table:table-cell>
              <table:table-cell office:value-type="float" office:value="877843">
                <text:p>877843</text:p>
              </table:table-cell>
              <table:table-cell office:value-type="float" office:value="877836">
                <text:p>877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7116">
                <text:p>877116</text:p>
              </table:table-cell>
              <table:table-cell office:value-type="float" office:value="859980">
                <text:p>859980</text:p>
              </table:table-cell>
              <table:table-cell office:value-type="float" office:value="877839">
                <text:p>877839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6831">
                <text:p>876831</text:p>
              </table:table-cell>
              <table:table-cell office:value-type="float" office:value="859068">
                <text:p>859068</text:p>
              </table:table-cell>
              <table:table-cell office:value-type="float" office:value="877837">
                <text:p>877837</text:p>
              </table:table-cell>
              <table:table-cell office:value-type="float" office:value="877832">
                <text:p>877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6008">
                <text:p>876008</text:p>
              </table:table-cell>
              <table:table-cell office:value-type="float" office:value="858202">
                <text:p>858202</text:p>
              </table:table-cell>
              <table:table-cell office:value-type="float" office:value="877834">
                <text:p>877834</text:p>
              </table:table-cell>
              <table:table-cell office:value-type="float" office:value="877828">
                <text:p>877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5268">
                <text:p>875268</text:p>
              </table:table-cell>
              <table:table-cell office:value-type="float" office:value="857279">
                <text:p>857279</text:p>
              </table:table-cell>
              <table:table-cell office:value-type="float" office:value="877833">
                <text:p>877833</text:p>
              </table:table-cell>
              <table:table-cell office:value-type="float" office:value="877824">
                <text:p>877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4630">
                <text:p>874630</text:p>
              </table:table-cell>
              <table:table-cell office:value-type="float" office:value="856308">
                <text:p>856308</text:p>
              </table:table-cell>
              <table:table-cell office:value-type="float" office:value="877830">
                <text:p>877830</text:p>
              </table:table-cell>
              <table:table-cell office:value-type="float" office:value="877820">
                <text:p>8778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3747">
                <text:p>873747</text:p>
              </table:table-cell>
              <table:table-cell office:value-type="float" office:value="855334">
                <text:p>855334</text:p>
              </table:table-cell>
              <table:table-cell office:value-type="float" office:value="877826">
                <text:p>877826</text:p>
              </table:table-cell>
              <table:table-cell office:value-type="float" office:value="877817">
                <text:p>877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2249">
                <text:p>872249</text:p>
              </table:table-cell>
              <table:table-cell office:value-type="float" office:value="854305">
                <text:p>854305</text:p>
              </table:table-cell>
              <table:table-cell office:value-type="float" office:value="877823">
                <text:p>877823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70352">
                <text:p>870352</text:p>
              </table:table-cell>
              <table:table-cell office:value-type="float" office:value="853170">
                <text:p>853170</text:p>
              </table:table-cell>
              <table:table-cell office:value-type="float" office:value="877821">
                <text:p>877821</text:p>
              </table:table-cell>
              <table:table-cell office:value-type="float" office:value="877814">
                <text:p>877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68367">
                <text:p>868367</text:p>
              </table:table-cell>
              <table:table-cell office:value-type="float" office:value="851770">
                <text:p>851770</text:p>
              </table:table-cell>
              <table:table-cell office:value-type="float" office:value="877819">
                <text:p>877819</text:p>
              </table:table-cell>
              <table:table-cell office:value-type="float" office:value="877809">
                <text:p>877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65969">
                <text:p>865969</text:p>
              </table:table-cell>
              <table:table-cell office:value-type="float" office:value="850363">
                <text:p>850363</text:p>
              </table:table-cell>
              <table:table-cell office:value-type="float" office:value="877815">
                <text:p>877815</text:p>
              </table:table-cell>
              <table:table-cell office:value-type="float" office:value="877807">
                <text:p>877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64221">
                <text:p>864221</text:p>
              </table:table-cell>
              <table:table-cell office:value-type="float" office:value="848942">
                <text:p>848942</text:p>
              </table:table-cell>
              <table:table-cell office:value-type="float" office:value="877812">
                <text:p>877812</text:p>
              </table:table-cell>
              <table:table-cell office:value-type="float" office:value="877804">
                <text:p>877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63096">
                <text:p>863096</text:p>
              </table:table-cell>
              <table:table-cell office:value-type="float" office:value="847516">
                <text:p>847516</text:p>
              </table:table-cell>
              <table:table-cell office:value-type="float" office:value="877812">
                <text:p>877812</text:p>
              </table:table-cell>
              <table:table-cell office:value-type="float" office:value="877801">
                <text:p>877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62228">
                <text:p>862228</text:p>
              </table:table-cell>
              <table:table-cell office:value-type="float" office:value="846004">
                <text:p>846004</text:p>
              </table:table-cell>
              <table:table-cell office:value-type="float" office:value="877809">
                <text:p>877809</text:p>
              </table:table-cell>
              <table:table-cell office:value-type="float" office:value="877801">
                <text:p>877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61696">
                <text:p>861696</text:p>
              </table:table-cell>
              <table:table-cell office:value-type="float" office:value="844438">
                <text:p>844438</text:p>
              </table:table-cell>
              <table:table-cell office:value-type="float" office:value="877807">
                <text:p>877807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61215">
                <text:p>861215</text:p>
              </table:table-cell>
              <table:table-cell office:value-type="float" office:value="842874">
                <text:p>842874</text:p>
              </table:table-cell>
              <table:table-cell office:value-type="float" office:value="877806">
                <text:p>877806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0801">
                <text:p>860801</text:p>
              </table:table-cell>
              <table:table-cell office:value-type="float" office:value="841749">
                <text:p>841749</text:p>
              </table:table-cell>
              <table:table-cell office:value-type="float" office:value="877804">
                <text:p>877804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60335">
                <text:p>860335</text:p>
              </table:table-cell>
              <table:table-cell office:value-type="float" office:value="840586">
                <text:p>840586</text:p>
              </table:table-cell>
              <table:table-cell office:value-type="float" office:value="877803">
                <text:p>877803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59960">
                <text:p>859960</text:p>
              </table:table-cell>
              <table:table-cell office:value-type="float" office:value="839459">
                <text:p>839459</text:p>
              </table:table-cell>
              <table:table-cell office:value-type="float" office:value="877799">
                <text:p>877799</text:p>
              </table:table-cell>
              <table:table-cell office:value-type="float" office:value="877789">
                <text:p>877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9593">
                <text:p>859593</text:p>
              </table:table-cell>
              <table:table-cell office:value-type="float" office:value="838145">
                <text:p>838145</text:p>
              </table:table-cell>
              <table:table-cell office:value-type="float" office:value="877797">
                <text:p>877797</text:p>
              </table:table-cell>
              <table:table-cell office:value-type="float" office:value="877786">
                <text:p>877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59260">
                <text:p>859260</text:p>
              </table:table-cell>
              <table:table-cell office:value-type="float" office:value="836794">
                <text:p>836794</text:p>
              </table:table-cell>
              <table:table-cell office:value-type="float" office:value="877795">
                <text:p>877795</text:p>
              </table:table-cell>
              <table:table-cell office:value-type="float" office:value="877784">
                <text:p>877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59005">
                <text:p>859005</text:p>
              </table:table-cell>
              <table:table-cell office:value-type="float" office:value="835297">
                <text:p>835297</text:p>
              </table:table-cell>
              <table:table-cell office:value-type="float" office:value="877793">
                <text:p>877793</text:p>
              </table:table-cell>
              <table:table-cell office:value-type="float" office:value="877780">
                <text:p>8777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8794">
                <text:p>858794</text:p>
              </table:table-cell>
              <table:table-cell office:value-type="float" office:value="834038">
                <text:p>834038</text:p>
              </table:table-cell>
              <table:table-cell office:value-type="float" office:value="877793">
                <text:p>877793</text:p>
              </table:table-cell>
              <table:table-cell office:value-type="float" office:value="877778">
                <text:p>8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58579">
                <text:p>858579</text:p>
              </table:table-cell>
              <table:table-cell office:value-type="float" office:value="832775">
                <text:p>832775</text:p>
              </table:table-cell>
              <table:table-cell office:value-type="float" office:value="877792">
                <text:p>877792</text:p>
              </table:table-cell>
              <table:table-cell office:value-type="float" office:value="877777">
                <text:p>877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58390">
                <text:p>858390</text:p>
              </table:table-cell>
              <table:table-cell office:value-type="float" office:value="831447">
                <text:p>831447</text:p>
              </table:table-cell>
              <table:table-cell office:value-type="float" office:value="877787">
                <text:p>877787</text:p>
              </table:table-cell>
              <table:table-cell office:value-type="float" office:value="877774">
                <text:p>877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8189">
                <text:p>858189</text:p>
              </table:table-cell>
              <table:table-cell office:value-type="float" office:value="830203">
                <text:p>830203</text:p>
              </table:table-cell>
              <table:table-cell office:value-type="float" office:value="877786">
                <text:p>877786</text:p>
              </table:table-cell>
              <table:table-cell office:value-type="float" office:value="877769">
                <text:p>877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57999">
                <text:p>857999</text:p>
              </table:table-cell>
              <table:table-cell office:value-type="float" office:value="829125">
                <text:p>829125</text:p>
              </table:table-cell>
              <table:table-cell office:value-type="float" office:value="877783">
                <text:p>877783</text:p>
              </table:table-cell>
              <table:table-cell office:value-type="float" office:value="877765">
                <text:p>877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57850">
                <text:p>857850</text:p>
              </table:table-cell>
              <table:table-cell office:value-type="float" office:value="828221">
                <text:p>828221</text:p>
              </table:table-cell>
              <table:table-cell office:value-type="float" office:value="877781">
                <text:p>877781</text:p>
              </table:table-cell>
              <table:table-cell office:value-type="float" office:value="877764">
                <text:p>877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7661">
                <text:p>857661</text:p>
              </table:table-cell>
              <table:table-cell office:value-type="float" office:value="827340">
                <text:p>827340</text:p>
              </table:table-cell>
              <table:table-cell office:value-type="float" office:value="877780">
                <text:p>877780</text:p>
              </table:table-cell>
              <table:table-cell office:value-type="float" office:value="877759">
                <text:p>877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57496">
                <text:p>857496</text:p>
              </table:table-cell>
              <table:table-cell office:value-type="float" office:value="826315">
                <text:p>826315</text:p>
              </table:table-cell>
              <table:table-cell office:value-type="float" office:value="877779">
                <text:p>877779</text:p>
              </table:table-cell>
              <table:table-cell office:value-type="float" office:value="877756">
                <text:p>8777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57280">
                <text:p>857280</text:p>
              </table:table-cell>
              <table:table-cell office:value-type="float" office:value="825150">
                <text:p>825150</text:p>
              </table:table-cell>
              <table:table-cell office:value-type="float" office:value="877777">
                <text:p>877777</text:p>
              </table:table-cell>
              <table:table-cell office:value-type="float" office:value="877751">
                <text:p>877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7053">
                <text:p>857053</text:p>
              </table:table-cell>
              <table:table-cell office:value-type="float" office:value="823754">
                <text:p>823754</text:p>
              </table:table-cell>
              <table:table-cell office:value-type="float" office:value="877775">
                <text:p>877775</text:p>
              </table:table-cell>
              <table:table-cell office:value-type="float" office:value="877748">
                <text:p>877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6823">
                <text:p>856823</text:p>
              </table:table-cell>
              <table:table-cell office:value-type="float" office:value="822139">
                <text:p>822139</text:p>
              </table:table-cell>
              <table:table-cell office:value-type="float" office:value="877774">
                <text:p>877774</text:p>
              </table:table-cell>
              <table:table-cell office:value-type="float" office:value="877746">
                <text:p>877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56519">
                <text:p>856519</text:p>
              </table:table-cell>
              <table:table-cell office:value-type="float" office:value="820276">
                <text:p>820276</text:p>
              </table:table-cell>
              <table:table-cell office:value-type="float" office:value="877771">
                <text:p>877771</text:p>
              </table:table-cell>
              <table:table-cell office:value-type="float" office:value="877729">
                <text:p>87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6199">
                <text:p>856199</text:p>
              </table:table-cell>
              <table:table-cell office:value-type="float" office:value="817828">
                <text:p>817828</text:p>
              </table:table-cell>
              <table:table-cell office:value-type="float" office:value="877768">
                <text:p>877768</text:p>
              </table:table-cell>
              <table:table-cell office:value-type="float" office:value="877706">
                <text:p>8777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55896">
                <text:p>855896</text:p>
              </table:table-cell>
              <table:table-cell office:value-type="float" office:value="814478">
                <text:p>814478</text:p>
              </table:table-cell>
              <table:table-cell office:value-type="float" office:value="877766">
                <text:p>877766</text:p>
              </table:table-cell>
              <table:table-cell office:value-type="float" office:value="877673">
                <text:p>877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55510">
                <text:p>855510</text:p>
              </table:table-cell>
              <table:table-cell office:value-type="float" office:value="811041">
                <text:p>811041</text:p>
              </table:table-cell>
              <table:table-cell office:value-type="float" office:value="877765">
                <text:p>877765</text:p>
              </table:table-cell>
              <table:table-cell office:value-type="float" office:value="877633">
                <text:p>8776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5114">
                <text:p>855114</text:p>
              </table:table-cell>
              <table:table-cell office:value-type="float" office:value="807467">
                <text:p>807467</text:p>
              </table:table-cell>
              <table:table-cell office:value-type="float" office:value="877763">
                <text:p>877763</text:p>
              </table:table-cell>
              <table:table-cell office:value-type="float" office:value="877591">
                <text:p>877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4753">
                <text:p>854753</text:p>
              </table:table-cell>
              <table:table-cell office:value-type="float" office:value="804373">
                <text:p>804373</text:p>
              </table:table-cell>
              <table:table-cell office:value-type="float" office:value="877761">
                <text:p>877761</text:p>
              </table:table-cell>
              <table:table-cell office:value-type="float" office:value="877523">
                <text:p>877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54324">
                <text:p>854324</text:p>
              </table:table-cell>
              <table:table-cell office:value-type="float" office:value="801718">
                <text:p>801718</text:p>
              </table:table-cell>
              <table:table-cell office:value-type="float" office:value="877760">
                <text:p>877760</text:p>
              </table:table-cell>
              <table:table-cell office:value-type="float" office:value="877426">
                <text:p>877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53893">
                <text:p>853893</text:p>
              </table:table-cell>
              <table:table-cell office:value-type="float" office:value="799374">
                <text:p>799374</text:p>
              </table:table-cell>
              <table:table-cell office:value-type="float" office:value="877759">
                <text:p>877759</text:p>
              </table:table-cell>
              <table:table-cell office:value-type="float" office:value="877316">
                <text:p>8773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53410">
                <text:p>853410</text:p>
              </table:table-cell>
              <table:table-cell office:value-type="float" office:value="797230">
                <text:p>797230</text:p>
              </table:table-cell>
              <table:table-cell office:value-type="float" office:value="877752">
                <text:p>877752</text:p>
              </table:table-cell>
              <table:table-cell office:value-type="float" office:value="877193">
                <text:p>877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52800">
                <text:p>852800</text:p>
              </table:table-cell>
              <table:table-cell office:value-type="float" office:value="795265">
                <text:p>795265</text:p>
              </table:table-cell>
              <table:table-cell office:value-type="float" office:value="877750">
                <text:p>877750</text:p>
              </table:table-cell>
              <table:table-cell office:value-type="float" office:value="876998">
                <text:p>876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52134">
                <text:p>852134</text:p>
              </table:table-cell>
              <table:table-cell office:value-type="float" office:value="793263">
                <text:p>793263</text:p>
              </table:table-cell>
              <table:table-cell office:value-type="float" office:value="877748">
                <text:p>877748</text:p>
              </table:table-cell>
              <table:table-cell office:value-type="float" office:value="876810">
                <text:p>8768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51481">
                <text:p>851481</text:p>
              </table:table-cell>
              <table:table-cell office:value-type="float" office:value="791227">
                <text:p>791227</text:p>
              </table:table-cell>
              <table:table-cell office:value-type="float" office:value="877742">
                <text:p>877742</text:p>
              </table:table-cell>
              <table:table-cell office:value-type="float" office:value="876566">
                <text:p>87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0761">
                <text:p>850761</text:p>
              </table:table-cell>
              <table:table-cell office:value-type="float" office:value="788798">
                <text:p>788798</text:p>
              </table:table-cell>
              <table:table-cell office:value-type="float" office:value="877737">
                <text:p>877737</text:p>
              </table:table-cell>
              <table:table-cell office:value-type="float" office:value="876293">
                <text:p>876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49916">
                <text:p>849916</text:p>
              </table:table-cell>
              <table:table-cell office:value-type="float" office:value="786147">
                <text:p>786147</text:p>
              </table:table-cell>
              <table:table-cell office:value-type="float" office:value="877727">
                <text:p>877727</text:p>
              </table:table-cell>
              <table:table-cell office:value-type="float" office:value="875887">
                <text:p>8758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48939">
                <text:p>848939</text:p>
              </table:table-cell>
              <table:table-cell office:value-type="float" office:value="783482">
                <text:p>783482</text:p>
              </table:table-cell>
              <table:table-cell office:value-type="float" office:value="877719">
                <text:p>877719</text:p>
              </table:table-cell>
              <table:table-cell office:value-type="float" office:value="875341">
                <text:p>8753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7926">
                <text:p>847926</text:p>
              </table:table-cell>
              <table:table-cell office:value-type="float" office:value="780851">
                <text:p>780851</text:p>
              </table:table-cell>
              <table:table-cell office:value-type="float" office:value="877708">
                <text:p>877708</text:p>
              </table:table-cell>
              <table:table-cell office:value-type="float" office:value="874617">
                <text:p>874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46710">
                <text:p>846710</text:p>
              </table:table-cell>
              <table:table-cell office:value-type="float" office:value="778066">
                <text:p>778066</text:p>
              </table:table-cell>
              <table:table-cell office:value-type="float" office:value="877688">
                <text:p>877688</text:p>
              </table:table-cell>
              <table:table-cell office:value-type="float" office:value="873785">
                <text:p>8737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5426">
                <text:p>845426</text:p>
              </table:table-cell>
              <table:table-cell office:value-type="float" office:value="775164">
                <text:p>775164</text:p>
              </table:table-cell>
              <table:table-cell office:value-type="float" office:value="877653">
                <text:p>877653</text:p>
              </table:table-cell>
              <table:table-cell office:value-type="float" office:value="872722">
                <text:p>8727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43975">
                <text:p>843975</text:p>
              </table:table-cell>
              <table:table-cell office:value-type="float" office:value="772303">
                <text:p>772303</text:p>
              </table:table-cell>
              <table:table-cell office:value-type="float" office:value="877593">
                <text:p>877593</text:p>
              </table:table-cell>
              <table:table-cell office:value-type="float" office:value="871552">
                <text:p>8715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42305">
                <text:p>842305</text:p>
              </table:table-cell>
              <table:table-cell office:value-type="float" office:value="769305">
                <text:p>769305</text:p>
              </table:table-cell>
              <table:table-cell office:value-type="float" office:value="877495">
                <text:p>877495</text:p>
              </table:table-cell>
              <table:table-cell office:value-type="float" office:value="870000">
                <text:p>87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40339">
                <text:p>840339</text:p>
              </table:table-cell>
              <table:table-cell office:value-type="float" office:value="766019">
                <text:p>766019</text:p>
              </table:table-cell>
              <table:table-cell office:value-type="float" office:value="877317">
                <text:p>877317</text:p>
              </table:table-cell>
              <table:table-cell office:value-type="float" office:value="867961">
                <text:p>867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8111">
                <text:p>838111</text:p>
              </table:table-cell>
              <table:table-cell office:value-type="float" office:value="761807">
                <text:p>761807</text:p>
              </table:table-cell>
              <table:table-cell office:value-type="float" office:value="877002">
                <text:p>877002</text:p>
              </table:table-cell>
              <table:table-cell office:value-type="float" office:value="865720">
                <text:p>8657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35637">
                <text:p>835637</text:p>
              </table:table-cell>
              <table:table-cell office:value-type="float" office:value="757362">
                <text:p>757362</text:p>
              </table:table-cell>
              <table:table-cell office:value-type="float" office:value="876523">
                <text:p>876523</text:p>
              </table:table-cell>
              <table:table-cell office:value-type="float" office:value="863352">
                <text:p>8633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32895">
                <text:p>832895</text:p>
              </table:table-cell>
              <table:table-cell office:value-type="float" office:value="753311">
                <text:p>753311</text:p>
              </table:table-cell>
              <table:table-cell office:value-type="float" office:value="875914">
                <text:p>875914</text:p>
              </table:table-cell>
              <table:table-cell office:value-type="float" office:value="860477">
                <text:p>860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29644">
                <text:p>829644</text:p>
              </table:table-cell>
              <table:table-cell office:value-type="float" office:value="749181">
                <text:p>749181</text:p>
              </table:table-cell>
              <table:table-cell office:value-type="float" office:value="875148">
                <text:p>875148</text:p>
              </table:table-cell>
              <table:table-cell office:value-type="float" office:value="856043">
                <text:p>8560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5889">
                <text:p>825889</text:p>
              </table:table-cell>
              <table:table-cell office:value-type="float" office:value="744857">
                <text:p>744857</text:p>
              </table:table-cell>
              <table:table-cell office:value-type="float" office:value="874187">
                <text:p>874187</text:p>
              </table:table-cell>
              <table:table-cell office:value-type="float" office:value="850771">
                <text:p>850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1481">
                <text:p>821481</text:p>
              </table:table-cell>
              <table:table-cell office:value-type="float" office:value="740224">
                <text:p>740224</text:p>
              </table:table-cell>
              <table:table-cell office:value-type="float" office:value="873049">
                <text:p>873049</text:p>
              </table:table-cell>
              <table:table-cell office:value-type="float" office:value="845282">
                <text:p>845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6345">
                <text:p>816345</text:p>
              </table:table-cell>
              <table:table-cell office:value-type="float" office:value="735010">
                <text:p>735010</text:p>
              </table:table-cell>
              <table:table-cell office:value-type="float" office:value="871805">
                <text:p>871805</text:p>
              </table:table-cell>
              <table:table-cell office:value-type="float" office:value="839871">
                <text:p>8398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10048">
                <text:p>810048</text:p>
              </table:table-cell>
              <table:table-cell office:value-type="float" office:value="729099">
                <text:p>729099</text:p>
              </table:table-cell>
              <table:table-cell office:value-type="float" office:value="870365">
                <text:p>870365</text:p>
              </table:table-cell>
              <table:table-cell office:value-type="float" office:value="834310">
                <text:p>8343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02048">
                <text:p>802048</text:p>
              </table:table-cell>
              <table:table-cell office:value-type="float" office:value="722020">
                <text:p>722020</text:p>
              </table:table-cell>
              <table:table-cell office:value-type="float" office:value="868799">
                <text:p>868799</text:p>
              </table:table-cell>
              <table:table-cell office:value-type="float" office:value="828086">
                <text:p>828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2503">
                <text:p>792503</text:p>
              </table:table-cell>
              <table:table-cell office:value-type="float" office:value="713361">
                <text:p>713361</text:p>
              </table:table-cell>
              <table:table-cell office:value-type="float" office:value="867168">
                <text:p>867168</text:p>
              </table:table-cell>
              <table:table-cell office:value-type="float" office:value="820506">
                <text:p>82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81239">
                <text:p>781239</text:p>
              </table:table-cell>
              <table:table-cell office:value-type="float" office:value="702813">
                <text:p>702813</text:p>
              </table:table-cell>
              <table:table-cell office:value-type="float" office:value="865432">
                <text:p>865432</text:p>
              </table:table-cell>
              <table:table-cell office:value-type="float" office:value="811228">
                <text:p>811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68003">
                <text:p>768003</text:p>
              </table:table-cell>
              <table:table-cell office:value-type="float" office:value="690786">
                <text:p>690786</text:p>
              </table:table-cell>
              <table:table-cell office:value-type="float" office:value="863499">
                <text:p>863499</text:p>
              </table:table-cell>
              <table:table-cell office:value-type="float" office:value="801069">
                <text:p>8010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51958">
                <text:p>751958</text:p>
              </table:table-cell>
              <table:table-cell office:value-type="float" office:value="675941">
                <text:p>675941</text:p>
              </table:table-cell>
              <table:table-cell office:value-type="float" office:value="861210">
                <text:p>861210</text:p>
              </table:table-cell>
              <table:table-cell office:value-type="float" office:value="789199">
                <text:p>789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734273">
                <text:p>734273</text:p>
              </table:table-cell>
              <table:table-cell office:value-type="float" office:value="659075">
                <text:p>659075</text:p>
              </table:table-cell>
              <table:table-cell office:value-type="float" office:value="858568">
                <text:p>858568</text:p>
              </table:table-cell>
              <table:table-cell office:value-type="float" office:value="776503">
                <text:p>7765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15469">
                <text:p>715469</text:p>
              </table:table-cell>
              <table:table-cell office:value-type="float" office:value="640842">
                <text:p>640842</text:p>
              </table:table-cell>
              <table:table-cell office:value-type="float" office:value="855245">
                <text:p>855245</text:p>
              </table:table-cell>
              <table:table-cell office:value-type="float" office:value="761762">
                <text:p>761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94002">
                <text:p>694002</text:p>
              </table:table-cell>
              <table:table-cell office:value-type="float" office:value="621971">
                <text:p>621971</text:p>
              </table:table-cell>
              <table:table-cell office:value-type="float" office:value="851281">
                <text:p>851281</text:p>
              </table:table-cell>
              <table:table-cell office:value-type="float" office:value="745088">
                <text:p>745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69893">
                <text:p>669893</text:p>
              </table:table-cell>
              <table:table-cell office:value-type="float" office:value="603748">
                <text:p>603748</text:p>
              </table:table-cell>
              <table:table-cell office:value-type="float" office:value="846669">
                <text:p>846669</text:p>
              </table:table-cell>
              <table:table-cell office:value-type="float" office:value="725484">
                <text:p>725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44529">
                <text:p>644529</text:p>
              </table:table-cell>
              <table:table-cell office:value-type="float" office:value="586791">
                <text:p>586791</text:p>
              </table:table-cell>
              <table:table-cell office:value-type="float" office:value="841358">
                <text:p>841358</text:p>
              </table:table-cell>
              <table:table-cell office:value-type="float" office:value="703028">
                <text:p>7030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16850">
                <text:p>616850</text:p>
              </table:table-cell>
              <table:table-cell office:value-type="float" office:value="571479">
                <text:p>571479</text:p>
              </table:table-cell>
              <table:table-cell office:value-type="float" office:value="835152">
                <text:p>835152</text:p>
              </table:table-cell>
              <table:table-cell office:value-type="float" office:value="672297">
                <text:p>672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90118">
                <text:p>590118</text:p>
              </table:table-cell>
              <table:table-cell office:value-type="float" office:value="557116">
                <text:p>557116</text:p>
              </table:table-cell>
              <table:table-cell office:value-type="float" office:value="828213">
                <text:p>828213</text:p>
              </table:table-cell>
              <table:table-cell office:value-type="float" office:value="633606">
                <text:p>6336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66558">
                <text:p>566558</text:p>
              </table:table-cell>
              <table:table-cell office:value-type="float" office:value="543236">
                <text:p>543236</text:p>
              </table:table-cell>
              <table:table-cell office:value-type="float" office:value="819911">
                <text:p>819911</text:p>
              </table:table-cell>
              <table:table-cell office:value-type="float" office:value="593966">
                <text:p>5939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45564">
                <text:p>545564</text:p>
              </table:table-cell>
              <table:table-cell office:value-type="float" office:value="527374">
                <text:p>527374</text:p>
              </table:table-cell>
              <table:table-cell office:value-type="float" office:value="809198">
                <text:p>809198</text:p>
              </table:table-cell>
              <table:table-cell office:value-type="float" office:value="548905">
                <text:p>5489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23846">
                <text:p>523846</text:p>
              </table:table-cell>
              <table:table-cell office:value-type="float" office:value="508166">
                <text:p>508166</text:p>
              </table:table-cell>
              <table:table-cell office:value-type="float" office:value="795857">
                <text:p>795857</text:p>
              </table:table-cell>
              <table:table-cell office:value-type="float" office:value="496846">
                <text:p>4968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00359">
                <text:p>500359</text:p>
              </table:table-cell>
              <table:table-cell office:value-type="float" office:value="488229">
                <text:p>488229</text:p>
              </table:table-cell>
              <table:table-cell office:value-type="float" office:value="779895">
                <text:p>779895</text:p>
              </table:table-cell>
              <table:table-cell office:value-type="float" office:value="451031">
                <text:p>4510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77615">
                <text:p>477615</text:p>
              </table:table-cell>
              <table:table-cell office:value-type="float" office:value="467424">
                <text:p>467424</text:p>
              </table:table-cell>
              <table:table-cell office:value-type="float" office:value="762598">
                <text:p>762598</text:p>
              </table:table-cell>
              <table:table-cell office:value-type="float" office:value="412845">
                <text:p>4128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54414">
                <text:p>454414</text:p>
              </table:table-cell>
              <table:table-cell office:value-type="float" office:value="446381">
                <text:p>446381</text:p>
              </table:table-cell>
              <table:table-cell office:value-type="float" office:value="743526">
                <text:p>743526</text:p>
              </table:table-cell>
              <table:table-cell office:value-type="float" office:value="372332">
                <text:p>372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212">
                <text:p>429212</text:p>
              </table:table-cell>
              <table:table-cell office:value-type="float" office:value="424896">
                <text:p>424896</text:p>
              </table:table-cell>
              <table:table-cell office:value-type="float" office:value="720956">
                <text:p>720956</text:p>
              </table:table-cell>
              <table:table-cell office:value-type="float" office:value="329430">
                <text:p>3294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00230">
                <text:p>400230</text:p>
              </table:table-cell>
              <table:table-cell office:value-type="float" office:value="401178">
                <text:p>401178</text:p>
              </table:table-cell>
              <table:table-cell office:value-type="float" office:value="694759">
                <text:p>694759</text:p>
              </table:table-cell>
              <table:table-cell office:value-type="float" office:value="289834">
                <text:p>289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69029">
                <text:p>369029</text:p>
              </table:table-cell>
              <table:table-cell office:value-type="float" office:value="373253">
                <text:p>373253</text:p>
              </table:table-cell>
              <table:table-cell office:value-type="float" office:value="666116">
                <text:p>666116</text:p>
              </table:table-cell>
              <table:table-cell office:value-type="float" office:value="250257">
                <text:p>250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35559">
                <text:p>335559</text:p>
              </table:table-cell>
              <table:table-cell office:value-type="float" office:value="340077">
                <text:p>340077</text:p>
              </table:table-cell>
              <table:table-cell office:value-type="float" office:value="637016">
                <text:p>637016</text:p>
              </table:table-cell>
              <table:table-cell office:value-type="float" office:value="207321">
                <text:p>207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96608">
                <text:p>296608</text:p>
              </table:table-cell>
              <table:table-cell office:value-type="float" office:value="303283">
                <text:p>303283</text:p>
              </table:table-cell>
              <table:table-cell office:value-type="float" office:value="610123">
                <text:p>610123</text:p>
              </table:table-cell>
              <table:table-cell office:value-type="float" office:value="164592">
                <text:p>1645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56339">
                <text:p>256339</text:p>
              </table:table-cell>
              <table:table-cell office:value-type="float" office:value="266484">
                <text:p>266484</text:p>
              </table:table-cell>
              <table:table-cell office:value-type="float" office:value="584875">
                <text:p>584875</text:p>
              </table:table-cell>
              <table:table-cell office:value-type="float" office:value="127009">
                <text:p>1270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20098">
                <text:p>220098</text:p>
              </table:table-cell>
              <table:table-cell office:value-type="float" office:value="230079">
                <text:p>230079</text:p>
              </table:table-cell>
              <table:table-cell office:value-type="float" office:value="561115">
                <text:p>561115</text:p>
              </table:table-cell>
              <table:table-cell office:value-type="float" office:value="98707">
                <text:p>987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0967">
                <text:p>180967</text:p>
              </table:table-cell>
              <table:table-cell office:value-type="float" office:value="191736">
                <text:p>191736</text:p>
              </table:table-cell>
              <table:table-cell office:value-type="float" office:value="537577">
                <text:p>537577</text:p>
              </table:table-cell>
              <table:table-cell office:value-type="float" office:value="78061">
                <text:p>780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44193">
                <text:p>144193</text:p>
              </table:table-cell>
              <table:table-cell office:value-type="float" office:value="156775">
                <text:p>156775</text:p>
              </table:table-cell>
              <table:table-cell office:value-type="float" office:value="513104">
                <text:p>513104</text:p>
              </table:table-cell>
              <table:table-cell office:value-type="float" office:value="60438">
                <text:p>604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3066">
                <text:p>113066</text:p>
              </table:table-cell>
              <table:table-cell office:value-type="float" office:value="126052">
                <text:p>126052</text:p>
              </table:table-cell>
              <table:table-cell office:value-type="float" office:value="483993">
                <text:p>483993</text:p>
              </table:table-cell>
              <table:table-cell office:value-type="float" office:value="47030">
                <text:p>470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2424">
                <text:p>82424</text:p>
              </table:table-cell>
              <table:table-cell office:value-type="float" office:value="100699">
                <text:p>100699</text:p>
              </table:table-cell>
              <table:table-cell office:value-type="float" office:value="451498">
                <text:p>451498</text:p>
              </table:table-cell>
              <table:table-cell office:value-type="float" office:value="39122">
                <text:p>391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9960">
                <text:p>59960</text:p>
              </table:table-cell>
              <table:table-cell office:value-type="float" office:value="77142">
                <text:p>77142</text:p>
              </table:table-cell>
              <table:table-cell office:value-type="float" office:value="418111">
                <text:p>418111</text:p>
              </table:table-cell>
              <table:table-cell office:value-type="float" office:value="35552">
                <text:p>355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4192">
                <text:p>44192</text:p>
              </table:table-cell>
              <table:table-cell office:value-type="float" office:value="60378">
                <text:p>60378</text:p>
              </table:table-cell>
              <table:table-cell office:value-type="float" office:value="389100">
                <text:p>389100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5086">
                <text:p>35086</text:p>
              </table:table-cell>
              <table:table-cell office:value-type="float" office:value="49063">
                <text:p>49063</text:p>
              </table:table-cell>
              <table:table-cell office:value-type="float" office:value="355194">
                <text:p>355194</text:p>
              </table:table-cell>
              <table:table-cell office:value-type="float" office:value="31644">
                <text:p>31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0346">
                <text:p>30346</text:p>
              </table:table-cell>
              <table:table-cell office:value-type="float" office:value="39949">
                <text:p>39949</text:p>
              </table:table-cell>
              <table:table-cell office:value-type="float" office:value="320435">
                <text:p>320435</text:p>
              </table:table-cell>
              <table:table-cell office:value-type="float" office:value="29976">
                <text:p>29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7798">
                <text:p>27798</text:p>
              </table:table-cell>
              <table:table-cell office:value-type="float" office:value="32523">
                <text:p>32523</text:p>
              </table:table-cell>
              <table:table-cell office:value-type="float" office:value="280546">
                <text:p>280546</text:p>
              </table:table-cell>
              <table:table-cell office:value-type="float" office:value="28526">
                <text:p>285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5685">
                <text:p>25685</text:p>
              </table:table-cell>
              <table:table-cell office:value-type="float" office:value="26280">
                <text:p>26280</text:p>
              </table:table-cell>
              <table:table-cell office:value-type="float" office:value="239229">
                <text:p>239229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3700">
                <text:p>23700</text:p>
              </table:table-cell>
              <table:table-cell office:value-type="float" office:value="21775">
                <text:p>21775</text:p>
              </table:table-cell>
              <table:table-cell office:value-type="float" office:value="200713">
                <text:p>200713</text:p>
              </table:table-cell>
              <table:table-cell office:value-type="float" office:value="25933">
                <text:p>25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646">
                <text:p>21646</text:p>
              </table:table-cell>
              <table:table-cell office:value-type="float" office:value="19079">
                <text:p>19079</text:p>
              </table:table-cell>
              <table:table-cell office:value-type="float" office:value="168314">
                <text:p>168314</text:p>
              </table:table-cell>
              <table:table-cell office:value-type="float" office:value="24707">
                <text:p>24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9528">
                <text:p>19528</text:p>
              </table:table-cell>
              <table:table-cell office:value-type="float" office:value="16872">
                <text:p>16872</text:p>
              </table:table-cell>
              <table:table-cell office:value-type="float" office:value="140094">
                <text:p>140094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527">
                <text:p>17527</text:p>
              </table:table-cell>
              <table:table-cell office:value-type="float" office:value="15043">
                <text:p>15043</text:p>
              </table:table-cell>
              <table:table-cell office:value-type="float" office:value="116100">
                <text:p>116100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5840">
                <text:p>15840</text:p>
              </table:table-cell>
              <table:table-cell office:value-type="float" office:value="13543">
                <text:p>13543</text:p>
              </table:table-cell>
              <table:table-cell office:value-type="float" office:value="93663">
                <text:p>93663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134">
                <text:p>14134</text:p>
              </table:table-cell>
              <table:table-cell office:value-type="float" office:value="12225">
                <text:p>12225</text:p>
              </table:table-cell>
              <table:table-cell office:value-type="float" office:value="71748">
                <text:p>71748</text:p>
              </table:table-cell>
              <table:table-cell office:value-type="float" office:value="19829">
                <text:p>19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392">
                <text:p>12392</text:p>
              </table:table-cell>
              <table:table-cell office:value-type="float" office:value="10920">
                <text:p>10920</text:p>
              </table:table-cell>
              <table:table-cell office:value-type="float" office:value="49967">
                <text:p>49967</text:p>
              </table:table-cell>
              <table:table-cell office:value-type="float" office:value="19004">
                <text:p>19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0935">
                <text:p>10935</text:p>
              </table:table-cell>
              <table:table-cell office:value-type="float" office:value="9417">
                <text:p>9417</text:p>
              </table:table-cell>
              <table:table-cell office:value-type="float" office:value="33401">
                <text:p>33401</text:p>
              </table:table-cell>
              <table:table-cell office:value-type="float" office:value="18423">
                <text:p>184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733">
                <text:p>9733</text:p>
              </table:table-cell>
              <table:table-cell office:value-type="float" office:value="8132">
                <text:p>8132</text:p>
              </table:table-cell>
              <table:table-cell office:value-type="float" office:value="21422">
                <text:p>21422</text:p>
              </table:table-cell>
              <table:table-cell office:value-type="float" office:value="17961">
                <text:p>179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8842">
                <text:p>8842</text:p>
              </table:table-cell>
              <table:table-cell office:value-type="float" office:value="7044">
                <text:p>7044</text:p>
              </table:table-cell>
              <table:table-cell office:value-type="float" office:value="14234">
                <text:p>14234</text:p>
              </table:table-cell>
              <table:table-cell office:value-type="float" office:value="17502">
                <text:p>17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201">
                <text:p>8201</text:p>
              </table:table-cell>
              <table:table-cell office:value-type="float" office:value="6017">
                <text:p>6017</text:p>
              </table:table-cell>
              <table:table-cell office:value-type="float" office:value="10363">
                <text:p>10363</text:p>
              </table:table-cell>
              <table:table-cell office:value-type="float" office:value="17113">
                <text:p>171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746">
                <text:p>7746</text:p>
              </table:table-cell>
              <table:table-cell office:value-type="float" office:value="4988">
                <text:p>4988</text:p>
              </table:table-cell>
              <table:table-cell office:value-type="float" office:value="9861">
                <text:p>9861</text:p>
              </table:table-cell>
              <table:table-cell office:value-type="float" office:value="16733">
                <text:p>167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334">
                <text:p>7334</text:p>
              </table:table-cell>
              <table:table-cell office:value-type="float" office:value="4382">
                <text:p>4382</text:p>
              </table:table-cell>
              <table:table-cell office:value-type="float" office:value="9583">
                <text:p>9583</text:p>
              </table:table-cell>
              <table:table-cell office:value-type="float" office:value="16361">
                <text:p>163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944">
                <text:p>6944</text:p>
              </table:table-cell>
              <table:table-cell office:value-type="float" office:value="4008">
                <text:p>4008</text:p>
              </table:table-cell>
              <table:table-cell office:value-type="float" office:value="9293">
                <text:p>9293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556">
                <text:p>6556</text:p>
              </table:table-cell>
              <table:table-cell office:value-type="float" office:value="3697">
                <text:p>3697</text:p>
              </table:table-cell>
              <table:table-cell office:value-type="float" office:value="9014">
                <text:p>9014</text:p>
              </table:table-cell>
              <table:table-cell office:value-type="float" office:value="15590">
                <text:p>155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6196">
                <text:p>6196</text:p>
              </table:table-cell>
              <table:table-cell office:value-type="float" office:value="3447">
                <text:p>3447</text:p>
              </table:table-cell>
              <table:table-cell office:value-type="float" office:value="8759">
                <text:p>8759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847">
                <text:p>5847</text:p>
              </table:table-cell>
              <table:table-cell office:value-type="float" office:value="3211">
                <text:p>3211</text:p>
              </table:table-cell>
              <table:table-cell office:value-type="float" office:value="8475">
                <text:p>8475</text:p>
              </table:table-cell>
              <table:table-cell office:value-type="float" office:value="14791">
                <text:p>1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502">
                <text:p>5502</text:p>
              </table:table-cell>
              <table:table-cell office:value-type="float" office:value="3004">
                <text:p>3004</text:p>
              </table:table-cell>
              <table:table-cell office:value-type="float" office:value="8195">
                <text:p>8195</text:p>
              </table:table-cell>
              <table:table-cell office:value-type="float" office:value="14375">
                <text:p>14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173">
                <text:p>5173</text:p>
              </table:table-cell>
              <table:table-cell office:value-type="float" office:value="2811">
                <text:p>2811</text:p>
              </table:table-cell>
              <table:table-cell office:value-type="float" office:value="7923">
                <text:p>7923</text:p>
              </table:table-cell>
              <table:table-cell office:value-type="float" office:value="13930">
                <text:p>139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834">
                <text:p>4834</text:p>
              </table:table-cell>
              <table:table-cell office:value-type="float" office:value="2612">
                <text:p>2612</text:p>
              </table:table-cell>
              <table:table-cell office:value-type="float" office:value="7642">
                <text:p>7642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482">
                <text:p>4482</text:p>
              </table:table-cell>
              <table:table-cell office:value-type="float" office:value="2451">
                <text:p>2451</text:p>
              </table:table-cell>
              <table:table-cell office:value-type="float" office:value="7354">
                <text:p>7354</text:p>
              </table:table-cell>
              <table:table-cell office:value-type="float" office:value="12971">
                <text:p>12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37">
                <text:p>4137</text:p>
              </table:table-cell>
              <table:table-cell office:value-type="float" office:value="2287">
                <text:p>2287</text:p>
              </table:table-cell>
              <table:table-cell office:value-type="float" office:value="7059">
                <text:p>7059</text:p>
              </table:table-cell>
              <table:table-cell office:value-type="float" office:value="12541">
                <text:p>125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827">
                <text:p>3827</text:p>
              </table:table-cell>
              <table:table-cell office:value-type="float" office:value="2145">
                <text:p>2145</text:p>
              </table:table-cell>
              <table:table-cell office:value-type="float" office:value="6757">
                <text:p>6757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493">
                <text:p>3493</text:p>
              </table:table-cell>
              <table:table-cell office:value-type="float" office:value="1947">
                <text:p>1947</text:p>
              </table:table-cell>
              <table:table-cell office:value-type="float" office:value="6421">
                <text:p>6421</text:p>
              </table:table-cell>
              <table:table-cell office:value-type="float" office:value="11508">
                <text:p>115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157">
                <text:p>3157</text:p>
              </table:table-cell>
              <table:table-cell office:value-type="float" office:value="1754">
                <text:p>1754</text:p>
              </table:table-cell>
              <table:table-cell office:value-type="float" office:value="6094">
                <text:p>6094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851">
                <text:p>2851</text:p>
              </table:table-cell>
              <table:table-cell office:value-type="float" office:value="1549">
                <text:p>1549</text:p>
              </table:table-cell>
              <table:table-cell office:value-type="float" office:value="5764">
                <text:p>5764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558">
                <text:p>2558</text:p>
              </table:table-cell>
              <table:table-cell office:value-type="float" office:value="1374">
                <text:p>1374</text:p>
              </table:table-cell>
              <table:table-cell office:value-type="float" office:value="5433">
                <text:p>5433</text:p>
              </table:table-cell>
              <table:table-cell office:value-type="float" office:value="9909">
                <text:p>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251">
                <text:p>2251</text:p>
              </table:table-cell>
              <table:table-cell office:value-type="float" office:value="1215">
                <text:p>1215</text:p>
              </table:table-cell>
              <table:table-cell office:value-type="float" office:value="5090">
                <text:p>5090</text:p>
              </table:table-cell>
              <table:table-cell office:value-type="float" office:value="9414">
                <text:p>94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974">
                <text:p>1974</text:p>
              </table:table-cell>
              <table:table-cell office:value-type="float" office:value="1110">
                <text:p>1110</text:p>
              </table:table-cell>
              <table:table-cell office:value-type="float" office:value="4770">
                <text:p>4770</text:p>
              </table:table-cell>
              <table:table-cell office:value-type="float" office:value="8942">
                <text:p>89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725">
                <text:p>1725</text:p>
              </table:table-cell>
              <table:table-cell office:value-type="float" office:value="1003">
                <text:p>1003</text:p>
              </table:table-cell>
              <table:table-cell office:value-type="float" office:value="4422">
                <text:p>4422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77">
                <text:p>1477</text:p>
              </table:table-cell>
              <table:table-cell office:value-type="float" office:value="917">
                <text:p>917</text:p>
              </table:table-cell>
              <table:table-cell office:value-type="float" office:value="4103">
                <text:p>4103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37">
                <text:p>1237</text:p>
              </table:table-cell>
              <table:table-cell office:value-type="float" office:value="814">
                <text:p>814</text:p>
              </table:table-cell>
              <table:table-cell office:value-type="float" office:value="3822">
                <text:p>3822</text:p>
              </table:table-cell>
              <table:table-cell office:value-type="float" office:value="7542">
                <text:p>75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82">
                <text:p>982</text:p>
              </table:table-cell>
              <table:table-cell office:value-type="float" office:value="716">
                <text:p>716</text:p>
              </table:table-cell>
              <table:table-cell office:value-type="float" office:value="3564">
                <text:p>3564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20">
                <text:p>720</text:p>
              </table:table-cell>
              <table:table-cell office:value-type="float" office:value="642">
                <text:p>642</text:p>
              </table:table-cell>
              <table:table-cell office:value-type="float" office:value="3325">
                <text:p>3325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24">
                <text:p>524</text:p>
              </table:table-cell>
              <table:table-cell office:value-type="float" office:value="563">
                <text:p>563</text:p>
              </table:table-cell>
              <table:table-cell office:value-type="float" office:value="3098">
                <text:p>3098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59">
                <text:p>359</text:p>
              </table:table-cell>
              <table:table-cell office:value-type="float" office:value="479">
                <text:p>479</text:p>
              </table:table-cell>
              <table:table-cell office:value-type="float" office:value="2876">
                <text:p>287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32">
                <text:p>232</text:p>
              </table:table-cell>
              <table:table-cell office:value-type="float" office:value="425">
                <text:p>425</text:p>
              </table:table-cell>
              <table:table-cell office:value-type="float" office:value="2704">
                <text:p>2704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383">
                <text:p>383</text:p>
              </table:table-cell>
              <table:table-cell office:value-type="float" office:value="2517">
                <text:p>2517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344">
                <text:p>344</text:p>
              </table:table-cell>
              <table:table-cell office:value-type="float" office:value="2353">
                <text:p>235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7">
                <text:p>37</text:p>
              </table:table-cell>
              <table:table-cell office:value-type="float" office:value="299">
                <text:p>299</text:p>
              </table:table-cell>
              <table:table-cell office:value-type="float" office:value="2182">
                <text:p>2182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258">
                <text:p>258</text:p>
              </table:table-cell>
              <table:table-cell office:value-type="float" office:value="2006">
                <text:p>2006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218">
                <text:p>218</text:p>
              </table:table-cell>
              <table:table-cell office:value-type="float" office:value="1855">
                <text:p>1855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1693">
                <text:p>1693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39">
                <text:p>153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86">
                <text:p>1386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253">
                <text:p>1253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1131">
                <text:p>113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37">
                <text:p>1037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23">
                <text:p>923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47">
                <text:p>84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5">
                <text:p>755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3">
                <text:p>69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5">
                <text:p>635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0">
                <text:p>580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0">
                <text:p>52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">
                <text:p>41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3">
                <text:p>38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9">
                <text:p>35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">
                <text:p>34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37cm" svg:height="6.025cm" xlink:href="." xlink:type="simple" chart:class="chart:scatter" chart:style-name="ch1">
        <chart:legend chart:legend-position="end" svg:x="9.129cm" svg:y="1.966cm" style:legend-expansion="high" chart:style-name="ch2"/>
        <chart:plot-area chart:style-name="ch3" chart:data-source-has-labels="both" svg:x="0.216cm" svg:y="0.12cm" svg:width="8.697cm" svg:height="5.785cm">
          <chartooo:coordinate-region svg:x="1.578cm" svg:y="0.319cm" svg:width="6.87cm" svg:height="4.939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9">
                <text:p>877899</text:p>
              </table:table-cell>
              <table:table-cell office:value-type="float" office:value="877896">
                <text:p>877896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5">
                <text:p>877895</text:p>
              </table:table-cell>
              <table:table-cell office:value-type="float" office:value="877892">
                <text:p>877892</text:p>
              </table:table-cell>
              <table:table-cell office:value-type="float" office:value="877898">
                <text:p>877898</text:p>
              </table:table-cell>
              <table:table-cell office:value-type="float" office:value="877895">
                <text:p>87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92">
                <text:p>877892</text:p>
              </table:table-cell>
              <table:table-cell office:value-type="float" office:value="877888">
                <text:p>877888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91">
                <text:p>877891</text:p>
              </table:table-cell>
              <table:table-cell office:value-type="float" office:value="877885">
                <text:p>877885</text:p>
              </table:table-cell>
              <table:table-cell office:value-type="float" office:value="877892">
                <text:p>877892</text:p>
              </table:table-cell>
              <table:table-cell office:value-type="float" office:value="877890">
                <text:p>877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83">
                <text:p>877883</text:p>
              </table:table-cell>
              <table:table-cell office:value-type="float" office:value="877879">
                <text:p>877879</text:p>
              </table:table-cell>
              <table:table-cell office:value-type="float" office:value="877889">
                <text:p>877889</text:p>
              </table:table-cell>
              <table:table-cell office:value-type="float" office:value="877884">
                <text:p>877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82">
                <text:p>877882</text:p>
              </table:table-cell>
              <table:table-cell office:value-type="float" office:value="877876">
                <text:p>877876</text:p>
              </table:table-cell>
              <table:table-cell office:value-type="float" office:value="877884">
                <text:p>877884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79">
                <text:p>877879</text:p>
              </table:table-cell>
              <table:table-cell office:value-type="float" office:value="877873">
                <text:p>877873</text:p>
              </table:table-cell>
              <table:table-cell office:value-type="float" office:value="877882">
                <text:p>877882</text:p>
              </table:table-cell>
              <table:table-cell office:value-type="float" office:value="877878">
                <text:p>877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76">
                <text:p>877876</text:p>
              </table:table-cell>
              <table:table-cell office:value-type="float" office:value="877868">
                <text:p>877868</text:p>
              </table:table-cell>
              <table:table-cell office:value-type="float" office:value="877881">
                <text:p>877881</text:p>
              </table:table-cell>
              <table:table-cell office:value-type="float" office:value="877877">
                <text:p>877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2">
                <text:p>877872</text:p>
              </table:table-cell>
              <table:table-cell office:value-type="float" office:value="877864">
                <text:p>877864</text:p>
              </table:table-cell>
              <table:table-cell office:value-type="float" office:value="877878">
                <text:p>877878</text:p>
              </table:table-cell>
              <table:table-cell office:value-type="float" office:value="877872">
                <text:p>877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69">
                <text:p>877869</text:p>
              </table:table-cell>
              <table:table-cell office:value-type="float" office:value="877858">
                <text:p>877858</text:p>
              </table:table-cell>
              <table:table-cell office:value-type="float" office:value="877875">
                <text:p>877875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68">
                <text:p>877868</text:p>
              </table:table-cell>
              <table:table-cell office:value-type="float" office:value="877848">
                <text:p>877848</text:p>
              </table:table-cell>
              <table:table-cell office:value-type="float" office:value="877873">
                <text:p>877873</text:p>
              </table:table-cell>
              <table:table-cell office:value-type="float" office:value="877869">
                <text:p>877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64">
                <text:p>877864</text:p>
              </table:table-cell>
              <table:table-cell office:value-type="float" office:value="877826">
                <text:p>877826</text:p>
              </table:table-cell>
              <table:table-cell office:value-type="float" office:value="877871">
                <text:p>877871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60">
                <text:p>877860</text:p>
              </table:table-cell>
              <table:table-cell office:value-type="float" office:value="877725">
                <text:p>877725</text:p>
              </table:table-cell>
              <table:table-cell office:value-type="float" office:value="877869">
                <text:p>877869</text:p>
              </table:table-cell>
              <table:table-cell office:value-type="float" office:value="877862">
                <text:p>877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57">
                <text:p>877857</text:p>
              </table:table-cell>
              <table:table-cell office:value-type="float" office:value="877535">
                <text:p>877535</text:p>
              </table:table-cell>
              <table:table-cell office:value-type="float" office:value="877867">
                <text:p>877867</text:p>
              </table:table-cell>
              <table:table-cell office:value-type="float" office:value="877858">
                <text:p>877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53">
                <text:p>877853</text:p>
              </table:table-cell>
              <table:table-cell office:value-type="float" office:value="876750">
                <text:p>876750</text:p>
              </table:table-cell>
              <table:table-cell office:value-type="float" office:value="877864">
                <text:p>877864</text:p>
              </table:table-cell>
              <table:table-cell office:value-type="float" office:value="877856">
                <text:p>877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851">
                <text:p>877851</text:p>
              </table:table-cell>
              <table:table-cell office:value-type="float" office:value="874776">
                <text:p>874776</text:p>
              </table:table-cell>
              <table:table-cell office:value-type="float" office:value="877861">
                <text:p>877861</text:p>
              </table:table-cell>
              <table:table-cell office:value-type="float" office:value="877850">
                <text:p>877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847">
                <text:p>877847</text:p>
              </table:table-cell>
              <table:table-cell office:value-type="float" office:value="871554">
                <text:p>871554</text:p>
              </table:table-cell>
              <table:table-cell office:value-type="float" office:value="877858">
                <text:p>877858</text:p>
              </table:table-cell>
              <table:table-cell office:value-type="float" office:value="877848">
                <text:p>877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845">
                <text:p>877845</text:p>
              </table:table-cell>
              <table:table-cell office:value-type="float" office:value="868753">
                <text:p>868753</text:p>
              </table:table-cell>
              <table:table-cell office:value-type="float" office:value="877854">
                <text:p>877854</text:p>
              </table:table-cell>
              <table:table-cell office:value-type="float" office:value="877844">
                <text:p>877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843">
                <text:p>877843</text:p>
              </table:table-cell>
              <table:table-cell office:value-type="float" office:value="865948">
                <text:p>865948</text:p>
              </table:table-cell>
              <table:table-cell office:value-type="float" office:value="877852">
                <text:p>877852</text:p>
              </table:table-cell>
              <table:table-cell office:value-type="float" office:value="877841">
                <text:p>877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839">
                <text:p>877839</text:p>
              </table:table-cell>
              <table:table-cell office:value-type="float" office:value="864013">
                <text:p>864013</text:p>
              </table:table-cell>
              <table:table-cell office:value-type="float" office:value="877848">
                <text:p>877848</text:p>
              </table:table-cell>
              <table:table-cell office:value-type="float" office:value="877838">
                <text:p>877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7835">
                <text:p>877835</text:p>
              </table:table-cell>
              <table:table-cell office:value-type="float" office:value="862440">
                <text:p>862440</text:p>
              </table:table-cell>
              <table:table-cell office:value-type="float" office:value="877846">
                <text:p>877846</text:p>
              </table:table-cell>
              <table:table-cell office:value-type="float" office:value="877835">
                <text:p>87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7832">
                <text:p>877832</text:p>
              </table:table-cell>
              <table:table-cell office:value-type="float" office:value="861106">
                <text:p>861106</text:p>
              </table:table-cell>
              <table:table-cell office:value-type="float" office:value="877845">
                <text:p>877845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7828">
                <text:p>877828</text:p>
              </table:table-cell>
              <table:table-cell office:value-type="float" office:value="859882">
                <text:p>859882</text:p>
              </table:table-cell>
              <table:table-cell office:value-type="float" office:value="877841">
                <text:p>877841</text:p>
              </table:table-cell>
              <table:table-cell office:value-type="float" office:value="877828">
                <text:p>877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7824">
                <text:p>877824</text:p>
              </table:table-cell>
              <table:table-cell office:value-type="float" office:value="858932">
                <text:p>858932</text:p>
              </table:table-cell>
              <table:table-cell office:value-type="float" office:value="877839">
                <text:p>877839</text:p>
              </table:table-cell>
              <table:table-cell office:value-type="float" office:value="877825">
                <text:p>877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7709">
                <text:p>877709</text:p>
              </table:table-cell>
              <table:table-cell office:value-type="float" office:value="858079">
                <text:p>858079</text:p>
              </table:table-cell>
              <table:table-cell office:value-type="float" office:value="877837">
                <text:p>877837</text:p>
              </table:table-cell>
              <table:table-cell office:value-type="float" office:value="877821">
                <text:p>877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7495">
                <text:p>877495</text:p>
              </table:table-cell>
              <table:table-cell office:value-type="float" office:value="857197">
                <text:p>857197</text:p>
              </table:table-cell>
              <table:table-cell office:value-type="float" office:value="877833">
                <text:p>877833</text:p>
              </table:table-cell>
              <table:table-cell office:value-type="float" office:value="877817">
                <text:p>877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7181">
                <text:p>877181</text:p>
              </table:table-cell>
              <table:table-cell office:value-type="float" office:value="856374">
                <text:p>856374</text:p>
              </table:table-cell>
              <table:table-cell office:value-type="float" office:value="877831">
                <text:p>877831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6823">
                <text:p>876823</text:p>
              </table:table-cell>
              <table:table-cell office:value-type="float" office:value="855514">
                <text:p>855514</text:p>
              </table:table-cell>
              <table:table-cell office:value-type="float" office:value="877829">
                <text:p>877829</text:p>
              </table:table-cell>
              <table:table-cell office:value-type="float" office:value="877814">
                <text:p>877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6325">
                <text:p>876325</text:p>
              </table:table-cell>
              <table:table-cell office:value-type="float" office:value="854576">
                <text:p>854576</text:p>
              </table:table-cell>
              <table:table-cell office:value-type="float" office:value="877823">
                <text:p>877823</text:p>
              </table:table-cell>
              <table:table-cell office:value-type="float" office:value="877808">
                <text:p>877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5601">
                <text:p>875601</text:p>
              </table:table-cell>
              <table:table-cell office:value-type="float" office:value="853391">
                <text:p>853391</text:p>
              </table:table-cell>
              <table:table-cell office:value-type="float" office:value="877822">
                <text:p>877822</text:p>
              </table:table-cell>
              <table:table-cell office:value-type="float" office:value="877807">
                <text:p>877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74846">
                <text:p>874846</text:p>
              </table:table-cell>
              <table:table-cell office:value-type="float" office:value="852067">
                <text:p>852067</text:p>
              </table:table-cell>
              <table:table-cell office:value-type="float" office:value="877820">
                <text:p>877820</text:p>
              </table:table-cell>
              <table:table-cell office:value-type="float" office:value="877802">
                <text:p>877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74212">
                <text:p>874212</text:p>
              </table:table-cell>
              <table:table-cell office:value-type="float" office:value="850642">
                <text:p>850642</text:p>
              </table:table-cell>
              <table:table-cell office:value-type="float" office:value="877816">
                <text:p>877816</text:p>
              </table:table-cell>
              <table:table-cell office:value-type="float" office:value="877802">
                <text:p>877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73509">
                <text:p>873509</text:p>
              </table:table-cell>
              <table:table-cell office:value-type="float" office:value="849081">
                <text:p>849081</text:p>
              </table:table-cell>
              <table:table-cell office:value-type="float" office:value="877812">
                <text:p>877812</text:p>
              </table:table-cell>
              <table:table-cell office:value-type="float" office:value="877797">
                <text:p>877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72421">
                <text:p>872421</text:p>
              </table:table-cell>
              <table:table-cell office:value-type="float" office:value="847597">
                <text:p>847597</text:p>
              </table:table-cell>
              <table:table-cell office:value-type="float" office:value="877812">
                <text:p>877812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70680">
                <text:p>870680</text:p>
              </table:table-cell>
              <table:table-cell office:value-type="float" office:value="846171">
                <text:p>846171</text:p>
              </table:table-cell>
              <table:table-cell office:value-type="float" office:value="877810">
                <text:p>877810</text:p>
              </table:table-cell>
              <table:table-cell office:value-type="float" office:value="877795">
                <text:p>877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68853">
                <text:p>868853</text:p>
              </table:table-cell>
              <table:table-cell office:value-type="float" office:value="844503">
                <text:p>844503</text:p>
              </table:table-cell>
              <table:table-cell office:value-type="float" office:value="877809">
                <text:p>877809</text:p>
              </table:table-cell>
              <table:table-cell office:value-type="float" office:value="877791">
                <text:p>8777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66510">
                <text:p>866510</text:p>
              </table:table-cell>
              <table:table-cell office:value-type="float" office:value="842696">
                <text:p>842696</text:p>
              </table:table-cell>
              <table:table-cell office:value-type="float" office:value="877807">
                <text:p>877807</text:p>
              </table:table-cell>
              <table:table-cell office:value-type="float" office:value="877788">
                <text:p>877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64486">
                <text:p>864486</text:p>
              </table:table-cell>
              <table:table-cell office:value-type="float" office:value="841347">
                <text:p>841347</text:p>
              </table:table-cell>
              <table:table-cell office:value-type="float" office:value="877805">
                <text:p>877805</text:p>
              </table:table-cell>
              <table:table-cell office:value-type="float" office:value="877788">
                <text:p>877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3231">
                <text:p>863231</text:p>
              </table:table-cell>
              <table:table-cell office:value-type="float" office:value="839964">
                <text:p>839964</text:p>
              </table:table-cell>
              <table:table-cell office:value-type="float" office:value="877804">
                <text:p>877804</text:p>
              </table:table-cell>
              <table:table-cell office:value-type="float" office:value="877783">
                <text:p>8777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62303">
                <text:p>862303</text:p>
              </table:table-cell>
              <table:table-cell office:value-type="float" office:value="838746">
                <text:p>838746</text:p>
              </table:table-cell>
              <table:table-cell office:value-type="float" office:value="877801">
                <text:p>877801</text:p>
              </table:table-cell>
              <table:table-cell office:value-type="float" office:value="877779">
                <text:p>877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61557">
                <text:p>861557</text:p>
              </table:table-cell>
              <table:table-cell office:value-type="float" office:value="837550">
                <text:p>837550</text:p>
              </table:table-cell>
              <table:table-cell office:value-type="float" office:value="877798">
                <text:p>877798</text:p>
              </table:table-cell>
              <table:table-cell office:value-type="float" office:value="877766">
                <text:p>877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61085">
                <text:p>861085</text:p>
              </table:table-cell>
              <table:table-cell office:value-type="float" office:value="836372">
                <text:p>836372</text:p>
              </table:table-cell>
              <table:table-cell office:value-type="float" office:value="877797">
                <text:p>877797</text:p>
              </table:table-cell>
              <table:table-cell office:value-type="float" office:value="877742">
                <text:p>877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60585">
                <text:p>860585</text:p>
              </table:table-cell>
              <table:table-cell office:value-type="float" office:value="835276">
                <text:p>835276</text:p>
              </table:table-cell>
              <table:table-cell office:value-type="float" office:value="877793">
                <text:p>877793</text:p>
              </table:table-cell>
              <table:table-cell office:value-type="float" office:value="877705">
                <text:p>877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60163">
                <text:p>860163</text:p>
              </table:table-cell>
              <table:table-cell office:value-type="float" office:value="834039">
                <text:p>834039</text:p>
              </table:table-cell>
              <table:table-cell office:value-type="float" office:value="877793">
                <text:p>877793</text:p>
              </table:table-cell>
              <table:table-cell office:value-type="float" office:value="877667">
                <text:p>877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9794">
                <text:p>859794</text:p>
              </table:table-cell>
              <table:table-cell office:value-type="float" office:value="832558">
                <text:p>832558</text:p>
              </table:table-cell>
              <table:table-cell office:value-type="float" office:value="877793">
                <text:p>877793</text:p>
              </table:table-cell>
              <table:table-cell office:value-type="float" office:value="877628">
                <text:p>8776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59388">
                <text:p>859388</text:p>
              </table:table-cell>
              <table:table-cell office:value-type="float" office:value="830737">
                <text:p>830737</text:p>
              </table:table-cell>
              <table:table-cell office:value-type="float" office:value="877790">
                <text:p>877790</text:p>
              </table:table-cell>
              <table:table-cell office:value-type="float" office:value="877583">
                <text:p>877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58973">
                <text:p>858973</text:p>
              </table:table-cell>
              <table:table-cell office:value-type="float" office:value="829328">
                <text:p>829328</text:p>
              </table:table-cell>
              <table:table-cell office:value-type="float" office:value="877786">
                <text:p>877786</text:p>
              </table:table-cell>
              <table:table-cell office:value-type="float" office:value="877532">
                <text:p>877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8551">
                <text:p>858551</text:p>
              </table:table-cell>
              <table:table-cell office:value-type="float" office:value="828073">
                <text:p>828073</text:p>
              </table:table-cell>
              <table:table-cell office:value-type="float" office:value="877786">
                <text:p>877786</text:p>
              </table:table-cell>
              <table:table-cell office:value-type="float" office:value="877473">
                <text:p>8774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58130">
                <text:p>858130</text:p>
              </table:table-cell>
              <table:table-cell office:value-type="float" office:value="826615">
                <text:p>826615</text:p>
              </table:table-cell>
              <table:table-cell office:value-type="float" office:value="877781">
                <text:p>877781</text:p>
              </table:table-cell>
              <table:table-cell office:value-type="float" office:value="877409">
                <text:p>877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57713">
                <text:p>857713</text:p>
              </table:table-cell>
              <table:table-cell office:value-type="float" office:value="825280">
                <text:p>825280</text:p>
              </table:table-cell>
              <table:table-cell office:value-type="float" office:value="877781">
                <text:p>877781</text:p>
              </table:table-cell>
              <table:table-cell office:value-type="float" office:value="877342">
                <text:p>877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7239">
                <text:p>857239</text:p>
              </table:table-cell>
              <table:table-cell office:value-type="float" office:value="823952">
                <text:p>823952</text:p>
              </table:table-cell>
              <table:table-cell office:value-type="float" office:value="877780">
                <text:p>877780</text:p>
              </table:table-cell>
              <table:table-cell office:value-type="float" office:value="877268">
                <text:p>877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56718">
                <text:p>856718</text:p>
              </table:table-cell>
              <table:table-cell office:value-type="float" office:value="822448">
                <text:p>822448</text:p>
              </table:table-cell>
              <table:table-cell office:value-type="float" office:value="877777">
                <text:p>877777</text:p>
              </table:table-cell>
              <table:table-cell office:value-type="float" office:value="877162">
                <text:p>877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56265">
                <text:p>856265</text:p>
              </table:table-cell>
              <table:table-cell office:value-type="float" office:value="820835">
                <text:p>820835</text:p>
              </table:table-cell>
              <table:table-cell office:value-type="float" office:value="877776">
                <text:p>877776</text:p>
              </table:table-cell>
              <table:table-cell office:value-type="float" office:value="877051">
                <text:p>877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5704">
                <text:p>855704</text:p>
              </table:table-cell>
              <table:table-cell office:value-type="float" office:value="819136">
                <text:p>819136</text:p>
              </table:table-cell>
              <table:table-cell office:value-type="float" office:value="877775">
                <text:p>877775</text:p>
              </table:table-cell>
              <table:table-cell office:value-type="float" office:value="876839">
                <text:p>876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5221">
                <text:p>855221</text:p>
              </table:table-cell>
              <table:table-cell office:value-type="float" office:value="817016">
                <text:p>817016</text:p>
              </table:table-cell>
              <table:table-cell office:value-type="float" office:value="877772">
                <text:p>877772</text:p>
              </table:table-cell>
              <table:table-cell office:value-type="float" office:value="876587">
                <text:p>876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54688">
                <text:p>854688</text:p>
              </table:table-cell>
              <table:table-cell office:value-type="float" office:value="814376">
                <text:p>814376</text:p>
              </table:table-cell>
              <table:table-cell office:value-type="float" office:value="877768">
                <text:p>877768</text:p>
              </table:table-cell>
              <table:table-cell office:value-type="float" office:value="876145">
                <text:p>8761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4118">
                <text:p>854118</text:p>
              </table:table-cell>
              <table:table-cell office:value-type="float" office:value="810926">
                <text:p>810926</text:p>
              </table:table-cell>
              <table:table-cell office:value-type="float" office:value="877766">
                <text:p>877766</text:p>
              </table:table-cell>
              <table:table-cell office:value-type="float" office:value="875596">
                <text:p>875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53536">
                <text:p>853536</text:p>
              </table:table-cell>
              <table:table-cell office:value-type="float" office:value="807547">
                <text:p>807547</text:p>
              </table:table-cell>
              <table:table-cell office:value-type="float" office:value="877765">
                <text:p>877765</text:p>
              </table:table-cell>
              <table:table-cell office:value-type="float" office:value="874804">
                <text:p>874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52795">
                <text:p>852795</text:p>
              </table:table-cell>
              <table:table-cell office:value-type="float" office:value="804431">
                <text:p>804431</text:p>
              </table:table-cell>
              <table:table-cell office:value-type="float" office:value="877764">
                <text:p>877764</text:p>
              </table:table-cell>
              <table:table-cell office:value-type="float" office:value="873538">
                <text:p>873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2047">
                <text:p>852047</text:p>
              </table:table-cell>
              <table:table-cell office:value-type="float" office:value="801388">
                <text:p>801388</text:p>
              </table:table-cell>
              <table:table-cell office:value-type="float" office:value="877760">
                <text:p>877760</text:p>
              </table:table-cell>
              <table:table-cell office:value-type="float" office:value="872014">
                <text:p>872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1292">
                <text:p>851292</text:p>
              </table:table-cell>
              <table:table-cell office:value-type="float" office:value="798105">
                <text:p>798105</text:p>
              </table:table-cell>
              <table:table-cell office:value-type="float" office:value="877757">
                <text:p>877757</text:p>
              </table:table-cell>
              <table:table-cell office:value-type="float" office:value="870132">
                <text:p>870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50417">
                <text:p>850417</text:p>
              </table:table-cell>
              <table:table-cell office:value-type="float" office:value="794506">
                <text:p>794506</text:p>
              </table:table-cell>
              <table:table-cell office:value-type="float" office:value="877754">
                <text:p>877754</text:p>
              </table:table-cell>
              <table:table-cell office:value-type="float" office:value="868329">
                <text:p>868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49493">
                <text:p>849493</text:p>
              </table:table-cell>
              <table:table-cell office:value-type="float" office:value="791220">
                <text:p>791220</text:p>
              </table:table-cell>
              <table:table-cell office:value-type="float" office:value="877751">
                <text:p>877751</text:p>
              </table:table-cell>
              <table:table-cell office:value-type="float" office:value="866444">
                <text:p>866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48406">
                <text:p>848406</text:p>
              </table:table-cell>
              <table:table-cell office:value-type="float" office:value="787797">
                <text:p>787797</text:p>
              </table:table-cell>
              <table:table-cell office:value-type="float" office:value="877746">
                <text:p>877746</text:p>
              </table:table-cell>
              <table:table-cell office:value-type="float" office:value="864474">
                <text:p>864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47311">
                <text:p>847311</text:p>
              </table:table-cell>
              <table:table-cell office:value-type="float" office:value="784427">
                <text:p>784427</text:p>
              </table:table-cell>
              <table:table-cell office:value-type="float" office:value="877744">
                <text:p>877744</text:p>
              </table:table-cell>
              <table:table-cell office:value-type="float" office:value="862728">
                <text:p>862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46147">
                <text:p>846147</text:p>
              </table:table-cell>
              <table:table-cell office:value-type="float" office:value="781013">
                <text:p>781013</text:p>
              </table:table-cell>
              <table:table-cell office:value-type="float" office:value="877739">
                <text:p>877739</text:p>
              </table:table-cell>
              <table:table-cell office:value-type="float" office:value="861105">
                <text:p>861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44898">
                <text:p>844898</text:p>
              </table:table-cell>
              <table:table-cell office:value-type="float" office:value="777402">
                <text:p>777402</text:p>
              </table:table-cell>
              <table:table-cell office:value-type="float" office:value="877730">
                <text:p>877730</text:p>
              </table:table-cell>
              <table:table-cell office:value-type="float" office:value="859769">
                <text:p>859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43528">
                <text:p>843528</text:p>
              </table:table-cell>
              <table:table-cell office:value-type="float" office:value="773417">
                <text:p>773417</text:p>
              </table:table-cell>
              <table:table-cell office:value-type="float" office:value="877723">
                <text:p>877723</text:p>
              </table:table-cell>
              <table:table-cell office:value-type="float" office:value="858589">
                <text:p>858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42126">
                <text:p>842126</text:p>
              </table:table-cell>
              <table:table-cell office:value-type="float" office:value="769996">
                <text:p>769996</text:p>
              </table:table-cell>
              <table:table-cell office:value-type="float" office:value="877710">
                <text:p>877710</text:p>
              </table:table-cell>
              <table:table-cell office:value-type="float" office:value="857497">
                <text:p>857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40525">
                <text:p>840525</text:p>
              </table:table-cell>
              <table:table-cell office:value-type="float" office:value="766653">
                <text:p>766653</text:p>
              </table:table-cell>
              <table:table-cell office:value-type="float" office:value="877699">
                <text:p>877699</text:p>
              </table:table-cell>
              <table:table-cell office:value-type="float" office:value="856461">
                <text:p>856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38832">
                <text:p>838832</text:p>
              </table:table-cell>
              <table:table-cell office:value-type="float" office:value="763042">
                <text:p>763042</text:p>
              </table:table-cell>
              <table:table-cell office:value-type="float" office:value="877677">
                <text:p>877677</text:p>
              </table:table-cell>
              <table:table-cell office:value-type="float" office:value="855221">
                <text:p>855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36763">
                <text:p>836763</text:p>
              </table:table-cell>
              <table:table-cell office:value-type="float" office:value="759403">
                <text:p>759403</text:p>
              </table:table-cell>
              <table:table-cell office:value-type="float" office:value="877632">
                <text:p>877632</text:p>
              </table:table-cell>
              <table:table-cell office:value-type="float" office:value="853096">
                <text:p>8530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34299">
                <text:p>834299</text:p>
              </table:table-cell>
              <table:table-cell office:value-type="float" office:value="755212">
                <text:p>755212</text:p>
              </table:table-cell>
              <table:table-cell office:value-type="float" office:value="877565">
                <text:p>877565</text:p>
              </table:table-cell>
              <table:table-cell office:value-type="float" office:value="849177">
                <text:p>849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31515">
                <text:p>831515</text:p>
              </table:table-cell>
              <table:table-cell office:value-type="float" office:value="750745">
                <text:p>750745</text:p>
              </table:table-cell>
              <table:table-cell office:value-type="float" office:value="877469">
                <text:p>877469</text:p>
              </table:table-cell>
              <table:table-cell office:value-type="float" office:value="844251">
                <text:p>844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28262">
                <text:p>828262</text:p>
              </table:table-cell>
              <table:table-cell office:value-type="float" office:value="746201">
                <text:p>746201</text:p>
              </table:table-cell>
              <table:table-cell office:value-type="float" office:value="877288">
                <text:p>877288</text:p>
              </table:table-cell>
              <table:table-cell office:value-type="float" office:value="839206">
                <text:p>839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24460">
                <text:p>824460</text:p>
              </table:table-cell>
              <table:table-cell office:value-type="float" office:value="741588">
                <text:p>741588</text:p>
              </table:table-cell>
              <table:table-cell office:value-type="float" office:value="876944">
                <text:p>876944</text:p>
              </table:table-cell>
              <table:table-cell office:value-type="float" office:value="834016">
                <text:p>834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20036">
                <text:p>820036</text:p>
              </table:table-cell>
              <table:table-cell office:value-type="float" office:value="736945">
                <text:p>736945</text:p>
              </table:table-cell>
              <table:table-cell office:value-type="float" office:value="876472">
                <text:p>876472</text:p>
              </table:table-cell>
              <table:table-cell office:value-type="float" office:value="828312">
                <text:p>8283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4397">
                <text:p>814397</text:p>
              </table:table-cell>
              <table:table-cell office:value-type="float" office:value="732040">
                <text:p>732040</text:p>
              </table:table-cell>
              <table:table-cell office:value-type="float" office:value="875764">
                <text:p>875764</text:p>
              </table:table-cell>
              <table:table-cell office:value-type="float" office:value="821926">
                <text:p>821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07657">
                <text:p>807657</text:p>
              </table:table-cell>
              <table:table-cell office:value-type="float" office:value="726875">
                <text:p>726875</text:p>
              </table:table-cell>
              <table:table-cell office:value-type="float" office:value="874895">
                <text:p>874895</text:p>
              </table:table-cell>
              <table:table-cell office:value-type="float" office:value="813740">
                <text:p>8137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99647">
                <text:p>799647</text:p>
              </table:table-cell>
              <table:table-cell office:value-type="float" office:value="721127">
                <text:p>721127</text:p>
              </table:table-cell>
              <table:table-cell office:value-type="float" office:value="873822">
                <text:p>873822</text:p>
              </table:table-cell>
              <table:table-cell office:value-type="float" office:value="803149">
                <text:p>803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89651">
                <text:p>789651</text:p>
              </table:table-cell>
              <table:table-cell office:value-type="float" office:value="713902">
                <text:p>713902</text:p>
              </table:table-cell>
              <table:table-cell office:value-type="float" office:value="872634">
                <text:p>872634</text:p>
              </table:table-cell>
              <table:table-cell office:value-type="float" office:value="792230">
                <text:p>7922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77833">
                <text:p>777833</text:p>
              </table:table-cell>
              <table:table-cell office:value-type="float" office:value="705381">
                <text:p>705381</text:p>
              </table:table-cell>
              <table:table-cell office:value-type="float" office:value="871281">
                <text:p>871281</text:p>
              </table:table-cell>
              <table:table-cell office:value-type="float" office:value="780391">
                <text:p>780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64395">
                <text:p>764395</text:p>
              </table:table-cell>
              <table:table-cell office:value-type="float" office:value="694903">
                <text:p>694903</text:p>
              </table:table-cell>
              <table:table-cell office:value-type="float" office:value="869756">
                <text:p>869756</text:p>
              </table:table-cell>
              <table:table-cell office:value-type="float" office:value="767691">
                <text:p>7676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49392">
                <text:p>749392</text:p>
              </table:table-cell>
              <table:table-cell office:value-type="float" office:value="681872">
                <text:p>681872</text:p>
              </table:table-cell>
              <table:table-cell office:value-type="float" office:value="868099">
                <text:p>868099</text:p>
              </table:table-cell>
              <table:table-cell office:value-type="float" office:value="752027">
                <text:p>7520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34091">
                <text:p>734091</text:p>
              </table:table-cell>
              <table:table-cell office:value-type="float" office:value="665801">
                <text:p>665801</text:p>
              </table:table-cell>
              <table:table-cell office:value-type="float" office:value="866344">
                <text:p>866344</text:p>
              </table:table-cell>
              <table:table-cell office:value-type="float" office:value="734440">
                <text:p>734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18261">
                <text:p>718261</text:p>
              </table:table-cell>
              <table:table-cell office:value-type="float" office:value="647427">
                <text:p>647427</text:p>
              </table:table-cell>
              <table:table-cell office:value-type="float" office:value="864366">
                <text:p>864366</text:p>
              </table:table-cell>
              <table:table-cell office:value-type="float" office:value="714957">
                <text:p>714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01175">
                <text:p>701175</text:p>
              </table:table-cell>
              <table:table-cell office:value-type="float" office:value="628401">
                <text:p>628401</text:p>
              </table:table-cell>
              <table:table-cell office:value-type="float" office:value="862198">
                <text:p>862198</text:p>
              </table:table-cell>
              <table:table-cell office:value-type="float" office:value="689618">
                <text:p>689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81454">
                <text:p>681454</text:p>
              </table:table-cell>
              <table:table-cell office:value-type="float" office:value="609217">
                <text:p>609217</text:p>
              </table:table-cell>
              <table:table-cell office:value-type="float" office:value="859715">
                <text:p>859715</text:p>
              </table:table-cell>
              <table:table-cell office:value-type="float" office:value="657836">
                <text:p>657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59735">
                <text:p>659735</text:p>
              </table:table-cell>
              <table:table-cell office:value-type="float" office:value="591268">
                <text:p>591268</text:p>
              </table:table-cell>
              <table:table-cell office:value-type="float" office:value="856782">
                <text:p>856782</text:p>
              </table:table-cell>
              <table:table-cell office:value-type="float" office:value="618558">
                <text:p>6185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37568">
                <text:p>637568</text:p>
              </table:table-cell>
              <table:table-cell office:value-type="float" office:value="575988">
                <text:p>575988</text:p>
              </table:table-cell>
              <table:table-cell office:value-type="float" office:value="853455">
                <text:p>853455</text:p>
              </table:table-cell>
              <table:table-cell office:value-type="float" office:value="573272">
                <text:p>573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13184">
                <text:p>613184</text:p>
              </table:table-cell>
              <table:table-cell office:value-type="float" office:value="561614">
                <text:p>561614</text:p>
              </table:table-cell>
              <table:table-cell office:value-type="float" office:value="849474">
                <text:p>849474</text:p>
              </table:table-cell>
              <table:table-cell office:value-type="float" office:value="521589">
                <text:p>52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88286">
                <text:p>588286</text:p>
              </table:table-cell>
              <table:table-cell office:value-type="float" office:value="546383">
                <text:p>546383</text:p>
              </table:table-cell>
              <table:table-cell office:value-type="float" office:value="844722">
                <text:p>844722</text:p>
              </table:table-cell>
              <table:table-cell office:value-type="float" office:value="466257">
                <text:p>466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63460">
                <text:p>563460</text:p>
              </table:table-cell>
              <table:table-cell office:value-type="float" office:value="530817">
                <text:p>530817</text:p>
              </table:table-cell>
              <table:table-cell office:value-type="float" office:value="839194">
                <text:p>839194</text:p>
              </table:table-cell>
              <table:table-cell office:value-type="float" office:value="427131">
                <text:p>4271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40159">
                <text:p>540159</text:p>
              </table:table-cell>
              <table:table-cell office:value-type="float" office:value="514589">
                <text:p>514589</text:p>
              </table:table-cell>
              <table:table-cell office:value-type="float" office:value="832694">
                <text:p>832694</text:p>
              </table:table-cell>
              <table:table-cell office:value-type="float" office:value="389776">
                <text:p>3897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18328">
                <text:p>518328</text:p>
              </table:table-cell>
              <table:table-cell office:value-type="float" office:value="497521">
                <text:p>497521</text:p>
              </table:table-cell>
              <table:table-cell office:value-type="float" office:value="824642">
                <text:p>824642</text:p>
              </table:table-cell>
              <table:table-cell office:value-type="float" office:value="351194">
                <text:p>351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96499">
                <text:p>496499</text:p>
              </table:table-cell>
              <table:table-cell office:value-type="float" office:value="478144">
                <text:p>478144</text:p>
              </table:table-cell>
              <table:table-cell office:value-type="float" office:value="815135">
                <text:p>815135</text:p>
              </table:table-cell>
              <table:table-cell office:value-type="float" office:value="313554">
                <text:p>3135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73737">
                <text:p>473737</text:p>
              </table:table-cell>
              <table:table-cell office:value-type="float" office:value="457026">
                <text:p>457026</text:p>
              </table:table-cell>
              <table:table-cell office:value-type="float" office:value="802866">
                <text:p>802866</text:p>
              </table:table-cell>
              <table:table-cell office:value-type="float" office:value="266507">
                <text:p>2665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48670">
                <text:p>448670</text:p>
              </table:table-cell>
              <table:table-cell office:value-type="float" office:value="434994">
                <text:p>434994</text:p>
              </table:table-cell>
              <table:table-cell office:value-type="float" office:value="787783">
                <text:p>787783</text:p>
              </table:table-cell>
              <table:table-cell office:value-type="float" office:value="220340">
                <text:p>2203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2617">
                <text:p>422617</text:p>
              </table:table-cell>
              <table:table-cell office:value-type="float" office:value="412241">
                <text:p>412241</text:p>
              </table:table-cell>
              <table:table-cell office:value-type="float" office:value="770558">
                <text:p>770558</text:p>
              </table:table-cell>
              <table:table-cell office:value-type="float" office:value="178006">
                <text:p>178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93501">
                <text:p>393501</text:p>
              </table:table-cell>
              <table:table-cell office:value-type="float" office:value="389392">
                <text:p>389392</text:p>
              </table:table-cell>
              <table:table-cell office:value-type="float" office:value="750823">
                <text:p>750823</text:p>
              </table:table-cell>
              <table:table-cell office:value-type="float" office:value="140289">
                <text:p>140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63621">
                <text:p>363621</text:p>
              </table:table-cell>
              <table:table-cell office:value-type="float" office:value="361454">
                <text:p>361454</text:p>
              </table:table-cell>
              <table:table-cell office:value-type="float" office:value="729976">
                <text:p>729976</text:p>
              </table:table-cell>
              <table:table-cell office:value-type="float" office:value="108568">
                <text:p>1085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32081">
                <text:p>332081</text:p>
              </table:table-cell>
              <table:table-cell office:value-type="float" office:value="327759">
                <text:p>327759</text:p>
              </table:table-cell>
              <table:table-cell office:value-type="float" office:value="706887">
                <text:p>706887</text:p>
              </table:table-cell>
              <table:table-cell office:value-type="float" office:value="83035">
                <text:p>83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93390">
                <text:p>293390</text:p>
              </table:table-cell>
              <table:table-cell office:value-type="float" office:value="291699">
                <text:p>291699</text:p>
              </table:table-cell>
              <table:table-cell office:value-type="float" office:value="680251">
                <text:p>680251</text:p>
              </table:table-cell>
              <table:table-cell office:value-type="float" office:value="65018">
                <text:p>65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52804">
                <text:p>252804</text:p>
              </table:table-cell>
              <table:table-cell office:value-type="float" office:value="254577">
                <text:p>254577</text:p>
              </table:table-cell>
              <table:table-cell office:value-type="float" office:value="651151">
                <text:p>651151</text:p>
              </table:table-cell>
              <table:table-cell office:value-type="float" office:value="47616">
                <text:p>476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18437">
                <text:p>218437</text:p>
              </table:table-cell>
              <table:table-cell office:value-type="float" office:value="219109">
                <text:p>219109</text:p>
              </table:table-cell>
              <table:table-cell office:value-type="float" office:value="623655">
                <text:p>623655</text:p>
              </table:table-cell>
              <table:table-cell office:value-type="float" office:value="38137">
                <text:p>381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4378">
                <text:p>184378</text:p>
              </table:table-cell>
              <table:table-cell office:value-type="float" office:value="185547">
                <text:p>185547</text:p>
              </table:table-cell>
              <table:table-cell office:value-type="float" office:value="598011">
                <text:p>598011</text:p>
              </table:table-cell>
              <table:table-cell office:value-type="float" office:value="34457">
                <text:p>344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51560">
                <text:p>151560</text:p>
              </table:table-cell>
              <table:table-cell office:value-type="float" office:value="154407">
                <text:p>154407</text:p>
              </table:table-cell>
              <table:table-cell office:value-type="float" office:value="574624">
                <text:p>574624</text:p>
              </table:table-cell>
              <table:table-cell office:value-type="float" office:value="32230">
                <text:p>322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1230">
                <text:p>121230</text:p>
              </table:table-cell>
              <table:table-cell office:value-type="float" office:value="127378">
                <text:p>127378</text:p>
              </table:table-cell>
              <table:table-cell office:value-type="float" office:value="550952">
                <text:p>550952</text:p>
              </table:table-cell>
              <table:table-cell office:value-type="float" office:value="30452">
                <text:p>304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4149">
                <text:p>94149</text:p>
              </table:table-cell>
              <table:table-cell office:value-type="float" office:value="105114">
                <text:p>105114</text:p>
              </table:table-cell>
              <table:table-cell office:value-type="float" office:value="526113">
                <text:p>526113</text:p>
              </table:table-cell>
              <table:table-cell office:value-type="float" office:value="28933">
                <text:p>289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8113">
                <text:p>68113</text:p>
              </table:table-cell>
              <table:table-cell office:value-type="float" office:value="82676">
                <text:p>82676</text:p>
              </table:table-cell>
              <table:table-cell office:value-type="float" office:value="500261">
                <text:p>500261</text:p>
              </table:table-cell>
              <table:table-cell office:value-type="float" office:value="27605">
                <text:p>276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9331">
                <text:p>49331</text:p>
              </table:table-cell>
              <table:table-cell office:value-type="float" office:value="62282">
                <text:p>62282</text:p>
              </table:table-cell>
              <table:table-cell office:value-type="float" office:value="470969">
                <text:p>470969</text:p>
              </table:table-cell>
              <table:table-cell office:value-type="float" office:value="26364">
                <text:p>26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4534">
                <text:p>34534</text:p>
              </table:table-cell>
              <table:table-cell office:value-type="float" office:value="45621">
                <text:p>45621</text:p>
              </table:table-cell>
              <table:table-cell office:value-type="float" office:value="439614">
                <text:p>439614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4489">
                <text:p>24489</text:p>
              </table:table-cell>
              <table:table-cell office:value-type="float" office:value="33911">
                <text:p>33911</text:p>
              </table:table-cell>
              <table:table-cell office:value-type="float" office:value="406475">
                <text:p>406475</text:p>
              </table:table-cell>
              <table:table-cell office:value-type="float" office:value="23951">
                <text:p>239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0372">
                <text:p>20372</text:p>
              </table:table-cell>
              <table:table-cell office:value-type="float" office:value="26684">
                <text:p>26684</text:p>
              </table:table-cell>
              <table:table-cell office:value-type="float" office:value="365147">
                <text:p>365147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644">
                <text:p>17644</text:p>
              </table:table-cell>
              <table:table-cell office:value-type="float" office:value="19942">
                <text:p>19942</text:p>
              </table:table-cell>
              <table:table-cell office:value-type="float" office:value="322823">
                <text:p>322823</text:p>
              </table:table-cell>
              <table:table-cell office:value-type="float" office:value="21421">
                <text:p>214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5273">
                <text:p>15273</text:p>
              </table:table-cell>
              <table:table-cell office:value-type="float" office:value="14295">
                <text:p>14295</text:p>
              </table:table-cell>
              <table:table-cell office:value-type="float" office:value="282336">
                <text:p>282336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3084">
                <text:p>13084</text:p>
              </table:table-cell>
              <table:table-cell office:value-type="float" office:value="10186">
                <text:p>10186</text:p>
              </table:table-cell>
              <table:table-cell office:value-type="float" office:value="241200">
                <text:p>241200</text:p>
              </table:table-cell>
              <table:table-cell office:value-type="float" office:value="19232">
                <text:p>192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487">
                <text:p>11487</text:p>
              </table:table-cell>
              <table:table-cell office:value-type="float" office:value="7740">
                <text:p>7740</text:p>
              </table:table-cell>
              <table:table-cell office:value-type="float" office:value="205279">
                <text:p>205279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094">
                <text:p>10094</text:p>
              </table:table-cell>
              <table:table-cell office:value-type="float" office:value="6484">
                <text:p>6484</text:p>
              </table:table-cell>
              <table:table-cell office:value-type="float" office:value="175428">
                <text:p>175428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973">
                <text:p>8973</text:p>
              </table:table-cell>
              <table:table-cell office:value-type="float" office:value="5693">
                <text:p>5693</text:p>
              </table:table-cell>
              <table:table-cell office:value-type="float" office:value="149000">
                <text:p>149000</text:p>
              </table:table-cell>
              <table:table-cell office:value-type="float" office:value="17530">
                <text:p>175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365">
                <text:p>8365</text:p>
              </table:table-cell>
              <table:table-cell office:value-type="float" office:value="4916">
                <text:p>4916</text:p>
              </table:table-cell>
              <table:table-cell office:value-type="float" office:value="122784">
                <text:p>122784</text:p>
              </table:table-cell>
              <table:table-cell office:value-type="float" office:value="17136">
                <text:p>17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914">
                <text:p>7914</text:p>
              </table:table-cell>
              <table:table-cell office:value-type="float" office:value="4344">
                <text:p>4344</text:p>
              </table:table-cell>
              <table:table-cell office:value-type="float" office:value="100815">
                <text:p>100815</text:p>
              </table:table-cell>
              <table:table-cell office:value-type="float" office:value="16805">
                <text:p>16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478">
                <text:p>7478</text:p>
              </table:table-cell>
              <table:table-cell office:value-type="float" office:value="4007">
                <text:p>4007</text:p>
              </table:table-cell>
              <table:table-cell office:value-type="float" office:value="78071">
                <text:p>78071</text:p>
              </table:table-cell>
              <table:table-cell office:value-type="float" office:value="16446">
                <text:p>16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051">
                <text:p>7051</text:p>
              </table:table-cell>
              <table:table-cell office:value-type="float" office:value="3753">
                <text:p>3753</text:p>
              </table:table-cell>
              <table:table-cell office:value-type="float" office:value="57183">
                <text:p>57183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640">
                <text:p>6640</text:p>
              </table:table-cell>
              <table:table-cell office:value-type="float" office:value="3527">
                <text:p>3527</text:p>
              </table:table-cell>
              <table:table-cell office:value-type="float" office:value="36776">
                <text:p>36776</text:p>
              </table:table-cell>
              <table:table-cell office:value-type="float" office:value="15653">
                <text:p>156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283">
                <text:p>6283</text:p>
              </table:table-cell>
              <table:table-cell office:value-type="float" office:value="3317">
                <text:p>3317</text:p>
              </table:table-cell>
              <table:table-cell office:value-type="float" office:value="20772">
                <text:p>20772</text:p>
              </table:table-cell>
              <table:table-cell office:value-type="float" office:value="15255">
                <text:p>15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5919">
                <text:p>5919</text:p>
              </table:table-cell>
              <table:table-cell office:value-type="float" office:value="3058">
                <text:p>3058</text:p>
              </table:table-cell>
              <table:table-cell office:value-type="float" office:value="12541">
                <text:p>12541</text:p>
              </table:table-cell>
              <table:table-cell office:value-type="float" office:value="14868">
                <text:p>148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5562">
                <text:p>5562</text:p>
              </table:table-cell>
              <table:table-cell office:value-type="float" office:value="2810">
                <text:p>2810</text:p>
              </table:table-cell>
              <table:table-cell office:value-type="float" office:value="10346">
                <text:p>10346</text:p>
              </table:table-cell>
              <table:table-cell office:value-type="float" office:value="14424">
                <text:p>144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170">
                <text:p>5170</text:p>
              </table:table-cell>
              <table:table-cell office:value-type="float" office:value="2572">
                <text:p>2572</text:p>
              </table:table-cell>
              <table:table-cell office:value-type="float" office:value="9367">
                <text:p>9367</text:p>
              </table:table-cell>
              <table:table-cell office:value-type="float" office:value="13983">
                <text:p>139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811">
                <text:p>4811</text:p>
              </table:table-cell>
              <table:table-cell office:value-type="float" office:value="2384">
                <text:p>2384</text:p>
              </table:table-cell>
              <table:table-cell office:value-type="float" office:value="9022">
                <text:p>9022</text:p>
              </table:table-cell>
              <table:table-cell office:value-type="float" office:value="13544">
                <text:p>13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480">
                <text:p>4480</text:p>
              </table:table-cell>
              <table:table-cell office:value-type="float" office:value="2217">
                <text:p>2217</text:p>
              </table:table-cell>
              <table:table-cell office:value-type="float" office:value="8736">
                <text:p>8736</text:p>
              </table:table-cell>
              <table:table-cell office:value-type="float" office:value="13034">
                <text:p>13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213">
                <text:p>4213</text:p>
              </table:table-cell>
              <table:table-cell office:value-type="float" office:value="2057">
                <text:p>2057</text:p>
              </table:table-cell>
              <table:table-cell office:value-type="float" office:value="8466">
                <text:p>8466</text:p>
              </table:table-cell>
              <table:table-cell office:value-type="float" office:value="12580">
                <text:p>12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900">
                <text:p>3900</text:p>
              </table:table-cell>
              <table:table-cell office:value-type="float" office:value="1903">
                <text:p>1903</text:p>
              </table:table-cell>
              <table:table-cell office:value-type="float" office:value="8197">
                <text:p>8197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614">
                <text:p>3614</text:p>
              </table:table-cell>
              <table:table-cell office:value-type="float" office:value="1739">
                <text:p>1739</text:p>
              </table:table-cell>
              <table:table-cell office:value-type="float" office:value="7906">
                <text:p>7906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11">
                <text:p>3311</text:p>
              </table:table-cell>
              <table:table-cell office:value-type="float" office:value="1564">
                <text:p>1564</text:p>
              </table:table-cell>
              <table:table-cell office:value-type="float" office:value="7609">
                <text:p>7609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986">
                <text:p>2986</text:p>
              </table:table-cell>
              <table:table-cell office:value-type="float" office:value="1414">
                <text:p>1414</text:p>
              </table:table-cell>
              <table:table-cell office:value-type="float" office:value="7328">
                <text:p>7328</text:p>
              </table:table-cell>
              <table:table-cell office:value-type="float" office:value="10526">
                <text:p>105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723">
                <text:p>2723</text:p>
              </table:table-cell>
              <table:table-cell office:value-type="float" office:value="1261">
                <text:p>1261</text:p>
              </table:table-cell>
              <table:table-cell office:value-type="float" office:value="7036">
                <text:p>7036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503">
                <text:p>2503</text:p>
              </table:table-cell>
              <table:table-cell office:value-type="float" office:value="1160">
                <text:p>1160</text:p>
              </table:table-cell>
              <table:table-cell office:value-type="float" office:value="6726">
                <text:p>6726</text:p>
              </table:table-cell>
              <table:table-cell office:value-type="float" office:value="9463">
                <text:p>94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277">
                <text:p>2277</text:p>
              </table:table-cell>
              <table:table-cell office:value-type="float" office:value="1087">
                <text:p>1087</text:p>
              </table:table-cell>
              <table:table-cell office:value-type="float" office:value="6446">
                <text:p>644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010">
                <text:p>2010</text:p>
              </table:table-cell>
              <table:table-cell office:value-type="float" office:value="1001">
                <text:p>1001</text:p>
              </table:table-cell>
              <table:table-cell office:value-type="float" office:value="6108">
                <text:p>6108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809">
                <text:p>1809</text:p>
              </table:table-cell>
              <table:table-cell office:value-type="float" office:value="923">
                <text:p>923</text:p>
              </table:table-cell>
              <table:table-cell office:value-type="float" office:value="5777">
                <text:p>5777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607">
                <text:p>1607</text:p>
              </table:table-cell>
              <table:table-cell office:value-type="float" office:value="826">
                <text:p>826</text:p>
              </table:table-cell>
              <table:table-cell office:value-type="float" office:value="5398">
                <text:p>5398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08">
                <text:p>1408</text:p>
              </table:table-cell>
              <table:table-cell office:value-type="float" office:value="735">
                <text:p>735</text:p>
              </table:table-cell>
              <table:table-cell office:value-type="float" office:value="5006">
                <text:p>5006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38">
                <text:p>1238</text:p>
              </table:table-cell>
              <table:table-cell office:value-type="float" office:value="653">
                <text:p>653</text:p>
              </table:table-cell>
              <table:table-cell office:value-type="float" office:value="4631">
                <text:p>4631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062">
                <text:p>1062</text:p>
              </table:table-cell>
              <table:table-cell office:value-type="float" office:value="581">
                <text:p>581</text:p>
              </table:table-cell>
              <table:table-cell office:value-type="float" office:value="4303">
                <text:p>4303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887">
                <text:p>887</text:p>
              </table:table-cell>
              <table:table-cell office:value-type="float" office:value="489">
                <text:p>489</text:p>
              </table:table-cell>
              <table:table-cell office:value-type="float" office:value="3964">
                <text:p>3964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18">
                <text:p>718</text:p>
              </table:table-cell>
              <table:table-cell office:value-type="float" office:value="432">
                <text:p>432</text:p>
              </table:table-cell>
              <table:table-cell office:value-type="float" office:value="3671">
                <text:p>3671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566">
                <text:p>566</text:p>
              </table:table-cell>
              <table:table-cell office:value-type="float" office:value="383">
                <text:p>383</text:p>
              </table:table-cell>
              <table:table-cell office:value-type="float" office:value="3397">
                <text:p>3397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32">
                <text:p>432</text:p>
              </table:table-cell>
              <table:table-cell office:value-type="float" office:value="352">
                <text:p>352</text:p>
              </table:table-cell>
              <table:table-cell office:value-type="float" office:value="3151">
                <text:p>3151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27">
                <text:p>327</text:p>
              </table:table-cell>
              <table:table-cell office:value-type="float" office:value="308">
                <text:p>308</text:p>
              </table:table-cell>
              <table:table-cell office:value-type="float" office:value="2933">
                <text:p>2933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23">
                <text:p>223</text:p>
              </table:table-cell>
              <table:table-cell office:value-type="float" office:value="264">
                <text:p>264</text:p>
              </table:table-cell>
              <table:table-cell office:value-type="float" office:value="2732">
                <text:p>2732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221">
                <text:p>221</text:p>
              </table:table-cell>
              <table:table-cell office:value-type="float" office:value="2548">
                <text:p>2548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0">
                <text:p>90</text:p>
              </table:table-cell>
              <table:table-cell office:value-type="float" office:value="187">
                <text:p>187</text:p>
              </table:table-cell>
              <table:table-cell office:value-type="float" office:value="2387">
                <text:p>2387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2217">
                <text:p>2217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">
                <text:p>19</text:p>
              </table:table-cell>
              <table:table-cell office:value-type="float" office:value="117">
                <text:p>117</text:p>
              </table:table-cell>
              <table:table-cell office:value-type="float" office:value="2024">
                <text:p>2024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1856">
                <text:p>1856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1701">
                <text:p>1701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527">
                <text:p>1527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374">
                <text:p>1374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28">
                <text:p>1228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8">
                <text:p>1118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8">
                <text:p>1018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9">
                <text:p>929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4">
                <text:p>844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2">
                <text:p>78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3">
                <text:p>723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8">
                <text:p>66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1">
                <text:p>621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4">
                <text:p>57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1">
                <text:p>51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4">
                <text:p>47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8">
                <text:p>43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9">
                <text:p>40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4">
                <text:p>38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76">
                <text:p>877876</text:p>
              </table:table-cell>
              <table:table-cell office:value-type="float" office:value="864665">
                <text:p>864665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76">
                <text:p>877876</text:p>
              </table:table-cell>
              <table:table-cell office:value-type="float" office:value="857863">
                <text:p>857863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76">
                <text:p>877876</text:p>
              </table:table-cell>
              <table:table-cell office:value-type="float" office:value="852846">
                <text:p>852846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76">
                <text:p>877876</text:p>
              </table:table-cell>
              <table:table-cell office:value-type="float" office:value="850249">
                <text:p>850249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76">
                <text:p>877876</text:p>
              </table:table-cell>
              <table:table-cell office:value-type="float" office:value="848836">
                <text:p>848836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76">
                <text:p>877876</text:p>
              </table:table-cell>
              <table:table-cell office:value-type="float" office:value="847742">
                <text:p>847742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76">
                <text:p>877876</text:p>
              </table:table-cell>
              <table:table-cell office:value-type="float" office:value="847054">
                <text:p>847054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76">
                <text:p>877876</text:p>
              </table:table-cell>
              <table:table-cell office:value-type="float" office:value="846667">
                <text:p>846667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76">
                <text:p>877876</text:p>
              </table:table-cell>
              <table:table-cell office:value-type="float" office:value="846165">
                <text:p>846165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6">
                <text:p>877876</text:p>
              </table:table-cell>
              <table:table-cell office:value-type="float" office:value="845673">
                <text:p>845673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75">
                <text:p>877875</text:p>
              </table:table-cell>
              <table:table-cell office:value-type="float" office:value="845160">
                <text:p>845160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75">
                <text:p>877875</text:p>
              </table:table-cell>
              <table:table-cell office:value-type="float" office:value="844935">
                <text:p>844935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75">
                <text:p>877875</text:p>
              </table:table-cell>
              <table:table-cell office:value-type="float" office:value="844640">
                <text:p>844640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75">
                <text:p>877875</text:p>
              </table:table-cell>
              <table:table-cell office:value-type="float" office:value="844393">
                <text:p>844393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75">
                <text:p>877875</text:p>
              </table:table-cell>
              <table:table-cell office:value-type="float" office:value="844283">
                <text:p>844283</text:p>
              </table:table-cell>
              <table:table-cell office:value-type="float" office:value="877883">
                <text:p>877883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72">
                <text:p>877872</text:p>
              </table:table-cell>
              <table:table-cell office:value-type="float" office:value="843750">
                <text:p>843750</text:p>
              </table:table-cell>
              <table:table-cell office:value-type="float" office:value="877883">
                <text:p>877883</text:p>
              </table:table-cell>
              <table:table-cell office:value-type="float" office:value="877733">
                <text:p>877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872">
                <text:p>877872</text:p>
              </table:table-cell>
              <table:table-cell office:value-type="float" office:value="843690">
                <text:p>843690</text:p>
              </table:table-cell>
              <table:table-cell office:value-type="float" office:value="877883">
                <text:p>877883</text:p>
              </table:table-cell>
              <table:table-cell office:value-type="float" office:value="877307">
                <text:p>877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872">
                <text:p>877872</text:p>
              </table:table-cell>
              <table:table-cell office:value-type="float" office:value="843589">
                <text:p>843589</text:p>
              </table:table-cell>
              <table:table-cell office:value-type="float" office:value="877883">
                <text:p>877883</text:p>
              </table:table-cell>
              <table:table-cell office:value-type="float" office:value="877107">
                <text:p>877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863">
                <text:p>877863</text:p>
              </table:table-cell>
              <table:table-cell office:value-type="float" office:value="843171">
                <text:p>843171</text:p>
              </table:table-cell>
              <table:table-cell office:value-type="float" office:value="877883">
                <text:p>877883</text:p>
              </table:table-cell>
              <table:table-cell office:value-type="float" office:value="875766">
                <text:p>875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843">
                <text:p>877843</text:p>
              </table:table-cell>
              <table:table-cell office:value-type="float" office:value="843095">
                <text:p>843095</text:p>
              </table:table-cell>
              <table:table-cell office:value-type="float" office:value="877883">
                <text:p>877883</text:p>
              </table:table-cell>
              <table:table-cell office:value-type="float" office:value="866906">
                <text:p>866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799">
                <text:p>877799</text:p>
              </table:table-cell>
              <table:table-cell office:value-type="float" office:value="842874">
                <text:p>842874</text:p>
              </table:table-cell>
              <table:table-cell office:value-type="float" office:value="877883">
                <text:p>877883</text:p>
              </table:table-cell>
              <table:table-cell office:value-type="float" office:value="862036">
                <text:p>862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7605">
                <text:p>877605</text:p>
              </table:table-cell>
              <table:table-cell office:value-type="float" office:value="842440">
                <text:p>842440</text:p>
              </table:table-cell>
              <table:table-cell office:value-type="float" office:value="877883">
                <text:p>877883</text:p>
              </table:table-cell>
              <table:table-cell office:value-type="float" office:value="789847">
                <text:p>789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7357">
                <text:p>877357</text:p>
              </table:table-cell>
              <table:table-cell office:value-type="float" office:value="841418">
                <text:p>841418</text:p>
              </table:table-cell>
              <table:table-cell office:value-type="float" office:value="877883">
                <text:p>877883</text:p>
              </table:table-cell>
              <table:table-cell office:value-type="float" office:value="763028">
                <text:p>763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6685">
                <text:p>876685</text:p>
              </table:table-cell>
              <table:table-cell office:value-type="float" office:value="840228">
                <text:p>840228</text:p>
              </table:table-cell>
              <table:table-cell office:value-type="float" office:value="877883">
                <text:p>877883</text:p>
              </table:table-cell>
              <table:table-cell office:value-type="float" office:value="746792">
                <text:p>746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6067">
                <text:p>876067</text:p>
              </table:table-cell>
              <table:table-cell office:value-type="float" office:value="838778">
                <text:p>838778</text:p>
              </table:table-cell>
              <table:table-cell office:value-type="float" office:value="877883">
                <text:p>877883</text:p>
              </table:table-cell>
              <table:table-cell office:value-type="float" office:value="729272">
                <text:p>729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5095">
                <text:p>875095</text:p>
              </table:table-cell>
              <table:table-cell office:value-type="float" office:value="835831">
                <text:p>835831</text:p>
              </table:table-cell>
              <table:table-cell office:value-type="float" office:value="877883">
                <text:p>877883</text:p>
              </table:table-cell>
              <table:table-cell office:value-type="float" office:value="722857">
                <text:p>72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0106">
                <text:p>870106</text:p>
              </table:table-cell>
              <table:table-cell office:value-type="float" office:value="832875">
                <text:p>832875</text:p>
              </table:table-cell>
              <table:table-cell office:value-type="float" office:value="877883">
                <text:p>877883</text:p>
              </table:table-cell>
              <table:table-cell office:value-type="float" office:value="569193">
                <text:p>569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59350">
                <text:p>859350</text:p>
              </table:table-cell>
              <table:table-cell office:value-type="float" office:value="822283">
                <text:p>822283</text:p>
              </table:table-cell>
              <table:table-cell office:value-type="float" office:value="877883">
                <text:p>877883</text:p>
              </table:table-cell>
              <table:table-cell office:value-type="float" office:value="233619">
                <text:p>233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57904">
                <text:p>857904</text:p>
              </table:table-cell>
              <table:table-cell office:value-type="float" office:value="819284">
                <text:p>819284</text:p>
              </table:table-cell>
              <table:table-cell office:value-type="float" office:value="877883">
                <text:p>877883</text:p>
              </table:table-cell>
              <table:table-cell office:value-type="float" office:value="233034">
                <text:p>233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57901">
                <text:p>857901</text:p>
              </table:table-cell>
              <table:table-cell office:value-type="float" office:value="819261">
                <text:p>819261</text:p>
              </table:table-cell>
              <table:table-cell office:value-type="float" office:value="877883">
                <text:p>877883</text:p>
              </table:table-cell>
              <table:table-cell office:value-type="float" office:value="233034">
                <text:p>233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41485">
                <text:p>841485</text:p>
              </table:table-cell>
              <table:table-cell office:value-type="float" office:value="795722">
                <text:p>795722</text:p>
              </table:table-cell>
              <table:table-cell office:value-type="float" office:value="877883">
                <text:p>877883</text:p>
              </table:table-cell>
              <table:table-cell office:value-type="float" office:value="170806">
                <text:p>170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41485">
                <text:p>841485</text:p>
              </table:table-cell>
              <table:table-cell office:value-type="float" office:value="795722">
                <text:p>795722</text:p>
              </table:table-cell>
              <table:table-cell office:value-type="float" office:value="877883">
                <text:p>877883</text:p>
              </table:table-cell>
              <table:table-cell office:value-type="float" office:value="170806">
                <text:p>170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41301">
                <text:p>841301</text:p>
              </table:table-cell>
              <table:table-cell office:value-type="float" office:value="794539">
                <text:p>794539</text:p>
              </table:table-cell>
              <table:table-cell office:value-type="float" office:value="877883">
                <text:p>877883</text:p>
              </table:table-cell>
              <table:table-cell office:value-type="float" office:value="169633">
                <text:p>169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20781">
                <text:p>820781</text:p>
              </table:table-cell>
              <table:table-cell office:value-type="float" office:value="785583">
                <text:p>785583</text:p>
              </table:table-cell>
              <table:table-cell office:value-type="float" office:value="877883">
                <text:p>877883</text:p>
              </table:table-cell>
              <table:table-cell office:value-type="float" office:value="95313">
                <text:p>95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8717">
                <text:p>808717</text:p>
              </table:table-cell>
              <table:table-cell office:value-type="float" office:value="777908">
                <text:p>777908</text:p>
              </table:table-cell>
              <table:table-cell office:value-type="float" office:value="877883">
                <text:p>877883</text:p>
              </table:table-cell>
              <table:table-cell office:value-type="float" office:value="30453">
                <text:p>30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05989">
                <text:p>805989</text:p>
              </table:table-cell>
              <table:table-cell office:value-type="float" office:value="774845">
                <text:p>774845</text:p>
              </table:table-cell>
              <table:table-cell office:value-type="float" office:value="877883">
                <text:p>877883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04196">
                <text:p>804196</text:p>
              </table:table-cell>
              <table:table-cell office:value-type="float" office:value="773576">
                <text:p>773576</text:p>
              </table:table-cell>
              <table:table-cell office:value-type="float" office:value="877883">
                <text:p>877883</text:p>
              </table:table-cell>
              <table:table-cell office:value-type="float" office:value="21374">
                <text:p>21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03168">
                <text:p>803168</text:p>
              </table:table-cell>
              <table:table-cell office:value-type="float" office:value="772178">
                <text:p>772178</text:p>
              </table:table-cell>
              <table:table-cell office:value-type="float" office:value="877883">
                <text:p>877883</text:p>
              </table:table-cell>
              <table:table-cell office:value-type="float" office:value="17678">
                <text:p>17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6658">
                <text:p>796658</text:p>
              </table:table-cell>
              <table:table-cell office:value-type="float" office:value="769039">
                <text:p>769039</text:p>
              </table:table-cell>
              <table:table-cell office:value-type="float" office:value="877883">
                <text:p>877883</text:p>
              </table:table-cell>
              <table:table-cell office:value-type="float" office:value="11827">
                <text:p>11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92445">
                <text:p>792445</text:p>
              </table:table-cell>
              <table:table-cell office:value-type="float" office:value="766391">
                <text:p>766391</text:p>
              </table:table-cell>
              <table:table-cell office:value-type="float" office:value="877883">
                <text:p>877883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83829">
                <text:p>783829</text:p>
              </table:table-cell>
              <table:table-cell office:value-type="float" office:value="761623">
                <text:p>761623</text:p>
              </table:table-cell>
              <table:table-cell office:value-type="float" office:value="877883">
                <text:p>877883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81748">
                <text:p>781748</text:p>
              </table:table-cell>
              <table:table-cell office:value-type="float" office:value="759765">
                <text:p>759765</text:p>
              </table:table-cell>
              <table:table-cell office:value-type="float" office:value="877883">
                <text:p>877883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70318">
                <text:p>770318</text:p>
              </table:table-cell>
              <table:table-cell office:value-type="float" office:value="756643">
                <text:p>756643</text:p>
              </table:table-cell>
              <table:table-cell office:value-type="float" office:value="877883">
                <text:p>877883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49043">
                <text:p>749043</text:p>
              </table:table-cell>
              <table:table-cell office:value-type="float" office:value="746797">
                <text:p>746797</text:p>
              </table:table-cell>
              <table:table-cell office:value-type="float" office:value="877882">
                <text:p>877882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49043">
                <text:p>749043</text:p>
              </table:table-cell>
              <table:table-cell office:value-type="float" office:value="746780">
                <text:p>746780</text:p>
              </table:table-cell>
              <table:table-cell office:value-type="float" office:value="877881">
                <text:p>877881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3447">
                <text:p>513447</text:p>
              </table:table-cell>
              <table:table-cell office:value-type="float" office:value="704024">
                <text:p>704024</text:p>
              </table:table-cell>
              <table:table-cell office:value-type="float" office:value="877875">
                <text:p>87787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3447">
                <text:p>513447</text:p>
              </table:table-cell>
              <table:table-cell office:value-type="float" office:value="704003">
                <text:p>704003</text:p>
              </table:table-cell>
              <table:table-cell office:value-type="float" office:value="877874">
                <text:p>87787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10233">
                <text:p>510233</text:p>
              </table:table-cell>
              <table:table-cell office:value-type="float" office:value="700369">
                <text:p>700369</text:p>
              </table:table-cell>
              <table:table-cell office:value-type="float" office:value="877868">
                <text:p>877868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3102">
                <text:p>483102</text:p>
              </table:table-cell>
              <table:table-cell office:value-type="float" office:value="688964">
                <text:p>688964</text:p>
              </table:table-cell>
              <table:table-cell office:value-type="float" office:value="877862">
                <text:p>87786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9497">
                <text:p>479497</text:p>
              </table:table-cell>
              <table:table-cell office:value-type="float" office:value="679008">
                <text:p>679008</text:p>
              </table:table-cell>
              <table:table-cell office:value-type="float" office:value="877804">
                <text:p>877804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43952">
                <text:p>443952</text:p>
              </table:table-cell>
              <table:table-cell office:value-type="float" office:value="666581">
                <text:p>666581</text:p>
              </table:table-cell>
              <table:table-cell office:value-type="float" office:value="877768">
                <text:p>877768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42415">
                <text:p>442415</text:p>
              </table:table-cell>
              <table:table-cell office:value-type="float" office:value="663767">
                <text:p>663767</text:p>
              </table:table-cell>
              <table:table-cell office:value-type="float" office:value="877730">
                <text:p>87773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42415">
                <text:p>442415</text:p>
              </table:table-cell>
              <table:table-cell office:value-type="float" office:value="663767">
                <text:p>663767</text:p>
              </table:table-cell>
              <table:table-cell office:value-type="float" office:value="877724">
                <text:p>877724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06142">
                <text:p>406142</text:p>
              </table:table-cell>
              <table:table-cell office:value-type="float" office:value="648791">
                <text:p>648791</text:p>
              </table:table-cell>
              <table:table-cell office:value-type="float" office:value="877576">
                <text:p>87757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67725">
                <text:p>267725</text:p>
              </table:table-cell>
              <table:table-cell office:value-type="float" office:value="469590">
                <text:p>469590</text:p>
              </table:table-cell>
              <table:table-cell office:value-type="float" office:value="877535">
                <text:p>87753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66042">
                <text:p>266042</text:p>
              </table:table-cell>
              <table:table-cell office:value-type="float" office:value="465010">
                <text:p>465010</text:p>
              </table:table-cell>
              <table:table-cell office:value-type="float" office:value="877498">
                <text:p>87749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66023">
                <text:p>266023</text:p>
              </table:table-cell>
              <table:table-cell office:value-type="float" office:value="464547">
                <text:p>464547</text:p>
              </table:table-cell>
              <table:table-cell office:value-type="float" office:value="877342">
                <text:p>87734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66022">
                <text:p>266022</text:p>
              </table:table-cell>
              <table:table-cell office:value-type="float" office:value="464208">
                <text:p>464208</text:p>
              </table:table-cell>
              <table:table-cell office:value-type="float" office:value="877140">
                <text:p>87714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66022">
                <text:p>266022</text:p>
              </table:table-cell>
              <table:table-cell office:value-type="float" office:value="464208">
                <text:p>464208</text:p>
              </table:table-cell>
              <table:table-cell office:value-type="float" office:value="877140">
                <text:p>87714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6022">
                <text:p>266022</text:p>
              </table:table-cell>
              <table:table-cell office:value-type="float" office:value="464208">
                <text:p>464208</text:p>
              </table:table-cell>
              <table:table-cell office:value-type="float" office:value="877140">
                <text:p>87714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491">
                <text:p>8764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491">
                <text:p>8764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491">
                <text:p>8764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379">
                <text:p>87637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55827">
                <text:p>155827</text:p>
              </table:table-cell>
              <table:table-cell office:value-type="float" office:value="386843">
                <text:p>386843</text:p>
              </table:table-cell>
              <table:table-cell office:value-type="float" office:value="875715">
                <text:p>87571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5312">
                <text:p>155312</text:p>
              </table:table-cell>
              <table:table-cell office:value-type="float" office:value="383161">
                <text:p>383161</text:p>
              </table:table-cell>
              <table:table-cell office:value-type="float" office:value="875633">
                <text:p>87563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3466">
                <text:p>153466</text:p>
              </table:table-cell>
              <table:table-cell office:value-type="float" office:value="374949">
                <text:p>374949</text:p>
              </table:table-cell>
              <table:table-cell office:value-type="float" office:value="875580">
                <text:p>875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3466">
                <text:p>153466</text:p>
              </table:table-cell>
              <table:table-cell office:value-type="float" office:value="374946">
                <text:p>374946</text:p>
              </table:table-cell>
              <table:table-cell office:value-type="float" office:value="875503">
                <text:p>87550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281">
                <text:p>51281</text:p>
              </table:table-cell>
              <table:table-cell office:value-type="float" office:value="249776">
                <text:p>249776</text:p>
              </table:table-cell>
              <table:table-cell office:value-type="float" office:value="873795">
                <text:p>87379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874">
                <text:p>50874</text:p>
              </table:table-cell>
              <table:table-cell office:value-type="float" office:value="244897">
                <text:p>244897</text:p>
              </table:table-cell>
              <table:table-cell office:value-type="float" office:value="873386">
                <text:p>87338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0788">
                <text:p>40788</text:p>
              </table:table-cell>
              <table:table-cell office:value-type="float" office:value="229355">
                <text:p>229355</text:p>
              </table:table-cell>
              <table:table-cell office:value-type="float" office:value="873143">
                <text:p>87314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0719">
                <text:p>40719</text:p>
              </table:table-cell>
              <table:table-cell office:value-type="float" office:value="228140">
                <text:p>228140</text:p>
              </table:table-cell>
              <table:table-cell office:value-type="float" office:value="872021">
                <text:p>87202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8949">
                <text:p>38949</text:p>
              </table:table-cell>
              <table:table-cell office:value-type="float" office:value="217647">
                <text:p>217647</text:p>
              </table:table-cell>
              <table:table-cell office:value-type="float" office:value="871951">
                <text:p>87195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5184">
                <text:p>35184</text:p>
              </table:table-cell>
              <table:table-cell office:value-type="float" office:value="114709">
                <text:p>114709</text:p>
              </table:table-cell>
              <table:table-cell office:value-type="float" office:value="869358">
                <text:p>86935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5184">
                <text:p>35184</text:p>
              </table:table-cell>
              <table:table-cell office:value-type="float" office:value="114709">
                <text:p>114709</text:p>
              </table:table-cell>
              <table:table-cell office:value-type="float" office:value="869239">
                <text:p>8692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1781">
                <text:p>31781</text:p>
              </table:table-cell>
              <table:table-cell office:value-type="float" office:value="97530">
                <text:p>97530</text:p>
              </table:table-cell>
              <table:table-cell office:value-type="float" office:value="857244">
                <text:p>8572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1781">
                <text:p>31781</text:p>
              </table:table-cell>
              <table:table-cell office:value-type="float" office:value="97530">
                <text:p>97530</text:p>
              </table:table-cell>
              <table:table-cell office:value-type="float" office:value="852009">
                <text:p>8520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0805">
                <text:p>30805</text:p>
              </table:table-cell>
              <table:table-cell office:value-type="float" office:value="86615">
                <text:p>86615</text:p>
              </table:table-cell>
              <table:table-cell office:value-type="float" office:value="849909">
                <text:p>8499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0687">
                <text:p>30687</text:p>
              </table:table-cell>
              <table:table-cell office:value-type="float" office:value="84557">
                <text:p>84557</text:p>
              </table:table-cell>
              <table:table-cell office:value-type="float" office:value="849082">
                <text:p>8490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0406">
                <text:p>30406</text:p>
              </table:table-cell>
              <table:table-cell office:value-type="float" office:value="83649">
                <text:p>83649</text:p>
              </table:table-cell>
              <table:table-cell office:value-type="float" office:value="836674">
                <text:p>83667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0012">
                <text:p>30012</text:p>
              </table:table-cell>
              <table:table-cell office:value-type="float" office:value="81174">
                <text:p>81174</text:p>
              </table:table-cell>
              <table:table-cell office:value-type="float" office:value="828712">
                <text:p>8287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8209">
                <text:p>28209</text:p>
              </table:table-cell>
              <table:table-cell office:value-type="float" office:value="47154">
                <text:p>47154</text:p>
              </table:table-cell>
              <table:table-cell office:value-type="float" office:value="803202">
                <text:p>8032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8209">
                <text:p>28209</text:p>
              </table:table-cell>
              <table:table-cell office:value-type="float" office:value="47146">
                <text:p>47146</text:p>
              </table:table-cell>
              <table:table-cell office:value-type="float" office:value="657076">
                <text:p>6570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6738">
                <text:p>26738</text:p>
              </table:table-cell>
              <table:table-cell office:value-type="float" office:value="30807">
                <text:p>30807</text:p>
              </table:table-cell>
              <table:table-cell office:value-type="float" office:value="466422">
                <text:p>4664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6614">
                <text:p>26614</text:p>
              </table:table-cell>
              <table:table-cell office:value-type="float" office:value="29342">
                <text:p>29342</text:p>
              </table:table-cell>
              <table:table-cell office:value-type="float" office:value="433968">
                <text:p>4339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6003">
                <text:p>26003</text:p>
              </table:table-cell>
              <table:table-cell office:value-type="float" office:value="27976">
                <text:p>27976</text:p>
              </table:table-cell>
              <table:table-cell office:value-type="float" office:value="414073">
                <text:p>4140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360">
                <text:p>25360</text:p>
              </table:table-cell>
              <table:table-cell office:value-type="float" office:value="26104">
                <text:p>26104</text:p>
              </table:table-cell>
              <table:table-cell office:value-type="float" office:value="372467">
                <text:p>3724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360">
                <text:p>25360</text:p>
              </table:table-cell>
              <table:table-cell office:value-type="float" office:value="25938">
                <text:p>25938</text:p>
              </table:table-cell>
              <table:table-cell office:value-type="float" office:value="147559">
                <text:p>147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360">
                <text:p>25360</text:p>
              </table:table-cell>
              <table:table-cell office:value-type="float" office:value="25938">
                <text:p>25938</text:p>
              </table:table-cell>
              <table:table-cell office:value-type="float" office:value="147556">
                <text:p>147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360">
                <text:p>25360</text:p>
              </table:table-cell>
              <table:table-cell office:value-type="float" office:value="25938">
                <text:p>25938</text:p>
              </table:table-cell>
              <table:table-cell office:value-type="float" office:value="147556">
                <text:p>147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969">
                <text:p>22969</text:p>
              </table:table-cell>
              <table:table-cell office:value-type="float" office:value="14735">
                <text:p>1473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2969">
                <text:p>22969</text:p>
              </table:table-cell>
              <table:table-cell office:value-type="float" office:value="14735">
                <text:p>1473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2969">
                <text:p>22969</text:p>
              </table:table-cell>
              <table:table-cell office:value-type="float" office:value="14735">
                <text:p>1473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2913">
                <text:p>22913</text:p>
              </table:table-cell>
              <table:table-cell office:value-type="float" office:value="14492">
                <text:p>14492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1608">
                <text:p>21608</text:p>
              </table:table-cell>
              <table:table-cell office:value-type="float" office:value="14154">
                <text:p>14154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1486">
                <text:p>21486</text:p>
              </table:table-cell>
              <table:table-cell office:value-type="float" office:value="14084">
                <text:p>1408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1348">
                <text:p>21348</text:p>
              </table:table-cell>
              <table:table-cell office:value-type="float" office:value="13914">
                <text:p>1391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0250">
                <text:p>20250</text:p>
              </table:table-cell>
              <table:table-cell office:value-type="float" office:value="13739">
                <text:p>1373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667">
                <text:p>18667</text:p>
              </table:table-cell>
              <table:table-cell office:value-type="float" office:value="13285">
                <text:p>13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464">
                <text:p>9464</text:p>
              </table:table-cell>
              <table:table-cell office:value-type="float" office:value="13279">
                <text:p>1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928">
                <text:p>7928</text:p>
              </table:table-cell>
              <table:table-cell office:value-type="float" office:value="13195">
                <text:p>13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268">
                <text:p>7268</text:p>
              </table:table-cell>
              <table:table-cell office:value-type="float" office:value="13195">
                <text:p>13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630">
                <text:p>5630</text:p>
              </table:table-cell>
              <table:table-cell office:value-type="float" office:value="13174">
                <text:p>1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019">
                <text:p>5019</text:p>
              </table:table-cell>
              <table:table-cell office:value-type="float" office:value="13174">
                <text:p>1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723">
                <text:p>1723</text:p>
              </table:table-cell>
              <table:table-cell office:value-type="float" office:value="13174">
                <text:p>1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103">
                <text:p>1103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7">
                <text:p>67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7">
                <text:p>67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3022">
                <text:p>13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3022">
                <text:p>13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3022">
                <text:p>13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2746">
                <text:p>12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2746">
                <text:p>12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2693">
                <text:p>12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2693">
                <text:p>12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2680">
                <text:p>12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2678">
                <text:p>12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2678">
                <text:p>12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2594">
                <text:p>1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2594">
                <text:p>1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2582">
                <text:p>1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2546">
                <text:p>1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2528">
                <text:p>1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2448">
                <text:p>1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2401">
                <text:p>1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2382">
                <text:p>1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2258">
                <text:p>1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2139">
                <text:p>1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1921">
                <text:p>1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1483">
                <text:p>1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0636">
                <text:p>10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7905">
                <text:p>7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76">
                <text:p>877876</text:p>
              </table:table-cell>
              <table:table-cell office:value-type="float" office:value="877809">
                <text:p>877809</text:p>
              </table:table-cell>
              <table:table-cell office:value-type="float" office:value="877883">
                <text:p>877883</text:p>
              </table:table-cell>
              <table:table-cell office:value-type="float" office:value="877891">
                <text:p>877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76">
                <text:p>877876</text:p>
              </table:table-cell>
              <table:table-cell office:value-type="float" office:value="877809">
                <text:p>877809</text:p>
              </table:table-cell>
              <table:table-cell office:value-type="float" office:value="877883">
                <text:p>877883</text:p>
              </table:table-cell>
              <table:table-cell office:value-type="float" office:value="877891">
                <text:p>877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511">
                <text:p>877511</text:p>
              </table:table-cell>
              <table:table-cell office:value-type="float" office:value="877801">
                <text:p>877801</text:p>
              </table:table-cell>
              <table:table-cell office:value-type="float" office:value="877883">
                <text:p>877883</text:p>
              </table:table-cell>
              <table:table-cell office:value-type="float" office:value="877891">
                <text:p>877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205">
                <text:p>877205</text:p>
              </table:table-cell>
              <table:table-cell office:value-type="float" office:value="877659">
                <text:p>877659</text:p>
              </table:table-cell>
              <table:table-cell office:value-type="float" office:value="877883">
                <text:p>877883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2899">
                <text:p>872899</text:p>
              </table:table-cell>
              <table:table-cell office:value-type="float" office:value="877649">
                <text:p>877649</text:p>
              </table:table-cell>
              <table:table-cell office:value-type="float" office:value="877882">
                <text:p>877882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26256">
                <text:p>826256</text:p>
              </table:table-cell>
              <table:table-cell office:value-type="float" office:value="870323">
                <text:p>870323</text:p>
              </table:table-cell>
              <table:table-cell office:value-type="float" office:value="877882">
                <text:p>877882</text:p>
              </table:table-cell>
              <table:table-cell office:value-type="float" office:value="877590">
                <text:p>8775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23405">
                <text:p>823405</text:p>
              </table:table-cell>
              <table:table-cell office:value-type="float" office:value="866541">
                <text:p>866541</text:p>
              </table:table-cell>
              <table:table-cell office:value-type="float" office:value="877876">
                <text:p>877876</text:p>
              </table:table-cell>
              <table:table-cell office:value-type="float" office:value="877535">
                <text:p>877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7285">
                <text:p>787285</text:p>
              </table:table-cell>
              <table:table-cell office:value-type="float" office:value="861840">
                <text:p>861840</text:p>
              </table:table-cell>
              <table:table-cell office:value-type="float" office:value="877857">
                <text:p>877857</text:p>
              </table:table-cell>
              <table:table-cell office:value-type="float" office:value="877525">
                <text:p>87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61710">
                <text:p>761710</text:p>
              </table:table-cell>
              <table:table-cell office:value-type="float" office:value="849722">
                <text:p>849722</text:p>
              </table:table-cell>
              <table:table-cell office:value-type="float" office:value="877813">
                <text:p>877813</text:p>
              </table:table-cell>
              <table:table-cell office:value-type="float" office:value="877073">
                <text:p>877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26099">
                <text:p>626099</text:p>
              </table:table-cell>
              <table:table-cell office:value-type="float" office:value="785120">
                <text:p>785120</text:p>
              </table:table-cell>
              <table:table-cell office:value-type="float" office:value="877746">
                <text:p>877746</text:p>
              </table:table-cell>
              <table:table-cell office:value-type="float" office:value="876335">
                <text:p>876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89826">
                <text:p>489826</text:p>
              </table:table-cell>
              <table:table-cell office:value-type="float" office:value="702769">
                <text:p>702769</text:p>
              </table:table-cell>
              <table:table-cell office:value-type="float" office:value="877635">
                <text:p>877635</text:p>
              </table:table-cell>
              <table:table-cell office:value-type="float" office:value="875004">
                <text:p>875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47084">
                <text:p>347084</text:p>
              </table:table-cell>
              <table:table-cell office:value-type="float" office:value="617417">
                <text:p>617417</text:p>
              </table:table-cell>
              <table:table-cell office:value-type="float" office:value="877308">
                <text:p>877308</text:p>
              </table:table-cell>
              <table:table-cell office:value-type="float" office:value="874079">
                <text:p>874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48564">
                <text:p>248564</text:p>
              </table:table-cell>
              <table:table-cell office:value-type="float" office:value="530271">
                <text:p>530271</text:p>
              </table:table-cell>
              <table:table-cell office:value-type="float" office:value="876623">
                <text:p>876623</text:p>
              </table:table-cell>
              <table:table-cell office:value-type="float" office:value="872965">
                <text:p>872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0629">
                <text:p>210629</text:p>
              </table:table-cell>
              <table:table-cell office:value-type="float" office:value="469925">
                <text:p>469925</text:p>
              </table:table-cell>
              <table:table-cell office:value-type="float" office:value="874924">
                <text:p>874924</text:p>
              </table:table-cell>
              <table:table-cell office:value-type="float" office:value="870379">
                <text:p>870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3701">
                <text:p>173701</text:p>
              </table:table-cell>
              <table:table-cell office:value-type="float" office:value="399978">
                <text:p>399978</text:p>
              </table:table-cell>
              <table:table-cell office:value-type="float" office:value="871535">
                <text:p>871535</text:p>
              </table:table-cell>
              <table:table-cell office:value-type="float" office:value="864894">
                <text:p>864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6705">
                <text:p>156705</text:p>
              </table:table-cell>
              <table:table-cell office:value-type="float" office:value="359197">
                <text:p>359197</text:p>
              </table:table-cell>
              <table:table-cell office:value-type="float" office:value="849614">
                <text:p>849614</text:p>
              </table:table-cell>
              <table:table-cell office:value-type="float" office:value="856764">
                <text:p>856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9917">
                <text:p>139917</text:p>
              </table:table-cell>
              <table:table-cell office:value-type="float" office:value="265950">
                <text:p>265950</text:p>
              </table:table-cell>
              <table:table-cell office:value-type="float" office:value="799453">
                <text:p>799453</text:p>
              </table:table-cell>
              <table:table-cell office:value-type="float" office:value="827228">
                <text:p>827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3903">
                <text:p>123903</text:p>
              </table:table-cell>
              <table:table-cell office:value-type="float" office:value="198753">
                <text:p>198753</text:p>
              </table:table-cell>
              <table:table-cell office:value-type="float" office:value="727576">
                <text:p>727576</text:p>
              </table:table-cell>
              <table:table-cell office:value-type="float" office:value="739207">
                <text:p>739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8201">
                <text:p>108201</text:p>
              </table:table-cell>
              <table:table-cell office:value-type="float" office:value="180201">
                <text:p>180201</text:p>
              </table:table-cell>
              <table:table-cell office:value-type="float" office:value="647157">
                <text:p>647157</text:p>
              </table:table-cell>
              <table:table-cell office:value-type="float" office:value="681058">
                <text:p>681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0602">
                <text:p>90602</text:p>
              </table:table-cell>
              <table:table-cell office:value-type="float" office:value="167705">
                <text:p>167705</text:p>
              </table:table-cell>
              <table:table-cell office:value-type="float" office:value="557946">
                <text:p>557946</text:p>
              </table:table-cell>
              <table:table-cell office:value-type="float" office:value="628190">
                <text:p>628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7314">
                <text:p>77314</text:p>
              </table:table-cell>
              <table:table-cell office:value-type="float" office:value="157659">
                <text:p>157659</text:p>
              </table:table-cell>
              <table:table-cell office:value-type="float" office:value="451867">
                <text:p>451867</text:p>
              </table:table-cell>
              <table:table-cell office:value-type="float" office:value="580220">
                <text:p>580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9095">
                <text:p>69095</text:p>
              </table:table-cell>
              <table:table-cell office:value-type="float" office:value="147448">
                <text:p>147448</text:p>
              </table:table-cell>
              <table:table-cell office:value-type="float" office:value="338495">
                <text:p>338495</text:p>
              </table:table-cell>
              <table:table-cell office:value-type="float" office:value="471848">
                <text:p>471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2327">
                <text:p>62327</text:p>
              </table:table-cell>
              <table:table-cell office:value-type="float" office:value="139610">
                <text:p>139610</text:p>
              </table:table-cell>
              <table:table-cell office:value-type="float" office:value="232880">
                <text:p>232880</text:p>
              </table:table-cell>
              <table:table-cell office:value-type="float" office:value="381639">
                <text:p>381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6035">
                <text:p>56035</text:p>
              </table:table-cell>
              <table:table-cell office:value-type="float" office:value="130455">
                <text:p>130455</text:p>
              </table:table-cell>
              <table:table-cell office:value-type="float" office:value="136788">
                <text:p>136788</text:p>
              </table:table-cell>
              <table:table-cell office:value-type="float" office:value="268102">
                <text:p>268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0871">
                <text:p>50871</text:p>
              </table:table-cell>
              <table:table-cell office:value-type="float" office:value="120534">
                <text:p>120534</text:p>
              </table:table-cell>
              <table:table-cell office:value-type="float" office:value="65874">
                <text:p>65874</text:p>
              </table:table-cell>
              <table:table-cell office:value-type="float" office:value="213816">
                <text:p>213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5078">
                <text:p>45078</text:p>
              </table:table-cell>
              <table:table-cell office:value-type="float" office:value="112835">
                <text:p>112835</text:p>
              </table:table-cell>
              <table:table-cell office:value-type="float" office:value="29102">
                <text:p>29102</text:p>
              </table:table-cell>
              <table:table-cell office:value-type="float" office:value="155203">
                <text:p>155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1345">
                <text:p>41345</text:p>
              </table:table-cell>
              <table:table-cell office:value-type="float" office:value="106401">
                <text:p>106401</text:p>
              </table:table-cell>
              <table:table-cell office:value-type="float" office:value="12552">
                <text:p>12552</text:p>
              </table:table-cell>
              <table:table-cell office:value-type="float" office:value="117740">
                <text:p>1177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8484">
                <text:p>38484</text:p>
              </table:table-cell>
              <table:table-cell office:value-type="float" office:value="101775">
                <text:p>101775</text:p>
              </table:table-cell>
              <table:table-cell office:value-type="float" office:value="6568">
                <text:p>6568</text:p>
              </table:table-cell>
              <table:table-cell office:value-type="float" office:value="91115">
                <text:p>91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5945">
                <text:p>35945</text:p>
              </table:table-cell>
              <table:table-cell office:value-type="float" office:value="97573">
                <text:p>97573</text:p>
              </table:table-cell>
              <table:table-cell office:value-type="float" office:value="1260">
                <text:p>1260</text:p>
              </table:table-cell>
              <table:table-cell office:value-type="float" office:value="66058">
                <text:p>66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3792">
                <text:p>33792</text:p>
              </table:table-cell>
              <table:table-cell office:value-type="float" office:value="94158">
                <text:p>94158</text:p>
              </table:table-cell>
              <table:table-cell office:value-type="float" office:value="556">
                <text:p>556</text:p>
              </table:table-cell>
              <table:table-cell office:value-type="float" office:value="51064">
                <text:p>51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2199">
                <text:p>32199</text:p>
              </table:table-cell>
              <table:table-cell office:value-type="float" office:value="91114">
                <text:p>91114</text:p>
              </table:table-cell>
              <table:table-cell office:value-type="float" office:value="331">
                <text:p>331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803">
                <text:p>30803</text:p>
              </table:table-cell>
              <table:table-cell office:value-type="float" office:value="88562">
                <text:p>88562</text:p>
              </table:table-cell>
              <table:table-cell office:value-type="float" office:value="182">
                <text:p>182</text:p>
              </table:table-cell>
              <table:table-cell office:value-type="float" office:value="32539">
                <text:p>32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496">
                <text:p>29496</text:p>
              </table:table-cell>
              <table:table-cell office:value-type="float" office:value="86161">
                <text:p>86161</text:p>
              </table:table-cell>
              <table:table-cell office:value-type="float" office:value="118">
                <text:p>118</text:p>
              </table:table-cell>
              <table:table-cell office:value-type="float" office:value="28417">
                <text:p>28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8292">
                <text:p>28292</text:p>
              </table:table-cell>
              <table:table-cell office:value-type="float" office:value="83868">
                <text:p>83868</text:p>
              </table:table-cell>
              <table:table-cell office:value-type="float" office:value="54">
                <text:p>54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7340">
                <text:p>27340</text:p>
              </table:table-cell>
              <table:table-cell office:value-type="float" office:value="81798">
                <text:p>81798</text:p>
              </table:table-cell>
              <table:table-cell office:value-type="float" office:value="31">
                <text:p>31</text:p>
              </table:table-cell>
              <table:table-cell office:value-type="float" office:value="23230">
                <text:p>232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452">
                <text:p>26452</text:p>
              </table:table-cell>
              <table:table-cell office:value-type="float" office:value="79881">
                <text:p>79881</text:p>
              </table:table-cell>
              <table:table-cell office:value-type="float" office:value="21">
                <text:p>21</text:p>
              </table:table-cell>
              <table:table-cell office:value-type="float" office:value="21689">
                <text:p>21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469">
                <text:p>25469</text:p>
              </table:table-cell>
              <table:table-cell office:value-type="float" office:value="77656">
                <text:p>77656</text:p>
              </table:table-cell>
              <table:table-cell office:value-type="float" office:value="6">
                <text:p>6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895">
                <text:p>24895</text:p>
              </table:table-cell>
              <table:table-cell office:value-type="float" office:value="76426">
                <text:p>76426</text:p>
              </table:table-cell>
              <table:table-cell office:value-type="float" office:value="5">
                <text:p>5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50">
                <text:p>24150</text:p>
              </table:table-cell>
              <table:table-cell office:value-type="float" office:value="74686">
                <text:p>74686</text:p>
              </table:table-cell>
              <table:table-cell office:value-type="float" office:value="2">
                <text:p>2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645">
                <text:p>23645</text:p>
              </table:table-cell>
              <table:table-cell office:value-type="float" office:value="73395">
                <text:p>73395</text:p>
              </table:table-cell>
              <table:table-cell office:value-type="float" office:value="2">
                <text:p>2</text:p>
              </table:table-cell>
              <table:table-cell office:value-type="float" office:value="17148">
                <text:p>17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3203">
                <text:p>23203</text:p>
              </table:table-cell>
              <table:table-cell office:value-type="float" office:value="72169">
                <text:p>72169</text:p>
              </table:table-cell>
              <table:table-cell office:value-type="float" office:value="2">
                <text:p>2</text:p>
              </table:table-cell>
              <table:table-cell office:value-type="float" office:value="16276">
                <text:p>16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841">
                <text:p>22841</text:p>
              </table:table-cell>
              <table:table-cell office:value-type="float" office:value="70988">
                <text:p>70988</text:p>
              </table:table-cell>
              <table:table-cell office:value-type="float" office:value="2">
                <text:p>2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496">
                <text:p>22496</text:p>
              </table:table-cell>
              <table:table-cell office:value-type="float" office:value="69900">
                <text:p>69900</text:p>
              </table:table-cell>
              <table:table-cell office:value-type="float" office:value="1">
                <text:p>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2178">
                <text:p>22178</text:p>
              </table:table-cell>
              <table:table-cell office:value-type="float" office:value="68799">
                <text:p>68799</text:p>
              </table:table-cell>
              <table:table-cell office:value-type="float" office:value="1">
                <text:p>1</text:p>
              </table:table-cell>
              <table:table-cell office:value-type="float" office:value="13316">
                <text:p>13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855">
                <text:p>21855</text:p>
              </table:table-cell>
              <table:table-cell office:value-type="float" office:value="67882">
                <text:p>67882</text:p>
              </table:table-cell>
              <table:table-cell office:value-type="float" office:value="1">
                <text:p>1</text:p>
              </table:table-cell>
              <table:table-cell office:value-type="float" office:value="12269">
                <text:p>12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1610">
                <text:p>21610</text:p>
              </table:table-cell>
              <table:table-cell office:value-type="float" office:value="66989">
                <text:p>66989</text:p>
              </table:table-cell>
              <table:table-cell office:value-type="float" office:value="1">
                <text:p>1</text:p>
              </table:table-cell>
              <table:table-cell office:value-type="float" office:value="11274">
                <text:p>11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1313">
                <text:p>21313</text:p>
              </table:table-cell>
              <table:table-cell office:value-type="float" office:value="66033">
                <text:p>66033</text:p>
              </table:table-cell>
              <table:table-cell office:value-type="float" office:value="1">
                <text:p>1</text:p>
              </table:table-cell>
              <table:table-cell office:value-type="float" office:value="10333">
                <text:p>10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1034">
                <text:p>21034</text:p>
              </table:table-cell>
              <table:table-cell office:value-type="float" office:value="65271">
                <text:p>65271</text:p>
              </table:table-cell>
              <table:table-cell office:value-type="float" office:value="1">
                <text:p>1</text:p>
              </table:table-cell>
              <table:table-cell office:value-type="float" office:value="9263">
                <text:p>9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0776">
                <text:p>20776</text:p>
              </table:table-cell>
              <table:table-cell office:value-type="float" office:value="64617">
                <text:p>64617</text:p>
              </table:table-cell>
              <table:table-cell office:value-type="float" office:value="1">
                <text:p>1</text:p>
              </table:table-cell>
              <table:table-cell office:value-type="float" office:value="7976">
                <text:p>7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0573">
                <text:p>20573</text:p>
              </table:table-cell>
              <table:table-cell office:value-type="float" office:value="63983">
                <text:p>63983</text:p>
              </table:table-cell>
              <table:table-cell office:value-type="float" office:value="1">
                <text:p>1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0255">
                <text:p>20255</text:p>
              </table:table-cell>
              <table:table-cell office:value-type="float" office:value="63294">
                <text:p>63294</text:p>
              </table:table-cell>
              <table:table-cell office:value-type="float" office:value="1">
                <text:p>1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010">
                <text:p>20010</text:p>
              </table:table-cell>
              <table:table-cell office:value-type="float" office:value="62479">
                <text:p>62479</text:p>
              </table:table-cell>
              <table:table-cell office:value-type="float" office:value="1">
                <text:p>1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678">
                <text:p>19678</text:p>
              </table:table-cell>
              <table:table-cell office:value-type="float" office:value="61912">
                <text:p>61912</text:p>
              </table:table-cell>
              <table:table-cell office:value-type="float" office:value="1">
                <text:p>1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9420">
                <text:p>19420</text:p>
              </table:table-cell>
              <table:table-cell office:value-type="float" office:value="61282">
                <text:p>61282</text:p>
              </table:table-cell>
              <table:table-cell office:value-type="float" office:value="1">
                <text:p>1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116">
                <text:p>19116</text:p>
              </table:table-cell>
              <table:table-cell office:value-type="float" office:value="60470">
                <text:p>60470</text:p>
              </table:table-cell>
              <table:table-cell office:value-type="float" office:value="1">
                <text:p>1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819">
                <text:p>18819</text:p>
              </table:table-cell>
              <table:table-cell office:value-type="float" office:value="59951">
                <text:p>59951</text:p>
              </table:table-cell>
              <table:table-cell office:value-type="float" office:value="1">
                <text:p>1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461">
                <text:p>18461</text:p>
              </table:table-cell>
              <table:table-cell office:value-type="float" office:value="59375">
                <text:p>59375</text:p>
              </table:table-cell>
              <table:table-cell office:value-type="float" office:value="1">
                <text:p>1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069">
                <text:p>18069</text:p>
              </table:table-cell>
              <table:table-cell office:value-type="float" office:value="58675">
                <text:p>58675</text:p>
              </table:table-cell>
              <table:table-cell office:value-type="float" office:value="1">
                <text:p>1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7717">
                <text:p>17717</text:p>
              </table:table-cell>
              <table:table-cell office:value-type="float" office:value="58164">
                <text:p>58164</text:p>
              </table:table-cell>
              <table:table-cell office:value-type="float" office:value="1">
                <text:p>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7468">
                <text:p>17468</text:p>
              </table:table-cell>
              <table:table-cell office:value-type="float" office:value="57763">
                <text:p>57763</text:p>
              </table:table-cell>
              <table:table-cell office:value-type="float" office:value="1">
                <text:p>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7144">
                <text:p>17144</text:p>
              </table:table-cell>
              <table:table-cell office:value-type="float" office:value="56926">
                <text:p>56926</text:p>
              </table:table-cell>
              <table:table-cell office:value-type="float" office:value="1">
                <text:p>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861">
                <text:p>16861</text:p>
              </table:table-cell>
              <table:table-cell office:value-type="float" office:value="56396">
                <text:p>56396</text:p>
              </table:table-cell>
              <table:table-cell office:value-type="float" office:value="1">
                <text:p>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6428">
                <text:p>16428</text:p>
              </table:table-cell>
              <table:table-cell office:value-type="float" office:value="55782">
                <text:p>55782</text:p>
              </table:table-cell>
              <table:table-cell office:value-type="float" office:value="1">
                <text:p>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370">
                <text:p>16370</text:p>
              </table:table-cell>
              <table:table-cell office:value-type="float" office:value="55563">
                <text:p>55563</text:p>
              </table:table-cell>
              <table:table-cell office:value-type="float" office:value="1">
                <text:p>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5881">
                <text:p>15881</text:p>
              </table:table-cell>
              <table:table-cell office:value-type="float" office:value="54465">
                <text:p>54465</text:p>
              </table:table-cell>
              <table:table-cell office:value-type="float" office:value="1">
                <text:p>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630">
                <text:p>15630</text:p>
              </table:table-cell>
              <table:table-cell office:value-type="float" office:value="54147">
                <text:p>54147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252">
                <text:p>15252</text:p>
              </table:table-cell>
              <table:table-cell office:value-type="float" office:value="53562">
                <text:p>53562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067">
                <text:p>15067</text:p>
              </table:table-cell>
              <table:table-cell office:value-type="float" office:value="52998">
                <text:p>52998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632">
                <text:p>14632</text:p>
              </table:table-cell>
              <table:table-cell office:value-type="float" office:value="52578">
                <text:p>5257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498">
                <text:p>14498</text:p>
              </table:table-cell>
              <table:table-cell office:value-type="float" office:value="51947">
                <text:p>5194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960">
                <text:p>13960</text:p>
              </table:table-cell>
              <table:table-cell office:value-type="float" office:value="51353">
                <text:p>5135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760">
                <text:p>13760</text:p>
              </table:table-cell>
              <table:table-cell office:value-type="float" office:value="50534">
                <text:p>5053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397">
                <text:p>13397</text:p>
              </table:table-cell>
              <table:table-cell office:value-type="float" office:value="50109">
                <text:p>5010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282">
                <text:p>13282</text:p>
              </table:table-cell>
              <table:table-cell office:value-type="float" office:value="49352">
                <text:p>4935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800">
                <text:p>12800</text:p>
              </table:table-cell>
              <table:table-cell office:value-type="float" office:value="48326">
                <text:p>4832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621">
                <text:p>12621</text:p>
              </table:table-cell>
              <table:table-cell office:value-type="float" office:value="47682">
                <text:p>4768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378">
                <text:p>12378</text:p>
              </table:table-cell>
              <table:table-cell office:value-type="float" office:value="47148">
                <text:p>4714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031">
                <text:p>12031</text:p>
              </table:table-cell>
              <table:table-cell office:value-type="float" office:value="46072">
                <text:p>4607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685">
                <text:p>11685</text:p>
              </table:table-cell>
              <table:table-cell office:value-type="float" office:value="44913">
                <text:p>449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451">
                <text:p>11451</text:p>
              </table:table-cell>
              <table:table-cell office:value-type="float" office:value="44571">
                <text:p>4457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156">
                <text:p>11156</text:p>
              </table:table-cell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616">
                <text:p>10616</text:p>
              </table:table-cell>
              <table:table-cell office:value-type="float" office:value="41582">
                <text:p>4158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491">
                <text:p>10491</text:p>
              </table:table-cell>
              <table:table-cell office:value-type="float" office:value="40828">
                <text:p>4082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536">
                <text:p>9536</text:p>
              </table:table-cell>
              <table:table-cell office:value-type="float" office:value="40376">
                <text:p>4037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536">
                <text:p>9536</text:p>
              </table:table-cell>
              <table:table-cell office:value-type="float" office:value="39829">
                <text:p>3982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981">
                <text:p>7981</text:p>
              </table:table-cell>
              <table:table-cell office:value-type="float" office:value="36922">
                <text:p>36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81">
                <text:p>7981</text:p>
              </table:table-cell>
              <table:table-cell office:value-type="float" office:value="36624">
                <text:p>36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367">
                <text:p>6367</text:p>
              </table:table-cell>
              <table:table-cell office:value-type="float" office:value="36121">
                <text:p>36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119">
                <text:p>6119</text:p>
              </table:table-cell>
              <table:table-cell office:value-type="float" office:value="35471">
                <text:p>35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098">
                <text:p>6098</text:p>
              </table:table-cell>
              <table:table-cell office:value-type="float" office:value="33880">
                <text:p>33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088">
                <text:p>4088</text:p>
              </table:table-cell>
              <table:table-cell office:value-type="float" office:value="31039">
                <text:p>3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029">
                <text:p>4029</text:p>
              </table:table-cell>
              <table:table-cell office:value-type="float" office:value="30202">
                <text:p>30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930">
                <text:p>2930</text:p>
              </table:table-cell>
              <table:table-cell office:value-type="float" office:value="29232">
                <text:p>29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898">
                <text:p>2898</text:p>
              </table:table-cell>
              <table:table-cell office:value-type="float" office:value="28465">
                <text:p>28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740">
                <text:p>2740</text:p>
              </table:table-cell>
              <table:table-cell office:value-type="float" office:value="27052">
                <text:p>27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853">
                <text:p>1853</text:p>
              </table:table-cell>
              <table:table-cell office:value-type="float" office:value="26259">
                <text:p>26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788">
                <text:p>1788</text:p>
              </table:table-cell>
              <table:table-cell office:value-type="float" office:value="24742">
                <text:p>24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734">
                <text:p>1734</text:p>
              </table:table-cell>
              <table:table-cell office:value-type="float" office:value="23848">
                <text:p>23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01">
                <text:p>1201</text:p>
              </table:table-cell>
              <table:table-cell office:value-type="float" office:value="23032">
                <text:p>23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181">
                <text:p>1181</text:p>
              </table:table-cell>
              <table:table-cell office:value-type="float" office:value="21157">
                <text:p>2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33">
                <text:p>933</text:p>
              </table:table-cell>
              <table:table-cell office:value-type="float" office:value="20166">
                <text:p>20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33">
                <text:p>933</text:p>
              </table:table-cell>
              <table:table-cell office:value-type="float" office:value="18851">
                <text:p>18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13">
                <text:p>913</text:p>
              </table:table-cell>
              <table:table-cell office:value-type="float" office:value="17994">
                <text:p>17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13">
                <text:p>913</text:p>
              </table:table-cell>
              <table:table-cell office:value-type="float" office:value="17230">
                <text:p>17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75">
                <text:p>775</text:p>
              </table:table-cell>
              <table:table-cell office:value-type="float" office:value="16428">
                <text:p>16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69">
                <text:p>769</text:p>
              </table:table-cell>
              <table:table-cell office:value-type="float" office:value="15509">
                <text:p>15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34">
                <text:p>734</text:p>
              </table:table-cell>
              <table:table-cell office:value-type="float" office:value="15101">
                <text:p>15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84">
                <text:p>684</text:p>
              </table:table-cell>
              <table:table-cell office:value-type="float" office:value="14686">
                <text:p>14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77">
                <text:p>677</text:p>
              </table:table-cell>
              <table:table-cell office:value-type="float" office:value="14437">
                <text:p>14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0">
                <text:p>630</text:p>
              </table:table-cell>
              <table:table-cell office:value-type="float" office:value="14032">
                <text:p>1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30">
                <text:p>630</text:p>
              </table:table-cell>
              <table:table-cell office:value-type="float" office:value="13724">
                <text:p>13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03">
                <text:p>603</text:p>
              </table:table-cell>
              <table:table-cell office:value-type="float" office:value="13444">
                <text:p>13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95">
                <text:p>595</text:p>
              </table:table-cell>
              <table:table-cell office:value-type="float" office:value="13079">
                <text:p>13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08">
                <text:p>508</text:p>
              </table:table-cell>
              <table:table-cell office:value-type="float" office:value="12654">
                <text:p>12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75">
                <text:p>475</text:p>
              </table:table-cell>
              <table:table-cell office:value-type="float" office:value="12407">
                <text:p>1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73">
                <text:p>473</text:p>
              </table:table-cell>
              <table:table-cell office:value-type="float" office:value="12017">
                <text:p>1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73">
                <text:p>473</text:p>
              </table:table-cell>
              <table:table-cell office:value-type="float" office:value="11728">
                <text:p>1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73">
                <text:p>473</text:p>
              </table:table-cell>
              <table:table-cell office:value-type="float" office:value="11292">
                <text:p>1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43">
                <text:p>343</text:p>
              </table:table-cell>
              <table:table-cell office:value-type="float" office:value="10954">
                <text:p>10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43">
                <text:p>343</text:p>
              </table:table-cell>
              <table:table-cell office:value-type="float" office:value="10521">
                <text:p>10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43">
                <text:p>343</text:p>
              </table:table-cell>
              <table:table-cell office:value-type="float" office:value="9853">
                <text:p>9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43">
                <text:p>343</text:p>
              </table:table-cell>
              <table:table-cell office:value-type="float" office:value="9461">
                <text:p>9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20">
                <text:p>320</text:p>
              </table:table-cell>
              <table:table-cell office:value-type="float" office:value="8983">
                <text:p>8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00">
                <text:p>200</text:p>
              </table:table-cell>
              <table:table-cell office:value-type="float" office:value="8432">
                <text:p>8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8167">
                <text:p>8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7747">
                <text:p>7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00">
                <text:p>200</text:p>
              </table:table-cell>
              <table:table-cell office:value-type="float" office:value="7371">
                <text:p>7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6">
                <text:p>66</text:p>
              </table:table-cell>
              <table:table-cell office:value-type="float" office:value="7111">
                <text:p>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6944">
                <text:p>6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6">
                <text:p>66</text:p>
              </table:table-cell>
              <table:table-cell office:value-type="float" office:value="6536">
                <text:p>6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66">
                <text:p>66</text:p>
              </table:table-cell>
              <table:table-cell office:value-type="float" office:value="6365">
                <text:p>6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66">
                <text:p>66</text:p>
              </table:table-cell>
              <table:table-cell office:value-type="float" office:value="6129">
                <text:p>6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5780">
                <text:p>5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5679">
                <text:p>5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5398">
                <text:p>5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5216">
                <text:p>5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988">
                <text:p>4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4638">
                <text:p>4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4394">
                <text:p>4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4044">
                <text:p>4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3559">
                <text:p>3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3150">
                <text:p>3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046">
                <text:p>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881">
                <text:p>1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573">
                <text:p>1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9">
                <text:p>877899</text:p>
              </table:table-cell>
              <table:table-cell office:value-type="float" office:value="877898">
                <text:p>877898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8">
                <text:p>877898</text:p>
              </table:table-cell>
              <table:table-cell office:value-type="float" office:value="877894">
                <text:p>877894</text:p>
              </table:table-cell>
              <table:table-cell office:value-type="float" office:value="877898">
                <text:p>877898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92">
                <text:p>877892</text:p>
              </table:table-cell>
              <table:table-cell office:value-type="float" office:value="877890">
                <text:p>877890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92">
                <text:p>877892</text:p>
              </table:table-cell>
              <table:table-cell office:value-type="float" office:value="877886">
                <text:p>877886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83">
                <text:p>877883</text:p>
              </table:table-cell>
              <table:table-cell office:value-type="float" office:value="877880">
                <text:p>877880</text:p>
              </table:table-cell>
              <table:table-cell office:value-type="float" office:value="877889">
                <text:p>877889</text:p>
              </table:table-cell>
              <table:table-cell office:value-type="float" office:value="877886">
                <text:p>87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83">
                <text:p>877883</text:p>
              </table:table-cell>
              <table:table-cell office:value-type="float" office:value="877878">
                <text:p>877878</text:p>
              </table:table-cell>
              <table:table-cell office:value-type="float" office:value="877886">
                <text:p>877886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82">
                <text:p>877882</text:p>
              </table:table-cell>
              <table:table-cell office:value-type="float" office:value="877873">
                <text:p>877873</text:p>
              </table:table-cell>
              <table:table-cell office:value-type="float" office:value="877882">
                <text:p>877882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76">
                <text:p>877876</text:p>
              </table:table-cell>
              <table:table-cell office:value-type="float" office:value="877869">
                <text:p>877869</text:p>
              </table:table-cell>
              <table:table-cell office:value-type="float" office:value="877881">
                <text:p>877881</text:p>
              </table:table-cell>
              <table:table-cell office:value-type="float" office:value="877878">
                <text:p>877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3">
                <text:p>877873</text:p>
              </table:table-cell>
              <table:table-cell office:value-type="float" office:value="877867">
                <text:p>877867</text:p>
              </table:table-cell>
              <table:table-cell office:value-type="float" office:value="877878">
                <text:p>877878</text:p>
              </table:table-cell>
              <table:table-cell office:value-type="float" office:value="877877">
                <text:p>877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71">
                <text:p>877871</text:p>
              </table:table-cell>
              <table:table-cell office:value-type="float" office:value="877865">
                <text:p>877865</text:p>
              </table:table-cell>
              <table:table-cell office:value-type="float" office:value="877875">
                <text:p>877875</text:p>
              </table:table-cell>
              <table:table-cell office:value-type="float" office:value="877872">
                <text:p>877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69">
                <text:p>877869</text:p>
              </table:table-cell>
              <table:table-cell office:value-type="float" office:value="877859">
                <text:p>877859</text:p>
              </table:table-cell>
              <table:table-cell office:value-type="float" office:value="877873">
                <text:p>877873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67">
                <text:p>877867</text:p>
              </table:table-cell>
              <table:table-cell office:value-type="float" office:value="877851">
                <text:p>877851</text:p>
              </table:table-cell>
              <table:table-cell office:value-type="float" office:value="877872">
                <text:p>877872</text:p>
              </table:table-cell>
              <table:table-cell office:value-type="float" office:value="877869">
                <text:p>87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61">
                <text:p>877861</text:p>
              </table:table-cell>
              <table:table-cell office:value-type="float" office:value="877837">
                <text:p>877837</text:p>
              </table:table-cell>
              <table:table-cell office:value-type="float" office:value="877869">
                <text:p>877869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60">
                <text:p>877860</text:p>
              </table:table-cell>
              <table:table-cell office:value-type="float" office:value="877775">
                <text:p>877775</text:p>
              </table:table-cell>
              <table:table-cell office:value-type="float" office:value="877867">
                <text:p>877867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58">
                <text:p>877858</text:p>
              </table:table-cell>
              <table:table-cell office:value-type="float" office:value="877592">
                <text:p>877592</text:p>
              </table:table-cell>
              <table:table-cell office:value-type="float" office:value="877864">
                <text:p>877864</text:p>
              </table:table-cell>
              <table:table-cell office:value-type="float" office:value="877862">
                <text:p>877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853">
                <text:p>877853</text:p>
              </table:table-cell>
              <table:table-cell office:value-type="float" office:value="876383">
                <text:p>876383</text:p>
              </table:table-cell>
              <table:table-cell office:value-type="float" office:value="877862">
                <text:p>877862</text:p>
              </table:table-cell>
              <table:table-cell office:value-type="float" office:value="877857">
                <text:p>87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852">
                <text:p>877852</text:p>
              </table:table-cell>
              <table:table-cell office:value-type="float" office:value="873381">
                <text:p>873381</text:p>
              </table:table-cell>
              <table:table-cell office:value-type="float" office:value="877859">
                <text:p>877859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848">
                <text:p>877848</text:p>
              </table:table-cell>
              <table:table-cell office:value-type="float" office:value="870363">
                <text:p>870363</text:p>
              </table:table-cell>
              <table:table-cell office:value-type="float" office:value="877855">
                <text:p>877855</text:p>
              </table:table-cell>
              <table:table-cell office:value-type="float" office:value="877850">
                <text:p>877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845">
                <text:p>877845</text:p>
              </table:table-cell>
              <table:table-cell office:value-type="float" office:value="867475">
                <text:p>867475</text:p>
              </table:table-cell>
              <table:table-cell office:value-type="float" office:value="877854">
                <text:p>877854</text:p>
              </table:table-cell>
              <table:table-cell office:value-type="float" office:value="877848">
                <text:p>877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843">
                <text:p>877843</text:p>
              </table:table-cell>
              <table:table-cell office:value-type="float" office:value="865680">
                <text:p>865680</text:p>
              </table:table-cell>
              <table:table-cell office:value-type="float" office:value="877851">
                <text:p>877851</text:p>
              </table:table-cell>
              <table:table-cell office:value-type="float" office:value="877847">
                <text:p>877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7840">
                <text:p>877840</text:p>
              </table:table-cell>
              <table:table-cell office:value-type="float" office:value="864268">
                <text:p>864268</text:p>
              </table:table-cell>
              <table:table-cell office:value-type="float" office:value="877846">
                <text:p>877846</text:p>
              </table:table-cell>
              <table:table-cell office:value-type="float" office:value="877841">
                <text:p>877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7836">
                <text:p>877836</text:p>
              </table:table-cell>
              <table:table-cell office:value-type="float" office:value="863037">
                <text:p>863037</text:p>
              </table:table-cell>
              <table:table-cell office:value-type="float" office:value="877846">
                <text:p>877846</text:p>
              </table:table-cell>
              <table:table-cell office:value-type="float" office:value="877840">
                <text:p>877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7833">
                <text:p>877833</text:p>
              </table:table-cell>
              <table:table-cell office:value-type="float" office:value="861943">
                <text:p>861943</text:p>
              </table:table-cell>
              <table:table-cell office:value-type="float" office:value="877843">
                <text:p>877843</text:p>
              </table:table-cell>
              <table:table-cell office:value-type="float" office:value="877836">
                <text:p>877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7824">
                <text:p>877824</text:p>
              </table:table-cell>
              <table:table-cell office:value-type="float" office:value="860948">
                <text:p>860948</text:p>
              </table:table-cell>
              <table:table-cell office:value-type="float" office:value="877839">
                <text:p>877839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7717">
                <text:p>877717</text:p>
              </table:table-cell>
              <table:table-cell office:value-type="float" office:value="860106">
                <text:p>860106</text:p>
              </table:table-cell>
              <table:table-cell office:value-type="float" office:value="877837">
                <text:p>877837</text:p>
              </table:table-cell>
              <table:table-cell office:value-type="float" office:value="877832">
                <text:p>877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7502">
                <text:p>877502</text:p>
              </table:table-cell>
              <table:table-cell office:value-type="float" office:value="859316">
                <text:p>859316</text:p>
              </table:table-cell>
              <table:table-cell office:value-type="float" office:value="877834">
                <text:p>877834</text:p>
              </table:table-cell>
              <table:table-cell office:value-type="float" office:value="877829">
                <text:p>877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7186">
                <text:p>877186</text:p>
              </table:table-cell>
              <table:table-cell office:value-type="float" office:value="858634">
                <text:p>858634</text:p>
              </table:table-cell>
              <table:table-cell office:value-type="float" office:value="877833">
                <text:p>877833</text:p>
              </table:table-cell>
              <table:table-cell office:value-type="float" office:value="877824">
                <text:p>877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6828">
                <text:p>876828</text:p>
              </table:table-cell>
              <table:table-cell office:value-type="float" office:value="858014">
                <text:p>858014</text:p>
              </table:table-cell>
              <table:table-cell office:value-type="float" office:value="877830">
                <text:p>877830</text:p>
              </table:table-cell>
              <table:table-cell office:value-type="float" office:value="877822">
                <text:p>877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6329">
                <text:p>876329</text:p>
              </table:table-cell>
              <table:table-cell office:value-type="float" office:value="857469">
                <text:p>857469</text:p>
              </table:table-cell>
              <table:table-cell office:value-type="float" office:value="877826">
                <text:p>877826</text:p>
              </table:table-cell>
              <table:table-cell office:value-type="float" office:value="877817">
                <text:p>877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5607">
                <text:p>875607</text:p>
              </table:table-cell>
              <table:table-cell office:value-type="float" office:value="856942">
                <text:p>856942</text:p>
              </table:table-cell>
              <table:table-cell office:value-type="float" office:value="877823">
                <text:p>877823</text:p>
              </table:table-cell>
              <table:table-cell office:value-type="float" office:value="877816">
                <text:p>877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74850">
                <text:p>874850</text:p>
              </table:table-cell>
              <table:table-cell office:value-type="float" office:value="856432">
                <text:p>856432</text:p>
              </table:table-cell>
              <table:table-cell office:value-type="float" office:value="877821">
                <text:p>877821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74217">
                <text:p>874217</text:p>
              </table:table-cell>
              <table:table-cell office:value-type="float" office:value="855919">
                <text:p>855919</text:p>
              </table:table-cell>
              <table:table-cell office:value-type="float" office:value="877819">
                <text:p>877819</text:p>
              </table:table-cell>
              <table:table-cell office:value-type="float" office:value="877810">
                <text:p>8778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73512">
                <text:p>873512</text:p>
              </table:table-cell>
              <table:table-cell office:value-type="float" office:value="855314">
                <text:p>855314</text:p>
              </table:table-cell>
              <table:table-cell office:value-type="float" office:value="877815">
                <text:p>877815</text:p>
              </table:table-cell>
              <table:table-cell office:value-type="float" office:value="877808">
                <text:p>877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72425">
                <text:p>872425</text:p>
              </table:table-cell>
              <table:table-cell office:value-type="float" office:value="854671">
                <text:p>854671</text:p>
              </table:table-cell>
              <table:table-cell office:value-type="float" office:value="877812">
                <text:p>877812</text:p>
              </table:table-cell>
              <table:table-cell office:value-type="float" office:value="877806">
                <text:p>877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70684">
                <text:p>870684</text:p>
              </table:table-cell>
              <table:table-cell office:value-type="float" office:value="854013">
                <text:p>854013</text:p>
              </table:table-cell>
              <table:table-cell office:value-type="float" office:value="877812">
                <text:p>877812</text:p>
              </table:table-cell>
              <table:table-cell office:value-type="float" office:value="877803">
                <text:p>877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68857">
                <text:p>868857</text:p>
              </table:table-cell>
              <table:table-cell office:value-type="float" office:value="853323">
                <text:p>853323</text:p>
              </table:table-cell>
              <table:table-cell office:value-type="float" office:value="877809">
                <text:p>877809</text:p>
              </table:table-cell>
              <table:table-cell office:value-type="float" office:value="877801">
                <text:p>877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66517">
                <text:p>866517</text:p>
              </table:table-cell>
              <table:table-cell office:value-type="float" office:value="852556">
                <text:p>852556</text:p>
              </table:table-cell>
              <table:table-cell office:value-type="float" office:value="877807">
                <text:p>877807</text:p>
              </table:table-cell>
              <table:table-cell office:value-type="float" office:value="877797">
                <text:p>877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64490">
                <text:p>864490</text:p>
              </table:table-cell>
              <table:table-cell office:value-type="float" office:value="851829">
                <text:p>851829</text:p>
              </table:table-cell>
              <table:table-cell office:value-type="float" office:value="877806">
                <text:p>877806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3237">
                <text:p>863237</text:p>
              </table:table-cell>
              <table:table-cell office:value-type="float" office:value="851085">
                <text:p>851085</text:p>
              </table:table-cell>
              <table:table-cell office:value-type="float" office:value="877804">
                <text:p>877804</text:p>
              </table:table-cell>
              <table:table-cell office:value-type="float" office:value="877794">
                <text:p>877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62311">
                <text:p>862311</text:p>
              </table:table-cell>
              <table:table-cell office:value-type="float" office:value="850310">
                <text:p>850310</text:p>
              </table:table-cell>
              <table:table-cell office:value-type="float" office:value="877803">
                <text:p>877803</text:p>
              </table:table-cell>
              <table:table-cell office:value-type="float" office:value="877793">
                <text:p>877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61565">
                <text:p>861565</text:p>
              </table:table-cell>
              <table:table-cell office:value-type="float" office:value="849578">
                <text:p>849578</text:p>
              </table:table-cell>
              <table:table-cell office:value-type="float" office:value="877799">
                <text:p>877799</text:p>
              </table:table-cell>
              <table:table-cell office:value-type="float" office:value="877791">
                <text:p>877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61092">
                <text:p>861092</text:p>
              </table:table-cell>
              <table:table-cell office:value-type="float" office:value="848803">
                <text:p>848803</text:p>
              </table:table-cell>
              <table:table-cell office:value-type="float" office:value="877797">
                <text:p>877797</text:p>
              </table:table-cell>
              <table:table-cell office:value-type="float" office:value="877788">
                <text:p>877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60593">
                <text:p>860593</text:p>
              </table:table-cell>
              <table:table-cell office:value-type="float" office:value="848003">
                <text:p>848003</text:p>
              </table:table-cell>
              <table:table-cell office:value-type="float" office:value="877795">
                <text:p>877795</text:p>
              </table:table-cell>
              <table:table-cell office:value-type="float" office:value="877786">
                <text:p>877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60174">
                <text:p>860174</text:p>
              </table:table-cell>
              <table:table-cell office:value-type="float" office:value="847254">
                <text:p>847254</text:p>
              </table:table-cell>
              <table:table-cell office:value-type="float" office:value="877793">
                <text:p>877793</text:p>
              </table:table-cell>
              <table:table-cell office:value-type="float" office:value="877783">
                <text:p>8777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9815">
                <text:p>859815</text:p>
              </table:table-cell>
              <table:table-cell office:value-type="float" office:value="846491">
                <text:p>846491</text:p>
              </table:table-cell>
              <table:table-cell office:value-type="float" office:value="877793">
                <text:p>877793</text:p>
              </table:table-cell>
              <table:table-cell office:value-type="float" office:value="877779">
                <text:p>877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59443">
                <text:p>859443</text:p>
              </table:table-cell>
              <table:table-cell office:value-type="float" office:value="845702">
                <text:p>845702</text:p>
              </table:table-cell>
              <table:table-cell office:value-type="float" office:value="877792">
                <text:p>877792</text:p>
              </table:table-cell>
              <table:table-cell office:value-type="float" office:value="877777">
                <text:p>877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59094">
                <text:p>859094</text:p>
              </table:table-cell>
              <table:table-cell office:value-type="float" office:value="844985">
                <text:p>844985</text:p>
              </table:table-cell>
              <table:table-cell office:value-type="float" office:value="877787">
                <text:p>877787</text:p>
              </table:table-cell>
              <table:table-cell office:value-type="float" office:value="877775">
                <text:p>877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8811">
                <text:p>858811</text:p>
              </table:table-cell>
              <table:table-cell office:value-type="float" office:value="844308">
                <text:p>844308</text:p>
              </table:table-cell>
              <table:table-cell office:value-type="float" office:value="877786">
                <text:p>877786</text:p>
              </table:table-cell>
              <table:table-cell office:value-type="float" office:value="877771">
                <text:p>877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58549">
                <text:p>858549</text:p>
              </table:table-cell>
              <table:table-cell office:value-type="float" office:value="843617">
                <text:p>843617</text:p>
              </table:table-cell>
              <table:table-cell office:value-type="float" office:value="877783">
                <text:p>877783</text:p>
              </table:table-cell>
              <table:table-cell office:value-type="float" office:value="877770">
                <text:p>8777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58322">
                <text:p>858322</text:p>
              </table:table-cell>
              <table:table-cell office:value-type="float" office:value="842889">
                <text:p>842889</text:p>
              </table:table-cell>
              <table:table-cell office:value-type="float" office:value="877781">
                <text:p>877781</text:p>
              </table:table-cell>
              <table:table-cell office:value-type="float" office:value="877767">
                <text:p>877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8118">
                <text:p>858118</text:p>
              </table:table-cell>
              <table:table-cell office:value-type="float" office:value="842167">
                <text:p>842167</text:p>
              </table:table-cell>
              <table:table-cell office:value-type="float" office:value="877780">
                <text:p>877780</text:p>
              </table:table-cell>
              <table:table-cell office:value-type="float" office:value="877762">
                <text:p>877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57917">
                <text:p>857917</text:p>
              </table:table-cell>
              <table:table-cell office:value-type="float" office:value="841385">
                <text:p>841385</text:p>
              </table:table-cell>
              <table:table-cell office:value-type="float" office:value="877779">
                <text:p>877779</text:p>
              </table:table-cell>
              <table:table-cell office:value-type="float" office:value="877758">
                <text:p>877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57757">
                <text:p>857757</text:p>
              </table:table-cell>
              <table:table-cell office:value-type="float" office:value="840617">
                <text:p>840617</text:p>
              </table:table-cell>
              <table:table-cell office:value-type="float" office:value="877777">
                <text:p>877777</text:p>
              </table:table-cell>
              <table:table-cell office:value-type="float" office:value="877755">
                <text:p>877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7474">
                <text:p>857474</text:p>
              </table:table-cell>
              <table:table-cell office:value-type="float" office:value="839798">
                <text:p>839798</text:p>
              </table:table-cell>
              <table:table-cell office:value-type="float" office:value="877775">
                <text:p>877775</text:p>
              </table:table-cell>
              <table:table-cell office:value-type="float" office:value="877749">
                <text:p>877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7254">
                <text:p>857254</text:p>
              </table:table-cell>
              <table:table-cell office:value-type="float" office:value="839003">
                <text:p>839003</text:p>
              </table:table-cell>
              <table:table-cell office:value-type="float" office:value="877774">
                <text:p>877774</text:p>
              </table:table-cell>
              <table:table-cell office:value-type="float" office:value="877747">
                <text:p>8777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56972">
                <text:p>856972</text:p>
              </table:table-cell>
              <table:table-cell office:value-type="float" office:value="838131">
                <text:p>838131</text:p>
              </table:table-cell>
              <table:table-cell office:value-type="float" office:value="877771">
                <text:p>877771</text:p>
              </table:table-cell>
              <table:table-cell office:value-type="float" office:value="877736">
                <text:p>877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6652">
                <text:p>856652</text:p>
              </table:table-cell>
              <table:table-cell office:value-type="float" office:value="837220">
                <text:p>837220</text:p>
              </table:table-cell>
              <table:table-cell office:value-type="float" office:value="877768">
                <text:p>877768</text:p>
              </table:table-cell>
              <table:table-cell office:value-type="float" office:value="877709">
                <text:p>877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56337">
                <text:p>856337</text:p>
              </table:table-cell>
              <table:table-cell office:value-type="float" office:value="836236">
                <text:p>836236</text:p>
              </table:table-cell>
              <table:table-cell office:value-type="float" office:value="877766">
                <text:p>877766</text:p>
              </table:table-cell>
              <table:table-cell office:value-type="float" office:value="877673">
                <text:p>877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55946">
                <text:p>855946</text:p>
              </table:table-cell>
              <table:table-cell office:value-type="float" office:value="835185">
                <text:p>835185</text:p>
              </table:table-cell>
              <table:table-cell office:value-type="float" office:value="877765">
                <text:p>877765</text:p>
              </table:table-cell>
              <table:table-cell office:value-type="float" office:value="877638">
                <text:p>8776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5544">
                <text:p>855544</text:p>
              </table:table-cell>
              <table:table-cell office:value-type="float" office:value="834097">
                <text:p>834097</text:p>
              </table:table-cell>
              <table:table-cell office:value-type="float" office:value="877763">
                <text:p>877763</text:p>
              </table:table-cell>
              <table:table-cell office:value-type="float" office:value="877599">
                <text:p>877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5160">
                <text:p>855160</text:p>
              </table:table-cell>
              <table:table-cell office:value-type="float" office:value="832920">
                <text:p>832920</text:p>
              </table:table-cell>
              <table:table-cell office:value-type="float" office:value="877761">
                <text:p>877761</text:p>
              </table:table-cell>
              <table:table-cell office:value-type="float" office:value="877551">
                <text:p>877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54736">
                <text:p>854736</text:p>
              </table:table-cell>
              <table:table-cell office:value-type="float" office:value="831767">
                <text:p>831767</text:p>
              </table:table-cell>
              <table:table-cell office:value-type="float" office:value="877760">
                <text:p>877760</text:p>
              </table:table-cell>
              <table:table-cell office:value-type="float" office:value="877479">
                <text:p>877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54313">
                <text:p>854313</text:p>
              </table:table-cell>
              <table:table-cell office:value-type="float" office:value="830657">
                <text:p>830657</text:p>
              </table:table-cell>
              <table:table-cell office:value-type="float" office:value="877759">
                <text:p>877759</text:p>
              </table:table-cell>
              <table:table-cell office:value-type="float" office:value="877375">
                <text:p>877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53817">
                <text:p>853817</text:p>
              </table:table-cell>
              <table:table-cell office:value-type="float" office:value="829522">
                <text:p>829522</text:p>
              </table:table-cell>
              <table:table-cell office:value-type="float" office:value="877752">
                <text:p>877752</text:p>
              </table:table-cell>
              <table:table-cell office:value-type="float" office:value="877274">
                <text:p>877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53253">
                <text:p>853253</text:p>
              </table:table-cell>
              <table:table-cell office:value-type="float" office:value="828223">
                <text:p>828223</text:p>
              </table:table-cell>
              <table:table-cell office:value-type="float" office:value="877750">
                <text:p>877750</text:p>
              </table:table-cell>
              <table:table-cell office:value-type="float" office:value="877142">
                <text:p>877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52637">
                <text:p>852637</text:p>
              </table:table-cell>
              <table:table-cell office:value-type="float" office:value="826838">
                <text:p>826838</text:p>
              </table:table-cell>
              <table:table-cell office:value-type="float" office:value="877748">
                <text:p>877748</text:p>
              </table:table-cell>
              <table:table-cell office:value-type="float" office:value="876971">
                <text:p>8769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51978">
                <text:p>851978</text:p>
              </table:table-cell>
              <table:table-cell office:value-type="float" office:value="825363">
                <text:p>825363</text:p>
              </table:table-cell>
              <table:table-cell office:value-type="float" office:value="877742">
                <text:p>877742</text:p>
              </table:table-cell>
              <table:table-cell office:value-type="float" office:value="876795">
                <text:p>876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1249">
                <text:p>851249</text:p>
              </table:table-cell>
              <table:table-cell office:value-type="float" office:value="823588">
                <text:p>823588</text:p>
              </table:table-cell>
              <table:table-cell office:value-type="float" office:value="877737">
                <text:p>877737</text:p>
              </table:table-cell>
              <table:table-cell office:value-type="float" office:value="876516">
                <text:p>876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50388">
                <text:p>850388</text:p>
              </table:table-cell>
              <table:table-cell office:value-type="float" office:value="821421">
                <text:p>821421</text:p>
              </table:table-cell>
              <table:table-cell office:value-type="float" office:value="877727">
                <text:p>877727</text:p>
              </table:table-cell>
              <table:table-cell office:value-type="float" office:value="876166">
                <text:p>8761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49464">
                <text:p>849464</text:p>
              </table:table-cell>
              <table:table-cell office:value-type="float" office:value="818885">
                <text:p>818885</text:p>
              </table:table-cell>
              <table:table-cell office:value-type="float" office:value="877719">
                <text:p>877719</text:p>
              </table:table-cell>
              <table:table-cell office:value-type="float" office:value="875730">
                <text:p>8757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8454">
                <text:p>848454</text:p>
              </table:table-cell>
              <table:table-cell office:value-type="float" office:value="816185">
                <text:p>816185</text:p>
              </table:table-cell>
              <table:table-cell office:value-type="float" office:value="877708">
                <text:p>877708</text:p>
              </table:table-cell>
              <table:table-cell office:value-type="float" office:value="875047">
                <text:p>875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47261">
                <text:p>847261</text:p>
              </table:table-cell>
              <table:table-cell office:value-type="float" office:value="813303">
                <text:p>813303</text:p>
              </table:table-cell>
              <table:table-cell office:value-type="float" office:value="877688">
                <text:p>877688</text:p>
              </table:table-cell>
              <table:table-cell office:value-type="float" office:value="874279">
                <text:p>874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5976">
                <text:p>845976</text:p>
              </table:table-cell>
              <table:table-cell office:value-type="float" office:value="810196">
                <text:p>810196</text:p>
              </table:table-cell>
              <table:table-cell office:value-type="float" office:value="877653">
                <text:p>877653</text:p>
              </table:table-cell>
              <table:table-cell office:value-type="float" office:value="873203">
                <text:p>8732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44579">
                <text:p>844579</text:p>
              </table:table-cell>
              <table:table-cell office:value-type="float" office:value="807109">
                <text:p>807109</text:p>
              </table:table-cell>
              <table:table-cell office:value-type="float" office:value="877593">
                <text:p>877593</text:p>
              </table:table-cell>
              <table:table-cell office:value-type="float" office:value="872045">
                <text:p>872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42960">
                <text:p>842960</text:p>
              </table:table-cell>
              <table:table-cell office:value-type="float" office:value="803668">
                <text:p>803668</text:p>
              </table:table-cell>
              <table:table-cell office:value-type="float" office:value="877495">
                <text:p>877495</text:p>
              </table:table-cell>
              <table:table-cell office:value-type="float" office:value="870477">
                <text:p>8704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41034">
                <text:p>841034</text:p>
              </table:table-cell>
              <table:table-cell office:value-type="float" office:value="799674">
                <text:p>799674</text:p>
              </table:table-cell>
              <table:table-cell office:value-type="float" office:value="877317">
                <text:p>877317</text:p>
              </table:table-cell>
              <table:table-cell office:value-type="float" office:value="868415">
                <text:p>868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8817">
                <text:p>838817</text:p>
              </table:table-cell>
              <table:table-cell office:value-type="float" office:value="794715">
                <text:p>794715</text:p>
              </table:table-cell>
              <table:table-cell office:value-type="float" office:value="877002">
                <text:p>877002</text:p>
              </table:table-cell>
              <table:table-cell office:value-type="float" office:value="866218">
                <text:p>866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36333">
                <text:p>836333</text:p>
              </table:table-cell>
              <table:table-cell office:value-type="float" office:value="789553">
                <text:p>789553</text:p>
              </table:table-cell>
              <table:table-cell office:value-type="float" office:value="876523">
                <text:p>876523</text:p>
              </table:table-cell>
              <table:table-cell office:value-type="float" office:value="863975">
                <text:p>863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33575">
                <text:p>833575</text:p>
              </table:table-cell>
              <table:table-cell office:value-type="float" office:value="784732">
                <text:p>784732</text:p>
              </table:table-cell>
              <table:table-cell office:value-type="float" office:value="875914">
                <text:p>875914</text:p>
              </table:table-cell>
              <table:table-cell office:value-type="float" office:value="861644">
                <text:p>861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30276">
                <text:p>830276</text:p>
              </table:table-cell>
              <table:table-cell office:value-type="float" office:value="779637">
                <text:p>779637</text:p>
              </table:table-cell>
              <table:table-cell office:value-type="float" office:value="875148">
                <text:p>875148</text:p>
              </table:table-cell>
              <table:table-cell office:value-type="float" office:value="859165">
                <text:p>8591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6485">
                <text:p>826485</text:p>
              </table:table-cell>
              <table:table-cell office:value-type="float" office:value="774265">
                <text:p>774265</text:p>
              </table:table-cell>
              <table:table-cell office:value-type="float" office:value="874187">
                <text:p>874187</text:p>
              </table:table-cell>
              <table:table-cell office:value-type="float" office:value="856485">
                <text:p>856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2076">
                <text:p>822076</text:p>
              </table:table-cell>
              <table:table-cell office:value-type="float" office:value="768379">
                <text:p>768379</text:p>
              </table:table-cell>
              <table:table-cell office:value-type="float" office:value="873049">
                <text:p>873049</text:p>
              </table:table-cell>
              <table:table-cell office:value-type="float" office:value="853037">
                <text:p>853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6948">
                <text:p>816948</text:p>
              </table:table-cell>
              <table:table-cell office:value-type="float" office:value="762110">
                <text:p>762110</text:p>
              </table:table-cell>
              <table:table-cell office:value-type="float" office:value="871805">
                <text:p>871805</text:p>
              </table:table-cell>
              <table:table-cell office:value-type="float" office:value="848327">
                <text:p>8483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10767">
                <text:p>810767</text:p>
              </table:table-cell>
              <table:table-cell office:value-type="float" office:value="754787">
                <text:p>754787</text:p>
              </table:table-cell>
              <table:table-cell office:value-type="float" office:value="870365">
                <text:p>870365</text:p>
              </table:table-cell>
              <table:table-cell office:value-type="float" office:value="843175">
                <text:p>8431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02855">
                <text:p>802855</text:p>
              </table:table-cell>
              <table:table-cell office:value-type="float" office:value="746209">
                <text:p>746209</text:p>
              </table:table-cell>
              <table:table-cell office:value-type="float" office:value="868799">
                <text:p>868799</text:p>
              </table:table-cell>
              <table:table-cell office:value-type="float" office:value="838256">
                <text:p>8382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3310">
                <text:p>793310</text:p>
              </table:table-cell>
              <table:table-cell office:value-type="float" office:value="736343">
                <text:p>736343</text:p>
              </table:table-cell>
              <table:table-cell office:value-type="float" office:value="867168">
                <text:p>867168</text:p>
              </table:table-cell>
              <table:table-cell office:value-type="float" office:value="832923">
                <text:p>832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82083">
                <text:p>782083</text:p>
              </table:table-cell>
              <table:table-cell office:value-type="float" office:value="724748">
                <text:p>724748</text:p>
              </table:table-cell>
              <table:table-cell office:value-type="float" office:value="865432">
                <text:p>865432</text:p>
              </table:table-cell>
              <table:table-cell office:value-type="float" office:value="827105">
                <text:p>827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68930">
                <text:p>768930</text:p>
              </table:table-cell>
              <table:table-cell office:value-type="float" office:value="711683">
                <text:p>711683</text:p>
              </table:table-cell>
              <table:table-cell office:value-type="float" office:value="863499">
                <text:p>863499</text:p>
              </table:table-cell>
              <table:table-cell office:value-type="float" office:value="820165">
                <text:p>820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53057">
                <text:p>753057</text:p>
              </table:table-cell>
              <table:table-cell office:value-type="float" office:value="695899">
                <text:p>695899</text:p>
              </table:table-cell>
              <table:table-cell office:value-type="float" office:value="861210">
                <text:p>861210</text:p>
              </table:table-cell>
              <table:table-cell office:value-type="float" office:value="810375">
                <text:p>810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735548">
                <text:p>735548</text:p>
              </table:table-cell>
              <table:table-cell office:value-type="float" office:value="678104">
                <text:p>678104</text:p>
              </table:table-cell>
              <table:table-cell office:value-type="float" office:value="858568">
                <text:p>858568</text:p>
              </table:table-cell>
              <table:table-cell office:value-type="float" office:value="798050">
                <text:p>7980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16733">
                <text:p>716733</text:p>
              </table:table-cell>
              <table:table-cell office:value-type="float" office:value="658703">
                <text:p>658703</text:p>
              </table:table-cell>
              <table:table-cell office:value-type="float" office:value="855245">
                <text:p>855245</text:p>
              </table:table-cell>
              <table:table-cell office:value-type="float" office:value="785194">
                <text:p>7851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95061">
                <text:p>695061</text:p>
              </table:table-cell>
              <table:table-cell office:value-type="float" office:value="638411">
                <text:p>638411</text:p>
              </table:table-cell>
              <table:table-cell office:value-type="float" office:value="851281">
                <text:p>851281</text:p>
              </table:table-cell>
              <table:table-cell office:value-type="float" office:value="770451">
                <text:p>770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70816">
                <text:p>670816</text:p>
              </table:table-cell>
              <table:table-cell office:value-type="float" office:value="618053">
                <text:p>618053</text:p>
              </table:table-cell>
              <table:table-cell office:value-type="float" office:value="846678">
                <text:p>846678</text:p>
              </table:table-cell>
              <table:table-cell office:value-type="float" office:value="753386">
                <text:p>7533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45385">
                <text:p>645385</text:p>
              </table:table-cell>
              <table:table-cell office:value-type="float" office:value="598321">
                <text:p>598321</text:p>
              </table:table-cell>
              <table:table-cell office:value-type="float" office:value="841376">
                <text:p>841376</text:p>
              </table:table-cell>
              <table:table-cell office:value-type="float" office:value="732811">
                <text:p>7328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17539">
                <text:p>617539</text:p>
              </table:table-cell>
              <table:table-cell office:value-type="float" office:value="579809">
                <text:p>579809</text:p>
              </table:table-cell>
              <table:table-cell office:value-type="float" office:value="835167">
                <text:p>835167</text:p>
              </table:table-cell>
              <table:table-cell office:value-type="float" office:value="708839">
                <text:p>708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90669">
                <text:p>590669</text:p>
              </table:table-cell>
              <table:table-cell office:value-type="float" office:value="561831">
                <text:p>561831</text:p>
              </table:table-cell>
              <table:table-cell office:value-type="float" office:value="828214">
                <text:p>828214</text:p>
              </table:table-cell>
              <table:table-cell office:value-type="float" office:value="677906">
                <text:p>6779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67080">
                <text:p>567080</text:p>
              </table:table-cell>
              <table:table-cell office:value-type="float" office:value="545715">
                <text:p>545715</text:p>
              </table:table-cell>
              <table:table-cell office:value-type="float" office:value="819912">
                <text:p>819912</text:p>
              </table:table-cell>
              <table:table-cell office:value-type="float" office:value="643314">
                <text:p>6433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45914">
                <text:p>545914</text:p>
              </table:table-cell>
              <table:table-cell office:value-type="float" office:value="529272">
                <text:p>529272</text:p>
              </table:table-cell>
              <table:table-cell office:value-type="float" office:value="809201">
                <text:p>809201</text:p>
              </table:table-cell>
              <table:table-cell office:value-type="float" office:value="605844">
                <text:p>6058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24110">
                <text:p>524110</text:p>
              </table:table-cell>
              <table:table-cell office:value-type="float" office:value="510125">
                <text:p>510125</text:p>
              </table:table-cell>
              <table:table-cell office:value-type="float" office:value="795861">
                <text:p>795861</text:p>
              </table:table-cell>
              <table:table-cell office:value-type="float" office:value="561224">
                <text:p>5612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00542">
                <text:p>500542</text:p>
              </table:table-cell>
              <table:table-cell office:value-type="float" office:value="490281">
                <text:p>490281</text:p>
              </table:table-cell>
              <table:table-cell office:value-type="float" office:value="779897">
                <text:p>779897</text:p>
              </table:table-cell>
              <table:table-cell office:value-type="float" office:value="514478">
                <text:p>5144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77837">
                <text:p>477837</text:p>
              </table:table-cell>
              <table:table-cell office:value-type="float" office:value="469447">
                <text:p>469447</text:p>
              </table:table-cell>
              <table:table-cell office:value-type="float" office:value="762604">
                <text:p>762604</text:p>
              </table:table-cell>
              <table:table-cell office:value-type="float" office:value="464208">
                <text:p>464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54663">
                <text:p>454663</text:p>
              </table:table-cell>
              <table:table-cell office:value-type="float" office:value="448421">
                <text:p>448421</text:p>
              </table:table-cell>
              <table:table-cell office:value-type="float" office:value="743581">
                <text:p>743581</text:p>
              </table:table-cell>
              <table:table-cell office:value-type="float" office:value="414436">
                <text:p>414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56">
                <text:p>429456</text:p>
              </table:table-cell>
              <table:table-cell office:value-type="float" office:value="426869">
                <text:p>426869</text:p>
              </table:table-cell>
              <table:table-cell office:value-type="float" office:value="721076">
                <text:p>721076</text:p>
              </table:table-cell>
              <table:table-cell office:value-type="float" office:value="368656">
                <text:p>36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00406">
                <text:p>400406</text:p>
              </table:table-cell>
              <table:table-cell office:value-type="float" office:value="403147">
                <text:p>403147</text:p>
              </table:table-cell>
              <table:table-cell office:value-type="float" office:value="694901">
                <text:p>694901</text:p>
              </table:table-cell>
              <table:table-cell office:value-type="float" office:value="321658">
                <text:p>3216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69146">
                <text:p>369146</text:p>
              </table:table-cell>
              <table:table-cell office:value-type="float" office:value="375211">
                <text:p>375211</text:p>
              </table:table-cell>
              <table:table-cell office:value-type="float" office:value="666252">
                <text:p>666252</text:p>
              </table:table-cell>
              <table:table-cell office:value-type="float" office:value="278295">
                <text:p>278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35666">
                <text:p>335666</text:p>
              </table:table-cell>
              <table:table-cell office:value-type="float" office:value="341887">
                <text:p>341887</text:p>
              </table:table-cell>
              <table:table-cell office:value-type="float" office:value="637248">
                <text:p>637248</text:p>
              </table:table-cell>
              <table:table-cell office:value-type="float" office:value="233057">
                <text:p>233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96693">
                <text:p>296693</text:p>
              </table:table-cell>
              <table:table-cell office:value-type="float" office:value="305094">
                <text:p>305094</text:p>
              </table:table-cell>
              <table:table-cell office:value-type="float" office:value="610245">
                <text:p>610245</text:p>
              </table:table-cell>
              <table:table-cell office:value-type="float" office:value="191334">
                <text:p>1913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56410">
                <text:p>256410</text:p>
              </table:table-cell>
              <table:table-cell office:value-type="float" office:value="268345">
                <text:p>268345</text:p>
              </table:table-cell>
              <table:table-cell office:value-type="float" office:value="584979">
                <text:p>584979</text:p>
              </table:table-cell>
              <table:table-cell office:value-type="float" office:value="150224">
                <text:p>150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20193">
                <text:p>220193</text:p>
              </table:table-cell>
              <table:table-cell office:value-type="float" office:value="231838">
                <text:p>231838</text:p>
              </table:table-cell>
              <table:table-cell office:value-type="float" office:value="561265">
                <text:p>561265</text:p>
              </table:table-cell>
              <table:table-cell office:value-type="float" office:value="114795">
                <text:p>114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1051">
                <text:p>181051</text:p>
              </table:table-cell>
              <table:table-cell office:value-type="float" office:value="193361">
                <text:p>193361</text:p>
              </table:table-cell>
              <table:table-cell office:value-type="float" office:value="537725">
                <text:p>537725</text:p>
              </table:table-cell>
              <table:table-cell office:value-type="float" office:value="90710">
                <text:p>907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44295">
                <text:p>144295</text:p>
              </table:table-cell>
              <table:table-cell office:value-type="float" office:value="158276">
                <text:p>158276</text:p>
              </table:table-cell>
              <table:table-cell office:value-type="float" office:value="513212">
                <text:p>513212</text:p>
              </table:table-cell>
              <table:table-cell office:value-type="float" office:value="71230">
                <text:p>712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3190">
                <text:p>113190</text:p>
              </table:table-cell>
              <table:table-cell office:value-type="float" office:value="127409">
                <text:p>127409</text:p>
              </table:table-cell>
              <table:table-cell office:value-type="float" office:value="483998">
                <text:p>483998</text:p>
              </table:table-cell>
              <table:table-cell office:value-type="float" office:value="55957">
                <text:p>55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2553">
                <text:p>82553</text:p>
              </table:table-cell>
              <table:table-cell office:value-type="float" office:value="102062">
                <text:p>102062</text:p>
              </table:table-cell>
              <table:table-cell office:value-type="float" office:value="451498">
                <text:p>451498</text:p>
              </table:table-cell>
              <table:table-cell office:value-type="float" office:value="44933">
                <text:p>449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0108">
                <text:p>60108</text:p>
              </table:table-cell>
              <table:table-cell office:value-type="float" office:value="78431">
                <text:p>78431</text:p>
              </table:table-cell>
              <table:table-cell office:value-type="float" office:value="418111">
                <text:p>418111</text:p>
              </table:table-cell>
              <table:table-cell office:value-type="float" office:value="38729">
                <text:p>387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4373">
                <text:p>44373</text:p>
              </table:table-cell>
              <table:table-cell office:value-type="float" office:value="61542">
                <text:p>61542</text:p>
              </table:table-cell>
              <table:table-cell office:value-type="float" office:value="389100">
                <text:p>389100</text:p>
              </table:table-cell>
              <table:table-cell office:value-type="float" office:value="35202">
                <text:p>352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5429">
                <text:p>35429</text:p>
              </table:table-cell>
              <table:table-cell office:value-type="float" office:value="50069">
                <text:p>50069</text:p>
              </table:table-cell>
              <table:table-cell office:value-type="float" office:value="355194">
                <text:p>355194</text:p>
              </table:table-cell>
              <table:table-cell office:value-type="float" office:value="33229">
                <text:p>332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1004">
                <text:p>31004</text:p>
              </table:table-cell>
              <table:table-cell office:value-type="float" office:value="40828">
                <text:p>40828</text:p>
              </table:table-cell>
              <table:table-cell office:value-type="float" office:value="320435">
                <text:p>320435</text:p>
              </table:table-cell>
              <table:table-cell office:value-type="float" office:value="31373">
                <text:p>31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8145">
                <text:p>28145</text:p>
              </table:table-cell>
              <table:table-cell office:value-type="float" office:value="33335">
                <text:p>33335</text:p>
              </table:table-cell>
              <table:table-cell office:value-type="float" office:value="280546">
                <text:p>280546</text:p>
              </table:table-cell>
              <table:table-cell office:value-type="float" office:value="29785">
                <text:p>297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6206">
                <text:p>26206</text:p>
              </table:table-cell>
              <table:table-cell office:value-type="float" office:value="27003">
                <text:p>27003</text:p>
              </table:table-cell>
              <table:table-cell office:value-type="float" office:value="239229">
                <text:p>239229</text:p>
              </table:table-cell>
              <table:table-cell office:value-type="float" office:value="28314">
                <text:p>283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3871">
                <text:p>23871</text:p>
              </table:table-cell>
              <table:table-cell office:value-type="float" office:value="22475">
                <text:p>22475</text:p>
              </table:table-cell>
              <table:table-cell office:value-type="float" office:value="200713">
                <text:p>200713</text:p>
              </table:table-cell>
              <table:table-cell office:value-type="float" office:value="26915">
                <text:p>269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859">
                <text:p>21859</text:p>
              </table:table-cell>
              <table:table-cell office:value-type="float" office:value="19775">
                <text:p>19775</text:p>
              </table:table-cell>
              <table:table-cell office:value-type="float" office:value="168314">
                <text:p>168314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9725">
                <text:p>19725</text:p>
              </table:table-cell>
              <table:table-cell office:value-type="float" office:value="17662">
                <text:p>17662</text:p>
              </table:table-cell>
              <table:table-cell office:value-type="float" office:value="140094">
                <text:p>140094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737">
                <text:p>17737</text:p>
              </table:table-cell>
              <table:table-cell office:value-type="float" office:value="15836">
                <text:p>15836</text:p>
              </table:table-cell>
              <table:table-cell office:value-type="float" office:value="116100">
                <text:p>116100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6098">
                <text:p>16098</text:p>
              </table:table-cell>
              <table:table-cell office:value-type="float" office:value="14302">
                <text:p>14302</text:p>
              </table:table-cell>
              <table:table-cell office:value-type="float" office:value="93663">
                <text:p>93663</text:p>
              </table:table-cell>
              <table:table-cell office:value-type="float" office:value="21809">
                <text:p>218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405">
                <text:p>14405</text:p>
              </table:table-cell>
              <table:table-cell office:value-type="float" office:value="12875">
                <text:p>12875</text:p>
              </table:table-cell>
              <table:table-cell office:value-type="float" office:value="71748">
                <text:p>71748</text:p>
              </table:table-cell>
              <table:table-cell office:value-type="float" office:value="20474">
                <text:p>204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25">
                <text:p>12625</text:p>
              </table:table-cell>
              <table:table-cell office:value-type="float" office:value="11531">
                <text:p>11531</text:p>
              </table:table-cell>
              <table:table-cell office:value-type="float" office:value="49967">
                <text:p>49967</text:p>
              </table:table-cell>
              <table:table-cell office:value-type="float" office:value="19475">
                <text:p>19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170">
                <text:p>11170</text:p>
              </table:table-cell>
              <table:table-cell office:value-type="float" office:value="10103">
                <text:p>10103</text:p>
              </table:table-cell>
              <table:table-cell office:value-type="float" office:value="33401">
                <text:p>33401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957">
                <text:p>9957</text:p>
              </table:table-cell>
              <table:table-cell office:value-type="float" office:value="8686">
                <text:p>8686</text:p>
              </table:table-cell>
              <table:table-cell office:value-type="float" office:value="21422">
                <text:p>21422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076">
                <text:p>9076</text:p>
              </table:table-cell>
              <table:table-cell office:value-type="float" office:value="7490">
                <text:p>7490</text:p>
              </table:table-cell>
              <table:table-cell office:value-type="float" office:value="14234">
                <text:p>14234</text:p>
              </table:table-cell>
              <table:table-cell office:value-type="float" office:value="17832">
                <text:p>178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470">
                <text:p>8470</text:p>
              </table:table-cell>
              <table:table-cell office:value-type="float" office:value="6373">
                <text:p>6373</text:p>
              </table:table-cell>
              <table:table-cell office:value-type="float" office:value="10363">
                <text:p>10363</text:p>
              </table:table-cell>
              <table:table-cell office:value-type="float" office:value="17409">
                <text:p>174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018">
                <text:p>8018</text:p>
              </table:table-cell>
              <table:table-cell office:value-type="float" office:value="5343">
                <text:p>5343</text:p>
              </table:table-cell>
              <table:table-cell office:value-type="float" office:value="9861">
                <text:p>9861</text:p>
              </table:table-cell>
              <table:table-cell office:value-type="float" office:value="17055">
                <text:p>170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604">
                <text:p>7604</text:p>
              </table:table-cell>
              <table:table-cell office:value-type="float" office:value="4584">
                <text:p>4584</text:p>
              </table:table-cell>
              <table:table-cell office:value-type="float" office:value="9583">
                <text:p>9583</text:p>
              </table:table-cell>
              <table:table-cell office:value-type="float" office:value="16693">
                <text:p>16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237">
                <text:p>7237</text:p>
              </table:table-cell>
              <table:table-cell office:value-type="float" office:value="4150">
                <text:p>4150</text:p>
              </table:table-cell>
              <table:table-cell office:value-type="float" office:value="9293">
                <text:p>929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870">
                <text:p>6870</text:p>
              </table:table-cell>
              <table:table-cell office:value-type="float" office:value="3798">
                <text:p>3798</text:p>
              </table:table-cell>
              <table:table-cell office:value-type="float" office:value="9014">
                <text:p>9014</text:p>
              </table:table-cell>
              <table:table-cell office:value-type="float" office:value="15940">
                <text:p>159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6533">
                <text:p>6533</text:p>
              </table:table-cell>
              <table:table-cell office:value-type="float" office:value="3528">
                <text:p>3528</text:p>
              </table:table-cell>
              <table:table-cell office:value-type="float" office:value="8759">
                <text:p>8759</text:p>
              </table:table-cell>
              <table:table-cell office:value-type="float" office:value="15559">
                <text:p>155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183">
                <text:p>6183</text:p>
              </table:table-cell>
              <table:table-cell office:value-type="float" office:value="3291">
                <text:p>3291</text:p>
              </table:table-cell>
              <table:table-cell office:value-type="float" office:value="8475">
                <text:p>8475</text:p>
              </table:table-cell>
              <table:table-cell office:value-type="float" office:value="15162">
                <text:p>151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819">
                <text:p>5819</text:p>
              </table:table-cell>
              <table:table-cell office:value-type="float" office:value="3059">
                <text:p>3059</text:p>
              </table:table-cell>
              <table:table-cell office:value-type="float" office:value="8195">
                <text:p>8195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448">
                <text:p>5448</text:p>
              </table:table-cell>
              <table:table-cell office:value-type="float" office:value="2837">
                <text:p>2837</text:p>
              </table:table-cell>
              <table:table-cell office:value-type="float" office:value="7923">
                <text:p>7923</text:p>
              </table:table-cell>
              <table:table-cell office:value-type="float" office:value="14347">
                <text:p>143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045">
                <text:p>5045</text:p>
              </table:table-cell>
              <table:table-cell office:value-type="float" office:value="2637">
                <text:p>2637</text:p>
              </table:table-cell>
              <table:table-cell office:value-type="float" office:value="7642">
                <text:p>7642</text:p>
              </table:table-cell>
              <table:table-cell office:value-type="float" office:value="13890">
                <text:p>138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670">
                <text:p>4670</text:p>
              </table:table-cell>
              <table:table-cell office:value-type="float" office:value="2467">
                <text:p>2467</text:p>
              </table:table-cell>
              <table:table-cell office:value-type="float" office:value="7354">
                <text:p>7354</text:p>
              </table:table-cell>
              <table:table-cell office:value-type="float" office:value="13389">
                <text:p>133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321">
                <text:p>4321</text:p>
              </table:table-cell>
              <table:table-cell office:value-type="float" office:value="2298">
                <text:p>2298</text:p>
              </table:table-cell>
              <table:table-cell office:value-type="float" office:value="7059">
                <text:p>7059</text:p>
              </table:table-cell>
              <table:table-cell office:value-type="float" office:value="12923">
                <text:p>12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997">
                <text:p>3997</text:p>
              </table:table-cell>
              <table:table-cell office:value-type="float" office:value="2153">
                <text:p>2153</text:p>
              </table:table-cell>
              <table:table-cell office:value-type="float" office:value="6757">
                <text:p>6757</text:p>
              </table:table-cell>
              <table:table-cell office:value-type="float" office:value="12503">
                <text:p>125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638">
                <text:p>3638</text:p>
              </table:table-cell>
              <table:table-cell office:value-type="float" office:value="1950">
                <text:p>1950</text:p>
              </table:table-cell>
              <table:table-cell office:value-type="float" office:value="6421">
                <text:p>6421</text:p>
              </table:table-cell>
              <table:table-cell office:value-type="float" office:value="12001">
                <text:p>12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292">
                <text:p>3292</text:p>
              </table:table-cell>
              <table:table-cell office:value-type="float" office:value="1757">
                <text:p>1757</text:p>
              </table:table-cell>
              <table:table-cell office:value-type="float" office:value="6094">
                <text:p>6094</text:p>
              </table:table-cell>
              <table:table-cell office:value-type="float" office:value="11469">
                <text:p>11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57">
                <text:p>2957</text:p>
              </table:table-cell>
              <table:table-cell office:value-type="float" office:value="1550">
                <text:p>1550</text:p>
              </table:table-cell>
              <table:table-cell office:value-type="float" office:value="5764">
                <text:p>5764</text:p>
              </table:table-cell>
              <table:table-cell office:value-type="float" office:value="10972">
                <text:p>10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639">
                <text:p>2639</text:p>
              </table:table-cell>
              <table:table-cell office:value-type="float" office:value="1375">
                <text:p>1375</text:p>
              </table:table-cell>
              <table:table-cell office:value-type="float" office:value="5433">
                <text:p>5433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314">
                <text:p>2314</text:p>
              </table:table-cell>
              <table:table-cell office:value-type="float" office:value="1215">
                <text:p>1215</text:p>
              </table:table-cell>
              <table:table-cell office:value-type="float" office:value="5090">
                <text:p>5090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025">
                <text:p>2025</text:p>
              </table:table-cell>
              <table:table-cell office:value-type="float" office:value="1110">
                <text:p>1110</text:p>
              </table:table-cell>
              <table:table-cell office:value-type="float" office:value="4770">
                <text:p>4770</text:p>
              </table:table-cell>
              <table:table-cell office:value-type="float" office:value="9375">
                <text:p>9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758">
                <text:p>1758</text:p>
              </table:table-cell>
              <table:table-cell office:value-type="float" office:value="1003">
                <text:p>1003</text:p>
              </table:table-cell>
              <table:table-cell office:value-type="float" office:value="4422">
                <text:p>4422</text:p>
              </table:table-cell>
              <table:table-cell office:value-type="float" office:value="8895">
                <text:p>8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91">
                <text:p>1491</text:p>
              </table:table-cell>
              <table:table-cell office:value-type="float" office:value="917">
                <text:p>917</text:p>
              </table:table-cell>
              <table:table-cell office:value-type="float" office:value="4103">
                <text:p>4103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38">
                <text:p>1238</text:p>
              </table:table-cell>
              <table:table-cell office:value-type="float" office:value="814">
                <text:p>814</text:p>
              </table:table-cell>
              <table:table-cell office:value-type="float" office:value="3822">
                <text:p>3822</text:p>
              </table:table-cell>
              <table:table-cell office:value-type="float" office:value="7949">
                <text:p>79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82">
                <text:p>982</text:p>
              </table:table-cell>
              <table:table-cell office:value-type="float" office:value="716">
                <text:p>716</text:p>
              </table:table-cell>
              <table:table-cell office:value-type="float" office:value="3564">
                <text:p>3564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20">
                <text:p>720</text:p>
              </table:table-cell>
              <table:table-cell office:value-type="float" office:value="642">
                <text:p>642</text:p>
              </table:table-cell>
              <table:table-cell office:value-type="float" office:value="3325">
                <text:p>3325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24">
                <text:p>524</text:p>
              </table:table-cell>
              <table:table-cell office:value-type="float" office:value="563">
                <text:p>563</text:p>
              </table:table-cell>
              <table:table-cell office:value-type="float" office:value="3098">
                <text:p>309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59">
                <text:p>359</text:p>
              </table:table-cell>
              <table:table-cell office:value-type="float" office:value="479">
                <text:p>479</text:p>
              </table:table-cell>
              <table:table-cell office:value-type="float" office:value="2876">
                <text:p>2876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32">
                <text:p>232</text:p>
              </table:table-cell>
              <table:table-cell office:value-type="float" office:value="425">
                <text:p>425</text:p>
              </table:table-cell>
              <table:table-cell office:value-type="float" office:value="2704">
                <text:p>2704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383">
                <text:p>383</text:p>
              </table:table-cell>
              <table:table-cell office:value-type="float" office:value="2517">
                <text:p>2517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344">
                <text:p>344</text:p>
              </table:table-cell>
              <table:table-cell office:value-type="float" office:value="2353">
                <text:p>2353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7">
                <text:p>37</text:p>
              </table:table-cell>
              <table:table-cell office:value-type="float" office:value="299">
                <text:p>299</text:p>
              </table:table-cell>
              <table:table-cell office:value-type="float" office:value="2182">
                <text:p>2182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258">
                <text:p>258</text:p>
              </table:table-cell>
              <table:table-cell office:value-type="float" office:value="2006">
                <text:p>2006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218">
                <text:p>218</text:p>
              </table:table-cell>
              <table:table-cell office:value-type="float" office:value="1855">
                <text:p>1855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1693">
                <text:p>1693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39">
                <text:p>1539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86">
                <text:p>1386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253">
                <text:p>125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1131">
                <text:p>1131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37">
                <text:p>1037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23">
                <text:p>92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47">
                <text:p>847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5">
                <text:p>755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3">
                <text:p>69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5">
                <text:p>635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0">
                <text:p>58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0">
                <text:p>520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">
                <text:p>41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3">
                <text:p>38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9">
                <text:p>35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">
                <text:p>34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76">
                <text:p>877876</text:p>
              </table:table-cell>
              <table:table-cell office:value-type="float" office:value="864665">
                <text:p>864665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76">
                <text:p>877876</text:p>
              </table:table-cell>
              <table:table-cell office:value-type="float" office:value="857793">
                <text:p>857793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76">
                <text:p>877876</text:p>
              </table:table-cell>
              <table:table-cell office:value-type="float" office:value="852580">
                <text:p>852580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76">
                <text:p>877876</text:p>
              </table:table-cell>
              <table:table-cell office:value-type="float" office:value="850249">
                <text:p>850249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76">
                <text:p>877876</text:p>
              </table:table-cell>
              <table:table-cell office:value-type="float" office:value="848721">
                <text:p>848721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76">
                <text:p>877876</text:p>
              </table:table-cell>
              <table:table-cell office:value-type="float" office:value="847742">
                <text:p>847742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76">
                <text:p>877876</text:p>
              </table:table-cell>
              <table:table-cell office:value-type="float" office:value="847054">
                <text:p>847054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76">
                <text:p>877876</text:p>
              </table:table-cell>
              <table:table-cell office:value-type="float" office:value="846600">
                <text:p>846600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76">
                <text:p>877876</text:p>
              </table:table-cell>
              <table:table-cell office:value-type="float" office:value="846165">
                <text:p>846165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6">
                <text:p>877876</text:p>
              </table:table-cell>
              <table:table-cell office:value-type="float" office:value="845673">
                <text:p>845673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75">
                <text:p>877875</text:p>
              </table:table-cell>
              <table:table-cell office:value-type="float" office:value="845160">
                <text:p>845160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75">
                <text:p>877875</text:p>
              </table:table-cell>
              <table:table-cell office:value-type="float" office:value="844935">
                <text:p>844935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75">
                <text:p>877875</text:p>
              </table:table-cell>
              <table:table-cell office:value-type="float" office:value="844614">
                <text:p>844614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75">
                <text:p>877875</text:p>
              </table:table-cell>
              <table:table-cell office:value-type="float" office:value="844393">
                <text:p>844393</text:p>
              </table:table-cell>
              <table:table-cell office:value-type="float" office:value="877883">
                <text:p>877883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75">
                <text:p>877875</text:p>
              </table:table-cell>
              <table:table-cell office:value-type="float" office:value="844283">
                <text:p>844283</text:p>
              </table:table-cell>
              <table:table-cell office:value-type="float" office:value="877883">
                <text:p>877883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72">
                <text:p>877872</text:p>
              </table:table-cell>
              <table:table-cell office:value-type="float" office:value="843750">
                <text:p>843750</text:p>
              </table:table-cell>
              <table:table-cell office:value-type="float" office:value="877883">
                <text:p>877883</text:p>
              </table:table-cell>
              <table:table-cell office:value-type="float" office:value="877733">
                <text:p>877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872">
                <text:p>877872</text:p>
              </table:table-cell>
              <table:table-cell office:value-type="float" office:value="843690">
                <text:p>843690</text:p>
              </table:table-cell>
              <table:table-cell office:value-type="float" office:value="877883">
                <text:p>877883</text:p>
              </table:table-cell>
              <table:table-cell office:value-type="float" office:value="877307">
                <text:p>877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872">
                <text:p>877872</text:p>
              </table:table-cell>
              <table:table-cell office:value-type="float" office:value="843589">
                <text:p>843589</text:p>
              </table:table-cell>
              <table:table-cell office:value-type="float" office:value="877883">
                <text:p>877883</text:p>
              </table:table-cell>
              <table:table-cell office:value-type="float" office:value="877046">
                <text:p>877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863">
                <text:p>877863</text:p>
              </table:table-cell>
              <table:table-cell office:value-type="float" office:value="843171">
                <text:p>843171</text:p>
              </table:table-cell>
              <table:table-cell office:value-type="float" office:value="877883">
                <text:p>877883</text:p>
              </table:table-cell>
              <table:table-cell office:value-type="float" office:value="875766">
                <text:p>875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843">
                <text:p>877843</text:p>
              </table:table-cell>
              <table:table-cell office:value-type="float" office:value="843095">
                <text:p>843095</text:p>
              </table:table-cell>
              <table:table-cell office:value-type="float" office:value="877883">
                <text:p>877883</text:p>
              </table:table-cell>
              <table:table-cell office:value-type="float" office:value="866906">
                <text:p>866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799">
                <text:p>877799</text:p>
              </table:table-cell>
              <table:table-cell office:value-type="float" office:value="842874">
                <text:p>842874</text:p>
              </table:table-cell>
              <table:table-cell office:value-type="float" office:value="877883">
                <text:p>877883</text:p>
              </table:table-cell>
              <table:table-cell office:value-type="float" office:value="862036">
                <text:p>862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7605">
                <text:p>877605</text:p>
              </table:table-cell>
              <table:table-cell office:value-type="float" office:value="842440">
                <text:p>842440</text:p>
              </table:table-cell>
              <table:table-cell office:value-type="float" office:value="877883">
                <text:p>877883</text:p>
              </table:table-cell>
              <table:table-cell office:value-type="float" office:value="789847">
                <text:p>789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7177">
                <text:p>877177</text:p>
              </table:table-cell>
              <table:table-cell office:value-type="float" office:value="840771">
                <text:p>840771</text:p>
              </table:table-cell>
              <table:table-cell office:value-type="float" office:value="877883">
                <text:p>877883</text:p>
              </table:table-cell>
              <table:table-cell office:value-type="float" office:value="760502">
                <text:p>760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6685">
                <text:p>876685</text:p>
              </table:table-cell>
              <table:table-cell office:value-type="float" office:value="840228">
                <text:p>840228</text:p>
              </table:table-cell>
              <table:table-cell office:value-type="float" office:value="877883">
                <text:p>877883</text:p>
              </table:table-cell>
              <table:table-cell office:value-type="float" office:value="746792">
                <text:p>746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6067">
                <text:p>876067</text:p>
              </table:table-cell>
              <table:table-cell office:value-type="float" office:value="838778">
                <text:p>838778</text:p>
              </table:table-cell>
              <table:table-cell office:value-type="float" office:value="877883">
                <text:p>877883</text:p>
              </table:table-cell>
              <table:table-cell office:value-type="float" office:value="729272">
                <text:p>729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5095">
                <text:p>875095</text:p>
              </table:table-cell>
              <table:table-cell office:value-type="float" office:value="835831">
                <text:p>835831</text:p>
              </table:table-cell>
              <table:table-cell office:value-type="float" office:value="877883">
                <text:p>877883</text:p>
              </table:table-cell>
              <table:table-cell office:value-type="float" office:value="722857">
                <text:p>72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0106">
                <text:p>870106</text:p>
              </table:table-cell>
              <table:table-cell office:value-type="float" office:value="832875">
                <text:p>832875</text:p>
              </table:table-cell>
              <table:table-cell office:value-type="float" office:value="877883">
                <text:p>877883</text:p>
              </table:table-cell>
              <table:table-cell office:value-type="float" office:value="569193">
                <text:p>569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59323">
                <text:p>859323</text:p>
              </table:table-cell>
              <table:table-cell office:value-type="float" office:value="822277">
                <text:p>822277</text:p>
              </table:table-cell>
              <table:table-cell office:value-type="float" office:value="877883">
                <text:p>877883</text:p>
              </table:table-cell>
              <table:table-cell office:value-type="float" office:value="233603">
                <text:p>233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57901">
                <text:p>857901</text:p>
              </table:table-cell>
              <table:table-cell office:value-type="float" office:value="819267">
                <text:p>819267</text:p>
              </table:table-cell>
              <table:table-cell office:value-type="float" office:value="877883">
                <text:p>877883</text:p>
              </table:table-cell>
              <table:table-cell office:value-type="float" office:value="233034">
                <text:p>233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57901">
                <text:p>857901</text:p>
              </table:table-cell>
              <table:table-cell office:value-type="float" office:value="819261">
                <text:p>819261</text:p>
              </table:table-cell>
              <table:table-cell office:value-type="float" office:value="877883">
                <text:p>877883</text:p>
              </table:table-cell>
              <table:table-cell office:value-type="float" office:value="233034">
                <text:p>233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41485">
                <text:p>841485</text:p>
              </table:table-cell>
              <table:table-cell office:value-type="float" office:value="795722">
                <text:p>795722</text:p>
              </table:table-cell>
              <table:table-cell office:value-type="float" office:value="877883">
                <text:p>877883</text:p>
              </table:table-cell>
              <table:table-cell office:value-type="float" office:value="170806">
                <text:p>170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41485">
                <text:p>841485</text:p>
              </table:table-cell>
              <table:table-cell office:value-type="float" office:value="795722">
                <text:p>795722</text:p>
              </table:table-cell>
              <table:table-cell office:value-type="float" office:value="877883">
                <text:p>877883</text:p>
              </table:table-cell>
              <table:table-cell office:value-type="float" office:value="170806">
                <text:p>170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41147">
                <text:p>841147</text:p>
              </table:table-cell>
              <table:table-cell office:value-type="float" office:value="794074">
                <text:p>794074</text:p>
              </table:table-cell>
              <table:table-cell office:value-type="float" office:value="877883">
                <text:p>877883</text:p>
              </table:table-cell>
              <table:table-cell office:value-type="float" office:value="168327">
                <text:p>168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20781">
                <text:p>820781</text:p>
              </table:table-cell>
              <table:table-cell office:value-type="float" office:value="785583">
                <text:p>785583</text:p>
              </table:table-cell>
              <table:table-cell office:value-type="float" office:value="877883">
                <text:p>877883</text:p>
              </table:table-cell>
              <table:table-cell office:value-type="float" office:value="95313">
                <text:p>95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8717">
                <text:p>808717</text:p>
              </table:table-cell>
              <table:table-cell office:value-type="float" office:value="777891">
                <text:p>777891</text:p>
              </table:table-cell>
              <table:table-cell office:value-type="float" office:value="877883">
                <text:p>877883</text:p>
              </table:table-cell>
              <table:table-cell office:value-type="float" office:value="30453">
                <text:p>30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05989">
                <text:p>805989</text:p>
              </table:table-cell>
              <table:table-cell office:value-type="float" office:value="774845">
                <text:p>774845</text:p>
              </table:table-cell>
              <table:table-cell office:value-type="float" office:value="877883">
                <text:p>877883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04196">
                <text:p>804196</text:p>
              </table:table-cell>
              <table:table-cell office:value-type="float" office:value="773576">
                <text:p>773576</text:p>
              </table:table-cell>
              <table:table-cell office:value-type="float" office:value="877883">
                <text:p>877883</text:p>
              </table:table-cell>
              <table:table-cell office:value-type="float" office:value="21374">
                <text:p>21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02041">
                <text:p>802041</text:p>
              </table:table-cell>
              <table:table-cell office:value-type="float" office:value="771765">
                <text:p>771765</text:p>
              </table:table-cell>
              <table:table-cell office:value-type="float" office:value="877883">
                <text:p>877883</text:p>
              </table:table-cell>
              <table:table-cell office:value-type="float" office:value="17309">
                <text:p>173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6658">
                <text:p>796658</text:p>
              </table:table-cell>
              <table:table-cell office:value-type="float" office:value="769039">
                <text:p>769039</text:p>
              </table:table-cell>
              <table:table-cell office:value-type="float" office:value="877883">
                <text:p>877883</text:p>
              </table:table-cell>
              <table:table-cell office:value-type="float" office:value="11827">
                <text:p>11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92445">
                <text:p>792445</text:p>
              </table:table-cell>
              <table:table-cell office:value-type="float" office:value="766391">
                <text:p>766391</text:p>
              </table:table-cell>
              <table:table-cell office:value-type="float" office:value="877883">
                <text:p>877883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83829">
                <text:p>783829</text:p>
              </table:table-cell>
              <table:table-cell office:value-type="float" office:value="761623">
                <text:p>761623</text:p>
              </table:table-cell>
              <table:table-cell office:value-type="float" office:value="877883">
                <text:p>877883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81748">
                <text:p>781748</text:p>
              </table:table-cell>
              <table:table-cell office:value-type="float" office:value="759765">
                <text:p>759765</text:p>
              </table:table-cell>
              <table:table-cell office:value-type="float" office:value="877883">
                <text:p>877883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70318">
                <text:p>770318</text:p>
              </table:table-cell>
              <table:table-cell office:value-type="float" office:value="756643">
                <text:p>756643</text:p>
              </table:table-cell>
              <table:table-cell office:value-type="float" office:value="877883">
                <text:p>877883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49043">
                <text:p>749043</text:p>
              </table:table-cell>
              <table:table-cell office:value-type="float" office:value="746797">
                <text:p>746797</text:p>
              </table:table-cell>
              <table:table-cell office:value-type="float" office:value="877882">
                <text:p>877882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49043">
                <text:p>749043</text:p>
              </table:table-cell>
              <table:table-cell office:value-type="float" office:value="746780">
                <text:p>746780</text:p>
              </table:table-cell>
              <table:table-cell office:value-type="float" office:value="877881">
                <text:p>877881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3447">
                <text:p>513447</text:p>
              </table:table-cell>
              <table:table-cell office:value-type="float" office:value="704024">
                <text:p>704024</text:p>
              </table:table-cell>
              <table:table-cell office:value-type="float" office:value="877875">
                <text:p>87787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3447">
                <text:p>513447</text:p>
              </table:table-cell>
              <table:table-cell office:value-type="float" office:value="704003">
                <text:p>704003</text:p>
              </table:table-cell>
              <table:table-cell office:value-type="float" office:value="877874">
                <text:p>87787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10233">
                <text:p>510233</text:p>
              </table:table-cell>
              <table:table-cell office:value-type="float" office:value="700369">
                <text:p>700369</text:p>
              </table:table-cell>
              <table:table-cell office:value-type="float" office:value="877868">
                <text:p>877868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3102">
                <text:p>483102</text:p>
              </table:table-cell>
              <table:table-cell office:value-type="float" office:value="688964">
                <text:p>688964</text:p>
              </table:table-cell>
              <table:table-cell office:value-type="float" office:value="877862">
                <text:p>87786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9497">
                <text:p>479497</text:p>
              </table:table-cell>
              <table:table-cell office:value-type="float" office:value="679008">
                <text:p>679008</text:p>
              </table:table-cell>
              <table:table-cell office:value-type="float" office:value="877804">
                <text:p>877804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43952">
                <text:p>443952</text:p>
              </table:table-cell>
              <table:table-cell office:value-type="float" office:value="666581">
                <text:p>666581</text:p>
              </table:table-cell>
              <table:table-cell office:value-type="float" office:value="877768">
                <text:p>877768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42415">
                <text:p>442415</text:p>
              </table:table-cell>
              <table:table-cell office:value-type="float" office:value="663767">
                <text:p>663767</text:p>
              </table:table-cell>
              <table:table-cell office:value-type="float" office:value="877730">
                <text:p>87773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09923">
                <text:p>409923</text:p>
              </table:table-cell>
              <table:table-cell office:value-type="float" office:value="649881">
                <text:p>649881</text:p>
              </table:table-cell>
              <table:table-cell office:value-type="float" office:value="877642">
                <text:p>877642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06142">
                <text:p>406142</text:p>
              </table:table-cell>
              <table:table-cell office:value-type="float" office:value="648791">
                <text:p>648791</text:p>
              </table:table-cell>
              <table:table-cell office:value-type="float" office:value="877576">
                <text:p>87757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67725">
                <text:p>267725</text:p>
              </table:table-cell>
              <table:table-cell office:value-type="float" office:value="469590">
                <text:p>469590</text:p>
              </table:table-cell>
              <table:table-cell office:value-type="float" office:value="877535">
                <text:p>87753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66042">
                <text:p>266042</text:p>
              </table:table-cell>
              <table:table-cell office:value-type="float" office:value="465010">
                <text:p>465010</text:p>
              </table:table-cell>
              <table:table-cell office:value-type="float" office:value="877498">
                <text:p>87749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66023">
                <text:p>266023</text:p>
              </table:table-cell>
              <table:table-cell office:value-type="float" office:value="464547">
                <text:p>464547</text:p>
              </table:table-cell>
              <table:table-cell office:value-type="float" office:value="877342">
                <text:p>87734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66022">
                <text:p>266022</text:p>
              </table:table-cell>
              <table:table-cell office:value-type="float" office:value="464208">
                <text:p>464208</text:p>
              </table:table-cell>
              <table:table-cell office:value-type="float" office:value="877140">
                <text:p>87714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66022">
                <text:p>266022</text:p>
              </table:table-cell>
              <table:table-cell office:value-type="float" office:value="464208">
                <text:p>464208</text:p>
              </table:table-cell>
              <table:table-cell office:value-type="float" office:value="877140">
                <text:p>87714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6022">
                <text:p>266022</text:p>
              </table:table-cell>
              <table:table-cell office:value-type="float" office:value="464208">
                <text:p>464208</text:p>
              </table:table-cell>
              <table:table-cell office:value-type="float" office:value="877140">
                <text:p>87714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491">
                <text:p>8764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491">
                <text:p>8764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491">
                <text:p>8764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7204">
                <text:p>157204</text:p>
              </table:table-cell>
              <table:table-cell office:value-type="float" office:value="397349">
                <text:p>397349</text:p>
              </table:table-cell>
              <table:table-cell office:value-type="float" office:value="876379">
                <text:p>87637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55827">
                <text:p>155827</text:p>
              </table:table-cell>
              <table:table-cell office:value-type="float" office:value="386843">
                <text:p>386843</text:p>
              </table:table-cell>
              <table:table-cell office:value-type="float" office:value="875715">
                <text:p>87571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5312">
                <text:p>155312</text:p>
              </table:table-cell>
              <table:table-cell office:value-type="float" office:value="383161">
                <text:p>383161</text:p>
              </table:table-cell>
              <table:table-cell office:value-type="float" office:value="875633">
                <text:p>87563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3466">
                <text:p>153466</text:p>
              </table:table-cell>
              <table:table-cell office:value-type="float" office:value="374949">
                <text:p>374949</text:p>
              </table:table-cell>
              <table:table-cell office:value-type="float" office:value="875580">
                <text:p>875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8825">
                <text:p>148825</text:p>
              </table:table-cell>
              <table:table-cell office:value-type="float" office:value="365116">
                <text:p>365116</text:p>
              </table:table-cell>
              <table:table-cell office:value-type="float" office:value="875442">
                <text:p>87544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281">
                <text:p>51281</text:p>
              </table:table-cell>
              <table:table-cell office:value-type="float" office:value="249776">
                <text:p>249776</text:p>
              </table:table-cell>
              <table:table-cell office:value-type="float" office:value="873795">
                <text:p>87379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874">
                <text:p>50874</text:p>
              </table:table-cell>
              <table:table-cell office:value-type="float" office:value="244897">
                <text:p>244897</text:p>
              </table:table-cell>
              <table:table-cell office:value-type="float" office:value="873386">
                <text:p>87338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0788">
                <text:p>40788</text:p>
              </table:table-cell>
              <table:table-cell office:value-type="float" office:value="229355">
                <text:p>229355</text:p>
              </table:table-cell>
              <table:table-cell office:value-type="float" office:value="873143">
                <text:p>87314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0719">
                <text:p>40719</text:p>
              </table:table-cell>
              <table:table-cell office:value-type="float" office:value="228140">
                <text:p>228140</text:p>
              </table:table-cell>
              <table:table-cell office:value-type="float" office:value="872021">
                <text:p>87202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8949">
                <text:p>38949</text:p>
              </table:table-cell>
              <table:table-cell office:value-type="float" office:value="217647">
                <text:p>217647</text:p>
              </table:table-cell>
              <table:table-cell office:value-type="float" office:value="871951">
                <text:p>87195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5184">
                <text:p>35184</text:p>
              </table:table-cell>
              <table:table-cell office:value-type="float" office:value="114709">
                <text:p>114709</text:p>
              </table:table-cell>
              <table:table-cell office:value-type="float" office:value="869358">
                <text:p>86935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5184">
                <text:p>35184</text:p>
              </table:table-cell>
              <table:table-cell office:value-type="float" office:value="114709">
                <text:p>114709</text:p>
              </table:table-cell>
              <table:table-cell office:value-type="float" office:value="869239">
                <text:p>8692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1781">
                <text:p>31781</text:p>
              </table:table-cell>
              <table:table-cell office:value-type="float" office:value="97530">
                <text:p>97530</text:p>
              </table:table-cell>
              <table:table-cell office:value-type="float" office:value="857244">
                <text:p>8572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1781">
                <text:p>31781</text:p>
              </table:table-cell>
              <table:table-cell office:value-type="float" office:value="97530">
                <text:p>97530</text:p>
              </table:table-cell>
              <table:table-cell office:value-type="float" office:value="852009">
                <text:p>8520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0805">
                <text:p>30805</text:p>
              </table:table-cell>
              <table:table-cell office:value-type="float" office:value="86615">
                <text:p>86615</text:p>
              </table:table-cell>
              <table:table-cell office:value-type="float" office:value="849891">
                <text:p>8498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0687">
                <text:p>30687</text:p>
              </table:table-cell>
              <table:table-cell office:value-type="float" office:value="84557">
                <text:p>84557</text:p>
              </table:table-cell>
              <table:table-cell office:value-type="float" office:value="849082">
                <text:p>8490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0406">
                <text:p>30406</text:p>
              </table:table-cell>
              <table:table-cell office:value-type="float" office:value="83649">
                <text:p>83649</text:p>
              </table:table-cell>
              <table:table-cell office:value-type="float" office:value="836674">
                <text:p>83667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0012">
                <text:p>30012</text:p>
              </table:table-cell>
              <table:table-cell office:value-type="float" office:value="81174">
                <text:p>81174</text:p>
              </table:table-cell>
              <table:table-cell office:value-type="float" office:value="828712">
                <text:p>8287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8209">
                <text:p>28209</text:p>
              </table:table-cell>
              <table:table-cell office:value-type="float" office:value="47154">
                <text:p>47154</text:p>
              </table:table-cell>
              <table:table-cell office:value-type="float" office:value="803202">
                <text:p>8032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7060">
                <text:p>27060</text:p>
              </table:table-cell>
              <table:table-cell office:value-type="float" office:value="30953">
                <text:p>30953</text:p>
              </table:table-cell>
              <table:table-cell office:value-type="float" office:value="510096">
                <text:p>5100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6738">
                <text:p>26738</text:p>
              </table:table-cell>
              <table:table-cell office:value-type="float" office:value="30807">
                <text:p>30807</text:p>
              </table:table-cell>
              <table:table-cell office:value-type="float" office:value="466422">
                <text:p>4664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6614">
                <text:p>26614</text:p>
              </table:table-cell>
              <table:table-cell office:value-type="float" office:value="29342">
                <text:p>29342</text:p>
              </table:table-cell>
              <table:table-cell office:value-type="float" office:value="433968">
                <text:p>4339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6003">
                <text:p>26003</text:p>
              </table:table-cell>
              <table:table-cell office:value-type="float" office:value="27976">
                <text:p>27976</text:p>
              </table:table-cell>
              <table:table-cell office:value-type="float" office:value="414073">
                <text:p>4140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360">
                <text:p>25360</text:p>
              </table:table-cell>
              <table:table-cell office:value-type="float" office:value="26104">
                <text:p>26104</text:p>
              </table:table-cell>
              <table:table-cell office:value-type="float" office:value="372467">
                <text:p>3724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360">
                <text:p>25360</text:p>
              </table:table-cell>
              <table:table-cell office:value-type="float" office:value="25938">
                <text:p>25938</text:p>
              </table:table-cell>
              <table:table-cell office:value-type="float" office:value="147559">
                <text:p>147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360">
                <text:p>25360</text:p>
              </table:table-cell>
              <table:table-cell office:value-type="float" office:value="25938">
                <text:p>25938</text:p>
              </table:table-cell>
              <table:table-cell office:value-type="float" office:value="147556">
                <text:p>147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360">
                <text:p>25360</text:p>
              </table:table-cell>
              <table:table-cell office:value-type="float" office:value="25938">
                <text:p>25938</text:p>
              </table:table-cell>
              <table:table-cell office:value-type="float" office:value="147556">
                <text:p>147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969">
                <text:p>22969</text:p>
              </table:table-cell>
              <table:table-cell office:value-type="float" office:value="14735">
                <text:p>1473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2969">
                <text:p>22969</text:p>
              </table:table-cell>
              <table:table-cell office:value-type="float" office:value="14735">
                <text:p>1473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2969">
                <text:p>22969</text:p>
              </table:table-cell>
              <table:table-cell office:value-type="float" office:value="14735">
                <text:p>1473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2913">
                <text:p>22913</text:p>
              </table:table-cell>
              <table:table-cell office:value-type="float" office:value="14492">
                <text:p>14492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1608">
                <text:p>21608</text:p>
              </table:table-cell>
              <table:table-cell office:value-type="float" office:value="14154">
                <text:p>14154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1486">
                <text:p>21486</text:p>
              </table:table-cell>
              <table:table-cell office:value-type="float" office:value="14084">
                <text:p>1408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1348">
                <text:p>21348</text:p>
              </table:table-cell>
              <table:table-cell office:value-type="float" office:value="13914">
                <text:p>1391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0239">
                <text:p>20239</text:p>
              </table:table-cell>
              <table:table-cell office:value-type="float" office:value="13739">
                <text:p>1373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667">
                <text:p>18667</text:p>
              </table:table-cell>
              <table:table-cell office:value-type="float" office:value="13285">
                <text:p>13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464">
                <text:p>9464</text:p>
              </table:table-cell>
              <table:table-cell office:value-type="float" office:value="13279">
                <text:p>1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928">
                <text:p>7928</text:p>
              </table:table-cell>
              <table:table-cell office:value-type="float" office:value="13195">
                <text:p>13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268">
                <text:p>7268</text:p>
              </table:table-cell>
              <table:table-cell office:value-type="float" office:value="13195">
                <text:p>13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142">
                <text:p>5142</text:p>
              </table:table-cell>
              <table:table-cell office:value-type="float" office:value="13174">
                <text:p>1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019">
                <text:p>5019</text:p>
              </table:table-cell>
              <table:table-cell office:value-type="float" office:value="13174">
                <text:p>1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723">
                <text:p>1723</text:p>
              </table:table-cell>
              <table:table-cell office:value-type="float" office:value="13174">
                <text:p>1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103">
                <text:p>1103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7">
                <text:p>67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7">
                <text:p>67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081">
                <text:p>1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3022">
                <text:p>13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3022">
                <text:p>13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3021">
                <text:p>1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2932">
                <text:p>12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2921">
                <text:p>1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2864">
                <text:p>12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2849">
                <text:p>1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2756">
                <text:p>12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2746">
                <text:p>12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2746">
                <text:p>12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2693">
                <text:p>12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2693">
                <text:p>12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2680">
                <text:p>12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2678">
                <text:p>12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2678">
                <text:p>12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2594">
                <text:p>1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2594">
                <text:p>1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2582">
                <text:p>1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2546">
                <text:p>1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2528">
                <text:p>1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2448">
                <text:p>1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2401">
                <text:p>1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2303">
                <text:p>1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2258">
                <text:p>1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2139">
                <text:p>1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1921">
                <text:p>1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1483">
                <text:p>1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0633">
                <text:p>10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7664">
                <text:p>7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899">
                <text:p>877899</text:p>
              </table:table-cell>
              <table:table-cell office:value-type="float" office:value="877898">
                <text:p>877898</text:p>
              </table:table-cell>
              <table:table-cell office:value-type="float" office:value="877899">
                <text:p>877899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7898">
                <text:p>877898</text:p>
              </table:table-cell>
              <table:table-cell office:value-type="float" office:value="877894">
                <text:p>877894</text:p>
              </table:table-cell>
              <table:table-cell office:value-type="float" office:value="877898">
                <text:p>877898</text:p>
              </table:table-cell>
              <table:table-cell office:value-type="float" office:value="877899">
                <text:p>877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77892">
                <text:p>877892</text:p>
              </table:table-cell>
              <table:table-cell office:value-type="float" office:value="877890">
                <text:p>877890</text:p>
              </table:table-cell>
              <table:table-cell office:value-type="float" office:value="877892">
                <text:p>877892</text:p>
              </table:table-cell>
              <table:table-cell office:value-type="float" office:value="877892">
                <text:p>877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77891">
                <text:p>877891</text:p>
              </table:table-cell>
              <table:table-cell office:value-type="float" office:value="877885">
                <text:p>877885</text:p>
              </table:table-cell>
              <table:table-cell office:value-type="float" office:value="877892">
                <text:p>877892</text:p>
              </table:table-cell>
              <table:table-cell office:value-type="float" office:value="877890">
                <text:p>877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7883">
                <text:p>877883</text:p>
              </table:table-cell>
              <table:table-cell office:value-type="float" office:value="877880">
                <text:p>877880</text:p>
              </table:table-cell>
              <table:table-cell office:value-type="float" office:value="877889">
                <text:p>877889</text:p>
              </table:table-cell>
              <table:table-cell office:value-type="float" office:value="877886">
                <text:p>87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7883">
                <text:p>877883</text:p>
              </table:table-cell>
              <table:table-cell office:value-type="float" office:value="877878">
                <text:p>877878</text:p>
              </table:table-cell>
              <table:table-cell office:value-type="float" office:value="877886">
                <text:p>877886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7882">
                <text:p>877882</text:p>
              </table:table-cell>
              <table:table-cell office:value-type="float" office:value="877873">
                <text:p>877873</text:p>
              </table:table-cell>
              <table:table-cell office:value-type="float" office:value="877882">
                <text:p>877882</text:p>
              </table:table-cell>
              <table:table-cell office:value-type="float" office:value="877883">
                <text:p>877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7876">
                <text:p>877876</text:p>
              </table:table-cell>
              <table:table-cell office:value-type="float" office:value="877868">
                <text:p>877868</text:p>
              </table:table-cell>
              <table:table-cell office:value-type="float" office:value="877880">
                <text:p>877880</text:p>
              </table:table-cell>
              <table:table-cell office:value-type="float" office:value="877877">
                <text:p>877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7873">
                <text:p>877873</text:p>
              </table:table-cell>
              <table:table-cell office:value-type="float" office:value="877866">
                <text:p>877866</text:p>
              </table:table-cell>
              <table:table-cell office:value-type="float" office:value="877878">
                <text:p>877878</text:p>
              </table:table-cell>
              <table:table-cell office:value-type="float" office:value="877877">
                <text:p>877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7869">
                <text:p>877869</text:p>
              </table:table-cell>
              <table:table-cell office:value-type="float" office:value="877858">
                <text:p>877858</text:p>
              </table:table-cell>
              <table:table-cell office:value-type="float" office:value="877873">
                <text:p>877873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7869">
                <text:p>877869</text:p>
              </table:table-cell>
              <table:table-cell office:value-type="float" office:value="877845">
                <text:p>877845</text:p>
              </table:table-cell>
              <table:table-cell office:value-type="float" office:value="877873">
                <text:p>877873</text:p>
              </table:table-cell>
              <table:table-cell office:value-type="float" office:value="877870">
                <text:p>8778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77867">
                <text:p>877867</text:p>
              </table:table-cell>
              <table:table-cell office:value-type="float" office:value="877781">
                <text:p>877781</text:p>
              </table:table-cell>
              <table:table-cell office:value-type="float" office:value="877872">
                <text:p>877872</text:p>
              </table:table-cell>
              <table:table-cell office:value-type="float" office:value="877869">
                <text:p>87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7861">
                <text:p>877861</text:p>
              </table:table-cell>
              <table:table-cell office:value-type="float" office:value="876857">
                <text:p>876857</text:p>
              </table:table-cell>
              <table:table-cell office:value-type="float" office:value="877869">
                <text:p>877869</text:p>
              </table:table-cell>
              <table:table-cell office:value-type="float" office:value="877863">
                <text:p>877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77860">
                <text:p>877860</text:p>
              </table:table-cell>
              <table:table-cell office:value-type="float" office:value="874085">
                <text:p>874085</text:p>
              </table:table-cell>
              <table:table-cell office:value-type="float" office:value="877867">
                <text:p>877867</text:p>
              </table:table-cell>
              <table:table-cell office:value-type="float" office:value="877862">
                <text:p>877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77857">
                <text:p>877857</text:p>
              </table:table-cell>
              <table:table-cell office:value-type="float" office:value="870968">
                <text:p>870968</text:p>
              </table:table-cell>
              <table:table-cell office:value-type="float" office:value="877864">
                <text:p>877864</text:p>
              </table:table-cell>
              <table:table-cell office:value-type="float" office:value="877858">
                <text:p>877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77852">
                <text:p>877852</text:p>
              </table:table-cell>
              <table:table-cell office:value-type="float" office:value="867232">
                <text:p>867232</text:p>
              </table:table-cell>
              <table:table-cell office:value-type="float" office:value="877859">
                <text:p>877859</text:p>
              </table:table-cell>
              <table:table-cell office:value-type="float" office:value="877855">
                <text:p>877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77851">
                <text:p>877851</text:p>
              </table:table-cell>
              <table:table-cell office:value-type="float" office:value="866255">
                <text:p>866255</text:p>
              </table:table-cell>
              <table:table-cell office:value-type="float" office:value="877857">
                <text:p>877857</text:p>
              </table:table-cell>
              <table:table-cell office:value-type="float" office:value="877850">
                <text:p>877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7845">
                <text:p>877845</text:p>
              </table:table-cell>
              <table:table-cell office:value-type="float" office:value="863940">
                <text:p>863940</text:p>
              </table:table-cell>
              <table:table-cell office:value-type="float" office:value="877854">
                <text:p>877854</text:p>
              </table:table-cell>
              <table:table-cell office:value-type="float" office:value="877848">
                <text:p>877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7756">
                <text:p>877756</text:p>
              </table:table-cell>
              <table:table-cell office:value-type="float" office:value="863330">
                <text:p>863330</text:p>
              </table:table-cell>
              <table:table-cell office:value-type="float" office:value="877851">
                <text:p>877851</text:p>
              </table:table-cell>
              <table:table-cell office:value-type="float" office:value="877847">
                <text:p>877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7560">
                <text:p>877560</text:p>
              </table:table-cell>
              <table:table-cell office:value-type="float" office:value="862072">
                <text:p>862072</text:p>
              </table:table-cell>
              <table:table-cell office:value-type="float" office:value="877846">
                <text:p>877846</text:p>
              </table:table-cell>
              <table:table-cell office:value-type="float" office:value="877841">
                <text:p>877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7347">
                <text:p>877347</text:p>
              </table:table-cell>
              <table:table-cell office:value-type="float" office:value="861188">
                <text:p>861188</text:p>
              </table:table-cell>
              <table:table-cell office:value-type="float" office:value="877846">
                <text:p>877846</text:p>
              </table:table-cell>
              <table:table-cell office:value-type="float" office:value="877840">
                <text:p>8778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77124">
                <text:p>877124</text:p>
              </table:table-cell>
              <table:table-cell office:value-type="float" office:value="860213">
                <text:p>860213</text:p>
              </table:table-cell>
              <table:table-cell office:value-type="float" office:value="877843">
                <text:p>877843</text:p>
              </table:table-cell>
              <table:table-cell office:value-type="float" office:value="877836">
                <text:p>877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76928">
                <text:p>876928</text:p>
              </table:table-cell>
              <table:table-cell office:value-type="float" office:value="859441">
                <text:p>859441</text:p>
              </table:table-cell>
              <table:table-cell office:value-type="float" office:value="877840">
                <text:p>877840</text:p>
              </table:table-cell>
              <table:table-cell office:value-type="float" office:value="877833">
                <text:p>877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6688">
                <text:p>876688</text:p>
              </table:table-cell>
              <table:table-cell office:value-type="float" office:value="858700">
                <text:p>858700</text:p>
              </table:table-cell>
              <table:table-cell office:value-type="float" office:value="877837">
                <text:p>877837</text:p>
              </table:table-cell>
              <table:table-cell office:value-type="float" office:value="877832">
                <text:p>87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5843">
                <text:p>875843</text:p>
              </table:table-cell>
              <table:table-cell office:value-type="float" office:value="858024">
                <text:p>858024</text:p>
              </table:table-cell>
              <table:table-cell office:value-type="float" office:value="877835">
                <text:p>877835</text:p>
              </table:table-cell>
              <table:table-cell office:value-type="float" office:value="877828">
                <text:p>8778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5103">
                <text:p>875103</text:p>
              </table:table-cell>
              <table:table-cell office:value-type="float" office:value="857438">
                <text:p>857438</text:p>
              </table:table-cell>
              <table:table-cell office:value-type="float" office:value="877833">
                <text:p>877833</text:p>
              </table:table-cell>
              <table:table-cell office:value-type="float" office:value="877824">
                <text:p>877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4270">
                <text:p>874270</text:p>
              </table:table-cell>
              <table:table-cell office:value-type="float" office:value="856876">
                <text:p>856876</text:p>
              </table:table-cell>
              <table:table-cell office:value-type="float" office:value="877830">
                <text:p>877830</text:p>
              </table:table-cell>
              <table:table-cell office:value-type="float" office:value="877821">
                <text:p>877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3141">
                <text:p>873141</text:p>
              </table:table-cell>
              <table:table-cell office:value-type="float" office:value="856372">
                <text:p>856372</text:p>
              </table:table-cell>
              <table:table-cell office:value-type="float" office:value="877826">
                <text:p>877826</text:p>
              </table:table-cell>
              <table:table-cell office:value-type="float" office:value="877817">
                <text:p>8778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1513">
                <text:p>871513</text:p>
              </table:table-cell>
              <table:table-cell office:value-type="float" office:value="855806">
                <text:p>855806</text:p>
              </table:table-cell>
              <table:table-cell office:value-type="float" office:value="877824">
                <text:p>877824</text:p>
              </table:table-cell>
              <table:table-cell office:value-type="float" office:value="877815">
                <text:p>877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69666">
                <text:p>869666</text:p>
              </table:table-cell>
              <table:table-cell office:value-type="float" office:value="855232">
                <text:p>855232</text:p>
              </table:table-cell>
              <table:table-cell office:value-type="float" office:value="877821">
                <text:p>877821</text:p>
              </table:table-cell>
              <table:table-cell office:value-type="float" office:value="877814">
                <text:p>877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67126">
                <text:p>867126</text:p>
              </table:table-cell>
              <table:table-cell office:value-type="float" office:value="854629">
                <text:p>854629</text:p>
              </table:table-cell>
              <table:table-cell office:value-type="float" office:value="877819">
                <text:p>877819</text:p>
              </table:table-cell>
              <table:table-cell office:value-type="float" office:value="877809">
                <text:p>877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63967">
                <text:p>863967</text:p>
              </table:table-cell>
              <table:table-cell office:value-type="float" office:value="853561">
                <text:p>853561</text:p>
              </table:table-cell>
              <table:table-cell office:value-type="float" office:value="877814">
                <text:p>877814</text:p>
              </table:table-cell>
              <table:table-cell office:value-type="float" office:value="877806">
                <text:p>877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63777">
                <text:p>863777</text:p>
              </table:table-cell>
              <table:table-cell office:value-type="float" office:value="853215">
                <text:p>853215</text:p>
              </table:table-cell>
              <table:table-cell office:value-type="float" office:value="877812">
                <text:p>877812</text:p>
              </table:table-cell>
              <table:table-cell office:value-type="float" office:value="877803">
                <text:p>877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62274">
                <text:p>862274</text:p>
              </table:table-cell>
              <table:table-cell office:value-type="float" office:value="852016">
                <text:p>852016</text:p>
              </table:table-cell>
              <table:table-cell office:value-type="float" office:value="877809">
                <text:p>877809</text:p>
              </table:table-cell>
              <table:table-cell office:value-type="float" office:value="877801">
                <text:p>877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62105">
                <text:p>862105</text:p>
              </table:table-cell>
              <table:table-cell office:value-type="float" office:value="851597">
                <text:p>851597</text:p>
              </table:table-cell>
              <table:table-cell office:value-type="float" office:value="877809">
                <text:p>877809</text:p>
              </table:table-cell>
              <table:table-cell office:value-type="float" office:value="877797">
                <text:p>8777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61232">
                <text:p>861232</text:p>
              </table:table-cell>
              <table:table-cell office:value-type="float" office:value="850370">
                <text:p>850370</text:p>
              </table:table-cell>
              <table:table-cell office:value-type="float" office:value="877806">
                <text:p>877806</text:p>
              </table:table-cell>
              <table:table-cell office:value-type="float" office:value="877796">
                <text:p>877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61072">
                <text:p>861072</text:p>
              </table:table-cell>
              <table:table-cell office:value-type="float" office:value="849929">
                <text:p>849929</text:p>
              </table:table-cell>
              <table:table-cell office:value-type="float" office:value="877806">
                <text:p>877806</text:p>
              </table:table-cell>
              <table:table-cell office:value-type="float" office:value="877795">
                <text:p>877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60407">
                <text:p>860407</text:p>
              </table:table-cell>
              <table:table-cell office:value-type="float" office:value="848729">
                <text:p>848729</text:p>
              </table:table-cell>
              <table:table-cell office:value-type="float" office:value="877803">
                <text:p>877803</text:p>
              </table:table-cell>
              <table:table-cell office:value-type="float" office:value="877792">
                <text:p>877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0268">
                <text:p>860268</text:p>
              </table:table-cell>
              <table:table-cell office:value-type="float" office:value="848258">
                <text:p>848258</text:p>
              </table:table-cell>
              <table:table-cell office:value-type="float" office:value="877803">
                <text:p>877803</text:p>
              </table:table-cell>
              <table:table-cell office:value-type="float" office:value="877791">
                <text:p>877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59592">
                <text:p>859592</text:p>
              </table:table-cell>
              <table:table-cell office:value-type="float" office:value="846982">
                <text:p>846982</text:p>
              </table:table-cell>
              <table:table-cell office:value-type="float" office:value="877797">
                <text:p>877797</text:p>
              </table:table-cell>
              <table:table-cell office:value-type="float" office:value="877787">
                <text:p>8777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59507">
                <text:p>859507</text:p>
              </table:table-cell>
              <table:table-cell office:value-type="float" office:value="846467">
                <text:p>846467</text:p>
              </table:table-cell>
              <table:table-cell office:value-type="float" office:value="877796">
                <text:p>877796</text:p>
              </table:table-cell>
              <table:table-cell office:value-type="float" office:value="877786">
                <text:p>877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9152">
                <text:p>859152</text:p>
              </table:table-cell>
              <table:table-cell office:value-type="float" office:value="845262">
                <text:p>845262</text:p>
              </table:table-cell>
              <table:table-cell office:value-type="float" office:value="877793">
                <text:p>877793</text:p>
              </table:table-cell>
              <table:table-cell office:value-type="float" office:value="877780">
                <text:p>8777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58911">
                <text:p>858911</text:p>
              </table:table-cell>
              <table:table-cell office:value-type="float" office:value="844718">
                <text:p>844718</text:p>
              </table:table-cell>
              <table:table-cell office:value-type="float" office:value="877793">
                <text:p>877793</text:p>
              </table:table-cell>
              <table:table-cell office:value-type="float" office:value="877778">
                <text:p>8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58628">
                <text:p>858628</text:p>
              </table:table-cell>
              <table:table-cell office:value-type="float" office:value="843778">
                <text:p>843778</text:p>
              </table:table-cell>
              <table:table-cell office:value-type="float" office:value="877792">
                <text:p>877792</text:p>
              </table:table-cell>
              <table:table-cell office:value-type="float" office:value="877776">
                <text:p>877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8452">
                <text:p>858452</text:p>
              </table:table-cell>
              <table:table-cell office:value-type="float" office:value="843017">
                <text:p>843017</text:p>
              </table:table-cell>
              <table:table-cell office:value-type="float" office:value="877789">
                <text:p>877789</text:p>
              </table:table-cell>
              <table:table-cell office:value-type="float" office:value="877774">
                <text:p>8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58201">
                <text:p>858201</text:p>
              </table:table-cell>
              <table:table-cell office:value-type="float" office:value="842217">
                <text:p>842217</text:p>
              </table:table-cell>
              <table:table-cell office:value-type="float" office:value="877786">
                <text:p>877786</text:p>
              </table:table-cell>
              <table:table-cell office:value-type="float" office:value="877770">
                <text:p>877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58044">
                <text:p>858044</text:p>
              </table:table-cell>
              <table:table-cell office:value-type="float" office:value="841435">
                <text:p>841435</text:p>
              </table:table-cell>
              <table:table-cell office:value-type="float" office:value="877784">
                <text:p>877784</text:p>
              </table:table-cell>
              <table:table-cell office:value-type="float" office:value="877767">
                <text:p>877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7871">
                <text:p>857871</text:p>
              </table:table-cell>
              <table:table-cell office:value-type="float" office:value="840605">
                <text:p>840605</text:p>
              </table:table-cell>
              <table:table-cell office:value-type="float" office:value="877781">
                <text:p>877781</text:p>
              </table:table-cell>
              <table:table-cell office:value-type="float" office:value="877765">
                <text:p>8777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57666">
                <text:p>857666</text:p>
              </table:table-cell>
              <table:table-cell office:value-type="float" office:value="839783">
                <text:p>839783</text:p>
              </table:table-cell>
              <table:table-cell office:value-type="float" office:value="877780">
                <text:p>877780</text:p>
              </table:table-cell>
              <table:table-cell office:value-type="float" office:value="877748">
                <text:p>877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57509">
                <text:p>857509</text:p>
              </table:table-cell>
              <table:table-cell office:value-type="float" office:value="838887">
                <text:p>838887</text:p>
              </table:table-cell>
              <table:table-cell office:value-type="float" office:value="877779">
                <text:p>877779</text:p>
              </table:table-cell>
              <table:table-cell office:value-type="float" office:value="877722">
                <text:p>8777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7242">
                <text:p>857242</text:p>
              </table:table-cell>
              <table:table-cell office:value-type="float" office:value="837913">
                <text:p>837913</text:p>
              </table:table-cell>
              <table:table-cell office:value-type="float" office:value="877777">
                <text:p>877777</text:p>
              </table:table-cell>
              <table:table-cell office:value-type="float" office:value="877687">
                <text:p>8776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57000">
                <text:p>857000</text:p>
              </table:table-cell>
              <table:table-cell office:value-type="float" office:value="836877">
                <text:p>836877</text:p>
              </table:table-cell>
              <table:table-cell office:value-type="float" office:value="877775">
                <text:p>877775</text:p>
              </table:table-cell>
              <table:table-cell office:value-type="float" office:value="877649">
                <text:p>877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56658">
                <text:p>856658</text:p>
              </table:table-cell>
              <table:table-cell office:value-type="float" office:value="835726">
                <text:p>835726</text:p>
              </table:table-cell>
              <table:table-cell office:value-type="float" office:value="877774">
                <text:p>877774</text:p>
              </table:table-cell>
              <table:table-cell office:value-type="float" office:value="877610">
                <text:p>8776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56352">
                <text:p>856352</text:p>
              </table:table-cell>
              <table:table-cell office:value-type="float" office:value="834231">
                <text:p>834231</text:p>
              </table:table-cell>
              <table:table-cell office:value-type="float" office:value="877771">
                <text:p>877771</text:p>
              </table:table-cell>
              <table:table-cell office:value-type="float" office:value="877563">
                <text:p>877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6005">
                <text:p>856005</text:p>
              </table:table-cell>
              <table:table-cell office:value-type="float" office:value="832479">
                <text:p>832479</text:p>
              </table:table-cell>
              <table:table-cell office:value-type="float" office:value="877768">
                <text:p>877768</text:p>
              </table:table-cell>
              <table:table-cell office:value-type="float" office:value="877512">
                <text:p>877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55560">
                <text:p>855560</text:p>
              </table:table-cell>
              <table:table-cell office:value-type="float" office:value="830798">
                <text:p>830798</text:p>
              </table:table-cell>
              <table:table-cell office:value-type="float" office:value="877765">
                <text:p>877765</text:p>
              </table:table-cell>
              <table:table-cell office:value-type="float" office:value="877453">
                <text:p>877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55171">
                <text:p>855171</text:p>
              </table:table-cell>
              <table:table-cell office:value-type="float" office:value="829146">
                <text:p>829146</text:p>
              </table:table-cell>
              <table:table-cell office:value-type="float" office:value="877765">
                <text:p>877765</text:p>
              </table:table-cell>
              <table:table-cell office:value-type="float" office:value="877370">
                <text:p>8773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54758">
                <text:p>854758</text:p>
              </table:table-cell>
              <table:table-cell office:value-type="float" office:value="827541">
                <text:p>827541</text:p>
              </table:table-cell>
              <table:table-cell office:value-type="float" office:value="877762">
                <text:p>877762</text:p>
              </table:table-cell>
              <table:table-cell office:value-type="float" office:value="877269">
                <text:p>877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54333">
                <text:p>854333</text:p>
              </table:table-cell>
              <table:table-cell office:value-type="float" office:value="825943">
                <text:p>825943</text:p>
              </table:table-cell>
              <table:table-cell office:value-type="float" office:value="877761">
                <text:p>877761</text:p>
              </table:table-cell>
              <table:table-cell office:value-type="float" office:value="877157">
                <text:p>877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53876">
                <text:p>853876</text:p>
              </table:table-cell>
              <table:table-cell office:value-type="float" office:value="823906">
                <text:p>823906</text:p>
              </table:table-cell>
              <table:table-cell office:value-type="float" office:value="877761">
                <text:p>877761</text:p>
              </table:table-cell>
              <table:table-cell office:value-type="float" office:value="877011">
                <text:p>877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3385">
                <text:p>853385</text:p>
              </table:table-cell>
              <table:table-cell office:value-type="float" office:value="822217">
                <text:p>822217</text:p>
              </table:table-cell>
              <table:table-cell office:value-type="float" office:value="877757">
                <text:p>877757</text:p>
              </table:table-cell>
              <table:table-cell office:value-type="float" office:value="876838">
                <text:p>876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52800">
                <text:p>852800</text:p>
              </table:table-cell>
              <table:table-cell office:value-type="float" office:value="820363">
                <text:p>820363</text:p>
              </table:table-cell>
              <table:table-cell office:value-type="float" office:value="877752">
                <text:p>877752</text:p>
              </table:table-cell>
              <table:table-cell office:value-type="float" office:value="876561">
                <text:p>87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52147">
                <text:p>852147</text:p>
              </table:table-cell>
              <table:table-cell office:value-type="float" office:value="818268">
                <text:p>818268</text:p>
              </table:table-cell>
              <table:table-cell office:value-type="float" office:value="877749">
                <text:p>877749</text:p>
              </table:table-cell>
              <table:table-cell office:value-type="float" office:value="876161">
                <text:p>876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51009">
                <text:p>851009</text:p>
              </table:table-cell>
              <table:table-cell office:value-type="float" office:value="814964">
                <text:p>814964</text:p>
              </table:table-cell>
              <table:table-cell office:value-type="float" office:value="877740">
                <text:p>877740</text:p>
              </table:table-cell>
              <table:table-cell office:value-type="float" office:value="875215">
                <text:p>8752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50694">
                <text:p>850694</text:p>
              </table:table-cell>
              <table:table-cell office:value-type="float" office:value="813783">
                <text:p>813783</text:p>
              </table:table-cell>
              <table:table-cell office:value-type="float" office:value="877737">
                <text:p>877737</text:p>
              </table:table-cell>
              <table:table-cell office:value-type="float" office:value="874958">
                <text:p>874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49213">
                <text:p>849213</text:p>
              </table:table-cell>
              <table:table-cell office:value-type="float" office:value="809421">
                <text:p>809421</text:p>
              </table:table-cell>
              <table:table-cell office:value-type="float" office:value="877724">
                <text:p>877724</text:p>
              </table:table-cell>
              <table:table-cell office:value-type="float" office:value="873284">
                <text:p>87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48846">
                <text:p>848846</text:p>
              </table:table-cell>
              <table:table-cell office:value-type="float" office:value="808088">
                <text:p>808088</text:p>
              </table:table-cell>
              <table:table-cell office:value-type="float" office:value="877717">
                <text:p>877717</text:p>
              </table:table-cell>
              <table:table-cell office:value-type="float" office:value="872742">
                <text:p>872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47021">
                <text:p>847021</text:p>
              </table:table-cell>
              <table:table-cell office:value-type="float" office:value="803258">
                <text:p>803258</text:p>
              </table:table-cell>
              <table:table-cell office:value-type="float" office:value="877688">
                <text:p>877688</text:p>
              </table:table-cell>
              <table:table-cell office:value-type="float" office:value="869984">
                <text:p>869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46567">
                <text:p>846567</text:p>
              </table:table-cell>
              <table:table-cell office:value-type="float" office:value="801666">
                <text:p>801666</text:p>
              </table:table-cell>
              <table:table-cell office:value-type="float" office:value="877677">
                <text:p>877677</text:p>
              </table:table-cell>
              <table:table-cell office:value-type="float" office:value="869188">
                <text:p>869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44411">
                <text:p>844411</text:p>
              </table:table-cell>
              <table:table-cell office:value-type="float" office:value="796152">
                <text:p>796152</text:p>
              </table:table-cell>
              <table:table-cell office:value-type="float" office:value="877597">
                <text:p>877597</text:p>
              </table:table-cell>
              <table:table-cell office:value-type="float" office:value="865691">
                <text:p>8656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3909">
                <text:p>843909</text:p>
              </table:table-cell>
              <table:table-cell office:value-type="float" office:value="794205">
                <text:p>794205</text:p>
              </table:table-cell>
              <table:table-cell office:value-type="float" office:value="877561">
                <text:p>877561</text:p>
              </table:table-cell>
              <table:table-cell office:value-type="float" office:value="864811">
                <text:p>864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41317">
                <text:p>841317</text:p>
              </table:table-cell>
              <table:table-cell office:value-type="float" office:value="787725">
                <text:p>787725</text:p>
              </table:table-cell>
              <table:table-cell office:value-type="float" office:value="877316">
                <text:p>877316</text:p>
              </table:table-cell>
              <table:table-cell office:value-type="float" office:value="861463">
                <text:p>861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0661">
                <text:p>840661</text:p>
              </table:table-cell>
              <table:table-cell office:value-type="float" office:value="785537">
                <text:p>785537</text:p>
              </table:table-cell>
              <table:table-cell office:value-type="float" office:value="877212">
                <text:p>877212</text:p>
              </table:table-cell>
              <table:table-cell office:value-type="float" office:value="860861">
                <text:p>860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37577">
                <text:p>837577</text:p>
              </table:table-cell>
              <table:table-cell office:value-type="float" office:value="776777">
                <text:p>776777</text:p>
              </table:table-cell>
              <table:table-cell office:value-type="float" office:value="876512">
                <text:p>876512</text:p>
              </table:table-cell>
              <table:table-cell office:value-type="float" office:value="858289">
                <text:p>858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6623">
                <text:p>836623</text:p>
              </table:table-cell>
              <table:table-cell office:value-type="float" office:value="773500">
                <text:p>773500</text:p>
              </table:table-cell>
              <table:table-cell office:value-type="float" office:value="876265">
                <text:p>876265</text:p>
              </table:table-cell>
              <table:table-cell office:value-type="float" office:value="857701">
                <text:p>8577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32611">
                <text:p>832611</text:p>
              </table:table-cell>
              <table:table-cell office:value-type="float" office:value="764016">
                <text:p>764016</text:p>
              </table:table-cell>
              <table:table-cell office:value-type="float" office:value="875131">
                <text:p>875131</text:p>
              </table:table-cell>
              <table:table-cell office:value-type="float" office:value="854854">
                <text:p>854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1209">
                <text:p>831209</text:p>
              </table:table-cell>
              <table:table-cell office:value-type="float" office:value="760530">
                <text:p>760530</text:p>
              </table:table-cell>
              <table:table-cell office:value-type="float" office:value="874636">
                <text:p>874636</text:p>
              </table:table-cell>
              <table:table-cell office:value-type="float" office:value="853851">
                <text:p>8538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26030">
                <text:p>826030</text:p>
              </table:table-cell>
              <table:table-cell office:value-type="float" office:value="750948">
                <text:p>750948</text:p>
              </table:table-cell>
              <table:table-cell office:value-type="float" office:value="873015">
                <text:p>873015</text:p>
              </table:table-cell>
              <table:table-cell office:value-type="float" office:value="847695">
                <text:p>847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24135">
                <text:p>824135</text:p>
              </table:table-cell>
              <table:table-cell office:value-type="float" office:value="747718">
                <text:p>747718</text:p>
              </table:table-cell>
              <table:table-cell office:value-type="float" office:value="872337">
                <text:p>872337</text:p>
              </table:table-cell>
              <table:table-cell office:value-type="float" office:value="845032">
                <text:p>845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6932">
                <text:p>816932</text:p>
              </table:table-cell>
              <table:table-cell office:value-type="float" office:value="737708">
                <text:p>737708</text:p>
              </table:table-cell>
              <table:table-cell office:value-type="float" office:value="870293">
                <text:p>870293</text:p>
              </table:table-cell>
              <table:table-cell office:value-type="float" office:value="837268">
                <text:p>8372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3926">
                <text:p>813926</text:p>
              </table:table-cell>
              <table:table-cell office:value-type="float" office:value="734506">
                <text:p>734506</text:p>
              </table:table-cell>
              <table:table-cell office:value-type="float" office:value="869458">
                <text:p>869458</text:p>
              </table:table-cell>
              <table:table-cell office:value-type="float" office:value="834927">
                <text:p>834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03598">
                <text:p>803598</text:p>
              </table:table-cell>
              <table:table-cell office:value-type="float" office:value="724568">
                <text:p>724568</text:p>
              </table:table-cell>
              <table:table-cell office:value-type="float" office:value="867095">
                <text:p>867095</text:p>
              </table:table-cell>
              <table:table-cell office:value-type="float" office:value="826087">
                <text:p>826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98524">
                <text:p>798524</text:p>
              </table:table-cell>
              <table:table-cell office:value-type="float" office:value="720629">
                <text:p>720629</text:p>
              </table:table-cell>
              <table:table-cell office:value-type="float" office:value="866081">
                <text:p>866081</text:p>
              </table:table-cell>
              <table:table-cell office:value-type="float" office:value="822907">
                <text:p>822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83387">
                <text:p>783387</text:p>
              </table:table-cell>
              <table:table-cell office:value-type="float" office:value="707062">
                <text:p>707062</text:p>
              </table:table-cell>
              <table:table-cell office:value-type="float" office:value="863430">
                <text:p>863430</text:p>
              </table:table-cell>
              <table:table-cell office:value-type="float" office:value="809691">
                <text:p>8096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76256">
                <text:p>776256</text:p>
              </table:table-cell>
              <table:table-cell office:value-type="float" office:value="701254">
                <text:p>701254</text:p>
              </table:table-cell>
              <table:table-cell office:value-type="float" office:value="862105">
                <text:p>862105</text:p>
              </table:table-cell>
              <table:table-cell office:value-type="float" office:value="804124">
                <text:p>804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54962">
                <text:p>754962</text:p>
              </table:table-cell>
              <table:table-cell office:value-type="float" office:value="682596">
                <text:p>682596</text:p>
              </table:table-cell>
              <table:table-cell office:value-type="float" office:value="858485">
                <text:p>858485</text:p>
              </table:table-cell>
              <table:table-cell office:value-type="float" office:value="785601">
                <text:p>785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45773">
                <text:p>745773</text:p>
              </table:table-cell>
              <table:table-cell office:value-type="float" office:value="674579">
                <text:p>674579</text:p>
              </table:table-cell>
              <table:table-cell office:value-type="float" office:value="856638">
                <text:p>856638</text:p>
              </table:table-cell>
              <table:table-cell office:value-type="float" office:value="780147">
                <text:p>780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22102">
                <text:p>722102</text:p>
              </table:table-cell>
              <table:table-cell office:value-type="float" office:value="647698">
                <text:p>647698</text:p>
              </table:table-cell>
              <table:table-cell office:value-type="float" office:value="851217">
                <text:p>851217</text:p>
              </table:table-cell>
              <table:table-cell office:value-type="float" office:value="756443">
                <text:p>7564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10758">
                <text:p>710758</text:p>
              </table:table-cell>
              <table:table-cell office:value-type="float" office:value="638597">
                <text:p>638597</text:p>
              </table:table-cell>
              <table:table-cell office:value-type="float" office:value="848769">
                <text:p>848769</text:p>
              </table:table-cell>
              <table:table-cell office:value-type="float" office:value="750227">
                <text:p>750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83195">
                <text:p>683195</text:p>
              </table:table-cell>
              <table:table-cell office:value-type="float" office:value="609442">
                <text:p>609442</text:p>
              </table:table-cell>
              <table:table-cell office:value-type="float" office:value="841134">
                <text:p>841134</text:p>
              </table:table-cell>
              <table:table-cell office:value-type="float" office:value="716312">
                <text:p>716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68074">
                <text:p>668074</text:p>
              </table:table-cell>
              <table:table-cell office:value-type="float" office:value="601652">
                <text:p>601652</text:p>
              </table:table-cell>
              <table:table-cell office:value-type="float" office:value="837869">
                <text:p>837869</text:p>
              </table:table-cell>
              <table:table-cell office:value-type="float" office:value="709253">
                <text:p>709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36261">
                <text:p>636261</text:p>
              </table:table-cell>
              <table:table-cell office:value-type="float" office:value="576484">
                <text:p>576484</text:p>
              </table:table-cell>
              <table:table-cell office:value-type="float" office:value="826889">
                <text:p>826889</text:p>
              </table:table-cell>
              <table:table-cell office:value-type="float" office:value="656719">
                <text:p>6567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18068">
                <text:p>618068</text:p>
              </table:table-cell>
              <table:table-cell office:value-type="float" office:value="569155">
                <text:p>569155</text:p>
              </table:table-cell>
              <table:table-cell office:value-type="float" office:value="821815">
                <text:p>821815</text:p>
              </table:table-cell>
              <table:table-cell office:value-type="float" office:value="645441">
                <text:p>6454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83809">
                <text:p>583809</text:p>
              </table:table-cell>
              <table:table-cell office:value-type="float" office:value="546485">
                <text:p>546485</text:p>
              </table:table-cell>
              <table:table-cell office:value-type="float" office:value="804464">
                <text:p>804464</text:p>
              </table:table-cell>
              <table:table-cell office:value-type="float" office:value="575095">
                <text:p>575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66400">
                <text:p>566400</text:p>
              </table:table-cell>
              <table:table-cell office:value-type="float" office:value="539961">
                <text:p>539961</text:p>
              </table:table-cell>
              <table:table-cell office:value-type="float" office:value="795790">
                <text:p>795790</text:p>
              </table:table-cell>
              <table:table-cell office:value-type="float" office:value="560403">
                <text:p>560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37447">
                <text:p>537447</text:p>
              </table:table-cell>
              <table:table-cell office:value-type="float" office:value="514243">
                <text:p>514243</text:p>
              </table:table-cell>
              <table:table-cell office:value-type="float" office:value="771530">
                <text:p>771530</text:p>
              </table:table-cell>
              <table:table-cell office:value-type="float" office:value="474931">
                <text:p>474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23699">
                <text:p>523699</text:p>
              </table:table-cell>
              <table:table-cell office:value-type="float" office:value="504173">
                <text:p>504173</text:p>
              </table:table-cell>
              <table:table-cell office:value-type="float" office:value="760910">
                <text:p>760910</text:p>
              </table:table-cell>
              <table:table-cell office:value-type="float" office:value="455875">
                <text:p>455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99506">
                <text:p>499506</text:p>
              </table:table-cell>
              <table:table-cell office:value-type="float" office:value="481311">
                <text:p>481311</text:p>
              </table:table-cell>
              <table:table-cell office:value-type="float" office:value="733984">
                <text:p>733984</text:p>
              </table:table-cell>
              <table:table-cell office:value-type="float" office:value="384440">
                <text:p>3844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78174">
                <text:p>478174</text:p>
              </table:table-cell>
              <table:table-cell office:value-type="float" office:value="461865">
                <text:p>461865</text:p>
              </table:table-cell>
              <table:table-cell office:value-type="float" office:value="719197">
                <text:p>719197</text:p>
              </table:table-cell>
              <table:table-cell office:value-type="float" office:value="376019">
                <text:p>376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54838">
                <text:p>454838</text:p>
              </table:table-cell>
              <table:table-cell office:value-type="float" office:value="438320">
                <text:p>438320</text:p>
              </table:table-cell>
              <table:table-cell office:value-type="float" office:value="691684">
                <text:p>691684</text:p>
              </table:table-cell>
              <table:table-cell office:value-type="float" office:value="332414">
                <text:p>3324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29527">
                <text:p>429527</text:p>
              </table:table-cell>
              <table:table-cell office:value-type="float" office:value="414410">
                <text:p>414410</text:p>
              </table:table-cell>
              <table:table-cell office:value-type="float" office:value="665841">
                <text:p>665841</text:p>
              </table:table-cell>
              <table:table-cell office:value-type="float" office:value="291466">
                <text:p>291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01131">
                <text:p>401131</text:p>
              </table:table-cell>
              <table:table-cell office:value-type="float" office:value="386386">
                <text:p>386386</text:p>
              </table:table-cell>
              <table:table-cell office:value-type="float" office:value="638421">
                <text:p>638421</text:p>
              </table:table-cell>
              <table:table-cell office:value-type="float" office:value="244615">
                <text:p>2446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70947">
                <text:p>370947</text:p>
              </table:table-cell>
              <table:table-cell office:value-type="float" office:value="355142">
                <text:p>355142</text:p>
              </table:table-cell>
              <table:table-cell office:value-type="float" office:value="610985">
                <text:p>610985</text:p>
              </table:table-cell>
              <table:table-cell office:value-type="float" office:value="201336">
                <text:p>2013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38526">
                <text:p>338526</text:p>
              </table:table-cell>
              <table:table-cell office:value-type="float" office:value="319613">
                <text:p>319613</text:p>
              </table:table-cell>
              <table:table-cell office:value-type="float" office:value="584684">
                <text:p>584684</text:p>
              </table:table-cell>
              <table:table-cell office:value-type="float" office:value="160372">
                <text:p>160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99660">
                <text:p>299660</text:p>
              </table:table-cell>
              <table:table-cell office:value-type="float" office:value="282565">
                <text:p>282565</text:p>
              </table:table-cell>
              <table:table-cell office:value-type="float" office:value="560883">
                <text:p>560883</text:p>
              </table:table-cell>
              <table:table-cell office:value-type="float" office:value="123277">
                <text:p>1232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59224">
                <text:p>259224</text:p>
              </table:table-cell>
              <table:table-cell office:value-type="float" office:value="246165">
                <text:p>246165</text:p>
              </table:table-cell>
              <table:table-cell office:value-type="float" office:value="536747">
                <text:p>536747</text:p>
              </table:table-cell>
              <table:table-cell office:value-type="float" office:value="94019">
                <text:p>940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20847">
                <text:p>220847</text:p>
              </table:table-cell>
              <table:table-cell office:value-type="float" office:value="209794">
                <text:p>209794</text:p>
              </table:table-cell>
              <table:table-cell office:value-type="float" office:value="509015">
                <text:p>509015</text:p>
              </table:table-cell>
              <table:table-cell office:value-type="float" office:value="75010">
                <text:p>750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4319">
                <text:p>184319</text:p>
              </table:table-cell>
              <table:table-cell office:value-type="float" office:value="171573">
                <text:p>171573</text:p>
              </table:table-cell>
              <table:table-cell office:value-type="float" office:value="477275">
                <text:p>477275</text:p>
              </table:table-cell>
              <table:table-cell office:value-type="float" office:value="57061">
                <text:p>570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7666">
                <text:p>147666</text:p>
              </table:table-cell>
              <table:table-cell office:value-type="float" office:value="137354">
                <text:p>137354</text:p>
              </table:table-cell>
              <table:table-cell office:value-type="float" office:value="445409">
                <text:p>445409</text:p>
              </table:table-cell>
              <table:table-cell office:value-type="float" office:value="44031">
                <text:p>440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4370">
                <text:p>114370</text:p>
              </table:table-cell>
              <table:table-cell office:value-type="float" office:value="107696">
                <text:p>107696</text:p>
              </table:table-cell>
              <table:table-cell office:value-type="float" office:value="414079">
                <text:p>414079</text:p>
              </table:table-cell>
              <table:table-cell office:value-type="float" office:value="37542">
                <text:p>37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82449">
                <text:p>82449</text:p>
              </table:table-cell>
              <table:table-cell office:value-type="float" office:value="83691">
                <text:p>83691</text:p>
              </table:table-cell>
              <table:table-cell office:value-type="float" office:value="379828">
                <text:p>379828</text:p>
              </table:table-cell>
              <table:table-cell office:value-type="float" office:value="34146">
                <text:p>34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0842">
                <text:p>60842</text:p>
              </table:table-cell>
              <table:table-cell office:value-type="float" office:value="64292">
                <text:p>64292</text:p>
              </table:table-cell>
              <table:table-cell office:value-type="float" office:value="339082">
                <text:p>339082</text:p>
              </table:table-cell>
              <table:table-cell office:value-type="float" office:value="32142">
                <text:p>321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4481">
                <text:p>44481</text:p>
              </table:table-cell>
              <table:table-cell office:value-type="float" office:value="50656">
                <text:p>50656</text:p>
              </table:table-cell>
              <table:table-cell office:value-type="float" office:value="297012">
                <text:p>297012</text:p>
              </table:table-cell>
              <table:table-cell office:value-type="float" office:value="30511">
                <text:p>305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3075">
                <text:p>33075</text:p>
              </table:table-cell>
              <table:table-cell office:value-type="float" office:value="40676">
                <text:p>40676</text:p>
              </table:table-cell>
              <table:table-cell office:value-type="float" office:value="253031">
                <text:p>253031</text:p>
              </table:table-cell>
              <table:table-cell office:value-type="float" office:value="28962">
                <text:p>28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8303">
                <text:p>28303</text:p>
              </table:table-cell>
              <table:table-cell office:value-type="float" office:value="32522">
                <text:p>32522</text:p>
              </table:table-cell>
              <table:table-cell office:value-type="float" office:value="211006">
                <text:p>211006</text:p>
              </table:table-cell>
              <table:table-cell office:value-type="float" office:value="27580">
                <text:p>275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4569">
                <text:p>24569</text:p>
              </table:table-cell>
              <table:table-cell office:value-type="float" office:value="25619">
                <text:p>25619</text:p>
              </table:table-cell>
              <table:table-cell office:value-type="float" office:value="176988">
                <text:p>176988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2468">
                <text:p>22468</text:p>
              </table:table-cell>
              <table:table-cell office:value-type="float" office:value="20769">
                <text:p>20769</text:p>
              </table:table-cell>
              <table:table-cell office:value-type="float" office:value="147468">
                <text:p>147468</text:p>
              </table:table-cell>
              <table:table-cell office:value-type="float" office:value="25094">
                <text:p>250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0091">
                <text:p>20091</text:p>
              </table:table-cell>
              <table:table-cell office:value-type="float" office:value="17428">
                <text:p>17428</text:p>
              </table:table-cell>
              <table:table-cell office:value-type="float" office:value="121155">
                <text:p>121155</text:p>
              </table:table-cell>
              <table:table-cell office:value-type="float" office:value="23876">
                <text:p>23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959">
                <text:p>17959</text:p>
              </table:table-cell>
              <table:table-cell office:value-type="float" office:value="14813">
                <text:p>14813</text:p>
              </table:table-cell>
              <table:table-cell office:value-type="float" office:value="95923">
                <text:p>95923</text:p>
              </table:table-cell>
              <table:table-cell office:value-type="float" office:value="22586">
                <text:p>22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6133">
                <text:p>16133</text:p>
              </table:table-cell>
              <table:table-cell office:value-type="float" office:value="12733">
                <text:p>12733</text:p>
              </table:table-cell>
              <table:table-cell office:value-type="float" office:value="73157">
                <text:p>73157</text:p>
              </table:table-cell>
              <table:table-cell office:value-type="float" office:value="21288">
                <text:p>212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4248">
                <text:p>14248</text:p>
              </table:table-cell>
              <table:table-cell office:value-type="float" office:value="10841">
                <text:p>10841</text:p>
              </table:table-cell>
              <table:table-cell office:value-type="float" office:value="50694">
                <text:p>50694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384">
                <text:p>12384</text:p>
              </table:table-cell>
              <table:table-cell office:value-type="float" office:value="9377">
                <text:p>9377</text:p>
              </table:table-cell>
              <table:table-cell office:value-type="float" office:value="33608">
                <text:p>33608</text:p>
              </table:table-cell>
              <table:table-cell office:value-type="float" office:value="19122">
                <text:p>19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876">
                <text:p>10876</text:p>
              </table:table-cell>
              <table:table-cell office:value-type="float" office:value="8138">
                <text:p>8138</text:p>
              </table:table-cell>
              <table:table-cell office:value-type="float" office:value="21656">
                <text:p>21656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629">
                <text:p>9629</text:p>
              </table:table-cell>
              <table:table-cell office:value-type="float" office:value="6984">
                <text:p>6984</text:p>
              </table:table-cell>
              <table:table-cell office:value-type="float" office:value="14397">
                <text:p>14397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773">
                <text:p>8773</text:p>
              </table:table-cell>
              <table:table-cell office:value-type="float" office:value="6019">
                <text:p>6019</text:p>
              </table:table-cell>
              <table:table-cell office:value-type="float" office:value="10518">
                <text:p>10518</text:p>
              </table:table-cell>
              <table:table-cell office:value-type="float" office:value="17541">
                <text:p>17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278">
                <text:p>8278</text:p>
              </table:table-cell>
              <table:table-cell office:value-type="float" office:value="5153">
                <text:p>5153</text:p>
              </table:table-cell>
              <table:table-cell office:value-type="float" office:value="9998">
                <text:p>9998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809">
                <text:p>7809</text:p>
              </table:table-cell>
              <table:table-cell office:value-type="float" office:value="4469">
                <text:p>4469</text:p>
              </table:table-cell>
              <table:table-cell office:value-type="float" office:value="9735">
                <text:p>9735</text:p>
              </table:table-cell>
              <table:table-cell office:value-type="float" office:value="16828">
                <text:p>16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406">
                <text:p>7406</text:p>
              </table:table-cell>
              <table:table-cell office:value-type="float" office:value="4060">
                <text:p>4060</text:p>
              </table:table-cell>
              <table:table-cell office:value-type="float" office:value="9454">
                <text:p>9454</text:p>
              </table:table-cell>
              <table:table-cell office:value-type="float" office:value="16479">
                <text:p>16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024">
                <text:p>7024</text:p>
              </table:table-cell>
              <table:table-cell office:value-type="float" office:value="3761">
                <text:p>3761</text:p>
              </table:table-cell>
              <table:table-cell office:value-type="float" office:value="9180">
                <text:p>918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6626">
                <text:p>6626</text:p>
              </table:table-cell>
              <table:table-cell office:value-type="float" office:value="3525">
                <text:p>3525</text:p>
              </table:table-cell>
              <table:table-cell office:value-type="float" office:value="8887">
                <text:p>8887</text:p>
              </table:table-cell>
              <table:table-cell office:value-type="float" office:value="15692">
                <text:p>156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6241">
                <text:p>6241</text:p>
              </table:table-cell>
              <table:table-cell office:value-type="float" office:value="3295">
                <text:p>3295</text:p>
              </table:table-cell>
              <table:table-cell office:value-type="float" office:value="8634">
                <text:p>8634</text:p>
              </table:table-cell>
              <table:table-cell office:value-type="float" office:value="15284">
                <text:p>152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828">
                <text:p>5828</text:p>
              </table:table-cell>
              <table:table-cell office:value-type="float" office:value="3074">
                <text:p>3074</text:p>
              </table:table-cell>
              <table:table-cell office:value-type="float" office:value="8341">
                <text:p>8341</text:p>
              </table:table-cell>
              <table:table-cell office:value-type="float" office:value="14905">
                <text:p>14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512">
                <text:p>5512</text:p>
              </table:table-cell>
              <table:table-cell office:value-type="float" office:value="2887">
                <text:p>2887</text:p>
              </table:table-cell>
              <table:table-cell office:value-type="float" office:value="8069">
                <text:p>8069</text:p>
              </table:table-cell>
              <table:table-cell office:value-type="float" office:value="14479">
                <text:p>14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163">
                <text:p>5163</text:p>
              </table:table-cell>
              <table:table-cell office:value-type="float" office:value="2679">
                <text:p>2679</text:p>
              </table:table-cell>
              <table:table-cell office:value-type="float" office:value="7802">
                <text:p>7802</text:p>
              </table:table-cell>
              <table:table-cell office:value-type="float" office:value="14028">
                <text:p>14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816">
                <text:p>4816</text:p>
              </table:table-cell>
              <table:table-cell office:value-type="float" office:value="2469">
                <text:p>2469</text:p>
              </table:table-cell>
              <table:table-cell office:value-type="float" office:value="7513">
                <text:p>7513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457">
                <text:p>4457</text:p>
              </table:table-cell>
              <table:table-cell office:value-type="float" office:value="2268">
                <text:p>2268</text:p>
              </table:table-cell>
              <table:table-cell office:value-type="float" office:value="7208">
                <text:p>7208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102">
                <text:p>4102</text:p>
              </table:table-cell>
              <table:table-cell office:value-type="float" office:value="2100">
                <text:p>2100</text:p>
              </table:table-cell>
              <table:table-cell office:value-type="float" office:value="6892">
                <text:p>6892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771">
                <text:p>3771</text:p>
              </table:table-cell>
              <table:table-cell office:value-type="float" office:value="1943">
                <text:p>1943</text:p>
              </table:table-cell>
              <table:table-cell office:value-type="float" office:value="6566">
                <text:p>6566</text:p>
              </table:table-cell>
              <table:table-cell office:value-type="float" office:value="12142">
                <text:p>12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467">
                <text:p>3467</text:p>
              </table:table-cell>
              <table:table-cell office:value-type="float" office:value="1777">
                <text:p>1777</text:p>
              </table:table-cell>
              <table:table-cell office:value-type="float" office:value="6232">
                <text:p>6232</text:p>
              </table:table-cell>
              <table:table-cell office:value-type="float" office:value="11641">
                <text:p>116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162">
                <text:p>3162</text:p>
              </table:table-cell>
              <table:table-cell office:value-type="float" office:value="1602">
                <text:p>1602</text:p>
              </table:table-cell>
              <table:table-cell office:value-type="float" office:value="5907">
                <text:p>5907</text:p>
              </table:table-cell>
              <table:table-cell office:value-type="float" office:value="11115">
                <text:p>11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866">
                <text:p>2866</text:p>
              </table:table-cell>
              <table:table-cell office:value-type="float" office:value="1415">
                <text:p>1415</text:p>
              </table:table-cell>
              <table:table-cell office:value-type="float" office:value="5574">
                <text:p>5574</text:p>
              </table:table-cell>
              <table:table-cell office:value-type="float" office:value="10571">
                <text:p>10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68">
                <text:p>2568</text:p>
              </table:table-cell>
              <table:table-cell office:value-type="float" office:value="1256">
                <text:p>1256</text:p>
              </table:table-cell>
              <table:table-cell office:value-type="float" office:value="5221">
                <text:p>5221</text:p>
              </table:table-cell>
              <table:table-cell office:value-type="float" office:value="10010">
                <text:p>100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282">
                <text:p>2282</text:p>
              </table:table-cell>
              <table:table-cell office:value-type="float" office:value="1141">
                <text:p>1141</text:p>
              </table:table-cell>
              <table:table-cell office:value-type="float" office:value="4881">
                <text:p>4881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022">
                <text:p>2022</text:p>
              </table:table-cell>
              <table:table-cell office:value-type="float" office:value="1048">
                <text:p>1048</text:p>
              </table:table-cell>
              <table:table-cell office:value-type="float" office:value="4547">
                <text:p>4547</text:p>
              </table:table-cell>
              <table:table-cell office:value-type="float" office:value="9005">
                <text:p>9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789">
                <text:p>1789</text:p>
              </table:table-cell>
              <table:table-cell office:value-type="float" office:value="968">
                <text:p>968</text:p>
              </table:table-cell>
              <table:table-cell office:value-type="float" office:value="4227">
                <text:p>4227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74">
                <text:p>1574</text:p>
              </table:table-cell>
              <table:table-cell office:value-type="float" office:value="896">
                <text:p>896</text:p>
              </table:table-cell>
              <table:table-cell office:value-type="float" office:value="3946">
                <text:p>3946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42">
                <text:p>1342</text:p>
              </table:table-cell>
              <table:table-cell office:value-type="float" office:value="800">
                <text:p>800</text:p>
              </table:table-cell>
              <table:table-cell office:value-type="float" office:value="3690">
                <text:p>3690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32">
                <text:p>1132</text:p>
              </table:table-cell>
              <table:table-cell office:value-type="float" office:value="707">
                <text:p>707</text:p>
              </table:table-cell>
              <table:table-cell office:value-type="float" office:value="3455">
                <text:p>3455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43">
                <text:p>943</text:p>
              </table:table-cell>
              <table:table-cell office:value-type="float" office:value="629">
                <text:p>629</text:p>
              </table:table-cell>
              <table:table-cell office:value-type="float" office:value="3217">
                <text:p>3217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751">
                <text:p>751</text:p>
              </table:table-cell>
              <table:table-cell office:value-type="float" office:value="552">
                <text:p>552</text:p>
              </table:table-cell>
              <table:table-cell office:value-type="float" office:value="2988">
                <text:p>2988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65">
                <text:p>565</text:p>
              </table:table-cell>
              <table:table-cell office:value-type="float" office:value="464">
                <text:p>464</text:p>
              </table:table-cell>
              <table:table-cell office:value-type="float" office:value="2796">
                <text:p>2796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  <table:table-cell office:value-type="float" office:value="2613">
                <text:p>2613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86">
                <text:p>286</text:p>
              </table:table-cell>
              <table:table-cell office:value-type="float" office:value="372">
                <text:p>372</text:p>
              </table:table-cell>
              <table:table-cell office:value-type="float" office:value="2452">
                <text:p>2452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87">
                <text:p>187</text:p>
              </table:table-cell>
              <table:table-cell office:value-type="float" office:value="341">
                <text:p>341</text:p>
              </table:table-cell>
              <table:table-cell office:value-type="float" office:value="2287">
                <text:p>2287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291">
                <text:p>291</text:p>
              </table:table-cell>
              <table:table-cell office:value-type="float" office:value="2127">
                <text:p>2127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1">
                <text:p>71</text:p>
              </table:table-cell>
              <table:table-cell office:value-type="float" office:value="246">
                <text:p>246</text:p>
              </table:table-cell>
              <table:table-cell office:value-type="float" office:value="1969">
                <text:p>1969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210">
                <text:p>210</text:p>
              </table:table-cell>
              <table:table-cell office:value-type="float" office:value="1809">
                <text:p>1809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1651">
                <text:p>1651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505">
                <text:p>1505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1359">
                <text:p>1359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1234">
                <text:p>123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128">
                <text:p>1128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18">
                <text:p>1018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22">
                <text:p>922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23">
                <text:p>823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6">
                <text:p>746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1">
                <text:p>681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4">
                <text:p>614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1">
                <text:p>561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2">
                <text:p>402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">
                <text:p>36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5">
                <text:p>325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">
                <text:p>31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54cm" svg:height="4.702cm" xlink:href="." xlink:type="simple" chart:class="chart:scatter" chart:style-name="ch1">
        <chart:legend chart:legend-position="end" svg:x="6.746cm" svg:y="1.305cm" style:legend-expansion="high" chart:style-name="ch2"/>
        <chart:plot-area chart:style-name="ch3" chart:data-source-has-labels="both" svg:x="0.169cm" svg:y="0.094cm" svg:width="6.408cm" svg:height="4.514cm">
          <chartooo:coordinate-region svg:x="1.531cm" svg:y="0.293cm" svg:width="4.581cm" svg:height="3.668cm"/>
          <chart:axis chart:dimension="x" chart:name="primary-x" chart:style-name="ch4" chartooo:axis-type="auto">
            <chart:categories table:cell-range-address="local-table.$A$2:.$A$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7" chart:values-cell-range-address="local-table.$D$2:.$D$257" chart:label-cell-address="local-table.$D$1" chart:class="chart:scatter">
            <chart:data-point chart:repeated="256"/>
          </chart:series>
          <chart:series chart:style-name="ch8" chart:values-cell-range-address="local-table.$E$2:.$E$257" chart:label-cell-address="local-table.$E$1" chart:class="chart:scatter">
            <chart:data-point chart:repeated="256"/>
          </chart:series>
          <chart:series chart:style-name="ch9" chart:values-cell-range-address="local-table.$F$2:.$F$257" chart:label-cell-address="local-table.$F$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g_8</text:p>
              </table:table-cell>
              <table:table-cell office:value-type="string">
                <text:p>Img_5</text:p>
              </table:table-cell>
              <table:table-cell office:value-type="string">
                <text:p>Img_1</text:p>
              </table:table-cell>
              <table:table-cell office:value-type="string">
                <text:p>Img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77876">
                <text:p>877876</text:p>
              </table:table-cell>
              <table:table-cell office:value-type="float" office:value="877809">
                <text:p>877809</text:p>
              </table:table-cell>
              <table:table-cell office:value-type="float" office:value="877883">
                <text:p>877883</text:p>
              </table:table-cell>
              <table:table-cell office:value-type="float" office:value="877891">
                <text:p>877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7213">
                <text:p>877213</text:p>
              </table:table-cell>
              <table:table-cell office:value-type="float" office:value="877667">
                <text:p>877667</text:p>
              </table:table-cell>
              <table:table-cell office:value-type="float" office:value="877883">
                <text:p>877883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44117">
                <text:p>844117</text:p>
              </table:table-cell>
              <table:table-cell office:value-type="float" office:value="876777">
                <text:p>876777</text:p>
              </table:table-cell>
              <table:table-cell office:value-type="float" office:value="877882">
                <text:p>877882</text:p>
              </table:table-cell>
              <table:table-cell office:value-type="float" office:value="877885">
                <text:p>877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12505">
                <text:p>812505</text:p>
              </table:table-cell>
              <table:table-cell office:value-type="float" office:value="865369">
                <text:p>865369</text:p>
              </table:table-cell>
              <table:table-cell office:value-type="float" office:value="877882">
                <text:p>877882</text:p>
              </table:table-cell>
              <table:table-cell office:value-type="float" office:value="877535">
                <text:p>877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54133">
                <text:p>754133</text:p>
              </table:table-cell>
              <table:table-cell office:value-type="float" office:value="840574">
                <text:p>840574</text:p>
              </table:table-cell>
              <table:table-cell office:value-type="float" office:value="877844">
                <text:p>877844</text:p>
              </table:table-cell>
              <table:table-cell office:value-type="float" office:value="877063">
                <text:p>877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46497">
                <text:p>446497</text:p>
              </table:table-cell>
              <table:table-cell office:value-type="float" office:value="687990">
                <text:p>687990</text:p>
              </table:table-cell>
              <table:table-cell office:value-type="float" office:value="877739">
                <text:p>877739</text:p>
              </table:table-cell>
              <table:table-cell office:value-type="float" office:value="874448">
                <text:p>874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9078">
                <text:p>239078</text:p>
              </table:table-cell>
              <table:table-cell office:value-type="float" office:value="516684">
                <text:p>516684</text:p>
              </table:table-cell>
              <table:table-cell office:value-type="float" office:value="877559">
                <text:p>877559</text:p>
              </table:table-cell>
              <table:table-cell office:value-type="float" office:value="873015">
                <text:p>87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2945">
                <text:p>172945</text:p>
              </table:table-cell>
              <table:table-cell office:value-type="float" office:value="397365">
                <text:p>397365</text:p>
              </table:table-cell>
              <table:table-cell office:value-type="float" office:value="873646">
                <text:p>873646</text:p>
              </table:table-cell>
              <table:table-cell office:value-type="float" office:value="867383">
                <text:p>86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0608">
                <text:p>140608</text:p>
              </table:table-cell>
              <table:table-cell office:value-type="float" office:value="267363">
                <text:p>267363</text:p>
              </table:table-cell>
              <table:table-cell office:value-type="float" office:value="803078">
                <text:p>803078</text:p>
              </table:table-cell>
              <table:table-cell office:value-type="float" office:value="835720">
                <text:p>835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1547">
                <text:p>111547</text:p>
              </table:table-cell>
              <table:table-cell office:value-type="float" office:value="184502">
                <text:p>184502</text:p>
              </table:table-cell>
              <table:table-cell office:value-type="float" office:value="664355">
                <text:p>664355</text:p>
              </table:table-cell>
              <table:table-cell office:value-type="float" office:value="706024">
                <text:p>706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1651">
                <text:p>81651</text:p>
              </table:table-cell>
              <table:table-cell office:value-type="float" office:value="161949">
                <text:p>161949</text:p>
              </table:table-cell>
              <table:table-cell office:value-type="float" office:value="503312">
                <text:p>503312</text:p>
              </table:table-cell>
              <table:table-cell office:value-type="float" office:value="619033">
                <text:p>619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6496">
                <text:p>66496</text:p>
              </table:table-cell>
              <table:table-cell office:value-type="float" office:value="143657">
                <text:p>143657</text:p>
              </table:table-cell>
              <table:table-cell office:value-type="float" office:value="284208">
                <text:p>284208</text:p>
              </table:table-cell>
              <table:table-cell office:value-type="float" office:value="434857">
                <text:p>434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5230">
                <text:p>55230</text:p>
              </table:table-cell>
              <table:table-cell office:value-type="float" office:value="127399">
                <text:p>127399</text:p>
              </table:table-cell>
              <table:table-cell office:value-type="float" office:value="100165">
                <text:p>100165</text:p>
              </table:table-cell>
              <table:table-cell office:value-type="float" office:value="253765">
                <text:p>253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5526">
                <text:p>45526</text:p>
              </table:table-cell>
              <table:table-cell office:value-type="float" office:value="111989">
                <text:p>111989</text:p>
              </table:table-cell>
              <table:table-cell office:value-type="float" office:value="26587">
                <text:p>26587</text:p>
              </table:table-cell>
              <table:table-cell office:value-type="float" office:value="149319">
                <text:p>149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9352">
                <text:p>39352</text:p>
              </table:table-cell>
              <table:table-cell office:value-type="float" office:value="102384">
                <text:p>102384</text:p>
              </table:table-cell>
              <table:table-cell office:value-type="float" office:value="7313">
                <text:p>7313</text:p>
              </table:table-cell>
              <table:table-cell office:value-type="float" office:value="92431">
                <text:p>92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855">
                <text:p>34855</text:p>
              </table:table-cell>
              <table:table-cell office:value-type="float" office:value="95275">
                <text:p>95275</text:p>
              </table:table-cell>
              <table:table-cell office:value-type="float" office:value="1137">
                <text:p>1137</text:p>
              </table:table-cell>
              <table:table-cell office:value-type="float" office:value="54241">
                <text:p>54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050">
                <text:p>32050</text:p>
              </table:table-cell>
              <table:table-cell office:value-type="float" office:value="89871">
                <text:p>89871</text:p>
              </table:table-cell>
              <table:table-cell office:value-type="float" office:value="635">
                <text:p>635</text:p>
              </table:table-cell>
              <table:table-cell office:value-type="float" office:value="35332">
                <text:p>35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481">
                <text:p>29481</text:p>
              </table:table-cell>
              <table:table-cell office:value-type="float" office:value="85740">
                <text:p>85740</text:p>
              </table:table-cell>
              <table:table-cell office:value-type="float" office:value="417">
                <text:p>417</text:p>
              </table:table-cell>
              <table:table-cell office:value-type="float" office:value="27234">
                <text:p>27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440">
                <text:p>27440</text:p>
              </table:table-cell>
              <table:table-cell office:value-type="float" office:value="81803">
                <text:p>81803</text:p>
              </table:table-cell>
              <table:table-cell office:value-type="float" office:value="281">
                <text:p>281</text:p>
              </table:table-cell>
              <table:table-cell office:value-type="float" office:value="23270">
                <text:p>232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916">
                <text:p>25916</text:p>
              </table:table-cell>
              <table:table-cell office:value-type="float" office:value="78677">
                <text:p>78677</text:p>
              </table:table-cell>
              <table:table-cell office:value-type="float" office:value="211">
                <text:p>211</text:p>
              </table:table-cell>
              <table:table-cell office:value-type="float" office:value="20669">
                <text:p>20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559">
                <text:p>24559</text:p>
              </table:table-cell>
              <table:table-cell office:value-type="float" office:value="75708">
                <text:p>75708</text:p>
              </table:table-cell>
              <table:table-cell office:value-type="float" office:value="149">
                <text:p>149</text:p>
              </table:table-cell>
              <table:table-cell office:value-type="float" office:value="18704">
                <text:p>18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577">
                <text:p>23577</text:p>
              </table:table-cell>
              <table:table-cell office:value-type="float" office:value="73282">
                <text:p>73282</text:p>
              </table:table-cell>
              <table:table-cell office:value-type="float" office:value="109">
                <text:p>109</text:p>
              </table:table-cell>
              <table:table-cell office:value-type="float" office:value="17099">
                <text:p>17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889">
                <text:p>22889</text:p>
              </table:table-cell>
              <table:table-cell office:value-type="float" office:value="71009">
                <text:p>71009</text:p>
              </table:table-cell>
              <table:table-cell office:value-type="float" office:value="75">
                <text:p>75</text:p>
              </table:table-cell>
              <table:table-cell office:value-type="float" office:value="15672">
                <text:p>15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323">
                <text:p>22323</text:p>
              </table:table-cell>
              <table:table-cell office:value-type="float" office:value="69098">
                <text:p>69098</text:p>
              </table:table-cell>
              <table:table-cell office:value-type="float" office:value="36">
                <text:p>36</text:p>
              </table:table-cell>
              <table:table-cell office:value-type="float" office:value="13865">
                <text:p>13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793">
                <text:p>21793</text:p>
              </table:table-cell>
              <table:table-cell office:value-type="float" office:value="67591">
                <text:p>67591</text:p>
              </table:table-cell>
              <table:table-cell office:value-type="float" office:value="9">
                <text:p>9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321">
                <text:p>21321</text:p>
              </table:table-cell>
              <table:table-cell office:value-type="float" office:value="66059">
                <text:p>66059</text:p>
              </table:table-cell>
              <table:table-cell office:value-type="float" office:value="2">
                <text:p>2</text:p>
              </table:table-cell>
              <table:table-cell office:value-type="float" office:value="10333">
                <text:p>10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935">
                <text:p>20935</text:p>
              </table:table-cell>
              <table:table-cell office:value-type="float" office:value="64974">
                <text:p>64974</text:p>
              </table:table-cell>
              <table:table-cell office:value-type="float" office:value="1">
                <text:p>1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526">
                <text:p>20526</text:p>
              </table:table-cell>
              <table:table-cell office:value-type="float" office:value="63751">
                <text:p>63751</text:p>
              </table:table-cell>
              <table:table-cell office:value-type="float" office:value="1">
                <text:p>1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010">
                <text:p>20010</text:p>
              </table:table-cell>
              <table:table-cell office:value-type="float" office:value="62479">
                <text:p>62479</text:p>
              </table:table-cell>
              <table:table-cell office:value-type="float" office:value="1">
                <text:p>1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581">
                <text:p>19581</text:p>
              </table:table-cell>
              <table:table-cell office:value-type="float" office:value="61481">
                <text:p>61481</text:p>
              </table:table-cell>
              <table:table-cell office:value-type="float" office:value="1">
                <text:p>1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116">
                <text:p>19116</text:p>
              </table:table-cell>
              <table:table-cell office:value-type="float" office:value="60470">
                <text:p>60470</text:p>
              </table:table-cell>
              <table:table-cell office:value-type="float" office:value="1">
                <text:p>1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628">
                <text:p>18628</text:p>
              </table:table-cell>
              <table:table-cell office:value-type="float" office:value="59483">
                <text:p>59483</text:p>
              </table:table-cell>
              <table:table-cell office:value-type="float" office:value="1">
                <text:p>1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048">
                <text:p>18048</text:p>
              </table:table-cell>
              <table:table-cell office:value-type="float" office:value="58445">
                <text:p>58445</text:p>
              </table:table-cell>
              <table:table-cell office:value-type="float" office:value="1">
                <text:p>1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549">
                <text:p>17549</text:p>
              </table:table-cell>
              <table:table-cell office:value-type="float" office:value="57835">
                <text:p>57835</text:p>
              </table:table-cell>
              <table:table-cell office:value-type="float" office:value="1">
                <text:p>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102">
                <text:p>17102</text:p>
              </table:table-cell>
              <table:table-cell office:value-type="float" office:value="56788">
                <text:p>56788</text:p>
              </table:table-cell>
              <table:table-cell office:value-type="float" office:value="1">
                <text:p>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6600">
                <text:p>16600</text:p>
              </table:table-cell>
              <table:table-cell office:value-type="float" office:value="55831">
                <text:p>55831</text:p>
              </table:table-cell>
              <table:table-cell office:value-type="float" office:value="1">
                <text:p>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881">
                <text:p>15881</text:p>
              </table:table-cell>
              <table:table-cell office:value-type="float" office:value="54544">
                <text:p>54544</text:p>
              </table:table-cell>
              <table:table-cell office:value-type="float" office:value="1">
                <text:p>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5630">
                <text:p>15630</text:p>
              </table:table-cell>
              <table:table-cell office:value-type="float" office:value="54175">
                <text:p>54175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110">
                <text:p>15110</text:p>
              </table:table-cell>
              <table:table-cell office:value-type="float" office:value="53299">
                <text:p>53299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768">
                <text:p>14768</text:p>
              </table:table-cell>
              <table:table-cell office:value-type="float" office:value="52631">
                <text:p>5263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338">
                <text:p>14338</text:p>
              </table:table-cell>
              <table:table-cell office:value-type="float" office:value="51562">
                <text:p>5156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777">
                <text:p>13777</text:p>
              </table:table-cell>
              <table:table-cell office:value-type="float" office:value="50853">
                <text:p>5085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3307">
                <text:p>13307</text:p>
              </table:table-cell>
              <table:table-cell office:value-type="float" office:value="49618">
                <text:p>496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803">
                <text:p>12803</text:p>
              </table:table-cell>
              <table:table-cell office:value-type="float" office:value="49039">
                <text:p>4903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610">
                <text:p>12610</text:p>
              </table:table-cell>
              <table:table-cell office:value-type="float" office:value="47520">
                <text:p>475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2097">
                <text:p>12097</text:p>
              </table:table-cell>
              <table:table-cell office:value-type="float" office:value="46158">
                <text:p>461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685">
                <text:p>11685</text:p>
              </table:table-cell>
              <table:table-cell office:value-type="float" office:value="44913">
                <text:p>449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408">
                <text:p>11408</text:p>
              </table:table-cell>
              <table:table-cell office:value-type="float" office:value="44111">
                <text:p>441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616">
                <text:p>10616</text:p>
              </table:table-cell>
              <table:table-cell office:value-type="float" office:value="41582">
                <text:p>4158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546">
                <text:p>9546</text:p>
              </table:table-cell>
              <table:table-cell office:value-type="float" office:value="40759">
                <text:p>4075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536">
                <text:p>9536</text:p>
              </table:table-cell>
              <table:table-cell office:value-type="float" office:value="39829">
                <text:p>3982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981">
                <text:p>7981</text:p>
              </table:table-cell>
              <table:table-cell office:value-type="float" office:value="36922">
                <text:p>36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966">
                <text:p>7966</text:p>
              </table:table-cell>
              <table:table-cell office:value-type="float" office:value="36174">
                <text:p>36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119">
                <text:p>6119</text:p>
              </table:table-cell>
              <table:table-cell office:value-type="float" office:value="35699">
                <text:p>35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511">
                <text:p>4511</text:p>
              </table:table-cell>
              <table:table-cell office:value-type="float" office:value="33625">
                <text:p>33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029">
                <text:p>4029</text:p>
              </table:table-cell>
              <table:table-cell office:value-type="float" office:value="30815">
                <text:p>30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930">
                <text:p>2930</text:p>
              </table:table-cell>
              <table:table-cell office:value-type="float" office:value="29232">
                <text:p>29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854">
                <text:p>2854</text:p>
              </table:table-cell>
              <table:table-cell office:value-type="float" office:value="28290">
                <text:p>28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53">
                <text:p>1853</text:p>
              </table:table-cell>
              <table:table-cell office:value-type="float" office:value="26423">
                <text:p>26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36">
                <text:p>1836</text:p>
              </table:table-cell>
              <table:table-cell office:value-type="float" office:value="24769">
                <text:p>24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01">
                <text:p>1201</text:p>
              </table:table-cell>
              <table:table-cell office:value-type="float" office:value="23494">
                <text:p>23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94">
                <text:p>1194</text:p>
              </table:table-cell>
              <table:table-cell office:value-type="float" office:value="22371">
                <text:p>2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36">
                <text:p>1136</text:p>
              </table:table-cell>
              <table:table-cell office:value-type="float" office:value="20175">
                <text:p>20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33">
                <text:p>933</text:p>
              </table:table-cell>
              <table:table-cell office:value-type="float" office:value="18851">
                <text:p>18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13">
                <text:p>913</text:p>
              </table:table-cell>
              <table:table-cell office:value-type="float" office:value="17671">
                <text:p>17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75">
                <text:p>775</text:p>
              </table:table-cell>
              <table:table-cell office:value-type="float" office:value="16613">
                <text:p>16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69">
                <text:p>769</text:p>
              </table:table-cell>
              <table:table-cell office:value-type="float" office:value="15509">
                <text:p>15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34">
                <text:p>734</text:p>
              </table:table-cell>
              <table:table-cell office:value-type="float" office:value="15048">
                <text:p>15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4">
                <text:p>684</text:p>
              </table:table-cell>
              <table:table-cell office:value-type="float" office:value="14556">
                <text:p>14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7">
                <text:p>677</text:p>
              </table:table-cell>
              <table:table-cell office:value-type="float" office:value="14184">
                <text:p>14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  <table:table-cell office:value-type="float" office:value="13755">
                <text:p>13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95">
                <text:p>595</text:p>
              </table:table-cell>
              <table:table-cell office:value-type="float" office:value="13327">
                <text:p>13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95">
                <text:p>595</text:p>
              </table:table-cell>
              <table:table-cell office:value-type="float" office:value="12953">
                <text:p>12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08">
                <text:p>508</text:p>
              </table:table-cell>
              <table:table-cell office:value-type="float" office:value="12494">
                <text:p>1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73">
                <text:p>473</text:p>
              </table:table-cell>
              <table:table-cell office:value-type="float" office:value="12092">
                <text:p>12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73">
                <text:p>473</text:p>
              </table:table-cell>
              <table:table-cell office:value-type="float" office:value="11728">
                <text:p>1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16">
                <text:p>416</text:p>
              </table:table-cell>
              <table:table-cell office:value-type="float" office:value="11221">
                <text:p>11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43">
                <text:p>343</text:p>
              </table:table-cell>
              <table:table-cell office:value-type="float" office:value="10746">
                <text:p>10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3">
                <text:p>343</text:p>
              </table:table-cell>
              <table:table-cell office:value-type="float" office:value="10256">
                <text:p>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43">
                <text:p>343</text:p>
              </table:table-cell>
              <table:table-cell office:value-type="float" office:value="9567">
                <text:p>9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43">
                <text:p>343</text:p>
              </table:table-cell>
              <table:table-cell office:value-type="float" office:value="8998">
                <text:p>8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8427">
                <text:p>8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7858">
                <text:p>7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7702">
                <text:p>7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7371">
                <text:p>7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  <table:table-cell office:value-type="float" office:value="6944">
                <text:p>6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6">
                <text:p>66</text:p>
              </table:table-cell>
              <table:table-cell office:value-type="float" office:value="6599">
                <text:p>6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6462">
                <text:p>6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6136">
                <text:p>6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6">
                <text:p>66</text:p>
              </table:table-cell>
              <table:table-cell office:value-type="float" office:value="5780">
                <text:p>5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5604">
                <text:p>5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5389">
                <text:p>5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5151">
                <text:p>5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785">
                <text:p>4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529">
                <text:p>4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4283">
                <text:p>4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3725">
                <text:p>3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3316">
                <text:p>3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2922">
                <text:p>2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2457">
                <text:p>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201">
                <text:p>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944">
                <text:p>1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593">
                <text:p>1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185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